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map style:condition="is-true-formula(QUOTIENT([.G2];0.1)&lt;&gt;QUOTIENT([.E2];0.1))" style:apply-style-name="Change" style:base-cell-address="Beräkning.G2"/>
    </style:style>
    <style:style style:name="ce4" style:family="table-cell" style:parent-style-name="Default" style:data-style-name="N11">
      <style:map style:condition="is-true-formula(QUOTIENT([.I2];0.1)&lt;&gt;QUOTIENT([.G2];0.1))" style:apply-style-name="Change" style:base-cell-address="Beräkning.I2"/>
      <style:map style:condition="is-true-formula([.I2]&lt;&gt;[.G2])" style:apply-style-name="Lite_20_förändrad" style:base-cell-address="Beräkning.I2"/>
    </style:style>
  </office:automatic-styles>
  <office:body>
    <office:spreadsheet>
      <table:table table:name="Beräkning" table:style-name="ta1">
        <table:table-column table:style-name="co1" table:number-columns-repeated="2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visibility="collapse" table:number-columns-repeated="47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Primärområde</text:p>
          </table:table-cell>
          <table:table-cell office:value-type="string">
            <text:p>Polys</text:p>
          </table:table-cell>
          <table:table-cell office:value-type="string">
            <text:p>Punkter</text:p>
          </table:table-cell>
          <table:table-cell office:value-type="string">
            <text:p>Borde Finnas</text:p>
          </table:table-cell>
          <table:table-cell office:value-type="string">
            <text:p>Procent klart</text:p>
          </table:table-cell>
          <table:table-cell office:value-type="string">
            <text:p>V47 Antal</text:p>
          </table:table-cell>
          <table:table-cell office:value-type="string">
            <text:p>V47 %</text:p>
          </table:table-cell>
          <table:table-cell office:value-type="string">
            <text:p>V48 Antal</text:p>
          </table:table-cell>
          <table:table-cell office:value-type="string">
            <text:p>V48 %</text:p>
          </table:table-cell>
          <table:table-cell office:value-type="string">
            <text:p>V49 Antal</text:p>
          </table:table-cell>
          <table:table-cell office:value-type="string">
            <text:p>V49 %</text:p>
          </table:table-cell>
          <table:table-cell office:value-type="string">
            <text:p>V50 Antal</text:p>
          </table:table-cell>
          <table:table-cell office:value-type="string">
            <text:p>V50 %</text:p>
          </table:table-cell>
          <table:table-cell office:value-type="string">
            <text:p>V01 Antal</text:p>
          </table:table-cell>
          <table:table-cell office:value-type="string">
            <text:p>V01 %</text:p>
          </table:table-cell>
          <table:table-cell office:value-type="string">
            <text:p>V02 Antal</text:p>
          </table:table-cell>
          <table:table-cell office:value-type="string">
            <text:p>V02 %</text:p>
          </table:table-cell>
          <table:table-cell office:value-type="string">
            <text:p>V03 Antal</text:p>
          </table:table-cell>
          <table:table-cell office:value-type="string">
            <text:p>V03 %</text:p>
          </table:table-cell>
          <table:table-cell office:value-type="string">
            <text:p>V04 Antal</text:p>
          </table:table-cell>
          <table:table-cell office:value-type="string">
            <text:p>V04 %</text:p>
          </table:table-cell>
          <table:table-cell office:value-type="string">
            <text:p>V05 Antal</text:p>
          </table:table-cell>
          <table:table-cell office:value-type="string">
            <text:p>V05 %</text:p>
          </table:table-cell>
          <table:table-cell office:value-type="string">
            <text:p>V06 Antal</text:p>
          </table:table-cell>
          <table:table-cell office:value-type="string">
            <text:p>V06 %</text:p>
          </table:table-cell>
          <table:table-cell office:value-type="string">
            <text:p>V07 Antal</text:p>
          </table:table-cell>
          <table:table-cell office:value-type="string">
            <text:p>V07 %</text:p>
          </table:table-cell>
          <table:table-cell office:value-type="string">
            <text:p>V08 Antal</text:p>
          </table:table-cell>
          <table:table-cell office:value-type="string">
            <text:p>V08 %</text:p>
          </table:table-cell>
          <table:table-cell office:value-type="string">
            <text:p>V09 Antal</text:p>
          </table:table-cell>
          <table:table-cell office:value-type="string">
            <text:p>V09 %</text:p>
          </table:table-cell>
          <table:table-cell office:value-type="string">
            <text:p>V10 Antal</text:p>
          </table:table-cell>
          <table:table-cell office:value-type="string">
            <text:p>V10 %</text:p>
          </table:table-cell>
          <table:table-cell office:value-type="string">
            <text:p>V11 Antal</text:p>
          </table:table-cell>
          <table:table-cell office:value-type="string">
            <text:p>V11 %</text:p>
          </table:table-cell>
          <table:table-cell office:value-type="string">
            <text:p>V12 Antal</text:p>
          </table:table-cell>
          <table:table-cell office:value-type="string">
            <text:p>V12 %</text:p>
          </table:table-cell>
          <table:table-cell office:value-type="string">
            <text:p>V13 Antal</text:p>
          </table:table-cell>
          <table:table-cell office:value-type="string">
            <text:p>V13 %</text:p>
          </table:table-cell>
          <table:table-cell office:value-type="string">
            <text:p>V14 Antal</text:p>
          </table:table-cell>
          <table:table-cell office:value-type="string">
            <text:p>V14 %</text:p>
          </table:table-cell>
          <table:table-cell office:value-type="string">
            <text:p>V15 Antal</text:p>
          </table:table-cell>
          <table:table-cell office:value-type="string">
            <text:p>V15 %</text:p>
          </table:table-cell>
          <table:table-cell office:value-type="string">
            <text:p>V16 Antal</text:p>
          </table:table-cell>
          <table:table-cell office:value-type="string">
            <text:p>V16 %</text:p>
          </table:table-cell>
          <table:table-cell office:value-type="string">
            <text:p>V17 Antal</text:p>
          </table:table-cell>
          <table:table-cell office:value-type="string">
            <text:p>V17 %</text:p>
          </table:table-cell>
          <table:table-cell office:value-type="string">
            <text:p>V18 Antal</text:p>
          </table:table-cell>
          <table:table-cell office:value-type="string">
            <text:p>V18 %</text:p>
          </table:table-cell>
          <table:table-cell office:value-type="string">
            <text:p>V19 Antal</text:p>
          </table:table-cell>
          <table:table-cell office:value-type="string">
            <text:p>V19 %</text:p>
          </table:table-cell>
          <table:table-cell office:value-type="string">
            <text:p>V20 Antal</text:p>
          </table:table-cell>
          <table:table-cell office:value-type="string">
            <text:p>V20 %</text:p>
          </table:table-cell>
          <table:table-cell office:value-type="string">
            <text:p>V21 Antal</text:p>
          </table:table-cell>
          <table:table-cell office:value-type="string">
            <text:p>V21 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Kungsladugård</text:p>
          </table:table-cell>
          <table:table-cell office:value-type="float" office:value="313">
            <text:p>313</text:p>
          </table:table-cell>
          <table:table-cell office:value-type="float" office:value="1200">
            <text:p>1200</text:p>
          </table:table-cell>
          <table:table-cell office:value-type="float" office:value="1953">
            <text:p>1953</text:p>
          </table:table-cell>
          <table:table-cell table:style-name="ce2" table:formula="of:=([.C2]+[.D2])/[.E2]" office:value-type="percentage" office:value="0.774705581157194">
            <text:p>77.47%</text:p>
          </table:table-cell>
          <table:table-cell office:value-type="float" office:value="1517">
            <text:p>1517</text:p>
          </table:table-cell>
          <table:table-cell table:style-name="ce3" table:formula="of:=[.G2]/[.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I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K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M2]/[.$E2]" office:value-type="percentage" office:value="0.776753712237583">
            <text:p>77.68%</text:p>
          </table:table-cell>
          <table:table-cell office:value-type="float" office:value="1521">
            <text:p>1521</text:p>
          </table:table-cell>
          <table:table-cell table:style-name="ce4" table:formula="of:=[.O2]/[.$E2]" office:value-type="percentage" office:value="0.778801843317972">
            <text:p>77.88%</text:p>
          </table:table-cell>
          <table:table-cell office:value-type="float" office:value="1517">
            <text:p>1517</text:p>
          </table:table-cell>
          <table:table-cell table:style-name="ce4" table:formula="of:=[.Q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S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U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W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Y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AA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AC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AE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AG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AI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AK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AM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AO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AQ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AS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AU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AW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AY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BA2]/[.$E2]" office:value-type="percentage" office:value="0.776753712237583">
            <text:p>77.68%</text:p>
          </table:table-cell>
          <table:table-cell office:value-type="float" office:value="1517">
            <text:p>1517</text:p>
          </table:table-cell>
          <table:table-cell table:style-name="ce4" table:formula="of:=[.BC2]/[.$E2]" office:value-type="percentage" office:value="0.776753712237583">
            <text:p>77.68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anna</text:p>
          </table:table-cell>
          <table:table-cell office:value-type="float" office:value="20">
            <text:p>20</text:p>
          </table:table-cell>
          <table:table-cell office:value-type="float" office:value="174">
            <text:p>174</text:p>
          </table:table-cell>
          <table:table-cell office:value-type="float" office:value="252">
            <text:p>252</text:p>
          </table:table-cell>
          <table:table-cell table:style-name="ce2" table:formula="of:=([.C3]+[.D3])/[.E3]" office:value-type="percentage" office:value="0.76984126984127">
            <text:p>76.98%</text:p>
          </table:table-cell>
          <table:table-cell office:value-type="float" office:value="194">
            <text:p>194</text:p>
          </table:table-cell>
          <table:table-cell table:style-name="ce3" table:formula="of:=[.G3]/[.E3]" office:value-type="percentage" office:value="0.76984126984127">
            <text:p>76.98%</text:p>
          </table:table-cell>
          <table:table-cell office:value-type="float" office:value="194">
            <text:p>194</text:p>
          </table:table-cell>
          <table:table-cell table:style-name="ce4" table:formula="of:=[.I3]/[.$E3]" office:value-type="percentage" office:value="0.76984126984127">
            <text:p>76.98%</text:p>
          </table:table-cell>
          <table:table-cell office:value-type="float" office:value="194">
            <text:p>194</text:p>
          </table:table-cell>
          <table:table-cell table:style-name="ce4" table:formula="of:=[.K3]/[.$E3]" office:value-type="percentage" office:value="0.76984126984127">
            <text:p>76.98%</text:p>
          </table:table-cell>
          <table:table-cell office:value-type="float" office:value="194">
            <text:p>194</text:p>
          </table:table-cell>
          <table:table-cell table:style-name="ce4" table:formula="of:=[.M3]/[.$E3]" office:value-type="percentage" office:value="0.76984126984127">
            <text:p>76.98%</text:p>
          </table:table-cell>
          <table:table-cell office:value-type="float" office:value="196">
            <text:p>196</text:p>
          </table:table-cell>
          <table:table-cell table:style-name="ce4" table:formula="of:=[.O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Q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S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U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W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Y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AA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AC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AE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AG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AI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AK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AM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AO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AQ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AS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AU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AW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AY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BA3]/[.$E3]" office:value-type="percentage" office:value="0.777777777777778">
            <text:p>77.78%</text:p>
          </table:table-cell>
          <table:table-cell office:value-type="float" office:value="196">
            <text:p>196</text:p>
          </table:table-cell>
          <table:table-cell table:style-name="ce4" table:formula="of:=[.BC3]/[.$E3]" office:value-type="percentage" office:value="0.777777777777778">
            <text:p>77.78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Majorna</text:p>
          </table:table-cell>
          <table:table-cell office:value-type="float" office:value="49">
            <text:p>49</text:p>
          </table:table-cell>
          <table:table-cell office:value-type="float" office:value="663">
            <text:p>663</text:p>
          </table:table-cell>
          <table:table-cell office:value-type="float" office:value="960">
            <text:p>960</text:p>
          </table:table-cell>
          <table:table-cell table:style-name="ce2" table:formula="of:=([.C4]+[.D4])/[.E4]" office:value-type="percentage" office:value="0.741666666666667">
            <text:p>74.17%</text:p>
          </table:table-cell>
          <table:table-cell office:value-type="float" office:value="712">
            <text:p>712</text:p>
          </table:table-cell>
          <table:table-cell table:style-name="ce3" table:formula="of:=[.G4]/[.E4]" office:value-type="percentage" office:value="0.741666666666667">
            <text:p>74.17%</text:p>
          </table:table-cell>
          <table:table-cell office:value-type="float" office:value="712">
            <text:p>712</text:p>
          </table:table-cell>
          <table:table-cell table:style-name="ce4" table:formula="of:=[.I4]/[.$E4]" office:value-type="percentage" office:value="0.741666666666667">
            <text:p>74.17%</text:p>
          </table:table-cell>
          <table:table-cell office:value-type="float" office:value="712">
            <text:p>712</text:p>
          </table:table-cell>
          <table:table-cell table:style-name="ce4" table:formula="of:=[.K4]/[.$E4]" office:value-type="percentage" office:value="0.741666666666667">
            <text:p>74.17%</text:p>
          </table:table-cell>
          <table:table-cell office:value-type="float" office:value="712">
            <text:p>712</text:p>
          </table:table-cell>
          <table:table-cell table:style-name="ce4" table:formula="of:=[.M4]/[.$E4]" office:value-type="percentage" office:value="0.741666666666667">
            <text:p>74.17%</text:p>
          </table:table-cell>
          <table:table-cell office:value-type="float" office:value="718">
            <text:p>718</text:p>
          </table:table-cell>
          <table:table-cell table:style-name="ce4" table:formula="of:=[.O4]/[.$E4]" office:value-type="percentage" office:value="0.747916666666667">
            <text:p>74.79%</text:p>
          </table:table-cell>
          <table:table-cell office:value-type="float" office:value="719">
            <text:p>719</text:p>
          </table:table-cell>
          <table:table-cell table:style-name="ce4" table:formula="of:=[.Q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S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U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W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Y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AA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AC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AE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AG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AI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AK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AM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AO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AQ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AS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AU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AW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AY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BA4]/[.$E4]" office:value-type="percentage" office:value="0.748958333333333">
            <text:p>74.90%</text:p>
          </table:table-cell>
          <table:table-cell office:value-type="float" office:value="719">
            <text:p>719</text:p>
          </table:table-cell>
          <table:table-cell table:style-name="ce4" table:formula="of:=[.BC4]/[.$E4]" office:value-type="percentage" office:value="0.748958333333333">
            <text:p>74.90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tigberget</text:p>
          </table:table-cell>
          <table:table-cell office:value-type="float" office:value="9">
            <text:p>9</text:p>
          </table:table-cell>
          <table:table-cell office:value-type="float" office:value="696">
            <text:p>696</text:p>
          </table:table-cell>
          <table:table-cell office:value-type="float" office:value="895">
            <text:p>895</text:p>
          </table:table-cell>
          <table:table-cell table:style-name="ce2" table:formula="of:=([.C5]+[.D5])/[.E5]" office:value-type="percentage" office:value="0.787709497206704">
            <text:p>78.77%</text:p>
          </table:table-cell>
          <table:table-cell office:value-type="float" office:value="706">
            <text:p>706</text:p>
          </table:table-cell>
          <table:table-cell table:style-name="ce3" table:formula="of:=[.G5]/[.E5]" office:value-type="percentage" office:value="0.788826815642458">
            <text:p>78.88%</text:p>
          </table:table-cell>
          <table:table-cell office:value-type="float" office:value="706">
            <text:p>706</text:p>
          </table:table-cell>
          <table:table-cell table:style-name="ce4" table:formula="of:=[.I5]/[.$E5]" office:value-type="percentage" office:value="0.788826815642458">
            <text:p>78.88%</text:p>
          </table:table-cell>
          <table:table-cell office:value-type="float" office:value="706">
            <text:p>706</text:p>
          </table:table-cell>
          <table:table-cell table:style-name="ce4" table:formula="of:=[.K5]/[.$E5]" office:value-type="percentage" office:value="0.788826815642458">
            <text:p>78.88%</text:p>
          </table:table-cell>
          <table:table-cell office:value-type="float" office:value="706">
            <text:p>706</text:p>
          </table:table-cell>
          <table:table-cell table:style-name="ce4" table:formula="of:=[.M5]/[.$E5]" office:value-type="percentage" office:value="0.788826815642458">
            <text:p>78.88%</text:p>
          </table:table-cell>
          <table:table-cell office:value-type="float" office:value="716">
            <text:p>716</text:p>
          </table:table-cell>
          <table:table-cell table:style-name="ce4" table:formula="of:=[.O5]/[.$E5]" office:value-type="percentage" office:value="0.8">
            <text:p>80.00%</text:p>
          </table:table-cell>
          <table:table-cell office:value-type="float" office:value="715">
            <text:p>715</text:p>
          </table:table-cell>
          <table:table-cell table:style-name="ce4" table:formula="of:=[.Q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S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U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W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Y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AA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AC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AE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AG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AI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AK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AM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AO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AQ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AS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AU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AW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AY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BA5]/[.$E5]" office:value-type="percentage" office:value="0.798882681564246">
            <text:p>79.89%</text:p>
          </table:table-cell>
          <table:table-cell office:value-type="float" office:value="715">
            <text:p>715</text:p>
          </table:table-cell>
          <table:table-cell table:style-name="ce4" table:formula="of:=[.BC5]/[.$E5]" office:value-type="percentage" office:value="0.798882681564246">
            <text:p>79.89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asthugget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976">
            <text:p>976</text:p>
          </table:table-cell>
          <table:table-cell table:style-name="ce2" table:formula="of:=([.C6]+[.D6])/[.E6]" office:value-type="percentage" office:value="0.264344262295082">
            <text:p>26.43%</text:p>
          </table:table-cell>
          <table:table-cell office:value-type="float" office:value="475">
            <text:p>475</text:p>
          </table:table-cell>
          <table:table-cell table:style-name="ce3" table:formula="of:=[.G6]/[.E6]" office:value-type="percentage" office:value="0.486680327868853">
            <text:p>48.67%</text:p>
          </table:table-cell>
          <table:table-cell office:value-type="float" office:value="489">
            <text:p>489</text:p>
          </table:table-cell>
          <table:table-cell table:style-name="ce4" table:formula="of:=[.I6]/[.$E6]" office:value-type="percentage" office:value="0.501024590163934">
            <text:p>50.10%</text:p>
          </table:table-cell>
          <table:table-cell office:value-type="float" office:value="507">
            <text:p>507</text:p>
          </table:table-cell>
          <table:table-cell table:style-name="ce4" table:formula="of:=[.K6]/[.$E6]" office:value-type="percentage" office:value="0.519467213114754">
            <text:p>51.95%</text:p>
          </table:table-cell>
          <table:table-cell office:value-type="float" office:value="507">
            <text:p>507</text:p>
          </table:table-cell>
          <table:table-cell table:style-name="ce4" table:formula="of:=[.M6]/[.$E6]" office:value-type="percentage" office:value="0.519467213114754">
            <text:p>51.95%</text:p>
          </table:table-cell>
          <table:table-cell office:value-type="float" office:value="507">
            <text:p>507</text:p>
          </table:table-cell>
          <table:table-cell table:style-name="ce4" table:formula="of:=[.O6]/[.$E6]" office:value-type="percentage" office:value="0.519467213114754">
            <text:p>51.95%</text:p>
          </table:table-cell>
          <table:table-cell office:value-type="float" office:value="504">
            <text:p>504</text:p>
          </table:table-cell>
          <table:table-cell table:style-name="ce4" table:formula="of:=[.Q6]/[.$E6]" office:value-type="percentage" office:value="0.516393442622951">
            <text:p>51.64%</text:p>
          </table:table-cell>
          <table:table-cell office:value-type="float" office:value="504">
            <text:p>504</text:p>
          </table:table-cell>
          <table:table-cell table:style-name="ce4" table:formula="of:=[.S6]/[.$E6]" office:value-type="percentage" office:value="0.516393442622951">
            <text:p>51.64%</text:p>
          </table:table-cell>
          <table:table-cell office:value-type="float" office:value="504">
            <text:p>504</text:p>
          </table:table-cell>
          <table:table-cell table:style-name="ce4" table:formula="of:=[.U6]/[.$E6]" office:value-type="percentage" office:value="0.516393442622951">
            <text:p>51.64%</text:p>
          </table:table-cell>
          <table:table-cell office:value-type="float" office:value="504">
            <text:p>504</text:p>
          </table:table-cell>
          <table:table-cell table:style-name="ce4" table:formula="of:=[.W6]/[.$E6]" office:value-type="percentage" office:value="0.516393442622951">
            <text:p>51.64%</text:p>
          </table:table-cell>
          <table:table-cell office:value-type="float" office:value="504">
            <text:p>504</text:p>
          </table:table-cell>
          <table:table-cell table:style-name="ce4" table:formula="of:=[.Y6]/[.$E6]" office:value-type="percentage" office:value="0.516393442622951">
            <text:p>51.64%</text:p>
          </table:table-cell>
          <table:table-cell office:value-type="float" office:value="504">
            <text:p>504</text:p>
          </table:table-cell>
          <table:table-cell table:style-name="ce4" table:formula="of:=[.AA6]/[.$E6]" office:value-type="percentage" office:value="0.516393442622951">
            <text:p>51.64%</text:p>
          </table:table-cell>
          <table:table-cell office:value-type="float" office:value="505">
            <text:p>505</text:p>
          </table:table-cell>
          <table:table-cell table:style-name="ce4" table:formula="of:=[.AC6]/[.$E6]" office:value-type="percentage" office:value="0.517418032786885">
            <text:p>51.74%</text:p>
          </table:table-cell>
          <table:table-cell office:value-type="float" office:value="505">
            <text:p>505</text:p>
          </table:table-cell>
          <table:table-cell table:style-name="ce4" table:formula="of:=[.AE6]/[.$E6]" office:value-type="percentage" office:value="0.517418032786885">
            <text:p>51.74%</text:p>
          </table:table-cell>
          <table:table-cell office:value-type="float" office:value="505">
            <text:p>505</text:p>
          </table:table-cell>
          <table:table-cell table:style-name="ce4" table:formula="of:=[.AG6]/[.$E6]" office:value-type="percentage" office:value="0.517418032786885">
            <text:p>51.74%</text:p>
          </table:table-cell>
          <table:table-cell office:value-type="float" office:value="505">
            <text:p>505</text:p>
          </table:table-cell>
          <table:table-cell table:style-name="ce4" table:formula="of:=[.AI6]/[.$E6]" office:value-type="percentage" office:value="0.517418032786885">
            <text:p>51.74%</text:p>
          </table:table-cell>
          <table:table-cell office:value-type="float" office:value="505">
            <text:p>505</text:p>
          </table:table-cell>
          <table:table-cell table:style-name="ce4" table:formula="of:=[.AK6]/[.$E6]" office:value-type="percentage" office:value="0.517418032786885">
            <text:p>51.74%</text:p>
          </table:table-cell>
          <table:table-cell office:value-type="float" office:value="505">
            <text:p>505</text:p>
          </table:table-cell>
          <table:table-cell table:style-name="ce4" table:formula="of:=[.AM6]/[.$E6]" office:value-type="percentage" office:value="0.517418032786885">
            <text:p>51.74%</text:p>
          </table:table-cell>
          <table:table-cell office:value-type="float" office:value="505">
            <text:p>505</text:p>
          </table:table-cell>
          <table:table-cell table:style-name="ce4" table:formula="of:=[.AO6]/[.$E6]" office:value-type="percentage" office:value="0.517418032786885">
            <text:p>51.74%</text:p>
          </table:table-cell>
          <table:table-cell office:value-type="float" office:value="505">
            <text:p>505</text:p>
          </table:table-cell>
          <table:table-cell table:style-name="ce4" table:formula="of:=[.AQ6]/[.$E6]" office:value-type="percentage" office:value="0.517418032786885">
            <text:p>51.74%</text:p>
          </table:table-cell>
          <table:table-cell office:value-type="float" office:value="505">
            <text:p>505</text:p>
          </table:table-cell>
          <table:table-cell table:style-name="ce4" table:formula="of:=[.AS6]/[.$E6]" office:value-type="percentage" office:value="0.517418032786885">
            <text:p>51.74%</text:p>
          </table:table-cell>
          <table:table-cell office:value-type="float" office:value="505">
            <text:p>505</text:p>
          </table:table-cell>
          <table:table-cell table:style-name="ce4" table:formula="of:=[.AU6]/[.$E6]" office:value-type="percentage" office:value="0.517418032786885">
            <text:p>51.74%</text:p>
          </table:table-cell>
          <table:table-cell office:value-type="float" office:value="505">
            <text:p>505</text:p>
          </table:table-cell>
          <table:table-cell table:style-name="ce4" table:formula="of:=[.AW6]/[.$E6]" office:value-type="percentage" office:value="0.517418032786885">
            <text:p>51.74%</text:p>
          </table:table-cell>
          <table:table-cell office:value-type="float" office:value="505">
            <text:p>505</text:p>
          </table:table-cell>
          <table:table-cell table:style-name="ce4" table:formula="of:=[.AY6]/[.$E6]" office:value-type="percentage" office:value="0.517418032786885">
            <text:p>51.74%</text:p>
          </table:table-cell>
          <table:table-cell office:value-type="float" office:value="505">
            <text:p>505</text:p>
          </table:table-cell>
          <table:table-cell table:style-name="ce4" table:formula="of:=[.BA6]/[.$E6]" office:value-type="percentage" office:value="0.517418032786885">
            <text:p>51.74%</text:p>
          </table:table-cell>
          <table:table-cell office:value-type="float" office:value="505">
            <text:p>505</text:p>
          </table:table-cell>
          <table:table-cell table:style-name="ce4" table:formula="of:=[.BC6]/[.$E6]" office:value-type="percentage" office:value="0.517418032786885">
            <text:p>51.74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Änggården</text:p>
          </table:table-cell>
          <table:table-cell office:value-type="float" office:value="87">
            <text:p>87</text:p>
          </table:table-cell>
          <table:table-cell office:value-type="float" office:value="331">
            <text:p>331</text:p>
          </table:table-cell>
          <table:table-cell office:value-type="float" office:value="727">
            <text:p>727</text:p>
          </table:table-cell>
          <table:table-cell table:style-name="ce2" table:formula="of:=([.C7]+[.D7])/[.E7]" office:value-type="percentage" office:value="0.574965612104539">
            <text:p>57.50%</text:p>
          </table:table-cell>
          <table:table-cell office:value-type="float" office:value="418">
            <text:p>418</text:p>
          </table:table-cell>
          <table:table-cell table:style-name="ce3" table:formula="of:=[.G7]/[.E7]" office:value-type="percentage" office:value="0.574965612104539">
            <text:p>57.50%</text:p>
          </table:table-cell>
          <table:table-cell office:value-type="float" office:value="418">
            <text:p>418</text:p>
          </table:table-cell>
          <table:table-cell table:style-name="ce4" table:formula="of:=[.I7]/[.$E7]" office:value-type="percentage" office:value="0.574965612104539">
            <text:p>57.50%</text:p>
          </table:table-cell>
          <table:table-cell office:value-type="float" office:value="418">
            <text:p>418</text:p>
          </table:table-cell>
          <table:table-cell table:style-name="ce4" table:formula="of:=[.K7]/[.$E7]" office:value-type="percentage" office:value="0.574965612104539">
            <text:p>57.50%</text:p>
          </table:table-cell>
          <table:table-cell office:value-type="float" office:value="418">
            <text:p>418</text:p>
          </table:table-cell>
          <table:table-cell table:style-name="ce4" table:formula="of:=[.M7]/[.$E7]" office:value-type="percentage" office:value="0.574965612104539">
            <text:p>57.50%</text:p>
          </table:table-cell>
          <table:table-cell office:value-type="float" office:value="418">
            <text:p>418</text:p>
          </table:table-cell>
          <table:table-cell table:style-name="ce4" table:formula="of:=[.O7]/[.$E7]" office:value-type="percentage" office:value="0.574965612104539">
            <text:p>57.50%</text:p>
          </table:table-cell>
          <table:table-cell office:value-type="float" office:value="418">
            <text:p>418</text:p>
          </table:table-cell>
          <table:table-cell table:style-name="ce4" table:formula="of:=[.Q7]/[.$E7]" office:value-type="percentage" office:value="0.574965612104539">
            <text:p>57.50%</text:p>
          </table:table-cell>
          <table:table-cell office:value-type="float" office:value="418">
            <text:p>418</text:p>
          </table:table-cell>
          <table:table-cell table:style-name="ce4" table:formula="of:=[.S7]/[.$E7]" office:value-type="percentage" office:value="0.574965612104539">
            <text:p>57.50%</text:p>
          </table:table-cell>
          <table:table-cell office:value-type="float" office:value="418">
            <text:p>418</text:p>
          </table:table-cell>
          <table:table-cell table:style-name="ce4" table:formula="of:=[.U7]/[.$E7]" office:value-type="percentage" office:value="0.574965612104539">
            <text:p>57.50%</text:p>
          </table:table-cell>
          <table:table-cell office:value-type="float" office:value="418">
            <text:p>418</text:p>
          </table:table-cell>
          <table:table-cell table:style-name="ce4" table:formula="of:=[.W7]/[.$E7]" office:value-type="percentage" office:value="0.574965612104539">
            <text:p>57.50%</text:p>
          </table:table-cell>
          <table:table-cell office:value-type="float" office:value="418">
            <text:p>418</text:p>
          </table:table-cell>
          <table:table-cell table:style-name="ce4" table:formula="of:=[.Y7]/[.$E7]" office:value-type="percentage" office:value="0.574965612104539">
            <text:p>57.50%</text:p>
          </table:table-cell>
          <table:table-cell office:value-type="float" office:value="427">
            <text:p>427</text:p>
          </table:table-cell>
          <table:table-cell table:style-name="ce4" table:formula="of:=[.AA7]/[.$E7]" office:value-type="percentage" office:value="0.587345254470426">
            <text:p>58.73%</text:p>
          </table:table-cell>
          <table:table-cell office:value-type="float" office:value="427">
            <text:p>427</text:p>
          </table:table-cell>
          <table:table-cell table:style-name="ce4" table:formula="of:=[.AC7]/[.$E7]" office:value-type="percentage" office:value="0.587345254470426">
            <text:p>58.73%</text:p>
          </table:table-cell>
          <table:table-cell office:value-type="float" office:value="427">
            <text:p>427</text:p>
          </table:table-cell>
          <table:table-cell table:style-name="ce4" table:formula="of:=[.AE7]/[.$E7]" office:value-type="percentage" office:value="0.587345254470426">
            <text:p>58.73%</text:p>
          </table:table-cell>
          <table:table-cell office:value-type="float" office:value="427">
            <text:p>427</text:p>
          </table:table-cell>
          <table:table-cell table:style-name="ce4" table:formula="of:=[.AG7]/[.$E7]" office:value-type="percentage" office:value="0.587345254470426">
            <text:p>58.73%</text:p>
          </table:table-cell>
          <table:table-cell office:value-type="float" office:value="427">
            <text:p>427</text:p>
          </table:table-cell>
          <table:table-cell table:style-name="ce4" table:formula="of:=[.AI7]/[.$E7]" office:value-type="percentage" office:value="0.587345254470426">
            <text:p>58.73%</text:p>
          </table:table-cell>
          <table:table-cell office:value-type="float" office:value="427">
            <text:p>427</text:p>
          </table:table-cell>
          <table:table-cell table:style-name="ce4" table:formula="of:=[.AK7]/[.$E7]" office:value-type="percentage" office:value="0.587345254470426">
            <text:p>58.73%</text:p>
          </table:table-cell>
          <table:table-cell office:value-type="float" office:value="427">
            <text:p>427</text:p>
          </table:table-cell>
          <table:table-cell table:style-name="ce4" table:formula="of:=[.AM7]/[.$E7]" office:value-type="percentage" office:value="0.587345254470426">
            <text:p>58.73%</text:p>
          </table:table-cell>
          <table:table-cell office:value-type="float" office:value="427">
            <text:p>427</text:p>
          </table:table-cell>
          <table:table-cell table:style-name="ce4" table:formula="of:=[.AO7]/[.$E7]" office:value-type="percentage" office:value="0.587345254470426">
            <text:p>58.73%</text:p>
          </table:table-cell>
          <table:table-cell office:value-type="float" office:value="427">
            <text:p>427</text:p>
          </table:table-cell>
          <table:table-cell table:style-name="ce4" table:formula="of:=[.AQ7]/[.$E7]" office:value-type="percentage" office:value="0.587345254470426">
            <text:p>58.73%</text:p>
          </table:table-cell>
          <table:table-cell office:value-type="float" office:value="427">
            <text:p>427</text:p>
          </table:table-cell>
          <table:table-cell table:style-name="ce4" table:formula="of:=[.AS7]/[.$E7]" office:value-type="percentage" office:value="0.587345254470426">
            <text:p>58.73%</text:p>
          </table:table-cell>
          <table:table-cell office:value-type="float" office:value="427">
            <text:p>427</text:p>
          </table:table-cell>
          <table:table-cell table:style-name="ce4" table:formula="of:=[.AU7]/[.$E7]" office:value-type="percentage" office:value="0.587345254470426">
            <text:p>58.73%</text:p>
          </table:table-cell>
          <table:table-cell office:value-type="float" office:value="427">
            <text:p>427</text:p>
          </table:table-cell>
          <table:table-cell table:style-name="ce4" table:formula="of:=[.AW7]/[.$E7]" office:value-type="percentage" office:value="0.587345254470426">
            <text:p>58.73%</text:p>
          </table:table-cell>
          <table:table-cell office:value-type="float" office:value="427">
            <text:p>427</text:p>
          </table:table-cell>
          <table:table-cell table:style-name="ce4" table:formula="of:=[.AY7]/[.$E7]" office:value-type="percentage" office:value="0.587345254470426">
            <text:p>58.73%</text:p>
          </table:table-cell>
          <table:table-cell office:value-type="float" office:value="427">
            <text:p>427</text:p>
          </table:table-cell>
          <table:table-cell table:style-name="ce4" table:formula="of:=[.BA7]/[.$E7]" office:value-type="percentage" office:value="0.587345254470426">
            <text:p>58.73%</text:p>
          </table:table-cell>
          <table:table-cell office:value-type="float" office:value="427">
            <text:p>427</text:p>
          </table:table-cell>
          <table:table-cell table:style-name="ce4" table:formula="of:=[.BC7]/[.$E7]" office:value-type="percentage" office:value="0.587345254470426">
            <text:p>58.73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1" office:value-type="string">
            <text:p>Hag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33">
            <text:p>533</text:p>
          </table:table-cell>
          <table:table-cell table:style-name="ce2" table:formula="of:=([.C8]+[.D8])/[.E8]" office:value-type="percentage" office:value="0.00562851782363977">
            <text:p>0.56%</text:p>
          </table:table-cell>
          <table:table-cell office:value-type="float" office:value="4">
            <text:p>4</text:p>
          </table:table-cell>
          <table:table-cell table:style-name="ce3" table:formula="of:=[.G8]/[.E8]" office:value-type="percentage" office:value="0.0075046904315197">
            <text:p>0.75%</text:p>
          </table:table-cell>
          <table:table-cell office:value-type="float" office:value="4">
            <text:p>4</text:p>
          </table:table-cell>
          <table:table-cell table:style-name="ce4" table:formula="of:=[.I8]/[.$E8]" office:value-type="percentage" office:value="0.0075046904315197">
            <text:p>0.75%</text:p>
          </table:table-cell>
          <table:table-cell office:value-type="float" office:value="17">
            <text:p>17</text:p>
          </table:table-cell>
          <table:table-cell table:style-name="ce4" table:formula="of:=[.K8]/[.$E8]" office:value-type="percentage" office:value="0.0318949343339587">
            <text:p>3.19%</text:p>
          </table:table-cell>
          <table:table-cell office:value-type="float" office:value="17">
            <text:p>17</text:p>
          </table:table-cell>
          <table:table-cell table:style-name="ce4" table:formula="of:=[.M8]/[.$E8]" office:value-type="percentage" office:value="0.0318949343339587">
            <text:p>3.19%</text:p>
          </table:table-cell>
          <table:table-cell office:value-type="float" office:value="33">
            <text:p>33</text:p>
          </table:table-cell>
          <table:table-cell table:style-name="ce4" table:formula="of:=[.O8]/[.$E8]" office:value-type="percentage" office:value="0.0619136960600375">
            <text:p>6.19%</text:p>
          </table:table-cell>
          <table:table-cell office:value-type="float" office:value="39">
            <text:p>39</text:p>
          </table:table-cell>
          <table:table-cell table:style-name="ce4" table:formula="of:=[.Q8]/[.$E8]" office:value-type="percentage" office:value="0.0731707317073171">
            <text:p>7.32%</text:p>
          </table:table-cell>
          <table:table-cell office:value-type="float" office:value="51">
            <text:p>51</text:p>
          </table:table-cell>
          <table:table-cell table:style-name="ce4" table:formula="of:=[.S8]/[.$E8]" office:value-type="percentage" office:value="0.0956848030018762">
            <text:p>9.57%</text:p>
          </table:table-cell>
          <table:table-cell office:value-type="float" office:value="51">
            <text:p>51</text:p>
          </table:table-cell>
          <table:table-cell table:style-name="ce4" table:formula="of:=[.U8]/[.$E8]" office:value-type="percentage" office:value="0.0956848030018762">
            <text:p>9.57%</text:p>
          </table:table-cell>
          <table:table-cell office:value-type="float" office:value="51">
            <text:p>51</text:p>
          </table:table-cell>
          <table:table-cell table:style-name="ce4" table:formula="of:=[.W8]/[.$E8]" office:value-type="percentage" office:value="0.0956848030018762">
            <text:p>9.57%</text:p>
          </table:table-cell>
          <table:table-cell office:value-type="float" office:value="51">
            <text:p>51</text:p>
          </table:table-cell>
          <table:table-cell table:style-name="ce4" table:formula="of:=[.Y8]/[.$E8]" office:value-type="percentage" office:value="0.0956848030018762">
            <text:p>9.57%</text:p>
          </table:table-cell>
          <table:table-cell office:value-type="float" office:value="51">
            <text:p>51</text:p>
          </table:table-cell>
          <table:table-cell table:style-name="ce4" table:formula="of:=[.AA8]/[.$E8]" office:value-type="percentage" office:value="0.0956848030018762">
            <text:p>9.57%</text:p>
          </table:table-cell>
          <table:table-cell office:value-type="float" office:value="53">
            <text:p>53</text:p>
          </table:table-cell>
          <table:table-cell table:style-name="ce4" table:formula="of:=[.AC8]/[.$E8]" office:value-type="percentage" office:value="0.099437148217636">
            <text:p>9.94%</text:p>
          </table:table-cell>
          <table:table-cell office:value-type="float" office:value="53">
            <text:p>53</text:p>
          </table:table-cell>
          <table:table-cell table:style-name="ce4" table:formula="of:=[.AE8]/[.$E8]" office:value-type="percentage" office:value="0.099437148217636">
            <text:p>9.94%</text:p>
          </table:table-cell>
          <table:table-cell office:value-type="float" office:value="53">
            <text:p>53</text:p>
          </table:table-cell>
          <table:table-cell table:style-name="ce4" table:formula="of:=[.AG8]/[.$E8]" office:value-type="percentage" office:value="0.099437148217636">
            <text:p>9.94%</text:p>
          </table:table-cell>
          <table:table-cell office:value-type="float" office:value="53">
            <text:p>53</text:p>
          </table:table-cell>
          <table:table-cell table:style-name="ce4" table:formula="of:=[.AI8]/[.$E8]" office:value-type="percentage" office:value="0.099437148217636">
            <text:p>9.94%</text:p>
          </table:table-cell>
          <table:table-cell office:value-type="float" office:value="53">
            <text:p>53</text:p>
          </table:table-cell>
          <table:table-cell table:style-name="ce4" table:formula="of:=[.AK8]/[.$E8]" office:value-type="percentage" office:value="0.099437148217636">
            <text:p>9.94%</text:p>
          </table:table-cell>
          <table:table-cell office:value-type="float" office:value="53">
            <text:p>53</text:p>
          </table:table-cell>
          <table:table-cell table:style-name="ce4" table:formula="of:=[.AM8]/[.$E8]" office:value-type="percentage" office:value="0.099437148217636">
            <text:p>9.94%</text:p>
          </table:table-cell>
          <table:table-cell office:value-type="float" office:value="53">
            <text:p>53</text:p>
          </table:table-cell>
          <table:table-cell table:style-name="ce4" table:formula="of:=[.AO8]/[.$E8]" office:value-type="percentage" office:value="0.099437148217636">
            <text:p>9.94%</text:p>
          </table:table-cell>
          <table:table-cell office:value-type="float" office:value="53">
            <text:p>53</text:p>
          </table:table-cell>
          <table:table-cell table:style-name="ce4" table:formula="of:=[.AQ8]/[.$E8]" office:value-type="percentage" office:value="0.099437148217636">
            <text:p>9.94%</text:p>
          </table:table-cell>
          <table:table-cell office:value-type="float" office:value="53">
            <text:p>53</text:p>
          </table:table-cell>
          <table:table-cell table:style-name="ce4" table:formula="of:=[.AS8]/[.$E8]" office:value-type="percentage" office:value="0.099437148217636">
            <text:p>9.94%</text:p>
          </table:table-cell>
          <table:table-cell office:value-type="float" office:value="53">
            <text:p>53</text:p>
          </table:table-cell>
          <table:table-cell table:style-name="ce4" table:formula="of:=[.AU8]/[.$E8]" office:value-type="percentage" office:value="0.099437148217636">
            <text:p>9.94%</text:p>
          </table:table-cell>
          <table:table-cell office:value-type="float" office:value="53">
            <text:p>53</text:p>
          </table:table-cell>
          <table:table-cell table:style-name="ce4" table:formula="of:=[.AW8]/[.$E8]" office:value-type="percentage" office:value="0.099437148217636">
            <text:p>9.94%</text:p>
          </table:table-cell>
          <table:table-cell office:value-type="float" office:value="53">
            <text:p>53</text:p>
          </table:table-cell>
          <table:table-cell table:style-name="ce4" table:formula="of:=[.AY8]/[.$E8]" office:value-type="percentage" office:value="0.099437148217636">
            <text:p>9.94%</text:p>
          </table:table-cell>
          <table:table-cell office:value-type="float" office:value="53">
            <text:p>53</text:p>
          </table:table-cell>
          <table:table-cell table:style-name="ce4" table:formula="of:=[.BA8]/[.$E8]" office:value-type="percentage" office:value="0.099437148217636">
            <text:p>9.94%</text:p>
          </table:table-cell>
          <table:table-cell office:value-type="float" office:value="53">
            <text:p>53</text:p>
          </table:table-cell>
          <table:table-cell table:style-name="ce4" table:formula="of:=[.BC8]/[.$E8]" office:value-type="percentage" office:value="0.099437148217636">
            <text:p>9.94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style-name="ce1" office:value-type="string">
            <text:p>Annedal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53">
            <text:p>253</text:p>
          </table:table-cell>
          <table:table-cell table:style-name="ce2" table:formula="of:=([.C9]+[.D9])/[.E9]" office:value-type="percentage" office:value="0.177865612648221">
            <text:p>17.79%</text:p>
          </table:table-cell>
          <table:table-cell office:value-type="float" office:value="45">
            <text:p>45</text:p>
          </table:table-cell>
          <table:table-cell table:style-name="ce3" table:formula="of:=[.G9]/[.E9]" office:value-type="percentage" office:value="0.177865612648221">
            <text:p>17.79%</text:p>
          </table:table-cell>
          <table:table-cell office:value-type="float" office:value="45">
            <text:p>45</text:p>
          </table:table-cell>
          <table:table-cell table:style-name="ce4" table:formula="of:=[.I9]/[.$E9]" office:value-type="percentage" office:value="0.177865612648221">
            <text:p>17.79%</text:p>
          </table:table-cell>
          <table:table-cell office:value-type="float" office:value="45">
            <text:p>45</text:p>
          </table:table-cell>
          <table:table-cell table:style-name="ce4" table:formula="of:=[.K9]/[.$E9]" office:value-type="percentage" office:value="0.177865612648221">
            <text:p>17.79%</text:p>
          </table:table-cell>
          <table:table-cell office:value-type="float" office:value="45">
            <text:p>45</text:p>
          </table:table-cell>
          <table:table-cell table:style-name="ce4" table:formula="of:=[.M9]/[.$E9]" office:value-type="percentage" office:value="0.177865612648221">
            <text:p>17.79%</text:p>
          </table:table-cell>
          <table:table-cell office:value-type="float" office:value="45">
            <text:p>45</text:p>
          </table:table-cell>
          <table:table-cell table:style-name="ce4" table:formula="of:=[.O9]/[.$E9]" office:value-type="percentage" office:value="0.177865612648221">
            <text:p>17.79%</text:p>
          </table:table-cell>
          <table:table-cell office:value-type="float" office:value="46">
            <text:p>46</text:p>
          </table:table-cell>
          <table:table-cell table:style-name="ce4" table:formula="of:=[.Q9]/[.$E9]" office:value-type="percentage" office:value="0.181818181818182">
            <text:p>18.18%</text:p>
          </table:table-cell>
          <table:table-cell office:value-type="float" office:value="47">
            <text:p>47</text:p>
          </table:table-cell>
          <table:table-cell table:style-name="ce4" table:formula="of:=[.S9]/[.$E9]" office:value-type="percentage" office:value="0.185770750988142">
            <text:p>18.58%</text:p>
          </table:table-cell>
          <table:table-cell office:value-type="float" office:value="47">
            <text:p>47</text:p>
          </table:table-cell>
          <table:table-cell table:style-name="ce4" table:formula="of:=[.U9]/[.$E9]" office:value-type="percentage" office:value="0.185770750988142">
            <text:p>18.58%</text:p>
          </table:table-cell>
          <table:table-cell office:value-type="float" office:value="47">
            <text:p>47</text:p>
          </table:table-cell>
          <table:table-cell table:style-name="ce4" table:formula="of:=[.W9]/[.$E9]" office:value-type="percentage" office:value="0.185770750988142">
            <text:p>18.58%</text:p>
          </table:table-cell>
          <table:table-cell office:value-type="float" office:value="47">
            <text:p>47</text:p>
          </table:table-cell>
          <table:table-cell table:style-name="ce4" table:formula="of:=[.Y9]/[.$E9]" office:value-type="percentage" office:value="0.185770750988142">
            <text:p>18.58%</text:p>
          </table:table-cell>
          <table:table-cell office:value-type="float" office:value="47">
            <text:p>47</text:p>
          </table:table-cell>
          <table:table-cell table:style-name="ce4" table:formula="of:=[.AA9]/[.$E9]" office:value-type="percentage" office:value="0.185770750988142">
            <text:p>18.58%</text:p>
          </table:table-cell>
          <table:table-cell office:value-type="float" office:value="47">
            <text:p>47</text:p>
          </table:table-cell>
          <table:table-cell table:style-name="ce4" table:formula="of:=[.AC9]/[.$E9]" office:value-type="percentage" office:value="0.185770750988142">
            <text:p>18.58%</text:p>
          </table:table-cell>
          <table:table-cell office:value-type="float" office:value="47">
            <text:p>47</text:p>
          </table:table-cell>
          <table:table-cell table:style-name="ce4" table:formula="of:=[.AE9]/[.$E9]" office:value-type="percentage" office:value="0.185770750988142">
            <text:p>18.58%</text:p>
          </table:table-cell>
          <table:table-cell office:value-type="float" office:value="47">
            <text:p>47</text:p>
          </table:table-cell>
          <table:table-cell table:style-name="ce4" table:formula="of:=[.AG9]/[.$E9]" office:value-type="percentage" office:value="0.185770750988142">
            <text:p>18.58%</text:p>
          </table:table-cell>
          <table:table-cell office:value-type="float" office:value="47">
            <text:p>47</text:p>
          </table:table-cell>
          <table:table-cell table:style-name="ce4" table:formula="of:=[.AI9]/[.$E9]" office:value-type="percentage" office:value="0.185770750988142">
            <text:p>18.58%</text:p>
          </table:table-cell>
          <table:table-cell office:value-type="float" office:value="47">
            <text:p>47</text:p>
          </table:table-cell>
          <table:table-cell table:style-name="ce4" table:formula="of:=[.AK9]/[.$E9]" office:value-type="percentage" office:value="0.185770750988142">
            <text:p>18.58%</text:p>
          </table:table-cell>
          <table:table-cell office:value-type="float" office:value="47">
            <text:p>47</text:p>
          </table:table-cell>
          <table:table-cell table:style-name="ce4" table:formula="of:=[.AM9]/[.$E9]" office:value-type="percentage" office:value="0.185770750988142">
            <text:p>18.58%</text:p>
          </table:table-cell>
          <table:table-cell office:value-type="float" office:value="47">
            <text:p>47</text:p>
          </table:table-cell>
          <table:table-cell table:style-name="ce4" table:formula="of:=[.AO9]/[.$E9]" office:value-type="percentage" office:value="0.185770750988142">
            <text:p>18.58%</text:p>
          </table:table-cell>
          <table:table-cell office:value-type="float" office:value="50">
            <text:p>50</text:p>
          </table:table-cell>
          <table:table-cell table:style-name="ce4" table:formula="of:=[.AQ9]/[.$E9]" office:value-type="percentage" office:value="0.197628458498024">
            <text:p>19.76%</text:p>
          </table:table-cell>
          <table:table-cell office:value-type="float" office:value="50">
            <text:p>50</text:p>
          </table:table-cell>
          <table:table-cell table:style-name="ce4" table:formula="of:=[.AS9]/[.$E9]" office:value-type="percentage" office:value="0.197628458498024">
            <text:p>19.76%</text:p>
          </table:table-cell>
          <table:table-cell office:value-type="float" office:value="58">
            <text:p>58</text:p>
          </table:table-cell>
          <table:table-cell table:style-name="ce4" table:formula="of:=[.AU9]/[.$E9]" office:value-type="percentage" office:value="0.229249011857708">
            <text:p>22.92%</text:p>
          </table:table-cell>
          <table:table-cell office:value-type="float" office:value="58">
            <text:p>58</text:p>
          </table:table-cell>
          <table:table-cell table:style-name="ce4" table:formula="of:=[.AW9]/[.$E9]" office:value-type="percentage" office:value="0.229249011857708">
            <text:p>22.92%</text:p>
          </table:table-cell>
          <table:table-cell office:value-type="float" office:value="58">
            <text:p>58</text:p>
          </table:table-cell>
          <table:table-cell table:style-name="ce4" table:formula="of:=[.AY9]/[.$E9]" office:value-type="percentage" office:value="0.229249011857708">
            <text:p>22.92%</text:p>
          </table:table-cell>
          <table:table-cell office:value-type="float" office:value="58">
            <text:p>58</text:p>
          </table:table-cell>
          <table:table-cell table:style-name="ce4" table:formula="of:=[.BA9]/[.$E9]" office:value-type="percentage" office:value="0.229249011857708">
            <text:p>22.92%</text:p>
          </table:table-cell>
          <table:table-cell office:value-type="float" office:value="58">
            <text:p>58</text:p>
          </table:table-cell>
          <table:table-cell table:style-name="ce4" table:formula="of:=[.BC9]/[.$E9]" office:value-type="percentage" office:value="0.229249011857708">
            <text:p>22.92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Olivedal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835">
            <text:p>835</text:p>
          </table:table-cell>
          <table:table-cell table:style-name="ce2" table:formula="of:=([.C10]+[.D10])/[.E10]" office:value-type="percentage" office:value="0.0479041916167665">
            <text:p>4.79%</text:p>
          </table:table-cell>
          <table:table-cell office:value-type="float" office:value="94">
            <text:p>94</text:p>
          </table:table-cell>
          <table:table-cell table:style-name="ce3" table:formula="of:=[.G10]/[.E10]" office:value-type="percentage" office:value="0.112574850299401">
            <text:p>11.26%</text:p>
          </table:table-cell>
          <table:table-cell office:value-type="float" office:value="157">
            <text:p>157</text:p>
          </table:table-cell>
          <table:table-cell table:style-name="ce4" table:formula="of:=[.I10]/[.$E10]" office:value-type="percentage" office:value="0.188023952095808">
            <text:p>18.80%</text:p>
          </table:table-cell>
          <table:table-cell office:value-type="float" office:value="193">
            <text:p>193</text:p>
          </table:table-cell>
          <table:table-cell table:style-name="ce4" table:formula="of:=[.K10]/[.$E10]" office:value-type="percentage" office:value="0.231137724550898">
            <text:p>23.11%</text:p>
          </table:table-cell>
          <table:table-cell office:value-type="float" office:value="193">
            <text:p>193</text:p>
          </table:table-cell>
          <table:table-cell table:style-name="ce4" table:formula="of:=[.M10]/[.$E10]" office:value-type="percentage" office:value="0.231137724550898">
            <text:p>23.11%</text:p>
          </table:table-cell>
          <table:table-cell office:value-type="float" office:value="194">
            <text:p>194</text:p>
          </table:table-cell>
          <table:table-cell table:style-name="ce4" table:formula="of:=[.O10]/[.$E10]" office:value-type="percentage" office:value="0.232335329341317">
            <text:p>23.23%</text:p>
          </table:table-cell>
          <table:table-cell office:value-type="float" office:value="190">
            <text:p>190</text:p>
          </table:table-cell>
          <table:table-cell table:style-name="ce4" table:formula="of:=[.Q10]/[.$E10]" office:value-type="percentage" office:value="0.227544910179641">
            <text:p>22.75%</text:p>
          </table:table-cell>
          <table:table-cell office:value-type="float" office:value="190">
            <text:p>190</text:p>
          </table:table-cell>
          <table:table-cell table:style-name="ce4" table:formula="of:=[.S10]/[.$E10]" office:value-type="percentage" office:value="0.227544910179641">
            <text:p>22.75%</text:p>
          </table:table-cell>
          <table:table-cell office:value-type="float" office:value="190">
            <text:p>190</text:p>
          </table:table-cell>
          <table:table-cell table:style-name="ce4" table:formula="of:=[.U10]/[.$E10]" office:value-type="percentage" office:value="0.227544910179641">
            <text:p>22.75%</text:p>
          </table:table-cell>
          <table:table-cell office:value-type="float" office:value="190">
            <text:p>190</text:p>
          </table:table-cell>
          <table:table-cell table:style-name="ce4" table:formula="of:=[.W10]/[.$E10]" office:value-type="percentage" office:value="0.227544910179641">
            <text:p>22.75%</text:p>
          </table:table-cell>
          <table:table-cell office:value-type="float" office:value="190">
            <text:p>190</text:p>
          </table:table-cell>
          <table:table-cell table:style-name="ce4" table:formula="of:=[.Y10]/[.$E10]" office:value-type="percentage" office:value="0.227544910179641">
            <text:p>22.75%</text:p>
          </table:table-cell>
          <table:table-cell office:value-type="float" office:value="190">
            <text:p>190</text:p>
          </table:table-cell>
          <table:table-cell table:style-name="ce4" table:formula="of:=[.AA10]/[.$E10]" office:value-type="percentage" office:value="0.227544910179641">
            <text:p>22.75%</text:p>
          </table:table-cell>
          <table:table-cell office:value-type="float" office:value="190">
            <text:p>190</text:p>
          </table:table-cell>
          <table:table-cell table:style-name="ce4" table:formula="of:=[.AC10]/[.$E10]" office:value-type="percentage" office:value="0.227544910179641">
            <text:p>22.75%</text:p>
          </table:table-cell>
          <table:table-cell office:value-type="float" office:value="190">
            <text:p>190</text:p>
          </table:table-cell>
          <table:table-cell table:style-name="ce4" table:formula="of:=[.AE10]/[.$E10]" office:value-type="percentage" office:value="0.227544910179641">
            <text:p>22.75%</text:p>
          </table:table-cell>
          <table:table-cell office:value-type="float" office:value="190">
            <text:p>190</text:p>
          </table:table-cell>
          <table:table-cell table:style-name="ce4" table:formula="of:=[.AG10]/[.$E10]" office:value-type="percentage" office:value="0.227544910179641">
            <text:p>22.75%</text:p>
          </table:table-cell>
          <table:table-cell office:value-type="float" office:value="190">
            <text:p>190</text:p>
          </table:table-cell>
          <table:table-cell table:style-name="ce4" table:formula="of:=[.AI10]/[.$E10]" office:value-type="percentage" office:value="0.227544910179641">
            <text:p>22.75%</text:p>
          </table:table-cell>
          <table:table-cell office:value-type="float" office:value="190">
            <text:p>190</text:p>
          </table:table-cell>
          <table:table-cell table:style-name="ce4" table:formula="of:=[.AK10]/[.$E10]" office:value-type="percentage" office:value="0.227544910179641">
            <text:p>22.75%</text:p>
          </table:table-cell>
          <table:table-cell office:value-type="float" office:value="190">
            <text:p>190</text:p>
          </table:table-cell>
          <table:table-cell table:style-name="ce4" table:formula="of:=[.AM10]/[.$E10]" office:value-type="percentage" office:value="0.227544910179641">
            <text:p>22.75%</text:p>
          </table:table-cell>
          <table:table-cell office:value-type="float" office:value="190">
            <text:p>190</text:p>
          </table:table-cell>
          <table:table-cell table:style-name="ce4" table:formula="of:=[.AO10]/[.$E10]" office:value-type="percentage" office:value="0.227544910179641">
            <text:p>22.75%</text:p>
          </table:table-cell>
          <table:table-cell office:value-type="float" office:value="192">
            <text:p>192</text:p>
          </table:table-cell>
          <table:table-cell table:style-name="ce4" table:formula="of:=[.AQ10]/[.$E10]" office:value-type="percentage" office:value="0.229940119760479">
            <text:p>22.99%</text:p>
          </table:table-cell>
          <table:table-cell office:value-type="float" office:value="192">
            <text:p>192</text:p>
          </table:table-cell>
          <table:table-cell table:style-name="ce4" table:formula="of:=[.AS10]/[.$E10]" office:value-type="percentage" office:value="0.229940119760479">
            <text:p>22.99%</text:p>
          </table:table-cell>
          <table:table-cell office:value-type="float" office:value="192">
            <text:p>192</text:p>
          </table:table-cell>
          <table:table-cell table:style-name="ce4" table:formula="of:=[.AU10]/[.$E10]" office:value-type="percentage" office:value="0.229940119760479">
            <text:p>22.99%</text:p>
          </table:table-cell>
          <table:table-cell office:value-type="float" office:value="192">
            <text:p>192</text:p>
          </table:table-cell>
          <table:table-cell table:style-name="ce4" table:formula="of:=[.AW10]/[.$E10]" office:value-type="percentage" office:value="0.229940119760479">
            <text:p>22.99%</text:p>
          </table:table-cell>
          <table:table-cell office:value-type="float" office:value="192">
            <text:p>192</text:p>
          </table:table-cell>
          <table:table-cell table:style-name="ce4" table:formula="of:=[.AY10]/[.$E10]" office:value-type="percentage" office:value="0.229940119760479">
            <text:p>22.99%</text:p>
          </table:table-cell>
          <table:table-cell office:value-type="float" office:value="192">
            <text:p>192</text:p>
          </table:table-cell>
          <table:table-cell table:style-name="ce4" table:formula="of:=[.BA10]/[.$E10]" office:value-type="percentage" office:value="0.229940119760479">
            <text:p>22.99%</text:p>
          </table:table-cell>
          <table:table-cell office:value-type="float" office:value="192">
            <text:p>192</text:p>
          </table:table-cell>
          <table:table-cell table:style-name="ce4" table:formula="of:=[.BC10]/[.$E10]" office:value-type="percentage" office:value="0.229940119760479">
            <text:p>22.99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Krokslätt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525">
            <text:p>1525</text:p>
          </table:table-cell>
          <table:table-cell table:style-name="ce2" table:formula="of:=([.C11]+[.D11])/[.E11]" office:value-type="percentage" office:value="0.0636065573770492">
            <text:p>6.36%</text:p>
          </table:table-cell>
          <table:table-cell office:value-type="float" office:value="97">
            <text:p>97</text:p>
          </table:table-cell>
          <table:table-cell table:style-name="ce3" table:formula="of:=[.G11]/[.E11]" office:value-type="percentage" office:value="0.0636065573770492">
            <text:p>6.36%</text:p>
          </table:table-cell>
          <table:table-cell office:value-type="float" office:value="97">
            <text:p>97</text:p>
          </table:table-cell>
          <table:table-cell table:style-name="ce4" table:formula="of:=[.I11]/[.$E11]" office:value-type="percentage" office:value="0.0636065573770492">
            <text:p>6.36%</text:p>
          </table:table-cell>
          <table:table-cell office:value-type="float" office:value="97">
            <text:p>97</text:p>
          </table:table-cell>
          <table:table-cell table:style-name="ce4" table:formula="of:=[.K11]/[.$E11]" office:value-type="percentage" office:value="0.0636065573770492">
            <text:p>6.36%</text:p>
          </table:table-cell>
          <table:table-cell office:value-type="float" office:value="97">
            <text:p>97</text:p>
          </table:table-cell>
          <table:table-cell table:style-name="ce4" table:formula="of:=[.M11]/[.$E11]" office:value-type="percentage" office:value="0.0636065573770492">
            <text:p>6.36%</text:p>
          </table:table-cell>
          <table:table-cell office:value-type="float" office:value="97">
            <text:p>97</text:p>
          </table:table-cell>
          <table:table-cell table:style-name="ce4" table:formula="of:=[.O11]/[.$E11]" office:value-type="percentage" office:value="0.0636065573770492">
            <text:p>6.36%</text:p>
          </table:table-cell>
          <table:table-cell office:value-type="float" office:value="97">
            <text:p>97</text:p>
          </table:table-cell>
          <table:table-cell table:style-name="ce4" table:formula="of:=[.Q11]/[.$E11]" office:value-type="percentage" office:value="0.0636065573770492">
            <text:p>6.36%</text:p>
          </table:table-cell>
          <table:table-cell office:value-type="float" office:value="97">
            <text:p>97</text:p>
          </table:table-cell>
          <table:table-cell table:style-name="ce4" table:formula="of:=[.S11]/[.$E11]" office:value-type="percentage" office:value="0.0636065573770492">
            <text:p>6.36%</text:p>
          </table:table-cell>
          <table:table-cell office:value-type="float" office:value="106">
            <text:p>106</text:p>
          </table:table-cell>
          <table:table-cell table:style-name="ce4" table:formula="of:=[.U11]/[.$E11]" office:value-type="percentage" office:value="0.0695081967213115">
            <text:p>6.95%</text:p>
          </table:table-cell>
          <table:table-cell office:value-type="float" office:value="106">
            <text:p>106</text:p>
          </table:table-cell>
          <table:table-cell table:style-name="ce4" table:formula="of:=[.W11]/[.$E11]" office:value-type="percentage" office:value="0.0695081967213115">
            <text:p>6.95%</text:p>
          </table:table-cell>
          <table:table-cell office:value-type="float" office:value="106">
            <text:p>106</text:p>
          </table:table-cell>
          <table:table-cell table:style-name="ce4" table:formula="of:=[.Y11]/[.$E11]" office:value-type="percentage" office:value="0.0695081967213115">
            <text:p>6.95%</text:p>
          </table:table-cell>
          <table:table-cell office:value-type="float" office:value="106">
            <text:p>106</text:p>
          </table:table-cell>
          <table:table-cell table:style-name="ce4" table:formula="of:=[.AA11]/[.$E11]" office:value-type="percentage" office:value="0.0695081967213115">
            <text:p>6.95%</text:p>
          </table:table-cell>
          <table:table-cell office:value-type="float" office:value="106">
            <text:p>106</text:p>
          </table:table-cell>
          <table:table-cell table:style-name="ce4" table:formula="of:=[.AC11]/[.$E11]" office:value-type="percentage" office:value="0.0695081967213115">
            <text:p>6.95%</text:p>
          </table:table-cell>
          <table:table-cell office:value-type="float" office:value="106">
            <text:p>106</text:p>
          </table:table-cell>
          <table:table-cell table:style-name="ce4" table:formula="of:=[.AE11]/[.$E11]" office:value-type="percentage" office:value="0.0695081967213115">
            <text:p>6.95%</text:p>
          </table:table-cell>
          <table:table-cell office:value-type="float" office:value="106">
            <text:p>106</text:p>
          </table:table-cell>
          <table:table-cell table:style-name="ce4" table:formula="of:=[.AG11]/[.$E11]" office:value-type="percentage" office:value="0.0695081967213115">
            <text:p>6.95%</text:p>
          </table:table-cell>
          <table:table-cell office:value-type="float" office:value="106">
            <text:p>106</text:p>
          </table:table-cell>
          <table:table-cell table:style-name="ce4" table:formula="of:=[.AI11]/[.$E11]" office:value-type="percentage" office:value="0.0695081967213115">
            <text:p>6.95%</text:p>
          </table:table-cell>
          <table:table-cell office:value-type="float" office:value="106">
            <text:p>106</text:p>
          </table:table-cell>
          <table:table-cell table:style-name="ce4" table:formula="of:=[.AK11]/[.$E11]" office:value-type="percentage" office:value="0.0695081967213115">
            <text:p>6.95%</text:p>
          </table:table-cell>
          <table:table-cell office:value-type="float" office:value="107">
            <text:p>107</text:p>
          </table:table-cell>
          <table:table-cell table:style-name="ce4" table:formula="of:=[.AM11]/[.$E11]" office:value-type="percentage" office:value="0.0701639344262295">
            <text:p>7.02%</text:p>
          </table:table-cell>
          <table:table-cell office:value-type="float" office:value="107">
            <text:p>107</text:p>
          </table:table-cell>
          <table:table-cell table:style-name="ce4" table:formula="of:=[.AO11]/[.$E11]" office:value-type="percentage" office:value="0.0701639344262295">
            <text:p>7.02%</text:p>
          </table:table-cell>
          <table:table-cell office:value-type="float" office:value="107">
            <text:p>107</text:p>
          </table:table-cell>
          <table:table-cell table:style-name="ce4" table:formula="of:=[.AQ11]/[.$E11]" office:value-type="percentage" office:value="0.0701639344262295">
            <text:p>7.02%</text:p>
          </table:table-cell>
          <table:table-cell office:value-type="float" office:value="107">
            <text:p>107</text:p>
          </table:table-cell>
          <table:table-cell table:style-name="ce4" table:formula="of:=[.AS11]/[.$E11]" office:value-type="percentage" office:value="0.0701639344262295">
            <text:p>7.02%</text:p>
          </table:table-cell>
          <table:table-cell office:value-type="float" office:value="107">
            <text:p>107</text:p>
          </table:table-cell>
          <table:table-cell table:style-name="ce4" table:formula="of:=[.AU11]/[.$E11]" office:value-type="percentage" office:value="0.0701639344262295">
            <text:p>7.02%</text:p>
          </table:table-cell>
          <table:table-cell office:value-type="float" office:value="107">
            <text:p>107</text:p>
          </table:table-cell>
          <table:table-cell table:style-name="ce4" table:formula="of:=[.AW11]/[.$E11]" office:value-type="percentage" office:value="0.0701639344262295">
            <text:p>7.02%</text:p>
          </table:table-cell>
          <table:table-cell office:value-type="float" office:value="107">
            <text:p>107</text:p>
          </table:table-cell>
          <table:table-cell table:style-name="ce4" table:formula="of:=[.AY11]/[.$E11]" office:value-type="percentage" office:value="0.0701639344262295">
            <text:p>7.02%</text:p>
          </table:table-cell>
          <table:table-cell office:value-type="float" office:value="107">
            <text:p>107</text:p>
          </table:table-cell>
          <table:table-cell table:style-name="ce4" table:formula="of:=[.BA11]/[.$E11]" office:value-type="percentage" office:value="0.0701639344262295">
            <text:p>7.02%</text:p>
          </table:table-cell>
          <table:table-cell office:value-type="float" office:value="107">
            <text:p>107</text:p>
          </table:table-cell>
          <table:table-cell table:style-name="ce4" table:formula="of:=[.BC11]/[.$E11]" office:value-type="percentage" office:value="0.0701639344262295">
            <text:p>7.02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Johanneberg</text:p>
          </table:table-cell>
          <table:table-cell office:value-type="float" office:value="28">
            <text:p>28</text:p>
          </table:table-cell>
          <table:table-cell office:value-type="float" office:value="207">
            <text:p>207</text:p>
          </table:table-cell>
          <table:table-cell office:value-type="float" office:value="524">
            <text:p>524</text:p>
          </table:table-cell>
          <table:table-cell table:style-name="ce2" table:formula="of:=([.C12]+[.D12])/[.E12]" office:value-type="percentage" office:value="0.448473282442748">
            <text:p>44.85%</text:p>
          </table:table-cell>
          <table:table-cell office:value-type="float" office:value="238">
            <text:p>238</text:p>
          </table:table-cell>
          <table:table-cell table:style-name="ce3" table:formula="of:=[.G12]/[.E12]" office:value-type="percentage" office:value="0.454198473282443">
            <text:p>45.42%</text:p>
          </table:table-cell>
          <table:table-cell office:value-type="float" office:value="238">
            <text:p>238</text:p>
          </table:table-cell>
          <table:table-cell table:style-name="ce4" table:formula="of:=[.I12]/[.$E12]" office:value-type="percentage" office:value="0.454198473282443">
            <text:p>45.42%</text:p>
          </table:table-cell>
          <table:table-cell office:value-type="float" office:value="238">
            <text:p>238</text:p>
          </table:table-cell>
          <table:table-cell table:style-name="ce4" table:formula="of:=[.K12]/[.$E12]" office:value-type="percentage" office:value="0.454198473282443">
            <text:p>45.42%</text:p>
          </table:table-cell>
          <table:table-cell office:value-type="float" office:value="238">
            <text:p>238</text:p>
          </table:table-cell>
          <table:table-cell table:style-name="ce4" table:formula="of:=[.M12]/[.$E12]" office:value-type="percentage" office:value="0.454198473282443">
            <text:p>45.42%</text:p>
          </table:table-cell>
          <table:table-cell office:value-type="float" office:value="238">
            <text:p>238</text:p>
          </table:table-cell>
          <table:table-cell table:style-name="ce4" table:formula="of:=[.O12]/[.$E12]" office:value-type="percentage" office:value="0.454198473282443">
            <text:p>45.42%</text:p>
          </table:table-cell>
          <table:table-cell office:value-type="float" office:value="234">
            <text:p>234</text:p>
          </table:table-cell>
          <table:table-cell table:style-name="ce4" table:formula="of:=[.Q12]/[.$E12]" office:value-type="percentage" office:value="0.446564885496183">
            <text:p>44.66%</text:p>
          </table:table-cell>
          <table:table-cell office:value-type="float" office:value="234">
            <text:p>234</text:p>
          </table:table-cell>
          <table:table-cell table:style-name="ce4" table:formula="of:=[.S12]/[.$E12]" office:value-type="percentage" office:value="0.446564885496183">
            <text:p>44.66%</text:p>
          </table:table-cell>
          <table:table-cell office:value-type="float" office:value="234">
            <text:p>234</text:p>
          </table:table-cell>
          <table:table-cell table:style-name="ce4" table:formula="of:=[.U12]/[.$E12]" office:value-type="percentage" office:value="0.446564885496183">
            <text:p>44.66%</text:p>
          </table:table-cell>
          <table:table-cell office:value-type="float" office:value="234">
            <text:p>234</text:p>
          </table:table-cell>
          <table:table-cell table:style-name="ce4" table:formula="of:=[.W12]/[.$E12]" office:value-type="percentage" office:value="0.446564885496183">
            <text:p>44.66%</text:p>
          </table:table-cell>
          <table:table-cell office:value-type="float" office:value="234">
            <text:p>234</text:p>
          </table:table-cell>
          <table:table-cell table:style-name="ce4" table:formula="of:=[.Y12]/[.$E12]" office:value-type="percentage" office:value="0.446564885496183">
            <text:p>44.66%</text:p>
          </table:table-cell>
          <table:table-cell office:value-type="float" office:value="235">
            <text:p>235</text:p>
          </table:table-cell>
          <table:table-cell table:style-name="ce4" table:formula="of:=[.AA12]/[.$E12]" office:value-type="percentage" office:value="0.448473282442748">
            <text:p>44.85%</text:p>
          </table:table-cell>
          <table:table-cell office:value-type="float" office:value="235">
            <text:p>235</text:p>
          </table:table-cell>
          <table:table-cell table:style-name="ce4" table:formula="of:=[.AC12]/[.$E12]" office:value-type="percentage" office:value="0.448473282442748">
            <text:p>44.85%</text:p>
          </table:table-cell>
          <table:table-cell office:value-type="float" office:value="235">
            <text:p>235</text:p>
          </table:table-cell>
          <table:table-cell table:style-name="ce4" table:formula="of:=[.AE12]/[.$E12]" office:value-type="percentage" office:value="0.448473282442748">
            <text:p>44.85%</text:p>
          </table:table-cell>
          <table:table-cell office:value-type="float" office:value="235">
            <text:p>235</text:p>
          </table:table-cell>
          <table:table-cell table:style-name="ce4" table:formula="of:=[.AG12]/[.$E12]" office:value-type="percentage" office:value="0.448473282442748">
            <text:p>44.85%</text:p>
          </table:table-cell>
          <table:table-cell office:value-type="float" office:value="235">
            <text:p>235</text:p>
          </table:table-cell>
          <table:table-cell table:style-name="ce4" table:formula="of:=[.AI12]/[.$E12]" office:value-type="percentage" office:value="0.448473282442748">
            <text:p>44.85%</text:p>
          </table:table-cell>
          <table:table-cell office:value-type="float" office:value="235">
            <text:p>235</text:p>
          </table:table-cell>
          <table:table-cell table:style-name="ce4" table:formula="of:=[.AK12]/[.$E12]" office:value-type="percentage" office:value="0.448473282442748">
            <text:p>44.85%</text:p>
          </table:table-cell>
          <table:table-cell office:value-type="float" office:value="235">
            <text:p>235</text:p>
          </table:table-cell>
          <table:table-cell table:style-name="ce4" table:formula="of:=[.AM12]/[.$E12]" office:value-type="percentage" office:value="0.448473282442748">
            <text:p>44.85%</text:p>
          </table:table-cell>
          <table:table-cell office:value-type="float" office:value="235">
            <text:p>235</text:p>
          </table:table-cell>
          <table:table-cell table:style-name="ce4" table:formula="of:=[.AO12]/[.$E12]" office:value-type="percentage" office:value="0.448473282442748">
            <text:p>44.85%</text:p>
          </table:table-cell>
          <table:table-cell office:value-type="float" office:value="235">
            <text:p>235</text:p>
          </table:table-cell>
          <table:table-cell table:style-name="ce4" table:formula="of:=[.AQ12]/[.$E12]" office:value-type="percentage" office:value="0.448473282442748">
            <text:p>44.85%</text:p>
          </table:table-cell>
          <table:table-cell office:value-type="float" office:value="235">
            <text:p>235</text:p>
          </table:table-cell>
          <table:table-cell table:style-name="ce4" table:formula="of:=[.AS12]/[.$E12]" office:value-type="percentage" office:value="0.448473282442748">
            <text:p>44.85%</text:p>
          </table:table-cell>
          <table:table-cell office:value-type="float" office:value="235">
            <text:p>235</text:p>
          </table:table-cell>
          <table:table-cell table:style-name="ce4" table:formula="of:=[.AU12]/[.$E12]" office:value-type="percentage" office:value="0.448473282442748">
            <text:p>44.85%</text:p>
          </table:table-cell>
          <table:table-cell office:value-type="float" office:value="235">
            <text:p>235</text:p>
          </table:table-cell>
          <table:table-cell table:style-name="ce4" table:formula="of:=[.AW12]/[.$E12]" office:value-type="percentage" office:value="0.448473282442748">
            <text:p>44.85%</text:p>
          </table:table-cell>
          <table:table-cell office:value-type="float" office:value="235">
            <text:p>235</text:p>
          </table:table-cell>
          <table:table-cell table:style-name="ce4" table:formula="of:=[.AY12]/[.$E12]" office:value-type="percentage" office:value="0.448473282442748">
            <text:p>44.85%</text:p>
          </table:table-cell>
          <table:table-cell office:value-type="float" office:value="235">
            <text:p>235</text:p>
          </table:table-cell>
          <table:table-cell table:style-name="ce4" table:formula="of:=[.BA12]/[.$E12]" office:value-type="percentage" office:value="0.448473282442748">
            <text:p>44.85%</text:p>
          </table:table-cell>
          <table:table-cell office:value-type="float" office:value="235">
            <text:p>235</text:p>
          </table:table-cell>
          <table:table-cell table:style-name="ce4" table:formula="of:=[.BC12]/[.$E12]" office:value-type="percentage" office:value="0.448473282442748">
            <text:p>44.85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style-name="ce1" office:value-type="string">
            <text:p>Landala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81">
            <text:p>281</text:p>
          </table:table-cell>
          <table:table-cell table:style-name="ce2" table:formula="of:=([.C13]+[.D13])/[.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3" table:formula="of:=[.G13]/[.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I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K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M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O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Q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S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U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W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Y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AA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AC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AE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AG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AI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AK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AM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AO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AQ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AS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AU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AW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AY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BA13]/[.$E13]" office:value-type="percentage" office:value="0.0462633451957295">
            <text:p>4.63%</text:p>
          </table:table-cell>
          <table:table-cell office:value-type="float" office:value="13">
            <text:p>13</text:p>
          </table:table-cell>
          <table:table-cell table:style-name="ce4" table:formula="of:=[.BC13]/[.$E13]" office:value-type="percentage" office:value="0.0462633451957295">
            <text:p>4.63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style-name="ce1" office:value-type="string">
            <text:p>Guldheden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807">
            <text:p>807</text:p>
          </table:table-cell>
          <table:table-cell table:style-name="ce2" table:formula="of:=([.C14]+[.D14])/[.E14]" office:value-type="percentage" office:value="0.110285006195787">
            <text:p>11.03%</text:p>
          </table:table-cell>
          <table:table-cell office:value-type="float" office:value="89">
            <text:p>89</text:p>
          </table:table-cell>
          <table:table-cell table:style-name="ce3" table:formula="of:=[.G14]/[.E14]" office:value-type="percentage" office:value="0.110285006195787">
            <text:p>11.03%</text:p>
          </table:table-cell>
          <table:table-cell office:value-type="float" office:value="89">
            <text:p>89</text:p>
          </table:table-cell>
          <table:table-cell table:style-name="ce4" table:formula="of:=[.I14]/[.$E14]" office:value-type="percentage" office:value="0.110285006195787">
            <text:p>11.03%</text:p>
          </table:table-cell>
          <table:table-cell office:value-type="float" office:value="89">
            <text:p>89</text:p>
          </table:table-cell>
          <table:table-cell table:style-name="ce4" table:formula="of:=[.K14]/[.$E14]" office:value-type="percentage" office:value="0.110285006195787">
            <text:p>11.03%</text:p>
          </table:table-cell>
          <table:table-cell office:value-type="float" office:value="89">
            <text:p>89</text:p>
          </table:table-cell>
          <table:table-cell table:style-name="ce4" table:formula="of:=[.M14]/[.$E14]" office:value-type="percentage" office:value="0.110285006195787">
            <text:p>11.03%</text:p>
          </table:table-cell>
          <table:table-cell office:value-type="float" office:value="90">
            <text:p>90</text:p>
          </table:table-cell>
          <table:table-cell table:style-name="ce4" table:formula="of:=[.O14]/[.$E14]" office:value-type="percentage" office:value="0.111524163568773">
            <text:p>11.15%</text:p>
          </table:table-cell>
          <table:table-cell office:value-type="float" office:value="91">
            <text:p>91</text:p>
          </table:table-cell>
          <table:table-cell table:style-name="ce4" table:formula="of:=[.Q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S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U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W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Y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AA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AC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AE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AG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AI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AK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AM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AO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AQ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AS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AU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AW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AY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BA14]/[.$E14]" office:value-type="percentage" office:value="0.11276332094176">
            <text:p>11.28%</text:p>
          </table:table-cell>
          <table:table-cell office:value-type="float" office:value="91">
            <text:p>91</text:p>
          </table:table-cell>
          <table:table-cell table:style-name="ce4" table:formula="of:=[.BC14]/[.$E14]" office:value-type="percentage" office:value="0.11276332094176">
            <text:p>11.28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Lorensberg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33">
            <text:p>233</text:p>
          </table:table-cell>
          <table:table-cell table:style-name="ce2" table:formula="of:=([.C15]+[.D15])/[.E15]" office:value-type="percentage" office:value="0.180257510729614">
            <text:p>18.03%</text:p>
          </table:table-cell>
          <table:table-cell office:value-type="float" office:value="42">
            <text:p>42</text:p>
          </table:table-cell>
          <table:table-cell table:style-name="ce3" table:formula="of:=[.G15]/[.E15]" office:value-type="percentage" office:value="0.180257510729614">
            <text:p>18.03%</text:p>
          </table:table-cell>
          <table:table-cell office:value-type="float" office:value="42">
            <text:p>42</text:p>
          </table:table-cell>
          <table:table-cell table:style-name="ce4" table:formula="of:=[.I15]/[.$E15]" office:value-type="percentage" office:value="0.180257510729614">
            <text:p>18.03%</text:p>
          </table:table-cell>
          <table:table-cell office:value-type="float" office:value="42">
            <text:p>42</text:p>
          </table:table-cell>
          <table:table-cell table:style-name="ce4" table:formula="of:=[.K15]/[.$E15]" office:value-type="percentage" office:value="0.180257510729614">
            <text:p>18.03%</text:p>
          </table:table-cell>
          <table:table-cell office:value-type="float" office:value="42">
            <text:p>42</text:p>
          </table:table-cell>
          <table:table-cell table:style-name="ce4" table:formula="of:=[.M15]/[.$E15]" office:value-type="percentage" office:value="0.180257510729614">
            <text:p>18.03%</text:p>
          </table:table-cell>
          <table:table-cell office:value-type="float" office:value="42">
            <text:p>42</text:p>
          </table:table-cell>
          <table:table-cell table:style-name="ce4" table:formula="of:=[.O15]/[.$E15]" office:value-type="percentage" office:value="0.180257510729614">
            <text:p>18.03%</text:p>
          </table:table-cell>
          <table:table-cell office:value-type="float" office:value="41">
            <text:p>41</text:p>
          </table:table-cell>
          <table:table-cell table:style-name="ce4" table:formula="of:=[.Q15]/[.$E15]" office:value-type="percentage" office:value="0.175965665236052">
            <text:p>17.60%</text:p>
          </table:table-cell>
          <table:table-cell office:value-type="float" office:value="41">
            <text:p>41</text:p>
          </table:table-cell>
          <table:table-cell table:style-name="ce4" table:formula="of:=[.S15]/[.$E15]" office:value-type="percentage" office:value="0.175965665236052">
            <text:p>17.60%</text:p>
          </table:table-cell>
          <table:table-cell office:value-type="float" office:value="42">
            <text:p>42</text:p>
          </table:table-cell>
          <table:table-cell table:style-name="ce4" table:formula="of:=[.U15]/[.$E15]" office:value-type="percentage" office:value="0.180257510729614">
            <text:p>18.03%</text:p>
          </table:table-cell>
          <table:table-cell office:value-type="float" office:value="52">
            <text:p>52</text:p>
          </table:table-cell>
          <table:table-cell table:style-name="ce4" table:formula="of:=[.W15]/[.$E15]" office:value-type="percentage" office:value="0.223175965665236">
            <text:p>22.32%</text:p>
          </table:table-cell>
          <table:table-cell office:value-type="float" office:value="52">
            <text:p>52</text:p>
          </table:table-cell>
          <table:table-cell table:style-name="ce4" table:formula="of:=[.Y15]/[.$E15]" office:value-type="percentage" office:value="0.223175965665236">
            <text:p>22.32%</text:p>
          </table:table-cell>
          <table:table-cell office:value-type="float" office:value="52">
            <text:p>52</text:p>
          </table:table-cell>
          <table:table-cell table:style-name="ce4" table:formula="of:=[.AA15]/[.$E15]" office:value-type="percentage" office:value="0.223175965665236">
            <text:p>22.32%</text:p>
          </table:table-cell>
          <table:table-cell office:value-type="float" office:value="52">
            <text:p>52</text:p>
          </table:table-cell>
          <table:table-cell table:style-name="ce4" table:formula="of:=[.AC15]/[.$E15]" office:value-type="percentage" office:value="0.223175965665236">
            <text:p>22.32%</text:p>
          </table:table-cell>
          <table:table-cell office:value-type="float" office:value="52">
            <text:p>52</text:p>
          </table:table-cell>
          <table:table-cell table:style-name="ce4" table:formula="of:=[.AE15]/[.$E15]" office:value-type="percentage" office:value="0.223175965665236">
            <text:p>22.32%</text:p>
          </table:table-cell>
          <table:table-cell office:value-type="float" office:value="52">
            <text:p>52</text:p>
          </table:table-cell>
          <table:table-cell table:style-name="ce4" table:formula="of:=[.AG15]/[.$E15]" office:value-type="percentage" office:value="0.223175965665236">
            <text:p>22.32%</text:p>
          </table:table-cell>
          <table:table-cell office:value-type="float" office:value="54">
            <text:p>54</text:p>
          </table:table-cell>
          <table:table-cell table:style-name="ce4" table:formula="of:=[.AI15]/[.$E15]" office:value-type="percentage" office:value="0.23175965665236">
            <text:p>23.18%</text:p>
          </table:table-cell>
          <table:table-cell office:value-type="float" office:value="54">
            <text:p>54</text:p>
          </table:table-cell>
          <table:table-cell table:style-name="ce4" table:formula="of:=[.AK15]/[.$E15]" office:value-type="percentage" office:value="0.23175965665236">
            <text:p>23.18%</text:p>
          </table:table-cell>
          <table:table-cell office:value-type="float" office:value="54">
            <text:p>54</text:p>
          </table:table-cell>
          <table:table-cell table:style-name="ce4" table:formula="of:=[.AM15]/[.$E15]" office:value-type="percentage" office:value="0.23175965665236">
            <text:p>23.18%</text:p>
          </table:table-cell>
          <table:table-cell office:value-type="float" office:value="54">
            <text:p>54</text:p>
          </table:table-cell>
          <table:table-cell table:style-name="ce4" table:formula="of:=[.AO15]/[.$E15]" office:value-type="percentage" office:value="0.23175965665236">
            <text:p>23.18%</text:p>
          </table:table-cell>
          <table:table-cell office:value-type="float" office:value="54">
            <text:p>54</text:p>
          </table:table-cell>
          <table:table-cell table:style-name="ce4" table:formula="of:=[.AQ15]/[.$E15]" office:value-type="percentage" office:value="0.23175965665236">
            <text:p>23.18%</text:p>
          </table:table-cell>
          <table:table-cell office:value-type="float" office:value="54">
            <text:p>54</text:p>
          </table:table-cell>
          <table:table-cell table:style-name="ce4" table:formula="of:=[.AS15]/[.$E15]" office:value-type="percentage" office:value="0.23175965665236">
            <text:p>23.18%</text:p>
          </table:table-cell>
          <table:table-cell office:value-type="float" office:value="54">
            <text:p>54</text:p>
          </table:table-cell>
          <table:table-cell table:style-name="ce4" table:formula="of:=[.AU15]/[.$E15]" office:value-type="percentage" office:value="0.23175965665236">
            <text:p>23.18%</text:p>
          </table:table-cell>
          <table:table-cell office:value-type="float" office:value="54">
            <text:p>54</text:p>
          </table:table-cell>
          <table:table-cell table:style-name="ce4" table:formula="of:=[.AW15]/[.$E15]" office:value-type="percentage" office:value="0.23175965665236">
            <text:p>23.18%</text:p>
          </table:table-cell>
          <table:table-cell office:value-type="float" office:value="54">
            <text:p>54</text:p>
          </table:table-cell>
          <table:table-cell table:style-name="ce4" table:formula="of:=[.AY15]/[.$E15]" office:value-type="percentage" office:value="0.23175965665236">
            <text:p>23.18%</text:p>
          </table:table-cell>
          <table:table-cell office:value-type="float" office:value="54">
            <text:p>54</text:p>
          </table:table-cell>
          <table:table-cell table:style-name="ce4" table:formula="of:=[.BA15]/[.$E15]" office:value-type="percentage" office:value="0.23175965665236">
            <text:p>23.18%</text:p>
          </table:table-cell>
          <table:table-cell office:value-type="float" office:value="54">
            <text:p>54</text:p>
          </table:table-cell>
          <table:table-cell table:style-name="ce4" table:formula="of:=[.BC15]/[.$E15]" office:value-type="percentage" office:value="0.23175965665236">
            <text:p>23.18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style-name="ce1" office:value-type="string">
            <text:p>Vasastade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57">
            <text:p>757</text:p>
          </table:table-cell>
          <table:table-cell table:style-name="ce2" table:formula="of:=([.C16]+[.D16])/[.E16]" office:value-type="percentage" office:value="0.0145310435931308">
            <text:p>1.45%</text:p>
          </table:table-cell>
          <table:table-cell office:value-type="float" office:value="11">
            <text:p>11</text:p>
          </table:table-cell>
          <table:table-cell table:style-name="ce3" table:formula="of:=[.G16]/[.E16]" office:value-type="percentage" office:value="0.0145310435931308">
            <text:p>1.45%</text:p>
          </table:table-cell>
          <table:table-cell office:value-type="float" office:value="11">
            <text:p>11</text:p>
          </table:table-cell>
          <table:table-cell table:style-name="ce4" table:formula="of:=[.I16]/[.$E16]" office:value-type="percentage" office:value="0.0145310435931308">
            <text:p>1.45%</text:p>
          </table:table-cell>
          <table:table-cell office:value-type="float" office:value="11">
            <text:p>11</text:p>
          </table:table-cell>
          <table:table-cell table:style-name="ce4" table:formula="of:=[.K16]/[.$E16]" office:value-type="percentage" office:value="0.0145310435931308">
            <text:p>1.45%</text:p>
          </table:table-cell>
          <table:table-cell office:value-type="float" office:value="11">
            <text:p>11</text:p>
          </table:table-cell>
          <table:table-cell table:style-name="ce4" table:formula="of:=[.M16]/[.$E16]" office:value-type="percentage" office:value="0.0145310435931308">
            <text:p>1.45%</text:p>
          </table:table-cell>
          <table:table-cell office:value-type="float" office:value="11">
            <text:p>11</text:p>
          </table:table-cell>
          <table:table-cell table:style-name="ce4" table:formula="of:=[.O16]/[.$E16]" office:value-type="percentage" office:value="0.0145310435931308">
            <text:p>1.45%</text:p>
          </table:table-cell>
          <table:table-cell office:value-type="float" office:value="15">
            <text:p>15</text:p>
          </table:table-cell>
          <table:table-cell table:style-name="ce4" table:formula="of:=[.Q16]/[.$E16]" office:value-type="percentage" office:value="0.0198150594451783">
            <text:p>1.98%</text:p>
          </table:table-cell>
          <table:table-cell office:value-type="float" office:value="15">
            <text:p>15</text:p>
          </table:table-cell>
          <table:table-cell table:style-name="ce4" table:formula="of:=[.S16]/[.$E16]" office:value-type="percentage" office:value="0.0198150594451783">
            <text:p>1.98%</text:p>
          </table:table-cell>
          <table:table-cell office:value-type="float" office:value="15">
            <text:p>15</text:p>
          </table:table-cell>
          <table:table-cell table:style-name="ce4" table:formula="of:=[.U16]/[.$E16]" office:value-type="percentage" office:value="0.0198150594451783">
            <text:p>1.98%</text:p>
          </table:table-cell>
          <table:table-cell office:value-type="float" office:value="26">
            <text:p>26</text:p>
          </table:table-cell>
          <table:table-cell table:style-name="ce4" table:formula="of:=[.W16]/[.$E16]" office:value-type="percentage" office:value="0.0343461030383091">
            <text:p>3.43%</text:p>
          </table:table-cell>
          <table:table-cell office:value-type="float" office:value="26">
            <text:p>26</text:p>
          </table:table-cell>
          <table:table-cell table:style-name="ce4" table:formula="of:=[.Y16]/[.$E16]" office:value-type="percentage" office:value="0.0343461030383091">
            <text:p>3.43%</text:p>
          </table:table-cell>
          <table:table-cell office:value-type="float" office:value="26">
            <text:p>26</text:p>
          </table:table-cell>
          <table:table-cell table:style-name="ce4" table:formula="of:=[.AA16]/[.$E16]" office:value-type="percentage" office:value="0.0343461030383091">
            <text:p>3.43%</text:p>
          </table:table-cell>
          <table:table-cell office:value-type="float" office:value="68">
            <text:p>68</text:p>
          </table:table-cell>
          <table:table-cell table:style-name="ce4" table:formula="of:=[.AC16]/[.$E16]" office:value-type="percentage" office:value="0.0898282694848085">
            <text:p>8.98%</text:p>
          </table:table-cell>
          <table:table-cell office:value-type="float" office:value="68">
            <text:p>68</text:p>
          </table:table-cell>
          <table:table-cell table:style-name="ce4" table:formula="of:=[.AE16]/[.$E16]" office:value-type="percentage" office:value="0.0898282694848085">
            <text:p>8.98%</text:p>
          </table:table-cell>
          <table:table-cell office:value-type="float" office:value="68">
            <text:p>68</text:p>
          </table:table-cell>
          <table:table-cell table:style-name="ce4" table:formula="of:=[.AG16]/[.$E16]" office:value-type="percentage" office:value="0.0898282694848085">
            <text:p>8.98%</text:p>
          </table:table-cell>
          <table:table-cell office:value-type="float" office:value="68">
            <text:p>68</text:p>
          </table:table-cell>
          <table:table-cell table:style-name="ce4" table:formula="of:=[.AI16]/[.$E16]" office:value-type="percentage" office:value="0.0898282694848085">
            <text:p>8.98%</text:p>
          </table:table-cell>
          <table:table-cell office:value-type="float" office:value="68">
            <text:p>68</text:p>
          </table:table-cell>
          <table:table-cell table:style-name="ce4" table:formula="of:=[.AK16]/[.$E16]" office:value-type="percentage" office:value="0.0898282694848085">
            <text:p>8.98%</text:p>
          </table:table-cell>
          <table:table-cell office:value-type="float" office:value="68">
            <text:p>68</text:p>
          </table:table-cell>
          <table:table-cell table:style-name="ce4" table:formula="of:=[.AM16]/[.$E16]" office:value-type="percentage" office:value="0.0898282694848085">
            <text:p>8.98%</text:p>
          </table:table-cell>
          <table:table-cell office:value-type="float" office:value="68">
            <text:p>68</text:p>
          </table:table-cell>
          <table:table-cell table:style-name="ce4" table:formula="of:=[.AO16]/[.$E16]" office:value-type="percentage" office:value="0.0898282694848085">
            <text:p>8.98%</text:p>
          </table:table-cell>
          <table:table-cell office:value-type="float" office:value="68">
            <text:p>68</text:p>
          </table:table-cell>
          <table:table-cell table:style-name="ce4" table:formula="of:=[.AQ16]/[.$E16]" office:value-type="percentage" office:value="0.0898282694848085">
            <text:p>8.98%</text:p>
          </table:table-cell>
          <table:table-cell office:value-type="float" office:value="69">
            <text:p>69</text:p>
          </table:table-cell>
          <table:table-cell table:style-name="ce4" table:formula="of:=[.AS16]/[.$E16]" office:value-type="percentage" office:value="0.0911492734478203">
            <text:p>9.11%</text:p>
          </table:table-cell>
          <table:table-cell office:value-type="float" office:value="69">
            <text:p>69</text:p>
          </table:table-cell>
          <table:table-cell table:style-name="ce4" table:formula="of:=[.AU16]/[.$E16]" office:value-type="percentage" office:value="0.0911492734478203">
            <text:p>9.11%</text:p>
          </table:table-cell>
          <table:table-cell office:value-type="float" office:value="69">
            <text:p>69</text:p>
          </table:table-cell>
          <table:table-cell table:style-name="ce4" table:formula="of:=[.AW16]/[.$E16]" office:value-type="percentage" office:value="0.0911492734478203">
            <text:p>9.11%</text:p>
          </table:table-cell>
          <table:table-cell office:value-type="float" office:value="69">
            <text:p>69</text:p>
          </table:table-cell>
          <table:table-cell table:style-name="ce4" table:formula="of:=[.AY16]/[.$E16]" office:value-type="percentage" office:value="0.0911492734478203">
            <text:p>9.11%</text:p>
          </table:table-cell>
          <table:table-cell office:value-type="float" office:value="69">
            <text:p>69</text:p>
          </table:table-cell>
          <table:table-cell table:style-name="ce4" table:formula="of:=[.BA16]/[.$E16]" office:value-type="percentage" office:value="0.0911492734478203">
            <text:p>9.11%</text:p>
          </table:table-cell>
          <table:table-cell office:value-type="float" office:value="69">
            <text:p>69</text:p>
          </table:table-cell>
          <table:table-cell table:style-name="ce4" table:formula="of:=[.BC16]/[.$E16]" office:value-type="percentage" office:value="0.0911492734478203">
            <text:p>9.11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Inom Vallgraven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186">
            <text:p>1186</text:p>
          </table:table-cell>
          <table:table-cell table:style-name="ce2" table:formula="of:=([.C17]+[.D17])/[.E17]" office:value-type="percentage" office:value="0.0446880269814503">
            <text:p>4.47%</text:p>
          </table:table-cell>
          <table:table-cell office:value-type="float" office:value="57">
            <text:p>57</text:p>
          </table:table-cell>
          <table:table-cell table:style-name="ce3" table:formula="of:=[.G17]/[.E17]" office:value-type="percentage" office:value="0.0480607082630691">
            <text:p>4.81%</text:p>
          </table:table-cell>
          <table:table-cell office:value-type="float" office:value="70">
            <text:p>70</text:p>
          </table:table-cell>
          <table:table-cell table:style-name="ce4" table:formula="of:=[.I17]/[.$E17]" office:value-type="percentage" office:value="0.0590219224283305">
            <text:p>5.90%</text:p>
          </table:table-cell>
          <table:table-cell office:value-type="float" office:value="70">
            <text:p>70</text:p>
          </table:table-cell>
          <table:table-cell table:style-name="ce4" table:formula="of:=[.K17]/[.$E17]" office:value-type="percentage" office:value="0.0590219224283305">
            <text:p>5.90%</text:p>
          </table:table-cell>
          <table:table-cell office:value-type="float" office:value="70">
            <text:p>70</text:p>
          </table:table-cell>
          <table:table-cell table:style-name="ce4" table:formula="of:=[.M17]/[.$E17]" office:value-type="percentage" office:value="0.0590219224283305">
            <text:p>5.90%</text:p>
          </table:table-cell>
          <table:table-cell office:value-type="float" office:value="70">
            <text:p>70</text:p>
          </table:table-cell>
          <table:table-cell table:style-name="ce4" table:formula="of:=[.O17]/[.$E17]" office:value-type="percentage" office:value="0.0590219224283305">
            <text:p>5.90%</text:p>
          </table:table-cell>
          <table:table-cell office:value-type="float" office:value="69">
            <text:p>69</text:p>
          </table:table-cell>
          <table:table-cell table:style-name="ce4" table:formula="of:=[.Q17]/[.$E17]" office:value-type="percentage" office:value="0.0581787521079258">
            <text:p>5.82%</text:p>
          </table:table-cell>
          <table:table-cell office:value-type="float" office:value="95">
            <text:p>95</text:p>
          </table:table-cell>
          <table:table-cell table:style-name="ce4" table:formula="of:=[.S17]/[.$E17]" office:value-type="percentage" office:value="0.0801011804384486">
            <text:p>8.01%</text:p>
          </table:table-cell>
          <table:table-cell office:value-type="float" office:value="96">
            <text:p>96</text:p>
          </table:table-cell>
          <table:table-cell table:style-name="ce4" table:formula="of:=[.U17]/[.$E17]" office:value-type="percentage" office:value="0.0809443507588533">
            <text:p>8.09%</text:p>
          </table:table-cell>
          <table:table-cell office:value-type="float" office:value="112">
            <text:p>112</text:p>
          </table:table-cell>
          <table:table-cell table:style-name="ce4" table:formula="of:=[.W17]/[.$E17]" office:value-type="percentage" office:value="0.0944350758853288">
            <text:p>9.44%</text:p>
          </table:table-cell>
          <table:table-cell office:value-type="float" office:value="241">
            <text:p>241</text:p>
          </table:table-cell>
          <table:table-cell table:style-name="ce4" table:formula="of:=[.Y17]/[.$E17]" office:value-type="percentage" office:value="0.203204047217538">
            <text:p>20.32%</text:p>
          </table:table-cell>
          <table:table-cell office:value-type="float" office:value="393">
            <text:p>393</text:p>
          </table:table-cell>
          <table:table-cell table:style-name="ce4" table:formula="of:=[.AA17]/[.$E17]" office:value-type="percentage" office:value="0.331365935919056">
            <text:p>33.14%</text:p>
          </table:table-cell>
          <table:table-cell office:value-type="float" office:value="421">
            <text:p>421</text:p>
          </table:table-cell>
          <table:table-cell table:style-name="ce4" table:formula="of:=[.AC17]/[.$E17]" office:value-type="percentage" office:value="0.354974704890388">
            <text:p>35.50%</text:p>
          </table:table-cell>
          <table:table-cell office:value-type="float" office:value="395">
            <text:p>395</text:p>
          </table:table-cell>
          <table:table-cell table:style-name="ce4" table:formula="of:=[.AE17]/[.$E17]" office:value-type="percentage" office:value="0.333052276559865">
            <text:p>33.31%</text:p>
          </table:table-cell>
          <table:table-cell office:value-type="float" office:value="422">
            <text:p>422</text:p>
          </table:table-cell>
          <table:table-cell table:style-name="ce4" table:formula="of:=[.AG17]/[.$E17]" office:value-type="percentage" office:value="0.355817875210793">
            <text:p>35.58%</text:p>
          </table:table-cell>
          <table:table-cell office:value-type="float" office:value="428">
            <text:p>428</text:p>
          </table:table-cell>
          <table:table-cell table:style-name="ce4" table:formula="of:=[.AI17]/[.$E17]" office:value-type="percentage" office:value="0.360876897133221">
            <text:p>36.09%</text:p>
          </table:table-cell>
          <table:table-cell office:value-type="float" office:value="468">
            <text:p>468</text:p>
          </table:table-cell>
          <table:table-cell table:style-name="ce4" table:formula="of:=[.AK17]/[.$E17]" office:value-type="percentage" office:value="0.39460370994941">
            <text:p>39.46%</text:p>
          </table:table-cell>
          <table:table-cell office:value-type="float" office:value="468">
            <text:p>468</text:p>
          </table:table-cell>
          <table:table-cell table:style-name="ce4" table:formula="of:=[.AM17]/[.$E17]" office:value-type="percentage" office:value="0.39460370994941">
            <text:p>39.46%</text:p>
          </table:table-cell>
          <table:table-cell office:value-type="float" office:value="479">
            <text:p>479</text:p>
          </table:table-cell>
          <table:table-cell table:style-name="ce4" table:formula="of:=[.AO17]/[.$E17]" office:value-type="percentage" office:value="0.403878583473862">
            <text:p>40.39%</text:p>
          </table:table-cell>
          <table:table-cell office:value-type="float" office:value="479">
            <text:p>479</text:p>
          </table:table-cell>
          <table:table-cell table:style-name="ce4" table:formula="of:=[.AQ17]/[.$E17]" office:value-type="percentage" office:value="0.403878583473862">
            <text:p>40.39%</text:p>
          </table:table-cell>
          <table:table-cell office:value-type="float" office:value="479">
            <text:p>479</text:p>
          </table:table-cell>
          <table:table-cell table:style-name="ce4" table:formula="of:=[.AS17]/[.$E17]" office:value-type="percentage" office:value="0.403878583473862">
            <text:p>40.39%</text:p>
          </table:table-cell>
          <table:table-cell office:value-type="float" office:value="479">
            <text:p>479</text:p>
          </table:table-cell>
          <table:table-cell table:style-name="ce4" table:formula="of:=[.AU17]/[.$E17]" office:value-type="percentage" office:value="0.403878583473862">
            <text:p>40.39%</text:p>
          </table:table-cell>
          <table:table-cell office:value-type="float" office:value="479">
            <text:p>479</text:p>
          </table:table-cell>
          <table:table-cell table:style-name="ce4" table:formula="of:=[.AW17]/[.$E17]" office:value-type="percentage" office:value="0.403878583473862">
            <text:p>40.39%</text:p>
          </table:table-cell>
          <table:table-cell office:value-type="float" office:value="479">
            <text:p>479</text:p>
          </table:table-cell>
          <table:table-cell table:style-name="ce4" table:formula="of:=[.AY17]/[.$E17]" office:value-type="percentage" office:value="0.403878583473862">
            <text:p>40.39%</text:p>
          </table:table-cell>
          <table:table-cell office:value-type="float" office:value="479">
            <text:p>479</text:p>
          </table:table-cell>
          <table:table-cell table:style-name="ce4" table:formula="of:=[.BA17]/[.$E17]" office:value-type="percentage" office:value="0.403878583473862">
            <text:p>40.39%</text:p>
          </table:table-cell>
          <table:table-cell office:value-type="float" office:value="579">
            <text:p>579</text:p>
          </table:table-cell>
          <table:table-cell table:style-name="ce4" table:formula="of:=[.BC17]/[.$E17]" office:value-type="percentage" office:value="0.488195615514334">
            <text:p>48.82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tampen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568">
            <text:p>568</text:p>
          </table:table-cell>
          <table:table-cell table:style-name="ce2" table:formula="of:=([.C18]+[.D18])/[.E18]" office:value-type="percentage" office:value="0.112676056338028">
            <text:p>11.27%</text:p>
          </table:table-cell>
          <table:table-cell office:value-type="float" office:value="85">
            <text:p>85</text:p>
          </table:table-cell>
          <table:table-cell table:style-name="ce3" table:formula="of:=[.G18]/[.E18]" office:value-type="percentage" office:value="0.149647887323944">
            <text:p>14.96%</text:p>
          </table:table-cell>
          <table:table-cell office:value-type="float" office:value="85">
            <text:p>85</text:p>
          </table:table-cell>
          <table:table-cell table:style-name="ce4" table:formula="of:=[.I18]/[.$E18]" office:value-type="percentage" office:value="0.149647887323944">
            <text:p>14.96%</text:p>
          </table:table-cell>
          <table:table-cell office:value-type="float" office:value="93">
            <text:p>93</text:p>
          </table:table-cell>
          <table:table-cell table:style-name="ce4" table:formula="of:=[.K18]/[.$E18]" office:value-type="percentage" office:value="0.163732394366197">
            <text:p>16.37%</text:p>
          </table:table-cell>
          <table:table-cell office:value-type="float" office:value="93">
            <text:p>93</text:p>
          </table:table-cell>
          <table:table-cell table:style-name="ce4" table:formula="of:=[.M18]/[.$E18]" office:value-type="percentage" office:value="0.163732394366197">
            <text:p>16.37%</text:p>
          </table:table-cell>
          <table:table-cell office:value-type="float" office:value="93">
            <text:p>93</text:p>
          </table:table-cell>
          <table:table-cell table:style-name="ce4" table:formula="of:=[.O18]/[.$E18]" office:value-type="percentage" office:value="0.163732394366197">
            <text:p>16.37%</text:p>
          </table:table-cell>
          <table:table-cell office:value-type="float" office:value="74">
            <text:p>74</text:p>
          </table:table-cell>
          <table:table-cell table:style-name="ce4" table:formula="of:=[.Q18]/[.$E18]" office:value-type="percentage" office:value="0.130281690140845">
            <text:p>13.03%</text:p>
          </table:table-cell>
          <table:table-cell office:value-type="float" office:value="74">
            <text:p>74</text:p>
          </table:table-cell>
          <table:table-cell table:style-name="ce4" table:formula="of:=[.S18]/[.$E18]" office:value-type="percentage" office:value="0.130281690140845">
            <text:p>13.03%</text:p>
          </table:table-cell>
          <table:table-cell office:value-type="float" office:value="74">
            <text:p>74</text:p>
          </table:table-cell>
          <table:table-cell table:style-name="ce4" table:formula="of:=[.U18]/[.$E18]" office:value-type="percentage" office:value="0.130281690140845">
            <text:p>13.03%</text:p>
          </table:table-cell>
          <table:table-cell office:value-type="float" office:value="74">
            <text:p>74</text:p>
          </table:table-cell>
          <table:table-cell table:style-name="ce4" table:formula="of:=[.W18]/[.$E18]" office:value-type="percentage" office:value="0.130281690140845">
            <text:p>13.03%</text:p>
          </table:table-cell>
          <table:table-cell office:value-type="float" office:value="74">
            <text:p>74</text:p>
          </table:table-cell>
          <table:table-cell table:style-name="ce4" table:formula="of:=[.Y18]/[.$E18]" office:value-type="percentage" office:value="0.130281690140845">
            <text:p>13.03%</text:p>
          </table:table-cell>
          <table:table-cell office:value-type="float" office:value="74">
            <text:p>74</text:p>
          </table:table-cell>
          <table:table-cell table:style-name="ce4" table:formula="of:=[.AA18]/[.$E18]" office:value-type="percentage" office:value="0.130281690140845">
            <text:p>13.03%</text:p>
          </table:table-cell>
          <table:table-cell office:value-type="float" office:value="74">
            <text:p>74</text:p>
          </table:table-cell>
          <table:table-cell table:style-name="ce4" table:formula="of:=[.AC18]/[.$E18]" office:value-type="percentage" office:value="0.130281690140845">
            <text:p>13.03%</text:p>
          </table:table-cell>
          <table:table-cell office:value-type="float" office:value="74">
            <text:p>74</text:p>
          </table:table-cell>
          <table:table-cell table:style-name="ce4" table:formula="of:=[.AE18]/[.$E18]" office:value-type="percentage" office:value="0.130281690140845">
            <text:p>13.03%</text:p>
          </table:table-cell>
          <table:table-cell office:value-type="float" office:value="74">
            <text:p>74</text:p>
          </table:table-cell>
          <table:table-cell table:style-name="ce4" table:formula="of:=[.AG18]/[.$E18]" office:value-type="percentage" office:value="0.130281690140845">
            <text:p>13.03%</text:p>
          </table:table-cell>
          <table:table-cell office:value-type="float" office:value="74">
            <text:p>74</text:p>
          </table:table-cell>
          <table:table-cell table:style-name="ce4" table:formula="of:=[.AI18]/[.$E18]" office:value-type="percentage" office:value="0.130281690140845">
            <text:p>13.03%</text:p>
          </table:table-cell>
          <table:table-cell office:value-type="float" office:value="75">
            <text:p>75</text:p>
          </table:table-cell>
          <table:table-cell table:style-name="ce4" table:formula="of:=[.AK18]/[.$E18]" office:value-type="percentage" office:value="0.132042253521127">
            <text:p>13.20%</text:p>
          </table:table-cell>
          <table:table-cell office:value-type="float" office:value="75">
            <text:p>75</text:p>
          </table:table-cell>
          <table:table-cell table:style-name="ce4" table:formula="of:=[.AM18]/[.$E18]" office:value-type="percentage" office:value="0.132042253521127">
            <text:p>13.20%</text:p>
          </table:table-cell>
          <table:table-cell office:value-type="float" office:value="75">
            <text:p>75</text:p>
          </table:table-cell>
          <table:table-cell table:style-name="ce4" table:formula="of:=[.AO18]/[.$E18]" office:value-type="percentage" office:value="0.132042253521127">
            <text:p>13.20%</text:p>
          </table:table-cell>
          <table:table-cell office:value-type="float" office:value="76">
            <text:p>76</text:p>
          </table:table-cell>
          <table:table-cell table:style-name="ce4" table:formula="of:=[.AQ18]/[.$E18]" office:value-type="percentage" office:value="0.133802816901408">
            <text:p>13.38%</text:p>
          </table:table-cell>
          <table:table-cell office:value-type="float" office:value="76">
            <text:p>76</text:p>
          </table:table-cell>
          <table:table-cell table:style-name="ce4" table:formula="of:=[.AS18]/[.$E18]" office:value-type="percentage" office:value="0.133802816901408">
            <text:p>13.38%</text:p>
          </table:table-cell>
          <table:table-cell office:value-type="float" office:value="76">
            <text:p>76</text:p>
          </table:table-cell>
          <table:table-cell table:style-name="ce4" table:formula="of:=[.AU18]/[.$E18]" office:value-type="percentage" office:value="0.133802816901408">
            <text:p>13.38%</text:p>
          </table:table-cell>
          <table:table-cell office:value-type="float" office:value="76">
            <text:p>76</text:p>
          </table:table-cell>
          <table:table-cell table:style-name="ce4" table:formula="of:=[.AW18]/[.$E18]" office:value-type="percentage" office:value="0.133802816901408">
            <text:p>13.38%</text:p>
          </table:table-cell>
          <table:table-cell office:value-type="float" office:value="76">
            <text:p>76</text:p>
          </table:table-cell>
          <table:table-cell table:style-name="ce4" table:formula="of:=[.AY18]/[.$E18]" office:value-type="percentage" office:value="0.133802816901408">
            <text:p>13.38%</text:p>
          </table:table-cell>
          <table:table-cell office:value-type="float" office:value="76">
            <text:p>76</text:p>
          </table:table-cell>
          <table:table-cell table:style-name="ce4" table:formula="of:=[.BA18]/[.$E18]" office:value-type="percentage" office:value="0.133802816901408">
            <text:p>13.38%</text:p>
          </table:table-cell>
          <table:table-cell office:value-type="float" office:value="77">
            <text:p>77</text:p>
          </table:table-cell>
          <table:table-cell table:style-name="ce4" table:formula="of:=[.BC18]/[.$E18]" office:value-type="percentage" office:value="0.13556338028169">
            <text:p>13.56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style-name="ce1" office:value-type="string">
            <text:p>Hed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2">
            <text:p>592</text:p>
          </table:table-cell>
          <table:table-cell table:style-name="ce2" table:formula="of:=([.C19]+[.D19])/[.E19]" office:value-type="percentage" office:value="0.00337837837837838">
            <text:p>0.34%</text:p>
          </table:table-cell>
          <table:table-cell office:value-type="float" office:value="2">
            <text:p>2</text:p>
          </table:table-cell>
          <table:table-cell table:style-name="ce3" table:formula="of:=[.G19]/[.E19]" office:value-type="percentage" office:value="0.00337837837837838">
            <text:p>0.34%</text:p>
          </table:table-cell>
          <table:table-cell office:value-type="float" office:value="2">
            <text:p>2</text:p>
          </table:table-cell>
          <table:table-cell table:style-name="ce4" table:formula="of:=[.I19]/[.$E19]" office:value-type="percentage" office:value="0.00337837837837838">
            <text:p>0.34%</text:p>
          </table:table-cell>
          <table:table-cell office:value-type="float" office:value="2">
            <text:p>2</text:p>
          </table:table-cell>
          <table:table-cell table:style-name="ce4" table:formula="of:=[.K19]/[.$E19]" office:value-type="percentage" office:value="0.00337837837837838">
            <text:p>0.34%</text:p>
          </table:table-cell>
          <table:table-cell office:value-type="float" office:value="2">
            <text:p>2</text:p>
          </table:table-cell>
          <table:table-cell table:style-name="ce4" table:formula="of:=[.M19]/[.$E19]" office:value-type="percentage" office:value="0.00337837837837838">
            <text:p>0.34%</text:p>
          </table:table-cell>
          <table:table-cell office:value-type="float" office:value="2">
            <text:p>2</text:p>
          </table:table-cell>
          <table:table-cell table:style-name="ce4" table:formula="of:=[.O19]/[.$E19]" office:value-type="percentage" office:value="0.00337837837837838">
            <text:p>0.34%</text:p>
          </table:table-cell>
          <table:table-cell office:value-type="float" office:value="2">
            <text:p>2</text:p>
          </table:table-cell>
          <table:table-cell table:style-name="ce4" table:formula="of:=[.Q19]/[.$E19]" office:value-type="percentage" office:value="0.00337837837837838">
            <text:p>0.34%</text:p>
          </table:table-cell>
          <table:table-cell office:value-type="float" office:value="2">
            <text:p>2</text:p>
          </table:table-cell>
          <table:table-cell table:style-name="ce4" table:formula="of:=[.S19]/[.$E19]" office:value-type="percentage" office:value="0.00337837837837838">
            <text:p>0.34%</text:p>
          </table:table-cell>
          <table:table-cell office:value-type="float" office:value="2">
            <text:p>2</text:p>
          </table:table-cell>
          <table:table-cell table:style-name="ce4" table:formula="of:=[.U19]/[.$E19]" office:value-type="percentage" office:value="0.00337837837837838">
            <text:p>0.34%</text:p>
          </table:table-cell>
          <table:table-cell office:value-type="float" office:value="40">
            <text:p>40</text:p>
          </table:table-cell>
          <table:table-cell table:style-name="ce4" table:formula="of:=[.W19]/[.$E19]" office:value-type="percentage" office:value="0.0675675675675676">
            <text:p>6.76%</text:p>
          </table:table-cell>
          <table:table-cell office:value-type="float" office:value="40">
            <text:p>40</text:p>
          </table:table-cell>
          <table:table-cell table:style-name="ce4" table:formula="of:=[.Y19]/[.$E19]" office:value-type="percentage" office:value="0.0675675675675676">
            <text:p>6.76%</text:p>
          </table:table-cell>
          <table:table-cell office:value-type="float" office:value="44">
            <text:p>44</text:p>
          </table:table-cell>
          <table:table-cell table:style-name="ce4" table:formula="of:=[.AA19]/[.$E19]" office:value-type="percentage" office:value="0.0743243243243243">
            <text:p>7.43%</text:p>
          </table:table-cell>
          <table:table-cell office:value-type="float" office:value="44">
            <text:p>44</text:p>
          </table:table-cell>
          <table:table-cell table:style-name="ce4" table:formula="of:=[.AC19]/[.$E19]" office:value-type="percentage" office:value="0.0743243243243243">
            <text:p>7.43%</text:p>
          </table:table-cell>
          <table:table-cell office:value-type="float" office:value="44">
            <text:p>44</text:p>
          </table:table-cell>
          <table:table-cell table:style-name="ce4" table:formula="of:=[.AE19]/[.$E19]" office:value-type="percentage" office:value="0.0743243243243243">
            <text:p>7.43%</text:p>
          </table:table-cell>
          <table:table-cell office:value-type="float" office:value="44">
            <text:p>44</text:p>
          </table:table-cell>
          <table:table-cell table:style-name="ce4" table:formula="of:=[.AG19]/[.$E19]" office:value-type="percentage" office:value="0.0743243243243243">
            <text:p>7.43%</text:p>
          </table:table-cell>
          <table:table-cell office:value-type="float" office:value="44">
            <text:p>44</text:p>
          </table:table-cell>
          <table:table-cell table:style-name="ce4" table:formula="of:=[.AI19]/[.$E19]" office:value-type="percentage" office:value="0.0743243243243243">
            <text:p>7.43%</text:p>
          </table:table-cell>
          <table:table-cell office:value-type="float" office:value="44">
            <text:p>44</text:p>
          </table:table-cell>
          <table:table-cell table:style-name="ce4" table:formula="of:=[.AK19]/[.$E19]" office:value-type="percentage" office:value="0.0743243243243243">
            <text:p>7.43%</text:p>
          </table:table-cell>
          <table:table-cell office:value-type="float" office:value="44">
            <text:p>44</text:p>
          </table:table-cell>
          <table:table-cell table:style-name="ce4" table:formula="of:=[.AM19]/[.$E19]" office:value-type="percentage" office:value="0.0743243243243243">
            <text:p>7.43%</text:p>
          </table:table-cell>
          <table:table-cell office:value-type="float" office:value="44">
            <text:p>44</text:p>
          </table:table-cell>
          <table:table-cell table:style-name="ce4" table:formula="of:=[.AO19]/[.$E19]" office:value-type="percentage" office:value="0.0743243243243243">
            <text:p>7.43%</text:p>
          </table:table-cell>
          <table:table-cell office:value-type="float" office:value="44">
            <text:p>44</text:p>
          </table:table-cell>
          <table:table-cell table:style-name="ce4" table:formula="of:=[.AQ19]/[.$E19]" office:value-type="percentage" office:value="0.0743243243243243">
            <text:p>7.43%</text:p>
          </table:table-cell>
          <table:table-cell office:value-type="float" office:value="44">
            <text:p>44</text:p>
          </table:table-cell>
          <table:table-cell table:style-name="ce4" table:formula="of:=[.AS19]/[.$E19]" office:value-type="percentage" office:value="0.0743243243243243">
            <text:p>7.43%</text:p>
          </table:table-cell>
          <table:table-cell office:value-type="float" office:value="44">
            <text:p>44</text:p>
          </table:table-cell>
          <table:table-cell table:style-name="ce4" table:formula="of:=[.AU19]/[.$E19]" office:value-type="percentage" office:value="0.0743243243243243">
            <text:p>7.43%</text:p>
          </table:table-cell>
          <table:table-cell office:value-type="float" office:value="44">
            <text:p>44</text:p>
          </table:table-cell>
          <table:table-cell table:style-name="ce4" table:formula="of:=[.AW19]/[.$E19]" office:value-type="percentage" office:value="0.0743243243243243">
            <text:p>7.43%</text:p>
          </table:table-cell>
          <table:table-cell office:value-type="float" office:value="44">
            <text:p>44</text:p>
          </table:table-cell>
          <table:table-cell table:style-name="ce4" table:formula="of:=[.AY19]/[.$E19]" office:value-type="percentage" office:value="0.0743243243243243">
            <text:p>7.43%</text:p>
          </table:table-cell>
          <table:table-cell office:value-type="float" office:value="45">
            <text:p>45</text:p>
          </table:table-cell>
          <table:table-cell table:style-name="ce4" table:formula="of:=[.BA19]/[.$E19]" office:value-type="percentage" office:value="0.0760135135135135">
            <text:p>7.60%</text:p>
          </table:table-cell>
          <table:table-cell office:value-type="float" office:value="45">
            <text:p>45</text:p>
          </table:table-cell>
          <table:table-cell table:style-name="ce4" table:formula="of:=[.BC19]/[.$E19]" office:value-type="percentage" office:value="0.0760135135135135">
            <text:p>7.60%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Olskroken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86">
            <text:p>486</text:p>
          </table:table-cell>
          <table:table-cell table:style-name="ce2" table:formula="of:=([.C20]+[.D20])/[.E20]" office:value-type="percentage" office:value="0.0246913580246914">
            <text:p>2.47%</text:p>
          </table:table-cell>
          <table:table-cell office:value-type="float" office:value="75">
            <text:p>75</text:p>
          </table:table-cell>
          <table:table-cell table:style-name="ce3" table:formula="of:=[.G20]/[.E20]" office:value-type="percentage" office:value="0.154320987654321">
            <text:p>15.43%</text:p>
          </table:table-cell>
          <table:table-cell office:value-type="float" office:value="75">
            <text:p>75</text:p>
          </table:table-cell>
          <table:table-cell table:style-name="ce4" table:formula="of:=[.I20]/[.$E20]" office:value-type="percentage" office:value="0.154320987654321">
            <text:p>15.43%</text:p>
          </table:table-cell>
          <table:table-cell office:value-type="float" office:value="75">
            <text:p>75</text:p>
          </table:table-cell>
          <table:table-cell table:style-name="ce4" table:formula="of:=[.K20]/[.$E20]" office:value-type="percentage" office:value="0.154320987654321">
            <text:p>15.43%</text:p>
          </table:table-cell>
          <table:table-cell office:value-type="float" office:value="75">
            <text:p>75</text:p>
          </table:table-cell>
          <table:table-cell table:style-name="ce4" table:formula="of:=[.M20]/[.$E20]" office:value-type="percentage" office:value="0.154320987654321">
            <text:p>15.43%</text:p>
          </table:table-cell>
          <table:table-cell office:value-type="float" office:value="75">
            <text:p>75</text:p>
          </table:table-cell>
          <table:table-cell table:style-name="ce4" table:formula="of:=[.O20]/[.$E20]" office:value-type="percentage" office:value="0.154320987654321">
            <text:p>15.43%</text:p>
          </table:table-cell>
          <table:table-cell office:value-type="float" office:value="74">
            <text:p>74</text:p>
          </table:table-cell>
          <table:table-cell table:style-name="ce4" table:formula="of:=[.Q20]/[.$E20]" office:value-type="percentage" office:value="0.152263374485597">
            <text:p>15.23%</text:p>
          </table:table-cell>
          <table:table-cell office:value-type="float" office:value="74">
            <text:p>74</text:p>
          </table:table-cell>
          <table:table-cell table:style-name="ce4" table:formula="of:=[.S20]/[.$E20]" office:value-type="percentage" office:value="0.152263374485597">
            <text:p>15.23%</text:p>
          </table:table-cell>
          <table:table-cell office:value-type="float" office:value="77">
            <text:p>77</text:p>
          </table:table-cell>
          <table:table-cell table:style-name="ce4" table:formula="of:=[.U20]/[.$E20]" office:value-type="percentage" office:value="0.15843621399177">
            <text:p>15.84%</text:p>
          </table:table-cell>
          <table:table-cell office:value-type="float" office:value="77">
            <text:p>77</text:p>
          </table:table-cell>
          <table:table-cell table:style-name="ce4" table:formula="of:=[.W20]/[.$E20]" office:value-type="percentage" office:value="0.15843621399177">
            <text:p>15.84%</text:p>
          </table:table-cell>
          <table:table-cell office:value-type="float" office:value="77">
            <text:p>77</text:p>
          </table:table-cell>
          <table:table-cell table:style-name="ce4" table:formula="of:=[.Y20]/[.$E20]" office:value-type="percentage" office:value="0.15843621399177">
            <text:p>15.84%</text:p>
          </table:table-cell>
          <table:table-cell office:value-type="float" office:value="77">
            <text:p>77</text:p>
          </table:table-cell>
          <table:table-cell table:style-name="ce4" table:formula="of:=[.AA20]/[.$E20]" office:value-type="percentage" office:value="0.15843621399177">
            <text:p>15.84%</text:p>
          </table:table-cell>
          <table:table-cell office:value-type="float" office:value="77">
            <text:p>77</text:p>
          </table:table-cell>
          <table:table-cell table:style-name="ce4" table:formula="of:=[.AC20]/[.$E20]" office:value-type="percentage" office:value="0.15843621399177">
            <text:p>15.84%</text:p>
          </table:table-cell>
          <table:table-cell office:value-type="float" office:value="77">
            <text:p>77</text:p>
          </table:table-cell>
          <table:table-cell table:style-name="ce4" table:formula="of:=[.AE20]/[.$E20]" office:value-type="percentage" office:value="0.15843621399177">
            <text:p>15.84%</text:p>
          </table:table-cell>
          <table:table-cell office:value-type="float" office:value="77">
            <text:p>77</text:p>
          </table:table-cell>
          <table:table-cell table:style-name="ce4" table:formula="of:=[.AG20]/[.$E20]" office:value-type="percentage" office:value="0.15843621399177">
            <text:p>15.84%</text:p>
          </table:table-cell>
          <table:table-cell office:value-type="float" office:value="77">
            <text:p>77</text:p>
          </table:table-cell>
          <table:table-cell table:style-name="ce4" table:formula="of:=[.AI20]/[.$E20]" office:value-type="percentage" office:value="0.15843621399177">
            <text:p>15.84%</text:p>
          </table:table-cell>
          <table:table-cell office:value-type="float" office:value="138">
            <text:p>138</text:p>
          </table:table-cell>
          <table:table-cell table:style-name="ce4" table:formula="of:=[.AK20]/[.$E20]" office:value-type="percentage" office:value="0.283950617283951">
            <text:p>28.40%</text:p>
          </table:table-cell>
          <table:table-cell office:value-type="float" office:value="138">
            <text:p>138</text:p>
          </table:table-cell>
          <table:table-cell table:style-name="ce4" table:formula="of:=[.AM20]/[.$E20]" office:value-type="percentage" office:value="0.283950617283951">
            <text:p>28.40%</text:p>
          </table:table-cell>
          <table:table-cell office:value-type="float" office:value="138">
            <text:p>138</text:p>
          </table:table-cell>
          <table:table-cell table:style-name="ce4" table:formula="of:=[.AO20]/[.$E20]" office:value-type="percentage" office:value="0.283950617283951">
            <text:p>28.40%</text:p>
          </table:table-cell>
          <table:table-cell office:value-type="float" office:value="138">
            <text:p>138</text:p>
          </table:table-cell>
          <table:table-cell table:style-name="ce4" table:formula="of:=[.AQ20]/[.$E20]" office:value-type="percentage" office:value="0.283950617283951">
            <text:p>28.40%</text:p>
          </table:table-cell>
          <table:table-cell office:value-type="float" office:value="138">
            <text:p>138</text:p>
          </table:table-cell>
          <table:table-cell table:style-name="ce4" table:formula="of:=[.AS20]/[.$E20]" office:value-type="percentage" office:value="0.283950617283951">
            <text:p>28.40%</text:p>
          </table:table-cell>
          <table:table-cell office:value-type="float" office:value="138">
            <text:p>138</text:p>
          </table:table-cell>
          <table:table-cell table:style-name="ce4" table:formula="of:=[.AU20]/[.$E20]" office:value-type="percentage" office:value="0.283950617283951">
            <text:p>28.40%</text:p>
          </table:table-cell>
          <table:table-cell office:value-type="float" office:value="138">
            <text:p>138</text:p>
          </table:table-cell>
          <table:table-cell table:style-name="ce4" table:formula="of:=[.AW20]/[.$E20]" office:value-type="percentage" office:value="0.283950617283951">
            <text:p>28.40%</text:p>
          </table:table-cell>
          <table:table-cell office:value-type="float" office:value="138">
            <text:p>138</text:p>
          </table:table-cell>
          <table:table-cell table:style-name="ce4" table:formula="of:=[.AY20]/[.$E20]" office:value-type="percentage" office:value="0.283950617283951">
            <text:p>28.40%</text:p>
          </table:table-cell>
          <table:table-cell office:value-type="float" office:value="139">
            <text:p>139</text:p>
          </table:table-cell>
          <table:table-cell table:style-name="ce4" table:formula="of:=[.BA20]/[.$E20]" office:value-type="percentage" office:value="0.286008230452675">
            <text:p>28.60%</text:p>
          </table:table-cell>
          <table:table-cell office:value-type="float" office:value="139">
            <text:p>139</text:p>
          </table:table-cell>
          <table:table-cell table:style-name="ce4" table:formula="of:=[.BC20]/[.$E20]" office:value-type="percentage" office:value="0.286008230452675">
            <text:p>28.60%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style-name="ce1" office:value-type="string">
            <text:p>Redbergslid</text:p>
          </table:table-cell>
          <table:table-cell table:number-columns-repeated="2" office:value-type="float" office:value="0">
            <text:p>0</text:p>
          </table:table-cell>
          <table:table-cell office:value-type="float" office:value="402">
            <text:p>402</text:p>
          </table:table-cell>
          <table:table-cell table:style-name="ce2" table:formula="of:=([.C21]+[.D21])/[.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3" table:formula="of:=[.G21]/[.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I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K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M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O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Q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S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U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W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Y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A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C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E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G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I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K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M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O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Q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S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U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W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Y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A21]/[.$E21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C21]/[.$E21]" office:value-type="percentage" office:value="0">
            <text:p>0.00%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style-name="ce1" office:value-type="string">
            <text:p>Bagaregård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table:style-name="ce2" table:formula="of:=([.C22]+[.D22])/[.E22]" office:value-type="percentage" office:value="0.00170357751277683">
            <text:p>0.17%</text:p>
          </table:table-cell>
          <table:table-cell office:value-type="float" office:value="0">
            <text:p>0</text:p>
          </table:table-cell>
          <table:table-cell table:style-name="ce3" table:formula="of:=[.G22]/[.E2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I22]/[.$E2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K22]/[.$E2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M22]/[.$E2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O22]/[.$E2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Q22]/[.$E2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S22]/[.$E22]" office:value-type="percentage" office:value="0">
            <text:p>0.00%</text:p>
          </table:table-cell>
          <table:table-cell office:value-type="float" office:value="1">
            <text:p>1</text:p>
          </table:table-cell>
          <table:table-cell table:style-name="ce4" table:formula="of:=[.U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W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Y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AA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AC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AE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AG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AI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AK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AM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AO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AQ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AS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AU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AW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AY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BA22]/[.$E22]" office:value-type="percentage" office:value="0.00170357751277683">
            <text:p>0.17%</text:p>
          </table:table-cell>
          <table:table-cell office:value-type="float" office:value="1">
            <text:p>1</text:p>
          </table:table-cell>
          <table:table-cell table:style-name="ce4" table:formula="of:=[.BC22]/[.$E22]" office:value-type="percentage" office:value="0.00170357751277683">
            <text:p>0.17%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Kallebäc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style-name="ce2" table:formula="of:=([.C23]+[.D23])/[.E23]" office:value-type="percentage" office:value="0.00833333333333333">
            <text:p>0.83%</text:p>
          </table:table-cell>
          <table:table-cell office:value-type="float" office:value="2">
            <text:p>2</text:p>
          </table:table-cell>
          <table:table-cell table:style-name="ce3" table:formula="of:=[.G23]/[.E23]" office:value-type="percentage" office:value="0.00833333333333333">
            <text:p>0.83%</text:p>
          </table:table-cell>
          <table:table-cell office:value-type="float" office:value="2">
            <text:p>2</text:p>
          </table:table-cell>
          <table:table-cell table:style-name="ce4" table:formula="of:=[.I23]/[.$E23]" office:value-type="percentage" office:value="0.00833333333333333">
            <text:p>0.83%</text:p>
          </table:table-cell>
          <table:table-cell office:value-type="float" office:value="2">
            <text:p>2</text:p>
          </table:table-cell>
          <table:table-cell table:style-name="ce4" table:formula="of:=[.K23]/[.$E23]" office:value-type="percentage" office:value="0.00833333333333333">
            <text:p>0.83%</text:p>
          </table:table-cell>
          <table:table-cell office:value-type="float" office:value="2">
            <text:p>2</text:p>
          </table:table-cell>
          <table:table-cell table:style-name="ce4" table:formula="of:=[.M23]/[.$E23]" office:value-type="percentage" office:value="0.00833333333333333">
            <text:p>0.83%</text:p>
          </table:table-cell>
          <table:table-cell office:value-type="float" office:value="2">
            <text:p>2</text:p>
          </table:table-cell>
          <table:table-cell table:style-name="ce4" table:formula="of:=[.O23]/[.$E23]" office:value-type="percentage" office:value="0.00833333333333333">
            <text:p>0.83%</text:p>
          </table:table-cell>
          <table:table-cell office:value-type="float" office:value="2">
            <text:p>2</text:p>
          </table:table-cell>
          <table:table-cell table:style-name="ce4" table:formula="of:=[.Q23]/[.$E23]" office:value-type="percentage" office:value="0.00833333333333333">
            <text:p>0.83%</text:p>
          </table:table-cell>
          <table:table-cell office:value-type="float" office:value="2">
            <text:p>2</text:p>
          </table:table-cell>
          <table:table-cell table:style-name="ce4" table:formula="of:=[.S23]/[.$E23]" office:value-type="percentage" office:value="0.00833333333333333">
            <text:p>0.83%</text:p>
          </table:table-cell>
          <table:table-cell office:value-type="float" office:value="6">
            <text:p>6</text:p>
          </table:table-cell>
          <table:table-cell table:style-name="ce4" table:formula="of:=[.U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W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Y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AA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AC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AE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AG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AI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AK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AM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AO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AQ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AS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AU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AW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AY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BA23]/[.$E23]" office:value-type="percentage" office:value="0.025">
            <text:p>2.50%</text:p>
          </table:table-cell>
          <table:table-cell office:value-type="float" office:value="6">
            <text:p>6</text:p>
          </table:table-cell>
          <table:table-cell table:style-name="ce4" table:formula="of:=[.BC23]/[.$E23]" office:value-type="percentage" office:value="0.025">
            <text:p>2.50%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style-name="ce1" office:value-type="string">
            <text:p>Skår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440">
            <text:p>1440</text:p>
          </table:table-cell>
          <table:table-cell table:style-name="ce2" table:formula="of:=([.C24]+[.D24])/[.E24]" office:value-type="percentage" office:value="0.0541666666666667">
            <text:p>5.42%</text:p>
          </table:table-cell>
          <table:table-cell office:value-type="float" office:value="78">
            <text:p>78</text:p>
          </table:table-cell>
          <table:table-cell table:style-name="ce3" table:formula="of:=[.G24]/[.E24]" office:value-type="percentage" office:value="0.0541666666666667">
            <text:p>5.42%</text:p>
          </table:table-cell>
          <table:table-cell office:value-type="float" office:value="78">
            <text:p>78</text:p>
          </table:table-cell>
          <table:table-cell table:style-name="ce4" table:formula="of:=[.I24]/[.$E24]" office:value-type="percentage" office:value="0.0541666666666667">
            <text:p>5.42%</text:p>
          </table:table-cell>
          <table:table-cell office:value-type="float" office:value="78">
            <text:p>78</text:p>
          </table:table-cell>
          <table:table-cell table:style-name="ce4" table:formula="of:=[.K24]/[.$E24]" office:value-type="percentage" office:value="0.0541666666666667">
            <text:p>5.42%</text:p>
          </table:table-cell>
          <table:table-cell office:value-type="float" office:value="78">
            <text:p>78</text:p>
          </table:table-cell>
          <table:table-cell table:style-name="ce4" table:formula="of:=[.M24]/[.$E24]" office:value-type="percentage" office:value="0.0541666666666667">
            <text:p>5.42%</text:p>
          </table:table-cell>
          <table:table-cell office:value-type="float" office:value="78">
            <text:p>78</text:p>
          </table:table-cell>
          <table:table-cell table:style-name="ce4" table:formula="of:=[.O24]/[.$E24]" office:value-type="percentage" office:value="0.0541666666666667">
            <text:p>5.42%</text:p>
          </table:table-cell>
          <table:table-cell office:value-type="float" office:value="78">
            <text:p>78</text:p>
          </table:table-cell>
          <table:table-cell table:style-name="ce4" table:formula="of:=[.Q24]/[.$E24]" office:value-type="percentage" office:value="0.0541666666666667">
            <text:p>5.42%</text:p>
          </table:table-cell>
          <table:table-cell office:value-type="float" office:value="78">
            <text:p>78</text:p>
          </table:table-cell>
          <table:table-cell table:style-name="ce4" table:formula="of:=[.S24]/[.$E24]" office:value-type="percentage" office:value="0.0541666666666667">
            <text:p>5.42%</text:p>
          </table:table-cell>
          <table:table-cell office:value-type="float" office:value="78">
            <text:p>78</text:p>
          </table:table-cell>
          <table:table-cell table:style-name="ce4" table:formula="of:=[.U24]/[.$E24]" office:value-type="percentage" office:value="0.0541666666666667">
            <text:p>5.42%</text:p>
          </table:table-cell>
          <table:table-cell office:value-type="float" office:value="78">
            <text:p>78</text:p>
          </table:table-cell>
          <table:table-cell table:style-name="ce4" table:formula="of:=[.W24]/[.$E24]" office:value-type="percentage" office:value="0.0541666666666667">
            <text:p>5.42%</text:p>
          </table:table-cell>
          <table:table-cell office:value-type="float" office:value="78">
            <text:p>78</text:p>
          </table:table-cell>
          <table:table-cell table:style-name="ce4" table:formula="of:=[.Y24]/[.$E24]" office:value-type="percentage" office:value="0.0541666666666667">
            <text:p>5.42%</text:p>
          </table:table-cell>
          <table:table-cell office:value-type="float" office:value="88">
            <text:p>88</text:p>
          </table:table-cell>
          <table:table-cell table:style-name="ce4" table:formula="of:=[.AA24]/[.$E24]" office:value-type="percentage" office:value="0.0611111111111111">
            <text:p>6.11%</text:p>
          </table:table-cell>
          <table:table-cell office:value-type="float" office:value="88">
            <text:p>88</text:p>
          </table:table-cell>
          <table:table-cell table:style-name="ce4" table:formula="of:=[.AC24]/[.$E24]" office:value-type="percentage" office:value="0.0611111111111111">
            <text:p>6.11%</text:p>
          </table:table-cell>
          <table:table-cell office:value-type="float" office:value="88">
            <text:p>88</text:p>
          </table:table-cell>
          <table:table-cell table:style-name="ce4" table:formula="of:=[.AE24]/[.$E24]" office:value-type="percentage" office:value="0.0611111111111111">
            <text:p>6.11%</text:p>
          </table:table-cell>
          <table:table-cell office:value-type="float" office:value="88">
            <text:p>88</text:p>
          </table:table-cell>
          <table:table-cell table:style-name="ce4" table:formula="of:=[.AG24]/[.$E24]" office:value-type="percentage" office:value="0.0611111111111111">
            <text:p>6.11%</text:p>
          </table:table-cell>
          <table:table-cell office:value-type="float" office:value="117">
            <text:p>117</text:p>
          </table:table-cell>
          <table:table-cell table:style-name="ce4" table:formula="of:=[.AI24]/[.$E24]" office:value-type="percentage" office:value="0.08125">
            <text:p>8.13%</text:p>
          </table:table-cell>
          <table:table-cell office:value-type="float" office:value="117">
            <text:p>117</text:p>
          </table:table-cell>
          <table:table-cell table:style-name="ce4" table:formula="of:=[.AK24]/[.$E24]" office:value-type="percentage" office:value="0.08125">
            <text:p>8.13%</text:p>
          </table:table-cell>
          <table:table-cell office:value-type="float" office:value="117">
            <text:p>117</text:p>
          </table:table-cell>
          <table:table-cell table:style-name="ce4" table:formula="of:=[.AM24]/[.$E24]" office:value-type="percentage" office:value="0.08125">
            <text:p>8.13%</text:p>
          </table:table-cell>
          <table:table-cell office:value-type="float" office:value="117">
            <text:p>117</text:p>
          </table:table-cell>
          <table:table-cell table:style-name="ce4" table:formula="of:=[.AO24]/[.$E24]" office:value-type="percentage" office:value="0.08125">
            <text:p>8.13%</text:p>
          </table:table-cell>
          <table:table-cell office:value-type="float" office:value="117">
            <text:p>117</text:p>
          </table:table-cell>
          <table:table-cell table:style-name="ce4" table:formula="of:=[.AQ24]/[.$E24]" office:value-type="percentage" office:value="0.08125">
            <text:p>8.13%</text:p>
          </table:table-cell>
          <table:table-cell office:value-type="float" office:value="117">
            <text:p>117</text:p>
          </table:table-cell>
          <table:table-cell table:style-name="ce4" table:formula="of:=[.AS24]/[.$E24]" office:value-type="percentage" office:value="0.08125">
            <text:p>8.13%</text:p>
          </table:table-cell>
          <table:table-cell office:value-type="float" office:value="117">
            <text:p>117</text:p>
          </table:table-cell>
          <table:table-cell table:style-name="ce4" table:formula="of:=[.AU24]/[.$E24]" office:value-type="percentage" office:value="0.08125">
            <text:p>8.13%</text:p>
          </table:table-cell>
          <table:table-cell office:value-type="float" office:value="117">
            <text:p>117</text:p>
          </table:table-cell>
          <table:table-cell table:style-name="ce4" table:formula="of:=[.AW24]/[.$E24]" office:value-type="percentage" office:value="0.08125">
            <text:p>8.13%</text:p>
          </table:table-cell>
          <table:table-cell office:value-type="float" office:value="117">
            <text:p>117</text:p>
          </table:table-cell>
          <table:table-cell table:style-name="ce4" table:formula="of:=[.AY24]/[.$E24]" office:value-type="percentage" office:value="0.08125">
            <text:p>8.13%</text:p>
          </table:table-cell>
          <table:table-cell office:value-type="float" office:value="117">
            <text:p>117</text:p>
          </table:table-cell>
          <table:table-cell table:style-name="ce4" table:formula="of:=[.BA24]/[.$E24]" office:value-type="percentage" office:value="0.08125">
            <text:p>8.13%</text:p>
          </table:table-cell>
          <table:table-cell office:value-type="float" office:value="117">
            <text:p>117</text:p>
          </table:table-cell>
          <table:table-cell table:style-name="ce4" table:formula="of:=[.BC24]/[.$E24]" office:value-type="percentage" office:value="0.08125">
            <text:p>8.13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Överå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2">
            <text:p>732</text:p>
          </table:table-cell>
          <table:table-cell table:style-name="ce2" table:formula="of:=([.C25]+[.D25])/[.E25]" office:value-type="percentage" office:value="0.00136612021857924">
            <text:p>0.14%</text:p>
          </table:table-cell>
          <table:table-cell office:value-type="float" office:value="1">
            <text:p>1</text:p>
          </table:table-cell>
          <table:table-cell table:style-name="ce3" table:formula="of:=[.G25]/[.E25]" office:value-type="percentage" office:value="0.00136612021857924">
            <text:p>0.14%</text:p>
          </table:table-cell>
          <table:table-cell office:value-type="float" office:value="1">
            <text:p>1</text:p>
          </table:table-cell>
          <table:table-cell table:style-name="ce4" table:formula="of:=[.I25]/[.$E25]" office:value-type="percentage" office:value="0.00136612021857924">
            <text:p>0.14%</text:p>
          </table:table-cell>
          <table:table-cell office:value-type="float" office:value="1">
            <text:p>1</text:p>
          </table:table-cell>
          <table:table-cell table:style-name="ce4" table:formula="of:=[.K25]/[.$E25]" office:value-type="percentage" office:value="0.00136612021857924">
            <text:p>0.14%</text:p>
          </table:table-cell>
          <table:table-cell office:value-type="float" office:value="2">
            <text:p>2</text:p>
          </table:table-cell>
          <table:table-cell table:style-name="ce4" table:formula="of:=[.M25]/[.$E25]" office:value-type="percentage" office:value="0.00273224043715847">
            <text:p>0.27%</text:p>
          </table:table-cell>
          <table:table-cell office:value-type="float" office:value="2">
            <text:p>2</text:p>
          </table:table-cell>
          <table:table-cell table:style-name="ce4" table:formula="of:=[.O25]/[.$E25]" office:value-type="percentage" office:value="0.00273224043715847">
            <text:p>0.27%</text:p>
          </table:table-cell>
          <table:table-cell office:value-type="float" office:value="2">
            <text:p>2</text:p>
          </table:table-cell>
          <table:table-cell table:style-name="ce4" table:formula="of:=[.Q25]/[.$E25]" office:value-type="percentage" office:value="0.00273224043715847">
            <text:p>0.27%</text:p>
          </table:table-cell>
          <table:table-cell office:value-type="float" office:value="2">
            <text:p>2</text:p>
          </table:table-cell>
          <table:table-cell table:style-name="ce4" table:formula="of:=[.S25]/[.$E25]" office:value-type="percentage" office:value="0.00273224043715847">
            <text:p>0.27%</text:p>
          </table:table-cell>
          <table:table-cell office:value-type="float" office:value="10">
            <text:p>10</text:p>
          </table:table-cell>
          <table:table-cell table:style-name="ce4" table:formula="of:=[.U25]/[.$E25]" office:value-type="percentage" office:value="0.0136612021857924">
            <text:p>1.37%</text:p>
          </table:table-cell>
          <table:table-cell office:value-type="float" office:value="10">
            <text:p>10</text:p>
          </table:table-cell>
          <table:table-cell table:style-name="ce4" table:formula="of:=[.W25]/[.$E25]" office:value-type="percentage" office:value="0.0136612021857924">
            <text:p>1.37%</text:p>
          </table:table-cell>
          <table:table-cell office:value-type="float" office:value="10">
            <text:p>10</text:p>
          </table:table-cell>
          <table:table-cell table:style-name="ce4" table:formula="of:=[.Y25]/[.$E25]" office:value-type="percentage" office:value="0.0136612021857924">
            <text:p>1.37%</text:p>
          </table:table-cell>
          <table:table-cell office:value-type="float" office:value="10">
            <text:p>10</text:p>
          </table:table-cell>
          <table:table-cell table:style-name="ce4" table:formula="of:=[.AA25]/[.$E25]" office:value-type="percentage" office:value="0.0136612021857924">
            <text:p>1.37%</text:p>
          </table:table-cell>
          <table:table-cell office:value-type="float" office:value="10">
            <text:p>10</text:p>
          </table:table-cell>
          <table:table-cell table:style-name="ce4" table:formula="of:=[.AC25]/[.$E25]" office:value-type="percentage" office:value="0.0136612021857924">
            <text:p>1.37%</text:p>
          </table:table-cell>
          <table:table-cell office:value-type="float" office:value="10">
            <text:p>10</text:p>
          </table:table-cell>
          <table:table-cell table:style-name="ce4" table:formula="of:=[.AE25]/[.$E25]" office:value-type="percentage" office:value="0.0136612021857924">
            <text:p>1.37%</text:p>
          </table:table-cell>
          <table:table-cell office:value-type="float" office:value="10">
            <text:p>10</text:p>
          </table:table-cell>
          <table:table-cell table:style-name="ce4" table:formula="of:=[.AG25]/[.$E25]" office:value-type="percentage" office:value="0.0136612021857924">
            <text:p>1.37%</text:p>
          </table:table-cell>
          <table:table-cell office:value-type="float" office:value="10">
            <text:p>10</text:p>
          </table:table-cell>
          <table:table-cell table:style-name="ce4" table:formula="of:=[.AI25]/[.$E25]" office:value-type="percentage" office:value="0.0136612021857924">
            <text:p>1.37%</text:p>
          </table:table-cell>
          <table:table-cell office:value-type="float" office:value="10">
            <text:p>10</text:p>
          </table:table-cell>
          <table:table-cell table:style-name="ce4" table:formula="of:=[.AK25]/[.$E25]" office:value-type="percentage" office:value="0.0136612021857924">
            <text:p>1.37%</text:p>
          </table:table-cell>
          <table:table-cell office:value-type="float" office:value="10">
            <text:p>10</text:p>
          </table:table-cell>
          <table:table-cell table:style-name="ce4" table:formula="of:=[.AM25]/[.$E25]" office:value-type="percentage" office:value="0.0136612021857924">
            <text:p>1.37%</text:p>
          </table:table-cell>
          <table:table-cell office:value-type="float" office:value="10">
            <text:p>10</text:p>
          </table:table-cell>
          <table:table-cell table:style-name="ce4" table:formula="of:=[.AO25]/[.$E25]" office:value-type="percentage" office:value="0.0136612021857924">
            <text:p>1.37%</text:p>
          </table:table-cell>
          <table:table-cell office:value-type="float" office:value="10">
            <text:p>10</text:p>
          </table:table-cell>
          <table:table-cell table:style-name="ce4" table:formula="of:=[.AQ25]/[.$E25]" office:value-type="percentage" office:value="0.0136612021857924">
            <text:p>1.37%</text:p>
          </table:table-cell>
          <table:table-cell office:value-type="float" office:value="49">
            <text:p>49</text:p>
          </table:table-cell>
          <table:table-cell table:style-name="ce4" table:formula="of:=[.AS25]/[.$E25]" office:value-type="percentage" office:value="0.0669398907103825">
            <text:p>6.69%</text:p>
          </table:table-cell>
          <table:table-cell office:value-type="float" office:value="113">
            <text:p>113</text:p>
          </table:table-cell>
          <table:table-cell table:style-name="ce4" table:formula="of:=[.AU25]/[.$E25]" office:value-type="percentage" office:value="0.154371584699454">
            <text:p>15.44%</text:p>
          </table:table-cell>
          <table:table-cell office:value-type="float" office:value="113">
            <text:p>113</text:p>
          </table:table-cell>
          <table:table-cell table:style-name="ce4" table:formula="of:=[.AW25]/[.$E25]" office:value-type="percentage" office:value="0.154371584699454">
            <text:p>15.44%</text:p>
          </table:table-cell>
          <table:table-cell office:value-type="float" office:value="114">
            <text:p>114</text:p>
          </table:table-cell>
          <table:table-cell table:style-name="ce4" table:formula="of:=[.AY25]/[.$E25]" office:value-type="percentage" office:value="0.155737704918033">
            <text:p>15.57%</text:p>
          </table:table-cell>
          <table:table-cell office:value-type="float" office:value="124">
            <text:p>124</text:p>
          </table:table-cell>
          <table:table-cell table:style-name="ce4" table:formula="of:=[.BA25]/[.$E25]" office:value-type="percentage" office:value="0.169398907103825">
            <text:p>16.94%</text:p>
          </table:table-cell>
          <table:table-cell office:value-type="float" office:value="124">
            <text:p>124</text:p>
          </table:table-cell>
          <table:table-cell table:style-name="ce4" table:formula="of:=[.BC25]/[.$E25]" office:value-type="percentage" office:value="0.169398907103825">
            <text:p>16.94%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style-name="ce1" office:value-type="string">
            <text:p>Kärralund</text:p>
          </table:table-cell>
          <table:table-cell table:number-columns-repeated="2" office:value-type="float" office:value="0">
            <text:p>0</text:p>
          </table:table-cell>
          <table:table-cell office:value-type="float" office:value="373">
            <text:p>373</text:p>
          </table:table-cell>
          <table:table-cell table:style-name="ce2" table:formula="of:=([.C26]+[.D26])/[.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3" table:formula="of:=[.G26]/[.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I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K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M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O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Q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S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U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W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Y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A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C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E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G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I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K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M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O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Q26]/[.$E26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S26]/[.$E26]" office:value-type="percentage" office:value="0">
            <text:p>0.00%</text:p>
          </table:table-cell>
          <table:table-cell office:value-type="float" office:value="39">
            <text:p>39</text:p>
          </table:table-cell>
          <table:table-cell table:style-name="ce4" table:formula="of:=[.AU26]/[.$E26]" office:value-type="percentage" office:value="0.10455764075067">
            <text:p>10.46%</text:p>
          </table:table-cell>
          <table:table-cell office:value-type="float" office:value="39">
            <text:p>39</text:p>
          </table:table-cell>
          <table:table-cell table:style-name="ce4" table:formula="of:=[.AW26]/[.$E26]" office:value-type="percentage" office:value="0.10455764075067">
            <text:p>10.46%</text:p>
          </table:table-cell>
          <table:table-cell office:value-type="float" office:value="80">
            <text:p>80</text:p>
          </table:table-cell>
          <table:table-cell table:style-name="ce4" table:formula="of:=[.AY26]/[.$E26]" office:value-type="percentage" office:value="0.214477211796247">
            <text:p>21.45%</text:p>
          </table:table-cell>
          <table:table-cell office:value-type="float" office:value="81">
            <text:p>81</text:p>
          </table:table-cell>
          <table:table-cell table:style-name="ce4" table:formula="of:=[.BA26]/[.$E26]" office:value-type="percentage" office:value="0.2171581769437">
            <text:p>21.72%</text:p>
          </table:table-cell>
          <table:table-cell office:value-type="float" office:value="81">
            <text:p>81</text:p>
          </table:table-cell>
          <table:table-cell table:style-name="ce4" table:formula="of:=[.BC26]/[.$E26]" office:value-type="percentage" office:value="0.2171581769437">
            <text:p>21.72%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style-name="ce1" office:value-type="string">
            <text:p>Lunden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60">
            <text:p>1560</text:p>
          </table:table-cell>
          <table:table-cell table:style-name="ce2" table:formula="of:=([.C27]+[.D27])/[.E27]" office:value-type="percentage" office:value="0.0192307692307692">
            <text:p>1.92%</text:p>
          </table:table-cell>
          <table:table-cell office:value-type="float" office:value="30">
            <text:p>30</text:p>
          </table:table-cell>
          <table:table-cell table:style-name="ce3" table:formula="of:=[.G27]/[.E27]" office:value-type="percentage" office:value="0.0192307692307692">
            <text:p>1.92%</text:p>
          </table:table-cell>
          <table:table-cell office:value-type="float" office:value="30">
            <text:p>30</text:p>
          </table:table-cell>
          <table:table-cell table:style-name="ce4" table:formula="of:=[.I27]/[.$E27]" office:value-type="percentage" office:value="0.0192307692307692">
            <text:p>1.92%</text:p>
          </table:table-cell>
          <table:table-cell office:value-type="float" office:value="30">
            <text:p>30</text:p>
          </table:table-cell>
          <table:table-cell table:style-name="ce4" table:formula="of:=[.K27]/[.$E27]" office:value-type="percentage" office:value="0.0192307692307692">
            <text:p>1.92%</text:p>
          </table:table-cell>
          <table:table-cell office:value-type="float" office:value="30">
            <text:p>30</text:p>
          </table:table-cell>
          <table:table-cell table:style-name="ce4" table:formula="of:=[.M27]/[.$E27]" office:value-type="percentage" office:value="0.0192307692307692">
            <text:p>1.92%</text:p>
          </table:table-cell>
          <table:table-cell office:value-type="float" office:value="30">
            <text:p>30</text:p>
          </table:table-cell>
          <table:table-cell table:style-name="ce4" table:formula="of:=[.O27]/[.$E27]" office:value-type="percentage" office:value="0.0192307692307692">
            <text:p>1.92%</text:p>
          </table:table-cell>
          <table:table-cell office:value-type="float" office:value="30">
            <text:p>30</text:p>
          </table:table-cell>
          <table:table-cell table:style-name="ce4" table:formula="of:=[.Q27]/[.$E27]" office:value-type="percentage" office:value="0.0192307692307692">
            <text:p>1.92%</text:p>
          </table:table-cell>
          <table:table-cell office:value-type="float" office:value="30">
            <text:p>30</text:p>
          </table:table-cell>
          <table:table-cell table:style-name="ce4" table:formula="of:=[.S27]/[.$E27]" office:value-type="percentage" office:value="0.0192307692307692">
            <text:p>1.92%</text:p>
          </table:table-cell>
          <table:table-cell office:value-type="float" office:value="33">
            <text:p>33</text:p>
          </table:table-cell>
          <table:table-cell table:style-name="ce4" table:formula="of:=[.U27]/[.$E27]" office:value-type="percentage" office:value="0.0211538461538462">
            <text:p>2.12%</text:p>
          </table:table-cell>
          <table:table-cell office:value-type="float" office:value="33">
            <text:p>33</text:p>
          </table:table-cell>
          <table:table-cell table:style-name="ce4" table:formula="of:=[.W27]/[.$E27]" office:value-type="percentage" office:value="0.0211538461538462">
            <text:p>2.12%</text:p>
          </table:table-cell>
          <table:table-cell office:value-type="float" office:value="33">
            <text:p>33</text:p>
          </table:table-cell>
          <table:table-cell table:style-name="ce4" table:formula="of:=[.Y27]/[.$E27]" office:value-type="percentage" office:value="0.0211538461538462">
            <text:p>2.12%</text:p>
          </table:table-cell>
          <table:table-cell office:value-type="float" office:value="33">
            <text:p>33</text:p>
          </table:table-cell>
          <table:table-cell table:style-name="ce4" table:formula="of:=[.AA27]/[.$E27]" office:value-type="percentage" office:value="0.0211538461538462">
            <text:p>2.12%</text:p>
          </table:table-cell>
          <table:table-cell office:value-type="float" office:value="33">
            <text:p>33</text:p>
          </table:table-cell>
          <table:table-cell table:style-name="ce4" table:formula="of:=[.AC27]/[.$E27]" office:value-type="percentage" office:value="0.0211538461538462">
            <text:p>2.12%</text:p>
          </table:table-cell>
          <table:table-cell office:value-type="float" office:value="33">
            <text:p>33</text:p>
          </table:table-cell>
          <table:table-cell table:style-name="ce4" table:formula="of:=[.AE27]/[.$E27]" office:value-type="percentage" office:value="0.0211538461538462">
            <text:p>2.12%</text:p>
          </table:table-cell>
          <table:table-cell office:value-type="float" office:value="33">
            <text:p>33</text:p>
          </table:table-cell>
          <table:table-cell table:style-name="ce4" table:formula="of:=[.AG27]/[.$E27]" office:value-type="percentage" office:value="0.0211538461538462">
            <text:p>2.12%</text:p>
          </table:table-cell>
          <table:table-cell office:value-type="float" office:value="40">
            <text:p>40</text:p>
          </table:table-cell>
          <table:table-cell table:style-name="ce4" table:formula="of:=[.AI27]/[.$E27]" office:value-type="percentage" office:value="0.0256410256410256">
            <text:p>2.56%</text:p>
          </table:table-cell>
          <table:table-cell office:value-type="float" office:value="40">
            <text:p>40</text:p>
          </table:table-cell>
          <table:table-cell table:style-name="ce4" table:formula="of:=[.AK27]/[.$E27]" office:value-type="percentage" office:value="0.0256410256410256">
            <text:p>2.56%</text:p>
          </table:table-cell>
          <table:table-cell office:value-type="float" office:value="40">
            <text:p>40</text:p>
          </table:table-cell>
          <table:table-cell table:style-name="ce4" table:formula="of:=[.AM27]/[.$E27]" office:value-type="percentage" office:value="0.0256410256410256">
            <text:p>2.56%</text:p>
          </table:table-cell>
          <table:table-cell office:value-type="float" office:value="40">
            <text:p>40</text:p>
          </table:table-cell>
          <table:table-cell table:style-name="ce4" table:formula="of:=[.AO27]/[.$E27]" office:value-type="percentage" office:value="0.0256410256410256">
            <text:p>2.56%</text:p>
          </table:table-cell>
          <table:table-cell office:value-type="float" office:value="40">
            <text:p>40</text:p>
          </table:table-cell>
          <table:table-cell table:style-name="ce4" table:formula="of:=[.AQ27]/[.$E27]" office:value-type="percentage" office:value="0.0256410256410256">
            <text:p>2.56%</text:p>
          </table:table-cell>
          <table:table-cell office:value-type="float" office:value="241">
            <text:p>241</text:p>
          </table:table-cell>
          <table:table-cell table:style-name="ce4" table:formula="of:=[.AS27]/[.$E27]" office:value-type="percentage" office:value="0.15448717948718">
            <text:p>15.45%</text:p>
          </table:table-cell>
          <table:table-cell office:value-type="float" office:value="422">
            <text:p>422</text:p>
          </table:table-cell>
          <table:table-cell table:style-name="ce4" table:formula="of:=[.AU27]/[.$E27]" office:value-type="percentage" office:value="0.27051282051282">
            <text:p>27.05%</text:p>
          </table:table-cell>
          <table:table-cell office:value-type="float" office:value="430">
            <text:p>430</text:p>
          </table:table-cell>
          <table:table-cell table:style-name="ce4" table:formula="of:=[.AW27]/[.$E27]" office:value-type="percentage" office:value="0.275641025641026">
            <text:p>27.56%</text:p>
          </table:table-cell>
          <table:table-cell office:value-type="float" office:value="490">
            <text:p>490</text:p>
          </table:table-cell>
          <table:table-cell table:style-name="ce4" table:formula="of:=[.AY27]/[.$E27]" office:value-type="percentage" office:value="0.314102564102564">
            <text:p>31.41%</text:p>
          </table:table-cell>
          <table:table-cell office:value-type="float" office:value="524">
            <text:p>524</text:p>
          </table:table-cell>
          <table:table-cell table:style-name="ce4" table:formula="of:=[.BA27]/[.$E27]" office:value-type="percentage" office:value="0.335897435897436">
            <text:p>33.59%</text:p>
          </table:table-cell>
          <table:table-cell office:value-type="float" office:value="560">
            <text:p>560</text:p>
          </table:table-cell>
          <table:table-cell table:style-name="ce4" table:formula="of:=[.BC27]/[.$E27]" office:value-type="percentage" office:value="0.358974358974359">
            <text:p>35.90%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style-name="ce1" office:value-type="string">
            <text:p>Härlanda</text:p>
          </table:table-cell>
          <table:table-cell table:number-columns-repeated="2" office:value-type="float" office:value="0">
            <text:p>0</text:p>
          </table:table-cell>
          <table:table-cell office:value-type="float" office:value="553">
            <text:p>553</text:p>
          </table:table-cell>
          <table:table-cell table:style-name="ce2" table:formula="of:=([.C28]+[.D28])/[.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3" table:formula="of:=[.G28]/[.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I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K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M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O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Q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S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U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W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Y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A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C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E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G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I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K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M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O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Q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S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U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W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Y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A28]/[.$E2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C28]/[.$E28]" office:value-type="percentage" office:value="0">
            <text:p>0.00%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Kålltorp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15">
            <text:p>1415</text:p>
          </table:table-cell>
          <table:table-cell table:style-name="ce2" table:formula="of:=([.C29]+[.D29])/[.E29]" office:value-type="percentage" office:value="0.00989399293286219">
            <text:p>0.99%</text:p>
          </table:table-cell>
          <table:table-cell office:value-type="float" office:value="14">
            <text:p>14</text:p>
          </table:table-cell>
          <table:table-cell table:style-name="ce3" table:formula="of:=[.G29]/[.E29]" office:value-type="percentage" office:value="0.00989399293286219">
            <text:p>0.99%</text:p>
          </table:table-cell>
          <table:table-cell office:value-type="float" office:value="14">
            <text:p>14</text:p>
          </table:table-cell>
          <table:table-cell table:style-name="ce4" table:formula="of:=[.I29]/[.$E29]" office:value-type="percentage" office:value="0.00989399293286219">
            <text:p>0.99%</text:p>
          </table:table-cell>
          <table:table-cell office:value-type="float" office:value="14">
            <text:p>14</text:p>
          </table:table-cell>
          <table:table-cell table:style-name="ce4" table:formula="of:=[.K29]/[.$E29]" office:value-type="percentage" office:value="0.00989399293286219">
            <text:p>0.99%</text:p>
          </table:table-cell>
          <table:table-cell office:value-type="float" office:value="14">
            <text:p>14</text:p>
          </table:table-cell>
          <table:table-cell table:style-name="ce4" table:formula="of:=[.M29]/[.$E29]" office:value-type="percentage" office:value="0.00989399293286219">
            <text:p>0.99%</text:p>
          </table:table-cell>
          <table:table-cell office:value-type="float" office:value="25">
            <text:p>25</text:p>
          </table:table-cell>
          <table:table-cell table:style-name="ce4" table:formula="of:=[.O29]/[.$E29]" office:value-type="percentage" office:value="0.0176678445229682">
            <text:p>1.77%</text:p>
          </table:table-cell>
          <table:table-cell office:value-type="float" office:value="25">
            <text:p>25</text:p>
          </table:table-cell>
          <table:table-cell table:style-name="ce4" table:formula="of:=[.Q29]/[.$E29]" office:value-type="percentage" office:value="0.0176678445229682">
            <text:p>1.77%</text:p>
          </table:table-cell>
          <table:table-cell office:value-type="float" office:value="37">
            <text:p>37</text:p>
          </table:table-cell>
          <table:table-cell table:style-name="ce4" table:formula="of:=[.S29]/[.$E29]" office:value-type="percentage" office:value="0.0261484098939929">
            <text:p>2.61%</text:p>
          </table:table-cell>
          <table:table-cell office:value-type="float" office:value="60">
            <text:p>60</text:p>
          </table:table-cell>
          <table:table-cell table:style-name="ce4" table:formula="of:=[.U29]/[.$E29]" office:value-type="percentage" office:value="0.0424028268551237">
            <text:p>4.24%</text:p>
          </table:table-cell>
          <table:table-cell office:value-type="float" office:value="60">
            <text:p>60</text:p>
          </table:table-cell>
          <table:table-cell table:style-name="ce4" table:formula="of:=[.W29]/[.$E29]" office:value-type="percentage" office:value="0.0424028268551237">
            <text:p>4.24%</text:p>
          </table:table-cell>
          <table:table-cell office:value-type="float" office:value="60">
            <text:p>60</text:p>
          </table:table-cell>
          <table:table-cell table:style-name="ce4" table:formula="of:=[.Y29]/[.$E29]" office:value-type="percentage" office:value="0.0424028268551237">
            <text:p>4.24%</text:p>
          </table:table-cell>
          <table:table-cell office:value-type="float" office:value="60">
            <text:p>60</text:p>
          </table:table-cell>
          <table:table-cell table:style-name="ce4" table:formula="of:=[.AA29]/[.$E29]" office:value-type="percentage" office:value="0.0424028268551237">
            <text:p>4.24%</text:p>
          </table:table-cell>
          <table:table-cell office:value-type="float" office:value="60">
            <text:p>60</text:p>
          </table:table-cell>
          <table:table-cell table:style-name="ce4" table:formula="of:=[.AC29]/[.$E29]" office:value-type="percentage" office:value="0.0424028268551237">
            <text:p>4.24%</text:p>
          </table:table-cell>
          <table:table-cell office:value-type="float" office:value="60">
            <text:p>60</text:p>
          </table:table-cell>
          <table:table-cell table:style-name="ce4" table:formula="of:=[.AE29]/[.$E29]" office:value-type="percentage" office:value="0.0424028268551237">
            <text:p>4.24%</text:p>
          </table:table-cell>
          <table:table-cell office:value-type="float" office:value="60">
            <text:p>60</text:p>
          </table:table-cell>
          <table:table-cell table:style-name="ce4" table:formula="of:=[.AG29]/[.$E29]" office:value-type="percentage" office:value="0.0424028268551237">
            <text:p>4.24%</text:p>
          </table:table-cell>
          <table:table-cell office:value-type="float" office:value="60">
            <text:p>60</text:p>
          </table:table-cell>
          <table:table-cell table:style-name="ce4" table:formula="of:=[.AI29]/[.$E29]" office:value-type="percentage" office:value="0.0424028268551237">
            <text:p>4.24%</text:p>
          </table:table-cell>
          <table:table-cell office:value-type="float" office:value="60">
            <text:p>60</text:p>
          </table:table-cell>
          <table:table-cell table:style-name="ce4" table:formula="of:=[.AK29]/[.$E29]" office:value-type="percentage" office:value="0.0424028268551237">
            <text:p>4.24%</text:p>
          </table:table-cell>
          <table:table-cell office:value-type="float" office:value="60">
            <text:p>60</text:p>
          </table:table-cell>
          <table:table-cell table:style-name="ce4" table:formula="of:=[.AM29]/[.$E29]" office:value-type="percentage" office:value="0.0424028268551237">
            <text:p>4.24%</text:p>
          </table:table-cell>
          <table:table-cell office:value-type="float" office:value="60">
            <text:p>60</text:p>
          </table:table-cell>
          <table:table-cell table:style-name="ce4" table:formula="of:=[.AO29]/[.$E29]" office:value-type="percentage" office:value="0.0424028268551237">
            <text:p>4.24%</text:p>
          </table:table-cell>
          <table:table-cell office:value-type="float" office:value="60">
            <text:p>60</text:p>
          </table:table-cell>
          <table:table-cell table:style-name="ce4" table:formula="of:=[.AQ29]/[.$E29]" office:value-type="percentage" office:value="0.0424028268551237">
            <text:p>4.24%</text:p>
          </table:table-cell>
          <table:table-cell office:value-type="float" office:value="82">
            <text:p>82</text:p>
          </table:table-cell>
          <table:table-cell table:style-name="ce4" table:formula="of:=[.AS29]/[.$E29]" office:value-type="percentage" office:value="0.0579505300353357">
            <text:p>5.80%</text:p>
          </table:table-cell>
          <table:table-cell office:value-type="float" office:value="82">
            <text:p>82</text:p>
          </table:table-cell>
          <table:table-cell table:style-name="ce4" table:formula="of:=[.AU29]/[.$E29]" office:value-type="percentage" office:value="0.0579505300353357">
            <text:p>5.80%</text:p>
          </table:table-cell>
          <table:table-cell office:value-type="float" office:value="82">
            <text:p>82</text:p>
          </table:table-cell>
          <table:table-cell table:style-name="ce4" table:formula="of:=[.AW29]/[.$E29]" office:value-type="percentage" office:value="0.0579505300353357">
            <text:p>5.80%</text:p>
          </table:table-cell>
          <table:table-cell office:value-type="float" office:value="82">
            <text:p>82</text:p>
          </table:table-cell>
          <table:table-cell table:style-name="ce4" table:formula="of:=[.AY29]/[.$E29]" office:value-type="percentage" office:value="0.0579505300353357">
            <text:p>5.80%</text:p>
          </table:table-cell>
          <table:table-cell office:value-type="float" office:value="83">
            <text:p>83</text:p>
          </table:table-cell>
          <table:table-cell table:style-name="ce4" table:formula="of:=[.BA29]/[.$E29]" office:value-type="percentage" office:value="0.0586572438162544">
            <text:p>5.87%</text:p>
          </table:table-cell>
          <table:table-cell office:value-type="float" office:value="83">
            <text:p>83</text:p>
          </table:table-cell>
          <table:table-cell table:style-name="ce4" table:formula="of:=[.BC29]/[.$E29]" office:value-type="percentage" office:value="0.0586572438162544">
            <text:p>5.87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style-name="ce1" office:value-type="string">
            <text:p>Torpa</text:p>
          </table:table-cell>
          <table:table-cell table:number-columns-repeated="2" office:value-type="float" office:value="0">
            <text:p>0</text:p>
          </table:table-cell>
          <table:table-cell office:value-type="float" office:value="969">
            <text:p>969</text:p>
          </table:table-cell>
          <table:table-cell table:style-name="ce2" table:formula="of:=([.C30]+[.D30])/[.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3" table:formula="of:=[.G30]/[.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I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K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M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O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Q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S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U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W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Y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A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C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E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G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I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K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M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O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Q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S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U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W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Y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A30]/[.$E3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C30]/[.$E30]" office:value-type="percentage" office:value="0">
            <text:p>0.00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Björkekär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63">
            <text:p>1263</text:p>
          </table:table-cell>
          <table:table-cell table:style-name="ce2" table:formula="of:=([.C31]+[.D31])/[.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3" table:formula="of:=[.G31]/[.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I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K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M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O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Q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S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U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W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Y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AA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AC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AE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AG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AI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AK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AM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AO31]/[.$E31]" office:value-type="percentage" office:value="0.000791765637371338">
            <text:p>0.08%</text:p>
          </table:table-cell>
          <table:table-cell office:value-type="float" office:value="1">
            <text:p>1</text:p>
          </table:table-cell>
          <table:table-cell table:style-name="ce4" table:formula="of:=[.AQ31]/[.$E31]" office:value-type="percentage" office:value="0.000791765637371338">
            <text:p>0.08%</text:p>
          </table:table-cell>
          <table:table-cell office:value-type="float" office:value="58">
            <text:p>58</text:p>
          </table:table-cell>
          <table:table-cell table:style-name="ce4" table:formula="of:=[.AS31]/[.$E31]" office:value-type="percentage" office:value="0.0459224069675376">
            <text:p>4.59%</text:p>
          </table:table-cell>
          <table:table-cell office:value-type="float" office:value="58">
            <text:p>58</text:p>
          </table:table-cell>
          <table:table-cell table:style-name="ce4" table:formula="of:=[.AU31]/[.$E31]" office:value-type="percentage" office:value="0.0459224069675376">
            <text:p>4.59%</text:p>
          </table:table-cell>
          <table:table-cell office:value-type="float" office:value="58">
            <text:p>58</text:p>
          </table:table-cell>
          <table:table-cell table:style-name="ce4" table:formula="of:=[.AW31]/[.$E31]" office:value-type="percentage" office:value="0.0459224069675376">
            <text:p>4.59%</text:p>
          </table:table-cell>
          <table:table-cell office:value-type="float" office:value="58">
            <text:p>58</text:p>
          </table:table-cell>
          <table:table-cell table:style-name="ce4" table:formula="of:=[.AY31]/[.$E31]" office:value-type="percentage" office:value="0.0459224069675376">
            <text:p>4.59%</text:p>
          </table:table-cell>
          <table:table-cell office:value-type="float" office:value="58">
            <text:p>58</text:p>
          </table:table-cell>
          <table:table-cell table:style-name="ce4" table:formula="of:=[.BA31]/[.$E31]" office:value-type="percentage" office:value="0.0459224069675376">
            <text:p>4.59%</text:p>
          </table:table-cell>
          <table:table-cell office:value-type="float" office:value="58">
            <text:p>58</text:p>
          </table:table-cell>
          <table:table-cell table:style-name="ce4" table:formula="of:=[.BC31]/[.$E31]" office:value-type="percentage" office:value="0.0459224069675376">
            <text:p>4.59%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Gamlestad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86">
            <text:p>1286</text:p>
          </table:table-cell>
          <table:table-cell table:style-name="ce2" table:formula="of:=([.C32]+[.D32])/[.E32]" office:value-type="percentage" office:value="0.00388802488335925">
            <text:p>0.39%</text:p>
          </table:table-cell>
          <table:table-cell office:value-type="float" office:value="5">
            <text:p>5</text:p>
          </table:table-cell>
          <table:table-cell table:style-name="ce3" table:formula="of:=[.G32]/[.E32]" office:value-type="percentage" office:value="0.00388802488335925">
            <text:p>0.39%</text:p>
          </table:table-cell>
          <table:table-cell office:value-type="float" office:value="5">
            <text:p>5</text:p>
          </table:table-cell>
          <table:table-cell table:style-name="ce4" table:formula="of:=[.I32]/[.$E32]" office:value-type="percentage" office:value="0.00388802488335925">
            <text:p>0.39%</text:p>
          </table:table-cell>
          <table:table-cell office:value-type="float" office:value="5">
            <text:p>5</text:p>
          </table:table-cell>
          <table:table-cell table:style-name="ce4" table:formula="of:=[.K32]/[.$E32]" office:value-type="percentage" office:value="0.00388802488335925">
            <text:p>0.39%</text:p>
          </table:table-cell>
          <table:table-cell office:value-type="float" office:value="5">
            <text:p>5</text:p>
          </table:table-cell>
          <table:table-cell table:style-name="ce4" table:formula="of:=[.M32]/[.$E32]" office:value-type="percentage" office:value="0.00388802488335925">
            <text:p>0.39%</text:p>
          </table:table-cell>
          <table:table-cell office:value-type="float" office:value="6">
            <text:p>6</text:p>
          </table:table-cell>
          <table:table-cell table:style-name="ce4" table:formula="of:=[.O32]/[.$E32]" office:value-type="percentage" office:value="0.0046656298600311">
            <text:p>0.47%</text:p>
          </table:table-cell>
          <table:table-cell office:value-type="float" office:value="6">
            <text:p>6</text:p>
          </table:table-cell>
          <table:table-cell table:style-name="ce4" table:formula="of:=[.Q32]/[.$E32]" office:value-type="percentage" office:value="0.0046656298600311">
            <text:p>0.47%</text:p>
          </table:table-cell>
          <table:table-cell office:value-type="float" office:value="6">
            <text:p>6</text:p>
          </table:table-cell>
          <table:table-cell table:style-name="ce4" table:formula="of:=[.S32]/[.$E32]" office:value-type="percentage" office:value="0.0046656298600311">
            <text:p>0.47%</text:p>
          </table:table-cell>
          <table:table-cell office:value-type="float" office:value="6">
            <text:p>6</text:p>
          </table:table-cell>
          <table:table-cell table:style-name="ce4" table:formula="of:=[.U32]/[.$E32]" office:value-type="percentage" office:value="0.0046656298600311">
            <text:p>0.47%</text:p>
          </table:table-cell>
          <table:table-cell office:value-type="float" office:value="7">
            <text:p>7</text:p>
          </table:table-cell>
          <table:table-cell table:style-name="ce4" table:formula="of:=[.W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Y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AA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AC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AE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AG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AI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AK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AM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AO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AQ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AS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AU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AW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AY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BA32]/[.$E32]" office:value-type="percentage" office:value="0.00544323483670296">
            <text:p>0.54%</text:p>
          </table:table-cell>
          <table:table-cell office:value-type="float" office:value="7">
            <text:p>7</text:p>
          </table:table-cell>
          <table:table-cell table:style-name="ce4" table:formula="of:=[.BC32]/[.$E32]" office:value-type="percentage" office:value="0.00544323483670296">
            <text:p>0.54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Utb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89">
            <text:p>2189</text:p>
          </table:table-cell>
          <table:table-cell table:style-name="ce2" table:formula="of:=([.C33]+[.D33])/[.E33]" office:value-type="percentage" office:value="0.00137048880767474">
            <text:p>0.14%</text:p>
          </table:table-cell>
          <table:table-cell office:value-type="float" office:value="3">
            <text:p>3</text:p>
          </table:table-cell>
          <table:table-cell table:style-name="ce3" table:formula="of:=[.G33]/[.E33]" office:value-type="percentage" office:value="0.00137048880767474">
            <text:p>0.14%</text:p>
          </table:table-cell>
          <table:table-cell office:value-type="float" office:value="3">
            <text:p>3</text:p>
          </table:table-cell>
          <table:table-cell table:style-name="ce4" table:formula="of:=[.I33]/[.$E33]" office:value-type="percentage" office:value="0.00137048880767474">
            <text:p>0.14%</text:p>
          </table:table-cell>
          <table:table-cell office:value-type="float" office:value="3">
            <text:p>3</text:p>
          </table:table-cell>
          <table:table-cell table:style-name="ce4" table:formula="of:=[.K33]/[.$E33]" office:value-type="percentage" office:value="0.00137048880767474">
            <text:p>0.14%</text:p>
          </table:table-cell>
          <table:table-cell office:value-type="float" office:value="3">
            <text:p>3</text:p>
          </table:table-cell>
          <table:table-cell table:style-name="ce4" table:formula="of:=[.M33]/[.$E33]" office:value-type="percentage" office:value="0.00137048880767474">
            <text:p>0.14%</text:p>
          </table:table-cell>
          <table:table-cell office:value-type="float" office:value="3">
            <text:p>3</text:p>
          </table:table-cell>
          <table:table-cell table:style-name="ce4" table:formula="of:=[.O33]/[.$E33]" office:value-type="percentage" office:value="0.00137048880767474">
            <text:p>0.14%</text:p>
          </table:table-cell>
          <table:table-cell office:value-type="float" office:value="3">
            <text:p>3</text:p>
          </table:table-cell>
          <table:table-cell table:style-name="ce4" table:formula="of:=[.Q33]/[.$E33]" office:value-type="percentage" office:value="0.00137048880767474">
            <text:p>0.14%</text:p>
          </table:table-cell>
          <table:table-cell office:value-type="float" office:value="3">
            <text:p>3</text:p>
          </table:table-cell>
          <table:table-cell table:style-name="ce4" table:formula="of:=[.S33]/[.$E33]" office:value-type="percentage" office:value="0.00137048880767474">
            <text:p>0.14%</text:p>
          </table:table-cell>
          <table:table-cell office:value-type="float" office:value="28">
            <text:p>28</text:p>
          </table:table-cell>
          <table:table-cell table:style-name="ce4" table:formula="of:=[.U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W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Y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AA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AC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AE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AG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AI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AK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AM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AO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AQ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AS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AU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AW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AY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BA33]/[.$E33]" office:value-type="percentage" office:value="0.0127912288716309">
            <text:p>1.28%</text:p>
          </table:table-cell>
          <table:table-cell office:value-type="float" office:value="28">
            <text:p>28</text:p>
          </table:table-cell>
          <table:table-cell table:style-name="ce4" table:formula="of:=[.BC33]/[.$E33]" office:value-type="percentage" office:value="0.0127912288716309">
            <text:p>1.28%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Södra Kortedala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88">
            <text:p>888</text:p>
          </table:table-cell>
          <table:table-cell table:style-name="ce2" table:formula="of:=([.C34]+[.D34])/[.E34]" office:value-type="percentage" office:value="0.0236486486486486">
            <text:p>2.36%</text:p>
          </table:table-cell>
          <table:table-cell office:value-type="float" office:value="21">
            <text:p>21</text:p>
          </table:table-cell>
          <table:table-cell table:style-name="ce3" table:formula="of:=[.G34]/[.E34]" office:value-type="percentage" office:value="0.0236486486486486">
            <text:p>2.36%</text:p>
          </table:table-cell>
          <table:table-cell office:value-type="float" office:value="21">
            <text:p>21</text:p>
          </table:table-cell>
          <table:table-cell table:style-name="ce4" table:formula="of:=[.I34]/[.$E34]" office:value-type="percentage" office:value="0.0236486486486486">
            <text:p>2.36%</text:p>
          </table:table-cell>
          <table:table-cell office:value-type="float" office:value="21">
            <text:p>21</text:p>
          </table:table-cell>
          <table:table-cell table:style-name="ce4" table:formula="of:=[.K34]/[.$E34]" office:value-type="percentage" office:value="0.0236486486486486">
            <text:p>2.36%</text:p>
          </table:table-cell>
          <table:table-cell office:value-type="float" office:value="21">
            <text:p>21</text:p>
          </table:table-cell>
          <table:table-cell table:style-name="ce4" table:formula="of:=[.M34]/[.$E34]" office:value-type="percentage" office:value="0.0236486486486486">
            <text:p>2.36%</text:p>
          </table:table-cell>
          <table:table-cell office:value-type="float" office:value="82">
            <text:p>82</text:p>
          </table:table-cell>
          <table:table-cell table:style-name="ce4" table:formula="of:=[.O34]/[.$E34]" office:value-type="percentage" office:value="0.0923423423423423">
            <text:p>9.23%</text:p>
          </table:table-cell>
          <table:table-cell office:value-type="float" office:value="81">
            <text:p>81</text:p>
          </table:table-cell>
          <table:table-cell table:style-name="ce4" table:formula="of:=[.Q34]/[.$E34]" office:value-type="percentage" office:value="0.0912162162162162">
            <text:p>9.12%</text:p>
          </table:table-cell>
          <table:table-cell office:value-type="float" office:value="81">
            <text:p>81</text:p>
          </table:table-cell>
          <table:table-cell table:style-name="ce4" table:formula="of:=[.S34]/[.$E34]" office:value-type="percentage" office:value="0.0912162162162162">
            <text:p>9.12%</text:p>
          </table:table-cell>
          <table:table-cell office:value-type="float" office:value="81">
            <text:p>81</text:p>
          </table:table-cell>
          <table:table-cell table:style-name="ce4" table:formula="of:=[.U34]/[.$E34]" office:value-type="percentage" office:value="0.0912162162162162">
            <text:p>9.12%</text:p>
          </table:table-cell>
          <table:table-cell office:value-type="float" office:value="81">
            <text:p>81</text:p>
          </table:table-cell>
          <table:table-cell table:style-name="ce4" table:formula="of:=[.W34]/[.$E34]" office:value-type="percentage" office:value="0.0912162162162162">
            <text:p>9.12%</text:p>
          </table:table-cell>
          <table:table-cell office:value-type="float" office:value="81">
            <text:p>81</text:p>
          </table:table-cell>
          <table:table-cell table:style-name="ce4" table:formula="of:=[.Y34]/[.$E34]" office:value-type="percentage" office:value="0.0912162162162162">
            <text:p>9.12%</text:p>
          </table:table-cell>
          <table:table-cell office:value-type="float" office:value="81">
            <text:p>81</text:p>
          </table:table-cell>
          <table:table-cell table:style-name="ce4" table:formula="of:=[.AA34]/[.$E34]" office:value-type="percentage" office:value="0.0912162162162162">
            <text:p>9.12%</text:p>
          </table:table-cell>
          <table:table-cell office:value-type="float" office:value="81">
            <text:p>81</text:p>
          </table:table-cell>
          <table:table-cell table:style-name="ce4" table:formula="of:=[.AC34]/[.$E34]" office:value-type="percentage" office:value="0.0912162162162162">
            <text:p>9.12%</text:p>
          </table:table-cell>
          <table:table-cell office:value-type="float" office:value="81">
            <text:p>81</text:p>
          </table:table-cell>
          <table:table-cell table:style-name="ce4" table:formula="of:=[.AE34]/[.$E34]" office:value-type="percentage" office:value="0.0912162162162162">
            <text:p>9.12%</text:p>
          </table:table-cell>
          <table:table-cell office:value-type="float" office:value="81">
            <text:p>81</text:p>
          </table:table-cell>
          <table:table-cell table:style-name="ce4" table:formula="of:=[.AG34]/[.$E34]" office:value-type="percentage" office:value="0.0912162162162162">
            <text:p>9.12%</text:p>
          </table:table-cell>
          <table:table-cell office:value-type="float" office:value="81">
            <text:p>81</text:p>
          </table:table-cell>
          <table:table-cell table:style-name="ce4" table:formula="of:=[.AI34]/[.$E34]" office:value-type="percentage" office:value="0.0912162162162162">
            <text:p>9.12%</text:p>
          </table:table-cell>
          <table:table-cell office:value-type="float" office:value="81">
            <text:p>81</text:p>
          </table:table-cell>
          <table:table-cell table:style-name="ce4" table:formula="of:=[.AK34]/[.$E34]" office:value-type="percentage" office:value="0.0912162162162162">
            <text:p>9.12%</text:p>
          </table:table-cell>
          <table:table-cell office:value-type="float" office:value="82">
            <text:p>82</text:p>
          </table:table-cell>
          <table:table-cell table:style-name="ce4" table:formula="of:=[.AM34]/[.$E34]" office:value-type="percentage" office:value="0.0923423423423423">
            <text:p>9.23%</text:p>
          </table:table-cell>
          <table:table-cell office:value-type="float" office:value="82">
            <text:p>82</text:p>
          </table:table-cell>
          <table:table-cell table:style-name="ce4" table:formula="of:=[.AO34]/[.$E34]" office:value-type="percentage" office:value="0.0923423423423423">
            <text:p>9.23%</text:p>
          </table:table-cell>
          <table:table-cell office:value-type="float" office:value="82">
            <text:p>82</text:p>
          </table:table-cell>
          <table:table-cell table:style-name="ce4" table:formula="of:=[.AQ34]/[.$E34]" office:value-type="percentage" office:value="0.0923423423423423">
            <text:p>9.23%</text:p>
          </table:table-cell>
          <table:table-cell office:value-type="float" office:value="82">
            <text:p>82</text:p>
          </table:table-cell>
          <table:table-cell table:style-name="ce4" table:formula="of:=[.AS34]/[.$E34]" office:value-type="percentage" office:value="0.0923423423423423">
            <text:p>9.23%</text:p>
          </table:table-cell>
          <table:table-cell office:value-type="float" office:value="82">
            <text:p>82</text:p>
          </table:table-cell>
          <table:table-cell table:style-name="ce4" table:formula="of:=[.AU34]/[.$E34]" office:value-type="percentage" office:value="0.0923423423423423">
            <text:p>9.23%</text:p>
          </table:table-cell>
          <table:table-cell office:value-type="float" office:value="82">
            <text:p>82</text:p>
          </table:table-cell>
          <table:table-cell table:style-name="ce4" table:formula="of:=[.AW34]/[.$E34]" office:value-type="percentage" office:value="0.0923423423423423">
            <text:p>9.23%</text:p>
          </table:table-cell>
          <table:table-cell office:value-type="float" office:value="82">
            <text:p>82</text:p>
          </table:table-cell>
          <table:table-cell table:style-name="ce4" table:formula="of:=[.AY34]/[.$E34]" office:value-type="percentage" office:value="0.0923423423423423">
            <text:p>9.23%</text:p>
          </table:table-cell>
          <table:table-cell office:value-type="float" office:value="82">
            <text:p>82</text:p>
          </table:table-cell>
          <table:table-cell table:style-name="ce4" table:formula="of:=[.BA34]/[.$E34]" office:value-type="percentage" office:value="0.0923423423423423">
            <text:p>9.23%</text:p>
          </table:table-cell>
          <table:table-cell office:value-type="float" office:value="82">
            <text:p>82</text:p>
          </table:table-cell>
          <table:table-cell table:style-name="ce4" table:formula="of:=[.BC34]/[.$E34]" office:value-type="percentage" office:value="0.0923423423423423">
            <text:p>9.23%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Norra Kortedala</text:p>
          </table:table-cell>
          <table:table-cell office:value-type="float" office:value="187">
            <text:p>187</text:p>
          </table:table-cell>
          <table:table-cell office:value-type="float" office:value="143">
            <text:p>143</text:p>
          </table:table-cell>
          <table:table-cell office:value-type="float" office:value="858">
            <text:p>858</text:p>
          </table:table-cell>
          <table:table-cell table:style-name="ce2" table:formula="of:=([.C35]+[.D35])/[.E35]" office:value-type="percentage" office:value="0.384615384615385">
            <text:p>38.46%</text:p>
          </table:table-cell>
          <table:table-cell office:value-type="float" office:value="332">
            <text:p>332</text:p>
          </table:table-cell>
          <table:table-cell table:style-name="ce3" table:formula="of:=[.G35]/[.E35]" office:value-type="percentage" office:value="0.386946386946387">
            <text:p>38.69%</text:p>
          </table:table-cell>
          <table:table-cell office:value-type="float" office:value="332">
            <text:p>332</text:p>
          </table:table-cell>
          <table:table-cell table:style-name="ce4" table:formula="of:=[.I35]/[.$E35]" office:value-type="percentage" office:value="0.386946386946387">
            <text:p>38.69%</text:p>
          </table:table-cell>
          <table:table-cell office:value-type="float" office:value="332">
            <text:p>332</text:p>
          </table:table-cell>
          <table:table-cell table:style-name="ce4" table:formula="of:=[.K35]/[.$E35]" office:value-type="percentage" office:value="0.386946386946387">
            <text:p>38.69%</text:p>
          </table:table-cell>
          <table:table-cell office:value-type="float" office:value="332">
            <text:p>332</text:p>
          </table:table-cell>
          <table:table-cell table:style-name="ce4" table:formula="of:=[.M35]/[.$E35]" office:value-type="percentage" office:value="0.386946386946387">
            <text:p>38.69%</text:p>
          </table:table-cell>
          <table:table-cell office:value-type="float" office:value="332">
            <text:p>332</text:p>
          </table:table-cell>
          <table:table-cell table:style-name="ce4" table:formula="of:=[.O35]/[.$E35]" office:value-type="percentage" office:value="0.386946386946387">
            <text:p>38.69%</text:p>
          </table:table-cell>
          <table:table-cell office:value-type="float" office:value="347">
            <text:p>347</text:p>
          </table:table-cell>
          <table:table-cell table:style-name="ce4" table:formula="of:=[.Q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S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U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W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Y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AA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AC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AE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AG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AI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AK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AM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AO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AQ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AS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AU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AW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AY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BA35]/[.$E35]" office:value-type="percentage" office:value="0.404428904428904">
            <text:p>40.44%</text:p>
          </table:table-cell>
          <table:table-cell office:value-type="float" office:value="347">
            <text:p>347</text:p>
          </table:table-cell>
          <table:table-cell table:style-name="ce4" table:formula="of:=[.BC35]/[.$E35]" office:value-type="percentage" office:value="0.404428904428904">
            <text:p>40.44%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Västra Bergsjö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style-name="ce2" table:formula="of:=([.C36]+[.D36])/[.E36]" office:value-type="percentage" office:value="0.0188679245283019">
            <text:p>1.89%</text:p>
          </table:table-cell>
          <table:table-cell office:value-type="float" office:value="10">
            <text:p>10</text:p>
          </table:table-cell>
          <table:table-cell table:style-name="ce3" table:formula="of:=[.G36]/[.E36]" office:value-type="percentage" office:value="0.0188679245283019">
            <text:p>1.89%</text:p>
          </table:table-cell>
          <table:table-cell office:value-type="float" office:value="10">
            <text:p>10</text:p>
          </table:table-cell>
          <table:table-cell table:style-name="ce4" table:formula="of:=[.I36]/[.$E36]" office:value-type="percentage" office:value="0.0188679245283019">
            <text:p>1.89%</text:p>
          </table:table-cell>
          <table:table-cell office:value-type="float" office:value="10">
            <text:p>10</text:p>
          </table:table-cell>
          <table:table-cell table:style-name="ce4" table:formula="of:=[.K36]/[.$E36]" office:value-type="percentage" office:value="0.0188679245283019">
            <text:p>1.89%</text:p>
          </table:table-cell>
          <table:table-cell office:value-type="float" office:value="10">
            <text:p>10</text:p>
          </table:table-cell>
          <table:table-cell table:style-name="ce4" table:formula="of:=[.M36]/[.$E36]" office:value-type="percentage" office:value="0.0188679245283019">
            <text:p>1.89%</text:p>
          </table:table-cell>
          <table:table-cell office:value-type="float" office:value="10">
            <text:p>10</text:p>
          </table:table-cell>
          <table:table-cell table:style-name="ce4" table:formula="of:=[.O36]/[.$E36]" office:value-type="percentage" office:value="0.0188679245283019">
            <text:p>1.89%</text:p>
          </table:table-cell>
          <table:table-cell office:value-type="float" office:value="10">
            <text:p>10</text:p>
          </table:table-cell>
          <table:table-cell table:style-name="ce4" table:formula="of:=[.Q36]/[.$E36]" office:value-type="percentage" office:value="0.0188679245283019">
            <text:p>1.89%</text:p>
          </table:table-cell>
          <table:table-cell office:value-type="float" office:value="10">
            <text:p>10</text:p>
          </table:table-cell>
          <table:table-cell table:style-name="ce4" table:formula="of:=[.S36]/[.$E36]" office:value-type="percentage" office:value="0.0188679245283019">
            <text:p>1.89%</text:p>
          </table:table-cell>
          <table:table-cell office:value-type="float" office:value="14">
            <text:p>14</text:p>
          </table:table-cell>
          <table:table-cell table:style-name="ce4" table:formula="of:=[.U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W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Y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AA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AC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AE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AG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AI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AK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AM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AO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AQ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AS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AU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AW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AY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BA36]/[.$E36]" office:value-type="percentage" office:value="0.0264150943396226">
            <text:p>2.64%</text:p>
          </table:table-cell>
          <table:table-cell office:value-type="float" office:value="14">
            <text:p>14</text:p>
          </table:table-cell>
          <table:table-cell table:style-name="ce4" table:formula="of:=[.BC36]/[.$E36]" office:value-type="percentage" office:value="0.0264150943396226">
            <text:p>2.64%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style-name="ce1" office:value-type="string">
            <text:p>Östra Bergsjö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25">
            <text:p>625</text:p>
          </table:table-cell>
          <table:table-cell table:style-name="ce2" table:formula="of:=([.C37]+[.D37])/[.E37]" office:value-type="percentage" office:value="0.0048">
            <text:p>0.48%</text:p>
          </table:table-cell>
          <table:table-cell office:value-type="float" office:value="5">
            <text:p>5</text:p>
          </table:table-cell>
          <table:table-cell table:style-name="ce3" table:formula="of:=[.G37]/[.E37]" office:value-type="percentage" office:value="0.008">
            <text:p>0.80%</text:p>
          </table:table-cell>
          <table:table-cell office:value-type="float" office:value="5">
            <text:p>5</text:p>
          </table:table-cell>
          <table:table-cell table:style-name="ce4" table:formula="of:=[.I37]/[.$E37]" office:value-type="percentage" office:value="0.008">
            <text:p>0.80%</text:p>
          </table:table-cell>
          <table:table-cell office:value-type="float" office:value="5">
            <text:p>5</text:p>
          </table:table-cell>
          <table:table-cell table:style-name="ce4" table:formula="of:=[.K37]/[.$E37]" office:value-type="percentage" office:value="0.008">
            <text:p>0.80%</text:p>
          </table:table-cell>
          <table:table-cell office:value-type="float" office:value="5">
            <text:p>5</text:p>
          </table:table-cell>
          <table:table-cell table:style-name="ce4" table:formula="of:=[.M37]/[.$E37]" office:value-type="percentage" office:value="0.008">
            <text:p>0.80%</text:p>
          </table:table-cell>
          <table:table-cell office:value-type="float" office:value="5">
            <text:p>5</text:p>
          </table:table-cell>
          <table:table-cell table:style-name="ce4" table:formula="of:=[.O37]/[.$E37]" office:value-type="percentage" office:value="0.008">
            <text:p>0.80%</text:p>
          </table:table-cell>
          <table:table-cell office:value-type="float" office:value="3">
            <text:p>3</text:p>
          </table:table-cell>
          <table:table-cell table:style-name="ce4" table:formula="of:=[.Q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S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U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W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Y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AA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AC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AE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AG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AI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AK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AM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AO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AQ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AS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AU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AW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AY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BA37]/[.$E37]" office:value-type="percentage" office:value="0.0048">
            <text:p>0.48%</text:p>
          </table:table-cell>
          <table:table-cell office:value-type="float" office:value="3">
            <text:p>3</text:p>
          </table:table-cell>
          <table:table-cell table:style-name="ce4" table:formula="of:=[.BC37]/[.$E37]" office:value-type="percentage" office:value="0.0048">
            <text:p>0.48%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Kvillebäck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99">
            <text:p>1899</text:p>
          </table:table-cell>
          <table:table-cell table:style-name="ce2" table:formula="of:=([.C38]+[.D38])/[.E38]" office:value-type="percentage" office:value="0.00263296471827278">
            <text:p>0.26%</text:p>
          </table:table-cell>
          <table:table-cell office:value-type="float" office:value="10">
            <text:p>10</text:p>
          </table:table-cell>
          <table:table-cell table:style-name="ce3" table:formula="of:=[.G38]/[.E38]" office:value-type="percentage" office:value="0.00526592943654555">
            <text:p>0.53%</text:p>
          </table:table-cell>
          <table:table-cell office:value-type="float" office:value="10">
            <text:p>10</text:p>
          </table:table-cell>
          <table:table-cell table:style-name="ce4" table:formula="of:=[.I38]/[.$E38]" office:value-type="percentage" office:value="0.00526592943654555">
            <text:p>0.53%</text:p>
          </table:table-cell>
          <table:table-cell office:value-type="float" office:value="10">
            <text:p>10</text:p>
          </table:table-cell>
          <table:table-cell table:style-name="ce4" table:formula="of:=[.K38]/[.$E38]" office:value-type="percentage" office:value="0.00526592943654555">
            <text:p>0.53%</text:p>
          </table:table-cell>
          <table:table-cell office:value-type="float" office:value="10">
            <text:p>10</text:p>
          </table:table-cell>
          <table:table-cell table:style-name="ce4" table:formula="of:=[.M38]/[.$E38]" office:value-type="percentage" office:value="0.00526592943654555">
            <text:p>0.53%</text:p>
          </table:table-cell>
          <table:table-cell office:value-type="float" office:value="10">
            <text:p>10</text:p>
          </table:table-cell>
          <table:table-cell table:style-name="ce4" table:formula="of:=[.O38]/[.$E38]" office:value-type="percentage" office:value="0.00526592943654555">
            <text:p>0.53%</text:p>
          </table:table-cell>
          <table:table-cell office:value-type="float" office:value="10">
            <text:p>10</text:p>
          </table:table-cell>
          <table:table-cell table:style-name="ce4" table:formula="of:=[.Q38]/[.$E38]" office:value-type="percentage" office:value="0.00526592943654555">
            <text:p>0.53%</text:p>
          </table:table-cell>
          <table:table-cell office:value-type="float" office:value="10">
            <text:p>10</text:p>
          </table:table-cell>
          <table:table-cell table:style-name="ce4" table:formula="of:=[.S38]/[.$E38]" office:value-type="percentage" office:value="0.00526592943654555">
            <text:p>0.53%</text:p>
          </table:table-cell>
          <table:table-cell office:value-type="float" office:value="10">
            <text:p>10</text:p>
          </table:table-cell>
          <table:table-cell table:style-name="ce4" table:formula="of:=[.U38]/[.$E38]" office:value-type="percentage" office:value="0.00526592943654555">
            <text:p>0.53%</text:p>
          </table:table-cell>
          <table:table-cell office:value-type="float" office:value="10">
            <text:p>10</text:p>
          </table:table-cell>
          <table:table-cell table:style-name="ce4" table:formula="of:=[.W38]/[.$E38]" office:value-type="percentage" office:value="0.00526592943654555">
            <text:p>0.53%</text:p>
          </table:table-cell>
          <table:table-cell office:value-type="float" office:value="10">
            <text:p>10</text:p>
          </table:table-cell>
          <table:table-cell table:style-name="ce4" table:formula="of:=[.Y38]/[.$E38]" office:value-type="percentage" office:value="0.00526592943654555">
            <text:p>0.53%</text:p>
          </table:table-cell>
          <table:table-cell office:value-type="float" office:value="10">
            <text:p>10</text:p>
          </table:table-cell>
          <table:table-cell table:style-name="ce4" table:formula="of:=[.AA38]/[.$E38]" office:value-type="percentage" office:value="0.00526592943654555">
            <text:p>0.53%</text:p>
          </table:table-cell>
          <table:table-cell office:value-type="float" office:value="19">
            <text:p>19</text:p>
          </table:table-cell>
          <table:table-cell table:style-name="ce4" table:formula="of:=[.AC38]/[.$E38]" office:value-type="percentage" office:value="0.0100052659294365">
            <text:p>1.00%</text:p>
          </table:table-cell>
          <table:table-cell office:value-type="float" office:value="840">
            <text:p>840</text:p>
          </table:table-cell>
          <table:table-cell table:style-name="ce4" table:formula="of:=[.AE38]/[.$E38]" office:value-type="percentage" office:value="0.442338072669826">
            <text:p>44.23%</text:p>
          </table:table-cell>
          <table:table-cell office:value-type="float" office:value="840">
            <text:p>840</text:p>
          </table:table-cell>
          <table:table-cell table:style-name="ce4" table:formula="of:=[.AG38]/[.$E38]" office:value-type="percentage" office:value="0.442338072669826">
            <text:p>44.23%</text:p>
          </table:table-cell>
          <table:table-cell office:value-type="float" office:value="994">
            <text:p>994</text:p>
          </table:table-cell>
          <table:table-cell table:style-name="ce4" table:formula="of:=[.AI38]/[.$E38]" office:value-type="percentage" office:value="0.523433385992628">
            <text:p>52.34%</text:p>
          </table:table-cell>
          <table:table-cell office:value-type="float" office:value="1028">
            <text:p>1028</text:p>
          </table:table-cell>
          <table:table-cell table:style-name="ce4" table:formula="of:=[.AK38]/[.$E38]" office:value-type="percentage" office:value="0.541337546076883">
            <text:p>54.13%</text:p>
          </table:table-cell>
          <table:table-cell office:value-type="float" office:value="1029">
            <text:p>1029</text:p>
          </table:table-cell>
          <table:table-cell table:style-name="ce4" table:formula="of:=[.AM38]/[.$E38]" office:value-type="percentage" office:value="0.541864139020537">
            <text:p>54.19%</text:p>
          </table:table-cell>
          <table:table-cell office:value-type="float" office:value="1030">
            <text:p>1030</text:p>
          </table:table-cell>
          <table:table-cell table:style-name="ce4" table:formula="of:=[.AO38]/[.$E38]" office:value-type="percentage" office:value="0.542390731964192">
            <text:p>54.24%</text:p>
          </table:table-cell>
          <table:table-cell office:value-type="float" office:value="1035">
            <text:p>1035</text:p>
          </table:table-cell>
          <table:table-cell table:style-name="ce4" table:formula="of:=[.AQ38]/[.$E38]" office:value-type="percentage" office:value="0.545023696682464">
            <text:p>54.50%</text:p>
          </table:table-cell>
          <table:table-cell office:value-type="float" office:value="1035">
            <text:p>1035</text:p>
          </table:table-cell>
          <table:table-cell table:style-name="ce4" table:formula="of:=[.AS38]/[.$E38]" office:value-type="percentage" office:value="0.545023696682464">
            <text:p>54.50%</text:p>
          </table:table-cell>
          <table:table-cell office:value-type="float" office:value="1035">
            <text:p>1035</text:p>
          </table:table-cell>
          <table:table-cell table:style-name="ce4" table:formula="of:=[.AU38]/[.$E38]" office:value-type="percentage" office:value="0.545023696682464">
            <text:p>54.50%</text:p>
          </table:table-cell>
          <table:table-cell office:value-type="float" office:value="1035">
            <text:p>1035</text:p>
          </table:table-cell>
          <table:table-cell table:style-name="ce4" table:formula="of:=[.AW38]/[.$E38]" office:value-type="percentage" office:value="0.545023696682464">
            <text:p>54.50%</text:p>
          </table:table-cell>
          <table:table-cell office:value-type="float" office:value="1040">
            <text:p>1040</text:p>
          </table:table-cell>
          <table:table-cell table:style-name="ce4" table:formula="of:=[.AY38]/[.$E38]" office:value-type="percentage" office:value="0.547656661400737">
            <text:p>54.77%</text:p>
          </table:table-cell>
          <table:table-cell office:value-type="float" office:value="1040">
            <text:p>1040</text:p>
          </table:table-cell>
          <table:table-cell table:style-name="ce4" table:formula="of:=[.BA38]/[.$E38]" office:value-type="percentage" office:value="0.547656661400737">
            <text:p>54.77%</text:p>
          </table:table-cell>
          <table:table-cell office:value-type="float" office:value="1040">
            <text:p>1040</text:p>
          </table:table-cell>
          <table:table-cell table:style-name="ce4" table:formula="of:=[.BC38]/[.$E38]" office:value-type="percentage" office:value="0.547656661400737">
            <text:p>54.77%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lätta Damm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84">
            <text:p>784</text:p>
          </table:table-cell>
          <table:table-cell table:style-name="ce2" table:formula="of:=([.C39]+[.D39])/[.E39]" office:value-type="percentage" office:value="0.0331632653061224">
            <text:p>3.32%</text:p>
          </table:table-cell>
          <table:table-cell office:value-type="float" office:value="26">
            <text:p>26</text:p>
          </table:table-cell>
          <table:table-cell table:style-name="ce3" table:formula="of:=[.G39]/[.E39]" office:value-type="percentage" office:value="0.0331632653061224">
            <text:p>3.32%</text:p>
          </table:table-cell>
          <table:table-cell office:value-type="float" office:value="26">
            <text:p>26</text:p>
          </table:table-cell>
          <table:table-cell table:style-name="ce4" table:formula="of:=[.I39]/[.$E39]" office:value-type="percentage" office:value="0.0331632653061224">
            <text:p>3.32%</text:p>
          </table:table-cell>
          <table:table-cell office:value-type="float" office:value="30">
            <text:p>30</text:p>
          </table:table-cell>
          <table:table-cell table:style-name="ce4" table:formula="of:=[.K39]/[.$E39]" office:value-type="percentage" office:value="0.038265306122449">
            <text:p>3.83%</text:p>
          </table:table-cell>
          <table:table-cell office:value-type="float" office:value="30">
            <text:p>30</text:p>
          </table:table-cell>
          <table:table-cell table:style-name="ce4" table:formula="of:=[.M39]/[.$E39]" office:value-type="percentage" office:value="0.038265306122449">
            <text:p>3.83%</text:p>
          </table:table-cell>
          <table:table-cell office:value-type="float" office:value="30">
            <text:p>30</text:p>
          </table:table-cell>
          <table:table-cell table:style-name="ce4" table:formula="of:=[.O39]/[.$E39]" office:value-type="percentage" office:value="0.038265306122449">
            <text:p>3.83%</text:p>
          </table:table-cell>
          <table:table-cell office:value-type="float" office:value="30">
            <text:p>30</text:p>
          </table:table-cell>
          <table:table-cell table:style-name="ce4" table:formula="of:=[.Q39]/[.$E39]" office:value-type="percentage" office:value="0.038265306122449">
            <text:p>3.83%</text:p>
          </table:table-cell>
          <table:table-cell office:value-type="float" office:value="30">
            <text:p>30</text:p>
          </table:table-cell>
          <table:table-cell table:style-name="ce4" table:formula="of:=[.S39]/[.$E39]" office:value-type="percentage" office:value="0.038265306122449">
            <text:p>3.83%</text:p>
          </table:table-cell>
          <table:table-cell office:value-type="float" office:value="30">
            <text:p>30</text:p>
          </table:table-cell>
          <table:table-cell table:style-name="ce4" table:formula="of:=[.U39]/[.$E39]" office:value-type="percentage" office:value="0.038265306122449">
            <text:p>3.83%</text:p>
          </table:table-cell>
          <table:table-cell office:value-type="float" office:value="30">
            <text:p>30</text:p>
          </table:table-cell>
          <table:table-cell table:style-name="ce4" table:formula="of:=[.W39]/[.$E39]" office:value-type="percentage" office:value="0.038265306122449">
            <text:p>3.83%</text:p>
          </table:table-cell>
          <table:table-cell office:value-type="float" office:value="30">
            <text:p>30</text:p>
          </table:table-cell>
          <table:table-cell table:style-name="ce4" table:formula="of:=[.Y39]/[.$E39]" office:value-type="percentage" office:value="0.038265306122449">
            <text:p>3.83%</text:p>
          </table:table-cell>
          <table:table-cell office:value-type="float" office:value="30">
            <text:p>30</text:p>
          </table:table-cell>
          <table:table-cell table:style-name="ce4" table:formula="of:=[.AA39]/[.$E39]" office:value-type="percentage" office:value="0.038265306122449">
            <text:p>3.83%</text:p>
          </table:table-cell>
          <table:table-cell office:value-type="float" office:value="30">
            <text:p>30</text:p>
          </table:table-cell>
          <table:table-cell table:style-name="ce4" table:formula="of:=[.AC39]/[.$E39]" office:value-type="percentage" office:value="0.038265306122449">
            <text:p>3.83%</text:p>
          </table:table-cell>
          <table:table-cell office:value-type="float" office:value="30">
            <text:p>30</text:p>
          </table:table-cell>
          <table:table-cell table:style-name="ce4" table:formula="of:=[.AE39]/[.$E39]" office:value-type="percentage" office:value="0.038265306122449">
            <text:p>3.83%</text:p>
          </table:table-cell>
          <table:table-cell office:value-type="float" office:value="30">
            <text:p>30</text:p>
          </table:table-cell>
          <table:table-cell table:style-name="ce4" table:formula="of:=[.AG39]/[.$E39]" office:value-type="percentage" office:value="0.038265306122449">
            <text:p>3.83%</text:p>
          </table:table-cell>
          <table:table-cell office:value-type="float" office:value="30">
            <text:p>30</text:p>
          </table:table-cell>
          <table:table-cell table:style-name="ce4" table:formula="of:=[.AI39]/[.$E39]" office:value-type="percentage" office:value="0.038265306122449">
            <text:p>3.83%</text:p>
          </table:table-cell>
          <table:table-cell office:value-type="float" office:value="232">
            <text:p>232</text:p>
          </table:table-cell>
          <table:table-cell table:style-name="ce4" table:formula="of:=[.AK39]/[.$E39]" office:value-type="percentage" office:value="0.295918367346939">
            <text:p>29.59%</text:p>
          </table:table-cell>
          <table:table-cell office:value-type="float" office:value="678">
            <text:p>678</text:p>
          </table:table-cell>
          <table:table-cell table:style-name="ce4" table:formula="of:=[.AM39]/[.$E39]" office:value-type="percentage" office:value="0.864795918367347">
            <text:p>86.48%</text:p>
          </table:table-cell>
          <table:table-cell office:value-type="float" office:value="681">
            <text:p>681</text:p>
          </table:table-cell>
          <table:table-cell table:style-name="ce4" table:formula="of:=[.AO39]/[.$E39]" office:value-type="percentage" office:value="0.868622448979592">
            <text:p>86.86%</text:p>
          </table:table-cell>
          <table:table-cell office:value-type="float" office:value="688">
            <text:p>688</text:p>
          </table:table-cell>
          <table:table-cell table:style-name="ce4" table:formula="of:=[.AQ39]/[.$E39]" office:value-type="percentage" office:value="0.877551020408163">
            <text:p>87.76%</text:p>
          </table:table-cell>
          <table:table-cell office:value-type="float" office:value="688">
            <text:p>688</text:p>
          </table:table-cell>
          <table:table-cell table:style-name="ce4" table:formula="of:=[.AS39]/[.$E39]" office:value-type="percentage" office:value="0.877551020408163">
            <text:p>87.76%</text:p>
          </table:table-cell>
          <table:table-cell office:value-type="float" office:value="688">
            <text:p>688</text:p>
          </table:table-cell>
          <table:table-cell table:style-name="ce4" table:formula="of:=[.AU39]/[.$E39]" office:value-type="percentage" office:value="0.877551020408163">
            <text:p>87.76%</text:p>
          </table:table-cell>
          <table:table-cell office:value-type="float" office:value="688">
            <text:p>688</text:p>
          </table:table-cell>
          <table:table-cell table:style-name="ce4" table:formula="of:=[.AW39]/[.$E39]" office:value-type="percentage" office:value="0.877551020408163">
            <text:p>87.76%</text:p>
          </table:table-cell>
          <table:table-cell office:value-type="float" office:value="688">
            <text:p>688</text:p>
          </table:table-cell>
          <table:table-cell table:style-name="ce4" table:formula="of:=[.AY39]/[.$E39]" office:value-type="percentage" office:value="0.877551020408163">
            <text:p>87.76%</text:p>
          </table:table-cell>
          <table:table-cell office:value-type="float" office:value="688">
            <text:p>688</text:p>
          </table:table-cell>
          <table:table-cell table:style-name="ce4" table:formula="of:=[.BA39]/[.$E39]" office:value-type="percentage" office:value="0.877551020408163">
            <text:p>87.76%</text:p>
          </table:table-cell>
          <table:table-cell office:value-type="float" office:value="688">
            <text:p>688</text:p>
          </table:table-cell>
          <table:table-cell table:style-name="ce4" table:formula="of:=[.BC39]/[.$E39]" office:value-type="percentage" office:value="0.877551020408163">
            <text:p>87.76%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Kärrdalen</text:p>
          </table:table-cell>
          <table:table-cell office:value-type="float" office:value="455">
            <text:p>455</text:p>
          </table:table-cell>
          <table:table-cell office:value-type="float" office:value="260">
            <text:p>260</text:p>
          </table:table-cell>
          <table:table-cell office:value-type="float" office:value="2046">
            <text:p>2046</text:p>
          </table:table-cell>
          <table:table-cell table:style-name="ce2" table:formula="of:=([.C40]+[.D40])/[.E40]" office:value-type="percentage" office:value="0.349462365591398">
            <text:p>34.95%</text:p>
          </table:table-cell>
          <table:table-cell office:value-type="float" office:value="991">
            <text:p>991</text:p>
          </table:table-cell>
          <table:table-cell table:style-name="ce3" table:formula="of:=[.G40]/[.E40]" office:value-type="percentage" office:value="0.48435972629521">
            <text:p>48.44%</text:p>
          </table:table-cell>
          <table:table-cell office:value-type="float" office:value="1073">
            <text:p>1073</text:p>
          </table:table-cell>
          <table:table-cell table:style-name="ce4" table:formula="of:=[.I40]/[.$E40]" office:value-type="percentage" office:value="0.524437927663734">
            <text:p>52.44%</text:p>
          </table:table-cell>
          <table:table-cell office:value-type="float" office:value="1762">
            <text:p>1762</text:p>
          </table:table-cell>
          <table:table-cell table:style-name="ce4" table:formula="of:=[.K40]/[.$E40]" office:value-type="percentage" office:value="0.86119257086999">
            <text:p>86.12%</text:p>
          </table:table-cell>
          <table:table-cell office:value-type="float" office:value="1762">
            <text:p>1762</text:p>
          </table:table-cell>
          <table:table-cell table:style-name="ce4" table:formula="of:=[.M40]/[.$E40]" office:value-type="percentage" office:value="0.86119257086999">
            <text:p>86.12%</text:p>
          </table:table-cell>
          <table:table-cell office:value-type="float" office:value="1762">
            <text:p>1762</text:p>
          </table:table-cell>
          <table:table-cell table:style-name="ce4" table:formula="of:=[.O40]/[.$E40]" office:value-type="percentage" office:value="0.86119257086999">
            <text:p>86.12%</text:p>
          </table:table-cell>
          <table:table-cell office:value-type="float" office:value="1752">
            <text:p>1752</text:p>
          </table:table-cell>
          <table:table-cell table:style-name="ce4" table:formula="of:=[.Q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S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U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W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Y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AA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AC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AE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AG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AI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AK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AM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AO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AQ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AS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AU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AW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AY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BA40]/[.$E40]" office:value-type="percentage" office:value="0.856304985337243">
            <text:p>85.63%</text:p>
          </table:table-cell>
          <table:table-cell office:value-type="float" office:value="1752">
            <text:p>1752</text:p>
          </table:table-cell>
          <table:table-cell table:style-name="ce4" table:formula="of:=[.BC40]/[.$E40]" office:value-type="percentage" office:value="0.856304985337243">
            <text:p>85.63%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Tuve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2217">
            <text:p>2217</text:p>
          </table:table-cell>
          <table:table-cell table:style-name="ce2" table:formula="of:=([.C41]+[.D41])/[.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3" table:formula="of:=[.G41]/[.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4" table:formula="of:=[.I41]/[.$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4" table:formula="of:=[.K41]/[.$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4" table:formula="of:=[.M41]/[.$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4" table:formula="of:=[.O41]/[.$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4" table:formula="of:=[.Q41]/[.$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4" table:formula="of:=[.S41]/[.$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4" table:formula="of:=[.U41]/[.$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4" table:formula="of:=[.W41]/[.$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4" table:formula="of:=[.Y41]/[.$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4" table:formula="of:=[.AA41]/[.$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4" table:formula="of:=[.AC41]/[.$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4" table:formula="of:=[.AE41]/[.$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4" table:formula="of:=[.AG41]/[.$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4" table:formula="of:=[.AI41]/[.$E41]" office:value-type="percentage" office:value="0.04510599909788">
            <text:p>4.51%</text:p>
          </table:table-cell>
          <table:table-cell office:value-type="float" office:value="100">
            <text:p>100</text:p>
          </table:table-cell>
          <table:table-cell table:style-name="ce4" table:formula="of:=[.AK41]/[.$E41]" office:value-type="percentage" office:value="0.04510599909788">
            <text:p>4.51%</text:p>
          </table:table-cell>
          <table:table-cell office:value-type="float" office:value="101">
            <text:p>101</text:p>
          </table:table-cell>
          <table:table-cell table:style-name="ce4" table:formula="of:=[.AM41]/[.$E41]" office:value-type="percentage" office:value="0.0455570590888588">
            <text:p>4.56%</text:p>
          </table:table-cell>
          <table:table-cell office:value-type="float" office:value="101">
            <text:p>101</text:p>
          </table:table-cell>
          <table:table-cell table:style-name="ce4" table:formula="of:=[.AO41]/[.$E41]" office:value-type="percentage" office:value="0.0455570590888588">
            <text:p>4.56%</text:p>
          </table:table-cell>
          <table:table-cell office:value-type="float" office:value="101">
            <text:p>101</text:p>
          </table:table-cell>
          <table:table-cell table:style-name="ce4" table:formula="of:=[.AQ41]/[.$E41]" office:value-type="percentage" office:value="0.0455570590888588">
            <text:p>4.56%</text:p>
          </table:table-cell>
          <table:table-cell office:value-type="float" office:value="101">
            <text:p>101</text:p>
          </table:table-cell>
          <table:table-cell table:style-name="ce4" table:formula="of:=[.AS41]/[.$E41]" office:value-type="percentage" office:value="0.0455570590888588">
            <text:p>4.56%</text:p>
          </table:table-cell>
          <table:table-cell office:value-type="float" office:value="101">
            <text:p>101</text:p>
          </table:table-cell>
          <table:table-cell table:style-name="ce4" table:formula="of:=[.AU41]/[.$E41]" office:value-type="percentage" office:value="0.0455570590888588">
            <text:p>4.56%</text:p>
          </table:table-cell>
          <table:table-cell office:value-type="float" office:value="101">
            <text:p>101</text:p>
          </table:table-cell>
          <table:table-cell table:style-name="ce4" table:formula="of:=[.AW41]/[.$E41]" office:value-type="percentage" office:value="0.0455570590888588">
            <text:p>4.56%</text:p>
          </table:table-cell>
          <table:table-cell office:value-type="float" office:value="101">
            <text:p>101</text:p>
          </table:table-cell>
          <table:table-cell table:style-name="ce4" table:formula="of:=[.AY41]/[.$E41]" office:value-type="percentage" office:value="0.0455570590888588">
            <text:p>4.56%</text:p>
          </table:table-cell>
          <table:table-cell office:value-type="float" office:value="101">
            <text:p>101</text:p>
          </table:table-cell>
          <table:table-cell table:style-name="ce4" table:formula="of:=[.BA41]/[.$E41]" office:value-type="percentage" office:value="0.0455570590888588">
            <text:p>4.56%</text:p>
          </table:table-cell>
          <table:table-cell office:value-type="float" office:value="101">
            <text:p>101</text:p>
          </table:table-cell>
          <table:table-cell table:style-name="ce4" table:formula="of:=[.BC41]/[.$E41]" office:value-type="percentage" office:value="0.0455570590888588">
            <text:p>4.56%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style-name="ce1" office:value-type="string">
            <text:p>Säv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81">
            <text:p>1081</text:p>
          </table:table-cell>
          <table:table-cell table:style-name="ce2" table:formula="of:=([.C42]+[.D42])/[.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3" table:formula="of:=[.G42]/[.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I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K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M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O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Q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S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U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W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Y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AA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AC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AE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AG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AI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AK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AM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AO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AQ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AS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AU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AW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AY42]/[.$E42]" office:value-type="percentage" office:value="0.00185013876040703">
            <text:p>0.19%</text:p>
          </table:table-cell>
          <table:table-cell office:value-type="float" office:value="2">
            <text:p>2</text:p>
          </table:table-cell>
          <table:table-cell table:style-name="ce4" table:formula="of:=[.BA42]/[.$E42]" office:value-type="percentage" office:value="0.00185013876040703">
            <text:p>0.19%</text:p>
          </table:table-cell>
          <table:table-cell office:value-type="float" office:value="3">
            <text:p>3</text:p>
          </table:table-cell>
          <table:table-cell table:style-name="ce4" table:formula="of:=[.BC42]/[.$E42]" office:value-type="percentage" office:value="0.00277520814061055">
            <text:p>0.28%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Kärra</text:p>
          </table:table-cell>
          <table:table-cell office:value-type="float" office:value="174">
            <text:p>174</text:p>
          </table:table-cell>
          <table:table-cell office:value-type="float" office:value="134">
            <text:p>134</text:p>
          </table:table-cell>
          <table:table-cell office:value-type="float" office:value="2910">
            <text:p>2910</text:p>
          </table:table-cell>
          <table:table-cell table:style-name="ce2" table:formula="of:=([.C43]+[.D43])/[.E43]" office:value-type="percentage" office:value="0.105841924398625">
            <text:p>10.58%</text:p>
          </table:table-cell>
          <table:table-cell office:value-type="float" office:value="308">
            <text:p>308</text:p>
          </table:table-cell>
          <table:table-cell table:style-name="ce3" table:formula="of:=[.G43]/[.E43]" office:value-type="percentage" office:value="0.105841924398625">
            <text:p>10.58%</text:p>
          </table:table-cell>
          <table:table-cell office:value-type="float" office:value="308">
            <text:p>308</text:p>
          </table:table-cell>
          <table:table-cell table:style-name="ce4" table:formula="of:=[.I43]/[.$E43]" office:value-type="percentage" office:value="0.105841924398625">
            <text:p>10.58%</text:p>
          </table:table-cell>
          <table:table-cell office:value-type="float" office:value="308">
            <text:p>308</text:p>
          </table:table-cell>
          <table:table-cell table:style-name="ce4" table:formula="of:=[.K43]/[.$E43]" office:value-type="percentage" office:value="0.105841924398625">
            <text:p>10.58%</text:p>
          </table:table-cell>
          <table:table-cell office:value-type="float" office:value="308">
            <text:p>308</text:p>
          </table:table-cell>
          <table:table-cell table:style-name="ce4" table:formula="of:=[.M43]/[.$E43]" office:value-type="percentage" office:value="0.105841924398625">
            <text:p>10.58%</text:p>
          </table:table-cell>
          <table:table-cell office:value-type="float" office:value="308">
            <text:p>308</text:p>
          </table:table-cell>
          <table:table-cell table:style-name="ce4" table:formula="of:=[.O43]/[.$E43]" office:value-type="percentage" office:value="0.105841924398625">
            <text:p>10.58%</text:p>
          </table:table-cell>
          <table:table-cell office:value-type="float" office:value="309">
            <text:p>309</text:p>
          </table:table-cell>
          <table:table-cell table:style-name="ce4" table:formula="of:=[.Q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S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U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W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Y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AA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AC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AE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AG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AI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AK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AM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AO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AQ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AS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AU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AW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AY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BA43]/[.$E43]" office:value-type="percentage" office:value="0.106185567010309">
            <text:p>10.62%</text:p>
          </table:table-cell>
          <table:table-cell office:value-type="float" office:value="309">
            <text:p>309</text:p>
          </table:table-cell>
          <table:table-cell table:style-name="ce4" table:formula="of:=[.BC43]/[.$E43]" office:value-type="percentage" office:value="0.106185567010309">
            <text:p>10.62%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style-name="ce1" office:value-type="string">
            <text:p>Rödbo</text:p>
          </table:table-cell>
          <table:table-cell table:number-columns-repeated="2" office:value-type="float" office:value="0">
            <text:p>0</text:p>
          </table:table-cell>
          <table:table-cell office:value-type="float" office:value="436">
            <text:p>436</text:p>
          </table:table-cell>
          <table:table-cell table:style-name="ce2" table:formula="of:=([.C44]+[.D44])/[.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3" table:formula="of:=[.G44]/[.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I44]/[.$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K44]/[.$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M44]/[.$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O44]/[.$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Q44]/[.$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S44]/[.$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U44]/[.$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W44]/[.$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Y44]/[.$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A44]/[.$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C44]/[.$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E44]/[.$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G44]/[.$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I44]/[.$E4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K44]/[.$E44]" office:value-type="percentage" office:value="0">
            <text:p>0.00%</text:p>
          </table:table-cell>
          <table:table-cell office:value-type="float" office:value="118">
            <text:p>118</text:p>
          </table:table-cell>
          <table:table-cell table:style-name="ce4" table:formula="of:=[.AM44]/[.$E44]" office:value-type="percentage" office:value="0.270642201834862">
            <text:p>27.06%</text:p>
          </table:table-cell>
          <table:table-cell office:value-type="float" office:value="133">
            <text:p>133</text:p>
          </table:table-cell>
          <table:table-cell table:style-name="ce4" table:formula="of:=[.AO44]/[.$E44]" office:value-type="percentage" office:value="0.305045871559633">
            <text:p>30.50%</text:p>
          </table:table-cell>
          <table:table-cell office:value-type="float" office:value="133">
            <text:p>133</text:p>
          </table:table-cell>
          <table:table-cell table:style-name="ce4" table:formula="of:=[.AQ44]/[.$E44]" office:value-type="percentage" office:value="0.305045871559633">
            <text:p>30.50%</text:p>
          </table:table-cell>
          <table:table-cell office:value-type="float" office:value="133">
            <text:p>133</text:p>
          </table:table-cell>
          <table:table-cell table:style-name="ce4" table:formula="of:=[.AS44]/[.$E44]" office:value-type="percentage" office:value="0.305045871559633">
            <text:p>30.50%</text:p>
          </table:table-cell>
          <table:table-cell office:value-type="float" office:value="133">
            <text:p>133</text:p>
          </table:table-cell>
          <table:table-cell table:style-name="ce4" table:formula="of:=[.AU44]/[.$E44]" office:value-type="percentage" office:value="0.305045871559633">
            <text:p>30.50%</text:p>
          </table:table-cell>
          <table:table-cell office:value-type="float" office:value="133">
            <text:p>133</text:p>
          </table:table-cell>
          <table:table-cell table:style-name="ce4" table:formula="of:=[.AW44]/[.$E44]" office:value-type="percentage" office:value="0.305045871559633">
            <text:p>30.50%</text:p>
          </table:table-cell>
          <table:table-cell office:value-type="float" office:value="133">
            <text:p>133</text:p>
          </table:table-cell>
          <table:table-cell table:style-name="ce4" table:formula="of:=[.AY44]/[.$E44]" office:value-type="percentage" office:value="0.305045871559633">
            <text:p>30.50%</text:p>
          </table:table-cell>
          <table:table-cell office:value-type="float" office:value="133">
            <text:p>133</text:p>
          </table:table-cell>
          <table:table-cell table:style-name="ce4" table:formula="of:=[.BA44]/[.$E44]" office:value-type="percentage" office:value="0.305045871559633">
            <text:p>30.50%</text:p>
          </table:table-cell>
          <table:table-cell office:value-type="float" office:value="133">
            <text:p>133</text:p>
          </table:table-cell>
          <table:table-cell table:style-name="ce4" table:formula="of:=[.BC44]/[.$E44]" office:value-type="percentage" office:value="0.305045871559633">
            <text:p>30.50%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style-name="ce1" office:value-type="string">
            <text:p>Skogome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12">
            <text:p>712</text:p>
          </table:table-cell>
          <table:table-cell table:style-name="ce2" table:formula="of:=([.C45]+[.D45])/[.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3" table:formula="of:=[.G45]/[.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I45]/[.$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K45]/[.$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M45]/[.$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O45]/[.$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Q45]/[.$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S45]/[.$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U45]/[.$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W45]/[.$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Y45]/[.$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AA45]/[.$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AC45]/[.$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AE45]/[.$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AG45]/[.$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AI45]/[.$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AK45]/[.$E45]" office:value-type="percentage" office:value="0.0407303370786517">
            <text:p>4.07%</text:p>
          </table:table-cell>
          <table:table-cell office:value-type="float" office:value="29">
            <text:p>29</text:p>
          </table:table-cell>
          <table:table-cell table:style-name="ce4" table:formula="of:=[.AM45]/[.$E45]" office:value-type="percentage" office:value="0.0407303370786517">
            <text:p>4.07%</text:p>
          </table:table-cell>
          <table:table-cell office:value-type="float" office:value="38">
            <text:p>38</text:p>
          </table:table-cell>
          <table:table-cell table:style-name="ce4" table:formula="of:=[.AO45]/[.$E45]" office:value-type="percentage" office:value="0.0533707865168539">
            <text:p>5.34%</text:p>
          </table:table-cell>
          <table:table-cell office:value-type="float" office:value="38">
            <text:p>38</text:p>
          </table:table-cell>
          <table:table-cell table:style-name="ce4" table:formula="of:=[.AQ45]/[.$E45]" office:value-type="percentage" office:value="0.0533707865168539">
            <text:p>5.34%</text:p>
          </table:table-cell>
          <table:table-cell office:value-type="float" office:value="38">
            <text:p>38</text:p>
          </table:table-cell>
          <table:table-cell table:style-name="ce4" table:formula="of:=[.AS45]/[.$E45]" office:value-type="percentage" office:value="0.0533707865168539">
            <text:p>5.34%</text:p>
          </table:table-cell>
          <table:table-cell office:value-type="float" office:value="38">
            <text:p>38</text:p>
          </table:table-cell>
          <table:table-cell table:style-name="ce4" table:formula="of:=[.AU45]/[.$E45]" office:value-type="percentage" office:value="0.0533707865168539">
            <text:p>5.34%</text:p>
          </table:table-cell>
          <table:table-cell office:value-type="float" office:value="38">
            <text:p>38</text:p>
          </table:table-cell>
          <table:table-cell table:style-name="ce4" table:formula="of:=[.AW45]/[.$E45]" office:value-type="percentage" office:value="0.0533707865168539">
            <text:p>5.34%</text:p>
          </table:table-cell>
          <table:table-cell office:value-type="float" office:value="38">
            <text:p>38</text:p>
          </table:table-cell>
          <table:table-cell table:style-name="ce4" table:formula="of:=[.AY45]/[.$E45]" office:value-type="percentage" office:value="0.0533707865168539">
            <text:p>5.34%</text:p>
          </table:table-cell>
          <table:table-cell office:value-type="float" office:value="38">
            <text:p>38</text:p>
          </table:table-cell>
          <table:table-cell table:style-name="ce4" table:formula="of:=[.BA45]/[.$E45]" office:value-type="percentage" office:value="0.0533707865168539">
            <text:p>5.34%</text:p>
          </table:table-cell>
          <table:table-cell office:value-type="float" office:value="38">
            <text:p>38</text:p>
          </table:table-cell>
          <table:table-cell table:style-name="ce4" table:formula="of:=[.BC45]/[.$E45]" office:value-type="percentage" office:value="0.0533707865168539">
            <text:p>5.34%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Brunnsbo</text:p>
          </table:table-cell>
          <table:table-cell table:number-columns-repeated="2" office:value-type="float" office:value="3">
            <text:p>3</text:p>
          </table:table-cell>
          <table:table-cell office:value-type="float" office:value="1425">
            <text:p>1425</text:p>
          </table:table-cell>
          <table:table-cell table:style-name="ce2" table:formula="of:=([.C46]+[.D46])/[.E46]" office:value-type="percentage" office:value="0.00421052631578947">
            <text:p>0.42%</text:p>
          </table:table-cell>
          <table:table-cell office:value-type="float" office:value="51">
            <text:p>51</text:p>
          </table:table-cell>
          <table:table-cell table:style-name="ce3" table:formula="of:=[.G46]/[.E46]" office:value-type="percentage" office:value="0.0357894736842105">
            <text:p>3.58%</text:p>
          </table:table-cell>
          <table:table-cell office:value-type="float" office:value="51">
            <text:p>51</text:p>
          </table:table-cell>
          <table:table-cell table:style-name="ce4" table:formula="of:=[.I46]/[.$E46]" office:value-type="percentage" office:value="0.0357894736842105">
            <text:p>3.58%</text:p>
          </table:table-cell>
          <table:table-cell office:value-type="float" office:value="51">
            <text:p>51</text:p>
          </table:table-cell>
          <table:table-cell table:style-name="ce4" table:formula="of:=[.K46]/[.$E46]" office:value-type="percentage" office:value="0.0357894736842105">
            <text:p>3.58%</text:p>
          </table:table-cell>
          <table:table-cell office:value-type="float" office:value="51">
            <text:p>51</text:p>
          </table:table-cell>
          <table:table-cell table:style-name="ce4" table:formula="of:=[.M46]/[.$E46]" office:value-type="percentage" office:value="0.0357894736842105">
            <text:p>3.58%</text:p>
          </table:table-cell>
          <table:table-cell office:value-type="float" office:value="51">
            <text:p>51</text:p>
          </table:table-cell>
          <table:table-cell table:style-name="ce4" table:formula="of:=[.O46]/[.$E46]" office:value-type="percentage" office:value="0.0357894736842105">
            <text:p>3.58%</text:p>
          </table:table-cell>
          <table:table-cell office:value-type="float" office:value="49">
            <text:p>49</text:p>
          </table:table-cell>
          <table:table-cell table:style-name="ce4" table:formula="of:=[.Q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S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U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W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Y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AA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AC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AE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AG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AI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AK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AM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AO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AQ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AS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AU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AW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AY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BA46]/[.$E46]" office:value-type="percentage" office:value="0.0343859649122807">
            <text:p>3.44%</text:p>
          </table:table-cell>
          <table:table-cell office:value-type="float" office:value="49">
            <text:p>49</text:p>
          </table:table-cell>
          <table:table-cell table:style-name="ce4" table:formula="of:=[.BC46]/[.$E46]" office:value-type="percentage" office:value="0.0343859649122807">
            <text:p>3.44%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Backa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310">
            <text:p>1310</text:p>
          </table:table-cell>
          <table:table-cell table:style-name="ce2" table:formula="of:=([.C47]+[.D47])/[.E47]" office:value-type="percentage" office:value="0.0374045801526718">
            <text:p>3.74%</text:p>
          </table:table-cell>
          <table:table-cell office:value-type="float" office:value="50">
            <text:p>50</text:p>
          </table:table-cell>
          <table:table-cell table:style-name="ce3" table:formula="of:=[.G47]/[.E47]" office:value-type="percentage" office:value="0.0381679389312977">
            <text:p>3.82%</text:p>
          </table:table-cell>
          <table:table-cell office:value-type="float" office:value="50">
            <text:p>50</text:p>
          </table:table-cell>
          <table:table-cell table:style-name="ce4" table:formula="of:=[.I47]/[.$E47]" office:value-type="percentage" office:value="0.0381679389312977">
            <text:p>3.82%</text:p>
          </table:table-cell>
          <table:table-cell office:value-type="float" office:value="50">
            <text:p>50</text:p>
          </table:table-cell>
          <table:table-cell table:style-name="ce4" table:formula="of:=[.K47]/[.$E47]" office:value-type="percentage" office:value="0.0381679389312977">
            <text:p>3.82%</text:p>
          </table:table-cell>
          <table:table-cell office:value-type="float" office:value="50">
            <text:p>50</text:p>
          </table:table-cell>
          <table:table-cell table:style-name="ce4" table:formula="of:=[.M47]/[.$E47]" office:value-type="percentage" office:value="0.0381679389312977">
            <text:p>3.82%</text:p>
          </table:table-cell>
          <table:table-cell office:value-type="float" office:value="50">
            <text:p>50</text:p>
          </table:table-cell>
          <table:table-cell table:style-name="ce4" table:formula="of:=[.O47]/[.$E47]" office:value-type="percentage" office:value="0.0381679389312977">
            <text:p>3.82%</text:p>
          </table:table-cell>
          <table:table-cell office:value-type="float" office:value="49">
            <text:p>49</text:p>
          </table:table-cell>
          <table:table-cell table:style-name="ce4" table:formula="of:=[.Q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S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U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W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Y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AA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AC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AE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AG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AI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AK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AM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AO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AQ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AS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AU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AW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AY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BA47]/[.$E47]" office:value-type="percentage" office:value="0.0374045801526718">
            <text:p>3.74%</text:p>
          </table:table-cell>
          <table:table-cell office:value-type="float" office:value="49">
            <text:p>49</text:p>
          </table:table-cell>
          <table:table-cell table:style-name="ce4" table:formula="of:=[.BC47]/[.$E47]" office:value-type="percentage" office:value="0.0374045801526718">
            <text:p>3.74%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Skälltorp</text:p>
          </table:table-cell>
          <table:table-cell office:value-type="float" office:value="24">
            <text:p>24</text:p>
          </table:table-cell>
          <table:table-cell office:value-type="float" office:value="196">
            <text:p>196</text:p>
          </table:table-cell>
          <table:table-cell office:value-type="float" office:value="1564">
            <text:p>1564</text:p>
          </table:table-cell>
          <table:table-cell table:style-name="ce2" table:formula="of:=([.C48]+[.D48])/[.E48]" office:value-type="percentage" office:value="0.140664961636829">
            <text:p>14.07%</text:p>
          </table:table-cell>
          <table:table-cell office:value-type="float" office:value="221">
            <text:p>221</text:p>
          </table:table-cell>
          <table:table-cell table:style-name="ce3" table:formula="of:=[.G48]/[.E48]" office:value-type="percentage" office:value="0.141304347826087">
            <text:p>14.13%</text:p>
          </table:table-cell>
          <table:table-cell office:value-type="float" office:value="221">
            <text:p>221</text:p>
          </table:table-cell>
          <table:table-cell table:style-name="ce4" table:formula="of:=[.I48]/[.$E48]" office:value-type="percentage" office:value="0.141304347826087">
            <text:p>14.13%</text:p>
          </table:table-cell>
          <table:table-cell office:value-type="float" office:value="221">
            <text:p>221</text:p>
          </table:table-cell>
          <table:table-cell table:style-name="ce4" table:formula="of:=[.K48]/[.$E48]" office:value-type="percentage" office:value="0.141304347826087">
            <text:p>14.13%</text:p>
          </table:table-cell>
          <table:table-cell office:value-type="float" office:value="221">
            <text:p>221</text:p>
          </table:table-cell>
          <table:table-cell table:style-name="ce4" table:formula="of:=[.M48]/[.$E48]" office:value-type="percentage" office:value="0.141304347826087">
            <text:p>14.13%</text:p>
          </table:table-cell>
          <table:table-cell office:value-type="float" office:value="221">
            <text:p>221</text:p>
          </table:table-cell>
          <table:table-cell table:style-name="ce4" table:formula="of:=[.O48]/[.$E48]" office:value-type="percentage" office:value="0.141304347826087">
            <text:p>14.13%</text:p>
          </table:table-cell>
          <table:table-cell office:value-type="float" office:value="220">
            <text:p>220</text:p>
          </table:table-cell>
          <table:table-cell table:style-name="ce4" table:formula="of:=[.Q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S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U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W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Y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AA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AC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AE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AG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AI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AK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AM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AO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AQ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AS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AU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AW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AY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BA48]/[.$E48]" office:value-type="percentage" office:value="0.140664961636829">
            <text:p>14.07%</text:p>
          </table:table-cell>
          <table:table-cell office:value-type="float" office:value="220">
            <text:p>220</text:p>
          </table:table-cell>
          <table:table-cell table:style-name="ce4" table:formula="of:=[.BC48]/[.$E48]" office:value-type="percentage" office:value="0.140664961636829">
            <text:p>14.07%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Kyrkbyn</text:p>
          </table:table-cell>
          <table:table-cell office:value-type="float" office:value="622">
            <text:p>622</text:p>
          </table:table-cell>
          <table:table-cell office:value-type="float" office:value="509">
            <text:p>509</text:p>
          </table:table-cell>
          <table:table-cell office:value-type="float" office:value="1847">
            <text:p>1847</text:p>
          </table:table-cell>
          <table:table-cell table:style-name="ce2" table:formula="of:=([.C49]+[.D49])/[.E49]" office:value-type="percentage" office:value="0.612344342176502">
            <text:p>61.23%</text:p>
          </table:table-cell>
          <table:table-cell office:value-type="float" office:value="1137">
            <text:p>1137</text:p>
          </table:table-cell>
          <table:table-cell table:style-name="ce3" table:formula="of:=[.G49]/[.E49]" office:value-type="percentage" office:value="0.615592853275582">
            <text:p>61.56%</text:p>
          </table:table-cell>
          <table:table-cell office:value-type="float" office:value="1137">
            <text:p>1137</text:p>
          </table:table-cell>
          <table:table-cell table:style-name="ce4" table:formula="of:=[.I49]/[.$E49]" office:value-type="percentage" office:value="0.615592853275582">
            <text:p>61.56%</text:p>
          </table:table-cell>
          <table:table-cell office:value-type="float" office:value="1137">
            <text:p>1137</text:p>
          </table:table-cell>
          <table:table-cell table:style-name="ce4" table:formula="of:=[.K49]/[.$E49]" office:value-type="percentage" office:value="0.615592853275582">
            <text:p>61.56%</text:p>
          </table:table-cell>
          <table:table-cell office:value-type="float" office:value="1137">
            <text:p>1137</text:p>
          </table:table-cell>
          <table:table-cell table:style-name="ce4" table:formula="of:=[.M49]/[.$E49]" office:value-type="percentage" office:value="0.615592853275582">
            <text:p>61.56%</text:p>
          </table:table-cell>
          <table:table-cell office:value-type="float" office:value="1137">
            <text:p>1137</text:p>
          </table:table-cell>
          <table:table-cell table:style-name="ce4" table:formula="of:=[.O49]/[.$E49]" office:value-type="percentage" office:value="0.615592853275582">
            <text:p>61.56%</text:p>
          </table:table-cell>
          <table:table-cell office:value-type="float" office:value="1135">
            <text:p>1135</text:p>
          </table:table-cell>
          <table:table-cell table:style-name="ce4" table:formula="of:=[.Q49]/[.$E49]" office:value-type="percentage" office:value="0.614510016242556">
            <text:p>61.45%</text:p>
          </table:table-cell>
          <table:table-cell office:value-type="float" office:value="1136">
            <text:p>1136</text:p>
          </table:table-cell>
          <table:table-cell table:style-name="ce4" table:formula="of:=[.S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U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W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Y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AA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AC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AE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AG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AI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AK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AM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AO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AQ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AS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AU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AW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AY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BA49]/[.$E49]" office:value-type="percentage" office:value="0.615051434759069">
            <text:p>61.51%</text:p>
          </table:table-cell>
          <table:table-cell office:value-type="float" office:value="1136">
            <text:p>1136</text:p>
          </table:table-cell>
          <table:table-cell table:style-name="ce4" table:formula="of:=[.BC49]/[.$E49]" office:value-type="percentage" office:value="0.615051434759069">
            <text:p>61.51%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Rambergsstade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82">
            <text:p>982</text:p>
          </table:table-cell>
          <table:table-cell table:style-name="ce2" table:formula="of:=([.C50]+[.D50])/[.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3" table:formula="of:=[.G50]/[.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I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K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M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O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Q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S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U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W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Y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AA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AC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AE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AG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AI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AK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AM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AO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AQ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AS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AU50]/[.$E50]" office:value-type="percentage" office:value="0.00916496945010183">
            <text:p>0.92%</text:p>
          </table:table-cell>
          <table:table-cell office:value-type="float" office:value="9">
            <text:p>9</text:p>
          </table:table-cell>
          <table:table-cell table:style-name="ce4" table:formula="of:=[.AW50]/[.$E50]" office:value-type="percentage" office:value="0.00916496945010183">
            <text:p>0.92%</text:p>
          </table:table-cell>
          <table:table-cell office:value-type="float" office:value="10">
            <text:p>10</text:p>
          </table:table-cell>
          <table:table-cell table:style-name="ce4" table:formula="of:=[.AY50]/[.$E50]" office:value-type="percentage" office:value="0.010183299389002">
            <text:p>1.02%</text:p>
          </table:table-cell>
          <table:table-cell office:value-type="float" office:value="10">
            <text:p>10</text:p>
          </table:table-cell>
          <table:table-cell table:style-name="ce4" table:formula="of:=[.BA50]/[.$E50]" office:value-type="percentage" office:value="0.010183299389002">
            <text:p>1.02%</text:p>
          </table:table-cell>
          <table:table-cell office:value-type="float" office:value="10">
            <text:p>10</text:p>
          </table:table-cell>
          <table:table-cell table:style-name="ce4" table:formula="of:=[.BC50]/[.$E50]" office:value-type="percentage" office:value="0.010183299389002">
            <text:p>1.02%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Eriksberg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607">
            <text:p>607</text:p>
          </table:table-cell>
          <table:table-cell table:style-name="ce2" table:formula="of:=([.C51]+[.D51])/[.E51]" office:value-type="percentage" office:value="0.102141680395387">
            <text:p>10.21%</text:p>
          </table:table-cell>
          <table:table-cell office:value-type="float" office:value="64">
            <text:p>64</text:p>
          </table:table-cell>
          <table:table-cell table:style-name="ce3" table:formula="of:=[.G51]/[.E51]" office:value-type="percentage" office:value="0.105436573311367">
            <text:p>10.54%</text:p>
          </table:table-cell>
          <table:table-cell office:value-type="float" office:value="64">
            <text:p>64</text:p>
          </table:table-cell>
          <table:table-cell table:style-name="ce4" table:formula="of:=[.I51]/[.$E51]" office:value-type="percentage" office:value="0.105436573311367">
            <text:p>10.54%</text:p>
          </table:table-cell>
          <table:table-cell office:value-type="float" office:value="64">
            <text:p>64</text:p>
          </table:table-cell>
          <table:table-cell table:style-name="ce4" table:formula="of:=[.K51]/[.$E51]" office:value-type="percentage" office:value="0.105436573311367">
            <text:p>10.54%</text:p>
          </table:table-cell>
          <table:table-cell office:value-type="float" office:value="64">
            <text:p>64</text:p>
          </table:table-cell>
          <table:table-cell table:style-name="ce4" table:formula="of:=[.M51]/[.$E51]" office:value-type="percentage" office:value="0.105436573311367">
            <text:p>10.54%</text:p>
          </table:table-cell>
          <table:table-cell office:value-type="float" office:value="64">
            <text:p>64</text:p>
          </table:table-cell>
          <table:table-cell table:style-name="ce4" table:formula="of:=[.O51]/[.$E51]" office:value-type="percentage" office:value="0.105436573311367">
            <text:p>10.54%</text:p>
          </table:table-cell>
          <table:table-cell office:value-type="float" office:value="62">
            <text:p>62</text:p>
          </table:table-cell>
          <table:table-cell table:style-name="ce4" table:formula="of:=[.Q51]/[.$E51]" office:value-type="percentage" office:value="0.102141680395387">
            <text:p>10.21%</text:p>
          </table:table-cell>
          <table:table-cell office:value-type="float" office:value="68">
            <text:p>68</text:p>
          </table:table-cell>
          <table:table-cell table:style-name="ce4" table:formula="of:=[.S51]/[.$E51]" office:value-type="percentage" office:value="0.112026359143328">
            <text:p>11.20%</text:p>
          </table:table-cell>
          <table:table-cell office:value-type="float" office:value="68">
            <text:p>68</text:p>
          </table:table-cell>
          <table:table-cell table:style-name="ce4" table:formula="of:=[.U51]/[.$E51]" office:value-type="percentage" office:value="0.112026359143328">
            <text:p>11.20%</text:p>
          </table:table-cell>
          <table:table-cell office:value-type="float" office:value="68">
            <text:p>68</text:p>
          </table:table-cell>
          <table:table-cell table:style-name="ce4" table:formula="of:=[.W51]/[.$E51]" office:value-type="percentage" office:value="0.112026359143328">
            <text:p>11.20%</text:p>
          </table:table-cell>
          <table:table-cell office:value-type="float" office:value="68">
            <text:p>68</text:p>
          </table:table-cell>
          <table:table-cell table:style-name="ce4" table:formula="of:=[.Y51]/[.$E51]" office:value-type="percentage" office:value="0.112026359143328">
            <text:p>11.20%</text:p>
          </table:table-cell>
          <table:table-cell office:value-type="float" office:value="68">
            <text:p>68</text:p>
          </table:table-cell>
          <table:table-cell table:style-name="ce4" table:formula="of:=[.AA51]/[.$E51]" office:value-type="percentage" office:value="0.112026359143328">
            <text:p>11.20%</text:p>
          </table:table-cell>
          <table:table-cell office:value-type="float" office:value="68">
            <text:p>68</text:p>
          </table:table-cell>
          <table:table-cell table:style-name="ce4" table:formula="of:=[.AC51]/[.$E51]" office:value-type="percentage" office:value="0.112026359143328">
            <text:p>11.20%</text:p>
          </table:table-cell>
          <table:table-cell office:value-type="float" office:value="68">
            <text:p>68</text:p>
          </table:table-cell>
          <table:table-cell table:style-name="ce4" table:formula="of:=[.AE51]/[.$E51]" office:value-type="percentage" office:value="0.112026359143328">
            <text:p>11.20%</text:p>
          </table:table-cell>
          <table:table-cell office:value-type="float" office:value="68">
            <text:p>68</text:p>
          </table:table-cell>
          <table:table-cell table:style-name="ce4" table:formula="of:=[.AG51]/[.$E51]" office:value-type="percentage" office:value="0.112026359143328">
            <text:p>11.20%</text:p>
          </table:table-cell>
          <table:table-cell office:value-type="float" office:value="68">
            <text:p>68</text:p>
          </table:table-cell>
          <table:table-cell table:style-name="ce4" table:formula="of:=[.AI51]/[.$E51]" office:value-type="percentage" office:value="0.112026359143328">
            <text:p>11.20%</text:p>
          </table:table-cell>
          <table:table-cell office:value-type="float" office:value="68">
            <text:p>68</text:p>
          </table:table-cell>
          <table:table-cell table:style-name="ce4" table:formula="of:=[.AK51]/[.$E51]" office:value-type="percentage" office:value="0.112026359143328">
            <text:p>11.20%</text:p>
          </table:table-cell>
          <table:table-cell office:value-type="float" office:value="69">
            <text:p>69</text:p>
          </table:table-cell>
          <table:table-cell table:style-name="ce4" table:formula="of:=[.AM51]/[.$E51]" office:value-type="percentage" office:value="0.113673805601318">
            <text:p>11.37%</text:p>
          </table:table-cell>
          <table:table-cell office:value-type="float" office:value="69">
            <text:p>69</text:p>
          </table:table-cell>
          <table:table-cell table:style-name="ce4" table:formula="of:=[.AO51]/[.$E51]" office:value-type="percentage" office:value="0.113673805601318">
            <text:p>11.37%</text:p>
          </table:table-cell>
          <table:table-cell office:value-type="float" office:value="69">
            <text:p>69</text:p>
          </table:table-cell>
          <table:table-cell table:style-name="ce4" table:formula="of:=[.AQ51]/[.$E51]" office:value-type="percentage" office:value="0.113673805601318">
            <text:p>11.37%</text:p>
          </table:table-cell>
          <table:table-cell office:value-type="float" office:value="69">
            <text:p>69</text:p>
          </table:table-cell>
          <table:table-cell table:style-name="ce4" table:formula="of:=[.AS51]/[.$E51]" office:value-type="percentage" office:value="0.113673805601318">
            <text:p>11.37%</text:p>
          </table:table-cell>
          <table:table-cell office:value-type="float" office:value="69">
            <text:p>69</text:p>
          </table:table-cell>
          <table:table-cell table:style-name="ce4" table:formula="of:=[.AU51]/[.$E51]" office:value-type="percentage" office:value="0.113673805601318">
            <text:p>11.37%</text:p>
          </table:table-cell>
          <table:table-cell office:value-type="float" office:value="69">
            <text:p>69</text:p>
          </table:table-cell>
          <table:table-cell table:style-name="ce4" table:formula="of:=[.AW51]/[.$E51]" office:value-type="percentage" office:value="0.113673805601318">
            <text:p>11.37%</text:p>
          </table:table-cell>
          <table:table-cell office:value-type="float" office:value="69">
            <text:p>69</text:p>
          </table:table-cell>
          <table:table-cell table:style-name="ce4" table:formula="of:=[.AY51]/[.$E51]" office:value-type="percentage" office:value="0.113673805601318">
            <text:p>11.37%</text:p>
          </table:table-cell>
          <table:table-cell office:value-type="float" office:value="69">
            <text:p>69</text:p>
          </table:table-cell>
          <table:table-cell table:style-name="ce4" table:formula="of:=[.BA51]/[.$E51]" office:value-type="percentage" office:value="0.113673805601318">
            <text:p>11.37%</text:p>
          </table:table-cell>
          <table:table-cell office:value-type="float" office:value="69">
            <text:p>69</text:p>
          </table:table-cell>
          <table:table-cell table:style-name="ce4" table:formula="of:=[.BC51]/[.$E51]" office:value-type="percentage" office:value="0.113673805601318">
            <text:p>11.37%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Lindholmen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93">
            <text:p>493</text:p>
          </table:table-cell>
          <table:table-cell table:style-name="ce2" table:formula="of:=([.C52]+[.D52])/[.E52]" office:value-type="percentage" office:value="0.0608519269776876">
            <text:p>6.09%</text:p>
          </table:table-cell>
          <table:table-cell office:value-type="float" office:value="32">
            <text:p>32</text:p>
          </table:table-cell>
          <table:table-cell table:style-name="ce3" table:formula="of:=[.G52]/[.E52]" office:value-type="percentage" office:value="0.0649087221095335">
            <text:p>6.49%</text:p>
          </table:table-cell>
          <table:table-cell office:value-type="float" office:value="32">
            <text:p>32</text:p>
          </table:table-cell>
          <table:table-cell table:style-name="ce4" table:formula="of:=[.I52]/[.$E52]" office:value-type="percentage" office:value="0.0649087221095335">
            <text:p>6.49%</text:p>
          </table:table-cell>
          <table:table-cell office:value-type="float" office:value="32">
            <text:p>32</text:p>
          </table:table-cell>
          <table:table-cell table:style-name="ce4" table:formula="of:=[.K52]/[.$E52]" office:value-type="percentage" office:value="0.0649087221095335">
            <text:p>6.49%</text:p>
          </table:table-cell>
          <table:table-cell office:value-type="float" office:value="32">
            <text:p>32</text:p>
          </table:table-cell>
          <table:table-cell table:style-name="ce4" table:formula="of:=[.M52]/[.$E52]" office:value-type="percentage" office:value="0.0649087221095335">
            <text:p>6.49%</text:p>
          </table:table-cell>
          <table:table-cell office:value-type="float" office:value="32">
            <text:p>32</text:p>
          </table:table-cell>
          <table:table-cell table:style-name="ce4" table:formula="of:=[.O52]/[.$E52]" office:value-type="percentage" office:value="0.0649087221095335">
            <text:p>6.49%</text:p>
          </table:table-cell>
          <table:table-cell office:value-type="float" office:value="31">
            <text:p>31</text:p>
          </table:table-cell>
          <table:table-cell table:style-name="ce4" table:formula="of:=[.Q52]/[.$E52]" office:value-type="percentage" office:value="0.0628803245436106">
            <text:p>6.29%</text:p>
          </table:table-cell>
          <table:table-cell office:value-type="float" office:value="31">
            <text:p>31</text:p>
          </table:table-cell>
          <table:table-cell table:style-name="ce4" table:formula="of:=[.S52]/[.$E52]" office:value-type="percentage" office:value="0.0628803245436106">
            <text:p>6.29%</text:p>
          </table:table-cell>
          <table:table-cell office:value-type="float" office:value="31">
            <text:p>31</text:p>
          </table:table-cell>
          <table:table-cell table:style-name="ce4" table:formula="of:=[.U52]/[.$E52]" office:value-type="percentage" office:value="0.0628803245436106">
            <text:p>6.29%</text:p>
          </table:table-cell>
          <table:table-cell office:value-type="float" office:value="31">
            <text:p>31</text:p>
          </table:table-cell>
          <table:table-cell table:style-name="ce4" table:formula="of:=[.W52]/[.$E52]" office:value-type="percentage" office:value="0.0628803245436106">
            <text:p>6.29%</text:p>
          </table:table-cell>
          <table:table-cell office:value-type="float" office:value="31">
            <text:p>31</text:p>
          </table:table-cell>
          <table:table-cell table:style-name="ce4" table:formula="of:=[.Y52]/[.$E52]" office:value-type="percentage" office:value="0.0628803245436106">
            <text:p>6.29%</text:p>
          </table:table-cell>
          <table:table-cell office:value-type="float" office:value="31">
            <text:p>31</text:p>
          </table:table-cell>
          <table:table-cell table:style-name="ce4" table:formula="of:=[.AA52]/[.$E52]" office:value-type="percentage" office:value="0.0628803245436106">
            <text:p>6.29%</text:p>
          </table:table-cell>
          <table:table-cell office:value-type="float" office:value="31">
            <text:p>31</text:p>
          </table:table-cell>
          <table:table-cell table:style-name="ce4" table:formula="of:=[.AC52]/[.$E52]" office:value-type="percentage" office:value="0.0628803245436106">
            <text:p>6.29%</text:p>
          </table:table-cell>
          <table:table-cell office:value-type="float" office:value="31">
            <text:p>31</text:p>
          </table:table-cell>
          <table:table-cell table:style-name="ce4" table:formula="of:=[.AE52]/[.$E52]" office:value-type="percentage" office:value="0.0628803245436106">
            <text:p>6.29%</text:p>
          </table:table-cell>
          <table:table-cell office:value-type="float" office:value="31">
            <text:p>31</text:p>
          </table:table-cell>
          <table:table-cell table:style-name="ce4" table:formula="of:=[.AG52]/[.$E52]" office:value-type="percentage" office:value="0.0628803245436106">
            <text:p>6.29%</text:p>
          </table:table-cell>
          <table:table-cell office:value-type="float" office:value="31">
            <text:p>31</text:p>
          </table:table-cell>
          <table:table-cell table:style-name="ce4" table:formula="of:=[.AI52]/[.$E52]" office:value-type="percentage" office:value="0.0628803245436106">
            <text:p>6.29%</text:p>
          </table:table-cell>
          <table:table-cell office:value-type="float" office:value="31">
            <text:p>31</text:p>
          </table:table-cell>
          <table:table-cell table:style-name="ce4" table:formula="of:=[.AK52]/[.$E52]" office:value-type="percentage" office:value="0.0628803245436106">
            <text:p>6.29%</text:p>
          </table:table-cell>
          <table:table-cell office:value-type="float" office:value="31">
            <text:p>31</text:p>
          </table:table-cell>
          <table:table-cell table:style-name="ce4" table:formula="of:=[.AM52]/[.$E52]" office:value-type="percentage" office:value="0.0628803245436106">
            <text:p>6.29%</text:p>
          </table:table-cell>
          <table:table-cell office:value-type="float" office:value="31">
            <text:p>31</text:p>
          </table:table-cell>
          <table:table-cell table:style-name="ce4" table:formula="of:=[.AO52]/[.$E52]" office:value-type="percentage" office:value="0.0628803245436106">
            <text:p>6.29%</text:p>
          </table:table-cell>
          <table:table-cell office:value-type="float" office:value="37">
            <text:p>37</text:p>
          </table:table-cell>
          <table:table-cell table:style-name="ce4" table:formula="of:=[.AQ52]/[.$E52]" office:value-type="percentage" office:value="0.0750507099391481">
            <text:p>7.51%</text:p>
          </table:table-cell>
          <table:table-cell office:value-type="float" office:value="37">
            <text:p>37</text:p>
          </table:table-cell>
          <table:table-cell table:style-name="ce4" table:formula="of:=[.AS52]/[.$E52]" office:value-type="percentage" office:value="0.0750507099391481">
            <text:p>7.51%</text:p>
          </table:table-cell>
          <table:table-cell office:value-type="float" office:value="37">
            <text:p>37</text:p>
          </table:table-cell>
          <table:table-cell table:style-name="ce4" table:formula="of:=[.AU52]/[.$E52]" office:value-type="percentage" office:value="0.0750507099391481">
            <text:p>7.51%</text:p>
          </table:table-cell>
          <table:table-cell office:value-type="float" office:value="37">
            <text:p>37</text:p>
          </table:table-cell>
          <table:table-cell table:style-name="ce4" table:formula="of:=[.AW52]/[.$E52]" office:value-type="percentage" office:value="0.0750507099391481">
            <text:p>7.51%</text:p>
          </table:table-cell>
          <table:table-cell office:value-type="float" office:value="37">
            <text:p>37</text:p>
          </table:table-cell>
          <table:table-cell table:style-name="ce4" table:formula="of:=[.AY52]/[.$E52]" office:value-type="percentage" office:value="0.0750507099391481">
            <text:p>7.51%</text:p>
          </table:table-cell>
          <table:table-cell office:value-type="float" office:value="37">
            <text:p>37</text:p>
          </table:table-cell>
          <table:table-cell table:style-name="ce4" table:formula="of:=[.BA52]/[.$E52]" office:value-type="percentage" office:value="0.0750507099391481">
            <text:p>7.51%</text:p>
          </table:table-cell>
          <table:table-cell office:value-type="float" office:value="37">
            <text:p>37</text:p>
          </table:table-cell>
          <table:table-cell table:style-name="ce4" table:formula="of:=[.BC52]/[.$E52]" office:value-type="percentage" office:value="0.0750507099391481">
            <text:p>7.51%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iskebäck</text:p>
          </table:table-cell>
          <table:table-cell office:value-type="float" office:value="1625">
            <text:p>1625</text:p>
          </table:table-cell>
          <table:table-cell office:value-type="float" office:value="953">
            <text:p>953</text:p>
          </table:table-cell>
          <table:table-cell office:value-type="float" office:value="2920">
            <text:p>2920</text:p>
          </table:table-cell>
          <table:table-cell table:style-name="ce2" table:formula="of:=([.C53]+[.D53])/[.E53]" office:value-type="percentage" office:value="0.882876712328767">
            <text:p>88.29%</text:p>
          </table:table-cell>
          <table:table-cell office:value-type="float" office:value="2580">
            <text:p>2580</text:p>
          </table:table-cell>
          <table:table-cell table:style-name="ce3" table:formula="of:=[.G53]/[.E53]" office:value-type="percentage" office:value="0.883561643835616">
            <text:p>88.36%</text:p>
          </table:table-cell>
          <table:table-cell office:value-type="float" office:value="2580">
            <text:p>2580</text:p>
          </table:table-cell>
          <table:table-cell table:style-name="ce4" table:formula="of:=[.I53]/[.$E53]" office:value-type="percentage" office:value="0.883561643835616">
            <text:p>88.36%</text:p>
          </table:table-cell>
          <table:table-cell office:value-type="float" office:value="2580">
            <text:p>2580</text:p>
          </table:table-cell>
          <table:table-cell table:style-name="ce4" table:formula="of:=[.K53]/[.$E53]" office:value-type="percentage" office:value="0.883561643835616">
            <text:p>88.36%</text:p>
          </table:table-cell>
          <table:table-cell office:value-type="float" office:value="2580">
            <text:p>2580</text:p>
          </table:table-cell>
          <table:table-cell table:style-name="ce4" table:formula="of:=[.M53]/[.$E53]" office:value-type="percentage" office:value="0.883561643835616">
            <text:p>88.36%</text:p>
          </table:table-cell>
          <table:table-cell office:value-type="float" office:value="2587">
            <text:p>2587</text:p>
          </table:table-cell>
          <table:table-cell table:style-name="ce4" table:formula="of:=[.O53]/[.$E53]" office:value-type="percentage" office:value="0.885958904109589">
            <text:p>88.60%</text:p>
          </table:table-cell>
          <table:table-cell office:value-type="float" office:value="2585">
            <text:p>2585</text:p>
          </table:table-cell>
          <table:table-cell table:style-name="ce4" table:formula="of:=[.Q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S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U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W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Y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AA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AC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AE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AG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AI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AK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AM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AO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AQ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AS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AU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AW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AY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BA53]/[.$E53]" office:value-type="percentage" office:value="0.88527397260274">
            <text:p>88.53%</text:p>
          </table:table-cell>
          <table:table-cell office:value-type="float" office:value="2585">
            <text:p>2585</text:p>
          </table:table-cell>
          <table:table-cell table:style-name="ce4" table:formula="of:=[.BC53]/[.$E53]" office:value-type="percentage" office:value="0.88527397260274">
            <text:p>88.53%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Långedrag</text:p>
          </table:table-cell>
          <table:table-cell office:value-type="float" office:value="667">
            <text:p>667</text:p>
          </table:table-cell>
          <table:table-cell office:value-type="float" office:value="32">
            <text:p>32</text:p>
          </table:table-cell>
          <table:table-cell office:value-type="float" office:value="868">
            <text:p>868</text:p>
          </table:table-cell>
          <table:table-cell table:style-name="ce2" table:formula="of:=([.C54]+[.D54])/[.E54]" office:value-type="percentage" office:value="0.805299539170507">
            <text:p>80.53%</text:p>
          </table:table-cell>
          <table:table-cell office:value-type="float" office:value="699">
            <text:p>699</text:p>
          </table:table-cell>
          <table:table-cell table:style-name="ce3" table:formula="of:=[.G54]/[.E54]" office:value-type="percentage" office:value="0.805299539170507">
            <text:p>80.53%</text:p>
          </table:table-cell>
          <table:table-cell office:value-type="float" office:value="699">
            <text:p>699</text:p>
          </table:table-cell>
          <table:table-cell table:style-name="ce4" table:formula="of:=[.I54]/[.$E54]" office:value-type="percentage" office:value="0.805299539170507">
            <text:p>80.53%</text:p>
          </table:table-cell>
          <table:table-cell office:value-type="float" office:value="699">
            <text:p>699</text:p>
          </table:table-cell>
          <table:table-cell table:style-name="ce4" table:formula="of:=[.K54]/[.$E54]" office:value-type="percentage" office:value="0.805299539170507">
            <text:p>80.53%</text:p>
          </table:table-cell>
          <table:table-cell office:value-type="float" office:value="699">
            <text:p>699</text:p>
          </table:table-cell>
          <table:table-cell table:style-name="ce4" table:formula="of:=[.M54]/[.$E54]" office:value-type="percentage" office:value="0.805299539170507">
            <text:p>80.53%</text:p>
          </table:table-cell>
          <table:table-cell office:value-type="float" office:value="704">
            <text:p>704</text:p>
          </table:table-cell>
          <table:table-cell table:style-name="ce4" table:formula="of:=[.O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Q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S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U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W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Y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AA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AC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AE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AG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AI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AK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AM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AO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AQ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AS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AU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AW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AY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BA54]/[.$E54]" office:value-type="percentage" office:value="0.811059907834101">
            <text:p>81.11%</text:p>
          </table:table-cell>
          <table:table-cell office:value-type="float" office:value="704">
            <text:p>704</text:p>
          </table:table-cell>
          <table:table-cell table:style-name="ce4" table:formula="of:=[.BC54]/[.$E54]" office:value-type="percentage" office:value="0.811059907834101">
            <text:p>81.11%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Hagen</text:p>
          </table:table-cell>
          <table:table-cell office:value-type="float" office:value="1179">
            <text:p>1179</text:p>
          </table:table-cell>
          <table:table-cell office:value-type="float" office:value="499">
            <text:p>499</text:p>
          </table:table-cell>
          <table:table-cell office:value-type="float" office:value="1989">
            <text:p>1989</text:p>
          </table:table-cell>
          <table:table-cell table:style-name="ce2" table:formula="of:=([.C55]+[.D55])/[.E55]" office:value-type="percentage" office:value="0.843640020110608">
            <text:p>84.36%</text:p>
          </table:table-cell>
          <table:table-cell office:value-type="float" office:value="1678">
            <text:p>1678</text:p>
          </table:table-cell>
          <table:table-cell table:style-name="ce3" table:formula="of:=[.G55]/[.E55]" office:value-type="percentage" office:value="0.843640020110608">
            <text:p>84.36%</text:p>
          </table:table-cell>
          <table:table-cell office:value-type="float" office:value="1678">
            <text:p>1678</text:p>
          </table:table-cell>
          <table:table-cell table:style-name="ce4" table:formula="of:=[.I55]/[.$E55]" office:value-type="percentage" office:value="0.843640020110608">
            <text:p>84.36%</text:p>
          </table:table-cell>
          <table:table-cell office:value-type="float" office:value="1678">
            <text:p>1678</text:p>
          </table:table-cell>
          <table:table-cell table:style-name="ce4" table:formula="of:=[.K55]/[.$E55]" office:value-type="percentage" office:value="0.843640020110608">
            <text:p>84.36%</text:p>
          </table:table-cell>
          <table:table-cell office:value-type="float" office:value="1678">
            <text:p>1678</text:p>
          </table:table-cell>
          <table:table-cell table:style-name="ce4" table:formula="of:=[.M55]/[.$E55]" office:value-type="percentage" office:value="0.843640020110608">
            <text:p>84.36%</text:p>
          </table:table-cell>
          <table:table-cell office:value-type="float" office:value="1684">
            <text:p>1684</text:p>
          </table:table-cell>
          <table:table-cell table:style-name="ce4" table:formula="of:=[.O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Q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S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U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W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Y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AA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AC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AE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AG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AI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AK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AM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AO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AQ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AS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AU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AW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AY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BA55]/[.$E55]" office:value-type="percentage" office:value="0.846656611362494">
            <text:p>84.67%</text:p>
          </table:table-cell>
          <table:table-cell office:value-type="float" office:value="1684">
            <text:p>1684</text:p>
          </table:table-cell>
          <table:table-cell table:style-name="ce4" table:formula="of:=[.BC55]/[.$E55]" office:value-type="percentage" office:value="0.846656611362494">
            <text:p>84.67%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Grimmered</text:p>
          </table:table-cell>
          <table:table-cell office:value-type="float" office:value="1083">
            <text:p>1083</text:p>
          </table:table-cell>
          <table:table-cell office:value-type="float" office:value="337">
            <text:p>337</text:p>
          </table:table-cell>
          <table:table-cell office:value-type="float" office:value="1676">
            <text:p>1676</text:p>
          </table:table-cell>
          <table:table-cell table:style-name="ce2" table:formula="of:=([.C56]+[.D56])/[.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3" table:formula="of:=[.G56]/[.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I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K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M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O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Q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S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U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W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Y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AA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AC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AE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AG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AI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AK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AM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AO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AQ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AS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AU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AW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AY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BA56]/[.$E56]" office:value-type="percentage" office:value="0.847255369928401">
            <text:p>84.73%</text:p>
          </table:table-cell>
          <table:table-cell office:value-type="float" office:value="1420">
            <text:p>1420</text:p>
          </table:table-cell>
          <table:table-cell table:style-name="ce4" table:formula="of:=[.BC56]/[.$E56]" office:value-type="percentage" office:value="0.847255369928401">
            <text:p>84.73%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Södra Skärgården</text:p>
          </table:table-cell>
          <table:table-cell office:value-type="float" office:value="742">
            <text:p>742</text:p>
          </table:table-cell>
          <table:table-cell office:value-type="float" office:value="10">
            <text:p>10</text:p>
          </table:table-cell>
          <table:table-cell office:value-type="float" office:value="3485">
            <text:p>3485</text:p>
          </table:table-cell>
          <table:table-cell table:style-name="ce2" table:formula="of:=([.C57]+[.D57])/[.E57]" office:value-type="percentage" office:value="0.215781922525108">
            <text:p>21.58%</text:p>
          </table:table-cell>
          <table:table-cell office:value-type="float" office:value="752">
            <text:p>752</text:p>
          </table:table-cell>
          <table:table-cell table:style-name="ce3" table:formula="of:=[.G57]/[.E57]" office:value-type="percentage" office:value="0.215781922525108">
            <text:p>21.58%</text:p>
          </table:table-cell>
          <table:table-cell office:value-type="float" office:value="752">
            <text:p>752</text:p>
          </table:table-cell>
          <table:table-cell table:style-name="ce4" table:formula="of:=[.I57]/[.$E57]" office:value-type="percentage" office:value="0.215781922525108">
            <text:p>21.58%</text:p>
          </table:table-cell>
          <table:table-cell office:value-type="float" office:value="752">
            <text:p>752</text:p>
          </table:table-cell>
          <table:table-cell table:style-name="ce4" table:formula="of:=[.K57]/[.$E57]" office:value-type="percentage" office:value="0.215781922525108">
            <text:p>21.58%</text:p>
          </table:table-cell>
          <table:table-cell office:value-type="float" office:value="752">
            <text:p>752</text:p>
          </table:table-cell>
          <table:table-cell table:style-name="ce4" table:formula="of:=[.M57]/[.$E57]" office:value-type="percentage" office:value="0.215781922525108">
            <text:p>21.58%</text:p>
          </table:table-cell>
          <table:table-cell office:value-type="float" office:value="752">
            <text:p>752</text:p>
          </table:table-cell>
          <table:table-cell table:style-name="ce4" table:formula="of:=[.O57]/[.$E57]" office:value-type="percentage" office:value="0.215781922525108">
            <text:p>21.58%</text:p>
          </table:table-cell>
          <table:table-cell office:value-type="float" office:value="752">
            <text:p>752</text:p>
          </table:table-cell>
          <table:table-cell table:style-name="ce4" table:formula="of:=[.Q57]/[.$E57]" office:value-type="percentage" office:value="0.215781922525108">
            <text:p>21.58%</text:p>
          </table:table-cell>
          <table:table-cell office:value-type="float" office:value="752">
            <text:p>752</text:p>
          </table:table-cell>
          <table:table-cell table:style-name="ce4" table:formula="of:=[.S57]/[.$E57]" office:value-type="percentage" office:value="0.215781922525108">
            <text:p>21.58%</text:p>
          </table:table-cell>
          <table:table-cell office:value-type="float" office:value="759">
            <text:p>759</text:p>
          </table:table-cell>
          <table:table-cell table:style-name="ce4" table:formula="of:=[.U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W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Y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AA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AC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AE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AG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AI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AK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AM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AO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AQ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AS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AU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AW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AY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BA57]/[.$E57]" office:value-type="percentage" office:value="0.217790530846485">
            <text:p>21.78%</text:p>
          </table:table-cell>
          <table:table-cell office:value-type="float" office:value="759">
            <text:p>759</text:p>
          </table:table-cell>
          <table:table-cell table:style-name="ce4" table:formula="of:=[.BC57]/[.$E57]" office:value-type="percentage" office:value="0.217790530846485">
            <text:p>21.78%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Bratthammar</text:p>
          </table:table-cell>
          <table:table-cell office:value-type="float" office:value="478">
            <text:p>478</text:p>
          </table:table-cell>
          <table:table-cell office:value-type="float" office:value="412">
            <text:p>412</text:p>
          </table:table-cell>
          <table:table-cell office:value-type="float" office:value="937">
            <text:p>937</text:p>
          </table:table-cell>
          <table:table-cell table:style-name="ce2" table:formula="of:=([.C58]+[.D58])/[.E58]" office:value-type="percentage" office:value="0.949839914621131">
            <text:p>94.98%</text:p>
          </table:table-cell>
          <table:table-cell office:value-type="float" office:value="890">
            <text:p>890</text:p>
          </table:table-cell>
          <table:table-cell table:style-name="ce3" table:formula="of:=[.G58]/[.E58]" office:value-type="percentage" office:value="0.949839914621131">
            <text:p>94.98%</text:p>
          </table:table-cell>
          <table:table-cell office:value-type="float" office:value="890">
            <text:p>890</text:p>
          </table:table-cell>
          <table:table-cell table:style-name="ce4" table:formula="of:=[.I58]/[.$E58]" office:value-type="percentage" office:value="0.949839914621131">
            <text:p>94.98%</text:p>
          </table:table-cell>
          <table:table-cell office:value-type="float" office:value="890">
            <text:p>890</text:p>
          </table:table-cell>
          <table:table-cell table:style-name="ce4" table:formula="of:=[.K58]/[.$E58]" office:value-type="percentage" office:value="0.949839914621131">
            <text:p>94.98%</text:p>
          </table:table-cell>
          <table:table-cell office:value-type="float" office:value="890">
            <text:p>890</text:p>
          </table:table-cell>
          <table:table-cell table:style-name="ce4" table:formula="of:=[.M58]/[.$E58]" office:value-type="percentage" office:value="0.949839914621131">
            <text:p>94.98%</text:p>
          </table:table-cell>
          <table:table-cell office:value-type="float" office:value="892">
            <text:p>892</text:p>
          </table:table-cell>
          <table:table-cell table:style-name="ce4" table:formula="of:=[.O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Q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S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U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W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Y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AA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AC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AE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AG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AI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AK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AM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AO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AQ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AS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AU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AW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AY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BA58]/[.$E58]" office:value-type="percentage" office:value="0.951974386339381">
            <text:p>95.20%</text:p>
          </table:table-cell>
          <table:table-cell office:value-type="float" office:value="892">
            <text:p>892</text:p>
          </table:table-cell>
          <table:table-cell table:style-name="ce4" table:formula="of:=[.BC58]/[.$E58]" office:value-type="percentage" office:value="0.951974386339381">
            <text:p>95.20%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Guldringen</text:p>
          </table:table-cell>
          <table:table-cell office:value-type="float" office:value="4">
            <text:p>4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table:style-name="ce2" table:formula="of:=([.C59]+[.D59])/[.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3" table:formula="of:=[.G59]/[.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I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K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M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O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Q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S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U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W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Y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AA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AC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AE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AG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AI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AK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AM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AO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AQ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AS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AU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AW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AY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BA59]/[.$E59]" office:value-type="percentage" office:value="0.967032967032967">
            <text:p>96.70%</text:p>
          </table:table-cell>
          <table:table-cell office:value-type="float" office:value="176">
            <text:p>176</text:p>
          </table:table-cell>
          <table:table-cell table:style-name="ce4" table:formula="of:=[.BC59]/[.$E59]" office:value-type="percentage" office:value="0.967032967032967">
            <text:p>96.70%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Skattegården</text:p>
          </table:table-cell>
          <table:table-cell office:value-type="float" office:value="38">
            <text:p>38</text:p>
          </table:table-cell>
          <table:table-cell office:value-type="float" office:value="176">
            <text:p>176</text:p>
          </table:table-cell>
          <table:table-cell office:value-type="float" office:value="223">
            <text:p>223</text:p>
          </table:table-cell>
          <table:table-cell table:style-name="ce2" table:formula="of:=([.C60]+[.D60])/[.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3" table:formula="of:=[.G60]/[.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I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K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M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O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Q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S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U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W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Y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AA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AC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AE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AG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AI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AK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AM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AO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AQ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AS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AU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AW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AY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BA60]/[.$E60]" office:value-type="percentage" office:value="0.959641255605381">
            <text:p>95.96%</text:p>
          </table:table-cell>
          <table:table-cell office:value-type="float" office:value="214">
            <text:p>214</text:p>
          </table:table-cell>
          <table:table-cell table:style-name="ce4" table:formula="of:=[.BC60]/[.$E60]" office:value-type="percentage" office:value="0.959641255605381">
            <text:p>95.96%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Kaverös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284">
            <text:p>284</text:p>
          </table:table-cell>
          <table:table-cell table:style-name="ce2" table:formula="of:=([.C61]+[.D61])/[.E61]" office:value-type="percentage" office:value="0.802816901408451">
            <text:p>80.28%</text:p>
          </table:table-cell>
          <table:table-cell office:value-type="float" office:value="228">
            <text:p>228</text:p>
          </table:table-cell>
          <table:table-cell table:style-name="ce3" table:formula="of:=[.G61]/[.E61]" office:value-type="percentage" office:value="0.802816901408451">
            <text:p>80.28%</text:p>
          </table:table-cell>
          <table:table-cell office:value-type="float" office:value="228">
            <text:p>228</text:p>
          </table:table-cell>
          <table:table-cell table:style-name="ce4" table:formula="of:=[.I61]/[.$E61]" office:value-type="percentage" office:value="0.802816901408451">
            <text:p>80.28%</text:p>
          </table:table-cell>
          <table:table-cell office:value-type="float" office:value="228">
            <text:p>228</text:p>
          </table:table-cell>
          <table:table-cell table:style-name="ce4" table:formula="of:=[.K61]/[.$E61]" office:value-type="percentage" office:value="0.802816901408451">
            <text:p>80.28%</text:p>
          </table:table-cell>
          <table:table-cell office:value-type="float" office:value="228">
            <text:p>228</text:p>
          </table:table-cell>
          <table:table-cell table:style-name="ce4" table:formula="of:=[.M61]/[.$E61]" office:value-type="percentage" office:value="0.802816901408451">
            <text:p>80.28%</text:p>
          </table:table-cell>
          <table:table-cell office:value-type="float" office:value="228">
            <text:p>228</text:p>
          </table:table-cell>
          <table:table-cell table:style-name="ce4" table:formula="of:=[.O61]/[.$E61]" office:value-type="percentage" office:value="0.802816901408451">
            <text:p>80.28%</text:p>
          </table:table-cell>
          <table:table-cell office:value-type="float" office:value="262">
            <text:p>262</text:p>
          </table:table-cell>
          <table:table-cell table:style-name="ce4" table:formula="of:=[.Q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S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U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W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Y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AA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AC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AE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AG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AI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AK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AM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AO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AQ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AS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AU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AW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AY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BA61]/[.$E61]" office:value-type="percentage" office:value="0.922535211267606">
            <text:p>92.25%</text:p>
          </table:table-cell>
          <table:table-cell office:value-type="float" office:value="262">
            <text:p>262</text:p>
          </table:table-cell>
          <table:table-cell table:style-name="ce4" table:formula="of:=[.BC61]/[.$E61]" office:value-type="percentage" office:value="0.922535211267606">
            <text:p>92.25%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Flatås</text:p>
          </table:table-cell>
          <table:table-cell office:value-type="float" office:value="17">
            <text:p>17</text:p>
          </table:table-cell>
          <table:table-cell office:value-type="float" office:value="228">
            <text:p>228</text:p>
          </table:table-cell>
          <table:table-cell office:value-type="float" office:value="259">
            <text:p>259</text:p>
          </table:table-cell>
          <table:table-cell table:style-name="ce2" table:formula="of:=([.C62]+[.D62])/[.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3" table:formula="of:=[.G62]/[.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I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K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M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O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Q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S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U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W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Y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AA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AC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AE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AG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AI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AK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AM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AO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AQ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AS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AU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AW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AY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BA62]/[.$E62]" office:value-type="percentage" office:value="0.945945945945946">
            <text:p>94.59%</text:p>
          </table:table-cell>
          <table:table-cell office:value-type="float" office:value="245">
            <text:p>245</text:p>
          </table:table-cell>
          <table:table-cell table:style-name="ce4" table:formula="of:=[.BC62]/[.$E62]" office:value-type="percentage" office:value="0.945945945945946">
            <text:p>94.59%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Högsbohöjd</text:p>
          </table:table-cell>
          <table:table-cell office:value-type="float" office:value="3">
            <text:p>3</text:p>
          </table:table-cell>
          <table:table-cell office:value-type="float" office:value="379">
            <text:p>379</text:p>
          </table:table-cell>
          <table:table-cell office:value-type="float" office:value="430">
            <text:p>430</text:p>
          </table:table-cell>
          <table:table-cell table:style-name="ce2" table:formula="of:=([.C63]+[.D63])/[.E63]" office:value-type="percentage" office:value="0.888372093023256">
            <text:p>88.84%</text:p>
          </table:table-cell>
          <table:table-cell office:value-type="float" office:value="382">
            <text:p>382</text:p>
          </table:table-cell>
          <table:table-cell table:style-name="ce3" table:formula="of:=[.G63]/[.E63]" office:value-type="percentage" office:value="0.888372093023256">
            <text:p>88.84%</text:p>
          </table:table-cell>
          <table:table-cell office:value-type="float" office:value="382">
            <text:p>382</text:p>
          </table:table-cell>
          <table:table-cell table:style-name="ce4" table:formula="of:=[.I63]/[.$E63]" office:value-type="percentage" office:value="0.888372093023256">
            <text:p>88.84%</text:p>
          </table:table-cell>
          <table:table-cell office:value-type="float" office:value="382">
            <text:p>382</text:p>
          </table:table-cell>
          <table:table-cell table:style-name="ce4" table:formula="of:=[.K63]/[.$E63]" office:value-type="percentage" office:value="0.888372093023256">
            <text:p>88.84%</text:p>
          </table:table-cell>
          <table:table-cell office:value-type="float" office:value="382">
            <text:p>382</text:p>
          </table:table-cell>
          <table:table-cell table:style-name="ce4" table:formula="of:=[.M63]/[.$E63]" office:value-type="percentage" office:value="0.888372093023256">
            <text:p>88.84%</text:p>
          </table:table-cell>
          <table:table-cell office:value-type="float" office:value="383">
            <text:p>383</text:p>
          </table:table-cell>
          <table:table-cell table:style-name="ce4" table:formula="of:=[.O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Q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S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U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W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Y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AA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AC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AE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AG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AI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AK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AM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AO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AQ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AS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AU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AW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AY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BA63]/[.$E63]" office:value-type="percentage" office:value="0.890697674418605">
            <text:p>89.07%</text:p>
          </table:table-cell>
          <table:table-cell office:value-type="float" office:value="383">
            <text:p>383</text:p>
          </table:table-cell>
          <table:table-cell table:style-name="ce4" table:formula="of:=[.BC63]/[.$E63]" office:value-type="percentage" office:value="0.890697674418605">
            <text:p>89.07%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Högsbotorp</text:p>
          </table:table-cell>
          <table:table-cell office:value-type="float" office:value="62">
            <text:p>62</text:p>
          </table:table-cell>
          <table:table-cell office:value-type="float" office:value="372">
            <text:p>372</text:p>
          </table:table-cell>
          <table:table-cell office:value-type="float" office:value="530">
            <text:p>530</text:p>
          </table:table-cell>
          <table:table-cell table:style-name="ce2" table:formula="of:=([.C64]+[.D64])/[.E64]" office:value-type="percentage" office:value="0.818867924528302">
            <text:p>81.89%</text:p>
          </table:table-cell>
          <table:table-cell office:value-type="float" office:value="434">
            <text:p>434</text:p>
          </table:table-cell>
          <table:table-cell table:style-name="ce3" table:formula="of:=[.G64]/[.E64]" office:value-type="percentage" office:value="0.818867924528302">
            <text:p>81.89%</text:p>
          </table:table-cell>
          <table:table-cell office:value-type="float" office:value="434">
            <text:p>434</text:p>
          </table:table-cell>
          <table:table-cell table:style-name="ce4" table:formula="of:=[.I64]/[.$E64]" office:value-type="percentage" office:value="0.818867924528302">
            <text:p>81.89%</text:p>
          </table:table-cell>
          <table:table-cell office:value-type="float" office:value="434">
            <text:p>434</text:p>
          </table:table-cell>
          <table:table-cell table:style-name="ce4" table:formula="of:=[.K64]/[.$E64]" office:value-type="percentage" office:value="0.818867924528302">
            <text:p>81.89%</text:p>
          </table:table-cell>
          <table:table-cell office:value-type="float" office:value="434">
            <text:p>434</text:p>
          </table:table-cell>
          <table:table-cell table:style-name="ce4" table:formula="of:=[.M64]/[.$E64]" office:value-type="percentage" office:value="0.818867924528302">
            <text:p>81.89%</text:p>
          </table:table-cell>
          <table:table-cell office:value-type="float" office:value="437">
            <text:p>437</text:p>
          </table:table-cell>
          <table:table-cell table:style-name="ce4" table:formula="of:=[.O64]/[.$E64]" office:value-type="percentage" office:value="0.824528301886793">
            <text:p>82.45%</text:p>
          </table:table-cell>
          <table:table-cell office:value-type="float" office:value="437">
            <text:p>437</text:p>
          </table:table-cell>
          <table:table-cell table:style-name="ce4" table:formula="of:=[.Q64]/[.$E64]" office:value-type="percentage" office:value="0.824528301886793">
            <text:p>82.45%</text:p>
          </table:table-cell>
          <table:table-cell office:value-type="float" office:value="437">
            <text:p>437</text:p>
          </table:table-cell>
          <table:table-cell table:style-name="ce4" table:formula="of:=[.S64]/[.$E64]" office:value-type="percentage" office:value="0.824528301886793">
            <text:p>82.45%</text:p>
          </table:table-cell>
          <table:table-cell office:value-type="float" office:value="437">
            <text:p>437</text:p>
          </table:table-cell>
          <table:table-cell table:style-name="ce4" table:formula="of:=[.U64]/[.$E64]" office:value-type="percentage" office:value="0.824528301886793">
            <text:p>82.45%</text:p>
          </table:table-cell>
          <table:table-cell office:value-type="float" office:value="437">
            <text:p>437</text:p>
          </table:table-cell>
          <table:table-cell table:style-name="ce4" table:formula="of:=[.W64]/[.$E64]" office:value-type="percentage" office:value="0.824528301886793">
            <text:p>82.45%</text:p>
          </table:table-cell>
          <table:table-cell office:value-type="float" office:value="437">
            <text:p>437</text:p>
          </table:table-cell>
          <table:table-cell table:style-name="ce4" table:formula="of:=[.Y64]/[.$E64]" office:value-type="percentage" office:value="0.824528301886793">
            <text:p>82.45%</text:p>
          </table:table-cell>
          <table:table-cell office:value-type="float" office:value="437">
            <text:p>437</text:p>
          </table:table-cell>
          <table:table-cell table:style-name="ce4" table:formula="of:=[.AA64]/[.$E64]" office:value-type="percentage" office:value="0.824528301886793">
            <text:p>82.45%</text:p>
          </table:table-cell>
          <table:table-cell office:value-type="float" office:value="437">
            <text:p>437</text:p>
          </table:table-cell>
          <table:table-cell table:style-name="ce4" table:formula="of:=[.AC64]/[.$E64]" office:value-type="percentage" office:value="0.824528301886793">
            <text:p>82.45%</text:p>
          </table:table-cell>
          <table:table-cell office:value-type="float" office:value="437">
            <text:p>437</text:p>
          </table:table-cell>
          <table:table-cell table:style-name="ce4" table:formula="of:=[.AE64]/[.$E64]" office:value-type="percentage" office:value="0.824528301886793">
            <text:p>82.45%</text:p>
          </table:table-cell>
          <table:table-cell office:value-type="float" office:value="437">
            <text:p>437</text:p>
          </table:table-cell>
          <table:table-cell table:style-name="ce4" table:formula="of:=[.AG64]/[.$E64]" office:value-type="percentage" office:value="0.824528301886793">
            <text:p>82.45%</text:p>
          </table:table-cell>
          <table:table-cell office:value-type="float" office:value="437">
            <text:p>437</text:p>
          </table:table-cell>
          <table:table-cell table:style-name="ce4" table:formula="of:=[.AI64]/[.$E64]" office:value-type="percentage" office:value="0.824528301886793">
            <text:p>82.45%</text:p>
          </table:table-cell>
          <table:table-cell office:value-type="float" office:value="437">
            <text:p>437</text:p>
          </table:table-cell>
          <table:table-cell table:style-name="ce4" table:formula="of:=[.AK64]/[.$E64]" office:value-type="percentage" office:value="0.824528301886793">
            <text:p>82.45%</text:p>
          </table:table-cell>
          <table:table-cell office:value-type="float" office:value="438">
            <text:p>438</text:p>
          </table:table-cell>
          <table:table-cell table:style-name="ce4" table:formula="of:=[.AM64]/[.$E64]" office:value-type="percentage" office:value="0.826415094339623">
            <text:p>82.64%</text:p>
          </table:table-cell>
          <table:table-cell office:value-type="float" office:value="438">
            <text:p>438</text:p>
          </table:table-cell>
          <table:table-cell table:style-name="ce4" table:formula="of:=[.AO64]/[.$E64]" office:value-type="percentage" office:value="0.826415094339623">
            <text:p>82.64%</text:p>
          </table:table-cell>
          <table:table-cell office:value-type="float" office:value="438">
            <text:p>438</text:p>
          </table:table-cell>
          <table:table-cell table:style-name="ce4" table:formula="of:=[.AQ64]/[.$E64]" office:value-type="percentage" office:value="0.826415094339623">
            <text:p>82.64%</text:p>
          </table:table-cell>
          <table:table-cell office:value-type="float" office:value="438">
            <text:p>438</text:p>
          </table:table-cell>
          <table:table-cell table:style-name="ce4" table:formula="of:=[.AS64]/[.$E64]" office:value-type="percentage" office:value="0.826415094339623">
            <text:p>82.64%</text:p>
          </table:table-cell>
          <table:table-cell office:value-type="float" office:value="438">
            <text:p>438</text:p>
          </table:table-cell>
          <table:table-cell table:style-name="ce4" table:formula="of:=[.AU64]/[.$E64]" office:value-type="percentage" office:value="0.826415094339623">
            <text:p>82.64%</text:p>
          </table:table-cell>
          <table:table-cell office:value-type="float" office:value="438">
            <text:p>438</text:p>
          </table:table-cell>
          <table:table-cell table:style-name="ce4" table:formula="of:=[.AW64]/[.$E64]" office:value-type="percentage" office:value="0.826415094339623">
            <text:p>82.64%</text:p>
          </table:table-cell>
          <table:table-cell office:value-type="float" office:value="438">
            <text:p>438</text:p>
          </table:table-cell>
          <table:table-cell table:style-name="ce4" table:formula="of:=[.AY64]/[.$E64]" office:value-type="percentage" office:value="0.826415094339623">
            <text:p>82.64%</text:p>
          </table:table-cell>
          <table:table-cell office:value-type="float" office:value="438">
            <text:p>438</text:p>
          </table:table-cell>
          <table:table-cell table:style-name="ce4" table:formula="of:=[.BA64]/[.$E64]" office:value-type="percentage" office:value="0.826415094339623">
            <text:p>82.64%</text:p>
          </table:table-cell>
          <table:table-cell office:value-type="float" office:value="438">
            <text:p>438</text:p>
          </table:table-cell>
          <table:table-cell table:style-name="ce4" table:formula="of:=[.BC64]/[.$E64]" office:value-type="percentage" office:value="0.826415094339623">
            <text:p>82.64%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Tofta</text:p>
          </table:table-cell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office:value-type="float" office:value="153">
            <text:p>153</text:p>
          </table:table-cell>
          <table:table-cell table:style-name="ce2" table:formula="of:=([.C65]+[.D65])/[.E65]" office:value-type="percentage" office:value="0.751633986928105">
            <text:p>75.16%</text:p>
          </table:table-cell>
          <table:table-cell office:value-type="float" office:value="116">
            <text:p>116</text:p>
          </table:table-cell>
          <table:table-cell table:style-name="ce3" table:formula="of:=[.G65]/[.E65]" office:value-type="percentage" office:value="0.758169934640523">
            <text:p>75.82%</text:p>
          </table:table-cell>
          <table:table-cell office:value-type="float" office:value="116">
            <text:p>116</text:p>
          </table:table-cell>
          <table:table-cell table:style-name="ce4" table:formula="of:=[.I65]/[.$E65]" office:value-type="percentage" office:value="0.758169934640523">
            <text:p>75.82%</text:p>
          </table:table-cell>
          <table:table-cell office:value-type="float" office:value="116">
            <text:p>116</text:p>
          </table:table-cell>
          <table:table-cell table:style-name="ce4" table:formula="of:=[.K65]/[.$E65]" office:value-type="percentage" office:value="0.758169934640523">
            <text:p>75.82%</text:p>
          </table:table-cell>
          <table:table-cell office:value-type="float" office:value="116">
            <text:p>116</text:p>
          </table:table-cell>
          <table:table-cell table:style-name="ce4" table:formula="of:=[.M65]/[.$E65]" office:value-type="percentage" office:value="0.758169934640523">
            <text:p>75.82%</text:p>
          </table:table-cell>
          <table:table-cell office:value-type="float" office:value="116">
            <text:p>116</text:p>
          </table:table-cell>
          <table:table-cell table:style-name="ce4" table:formula="of:=[.O65]/[.$E65]" office:value-type="percentage" office:value="0.758169934640523">
            <text:p>75.82%</text:p>
          </table:table-cell>
          <table:table-cell office:value-type="float" office:value="115">
            <text:p>115</text:p>
          </table:table-cell>
          <table:table-cell table:style-name="ce4" table:formula="of:=[.Q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S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U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W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Y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AA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AC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AE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AG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AI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AK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AM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AO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AQ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AS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AU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AW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AY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BA65]/[.$E65]" office:value-type="percentage" office:value="0.751633986928105">
            <text:p>75.16%</text:p>
          </table:table-cell>
          <table:table-cell office:value-type="float" office:value="115">
            <text:p>115</text:p>
          </table:table-cell>
          <table:table-cell table:style-name="ce4" table:formula="of:=[.BC65]/[.$E65]" office:value-type="percentage" office:value="0.751633986928105">
            <text:p>75.16%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Ruddalen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97">
            <text:p>97</text:p>
          </table:table-cell>
          <table:table-cell table:style-name="ce2" table:formula="of:=([.C66]+[.D66])/[.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3" table:formula="of:=[.G66]/[.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I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K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M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O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Q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S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U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W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Y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AA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AC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AE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AG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AI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AK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AM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AO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AQ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AS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AU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AW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AY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BA66]/[.$E66]" office:value-type="percentage" office:value="0.814432989690722">
            <text:p>81.44%</text:p>
          </table:table-cell>
          <table:table-cell office:value-type="float" office:value="79">
            <text:p>79</text:p>
          </table:table-cell>
          <table:table-cell table:style-name="ce4" table:formula="of:=[.BC66]/[.$E66]" office:value-type="percentage" office:value="0.814432989690722">
            <text:p>81.44%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Järnbrott</text:p>
          </table:table-cell>
          <table:table-cell office:value-type="float" office:value="178">
            <text:p>178</text:p>
          </table:table-cell>
          <table:table-cell office:value-type="float" office:value="431">
            <text:p>431</text:p>
          </table:table-cell>
          <table:table-cell office:value-type="float" office:value="767">
            <text:p>767</text:p>
          </table:table-cell>
          <table:table-cell table:style-name="ce2" table:formula="of:=([.C67]+[.D67])/[.E67]" office:value-type="percentage" office:value="0.79400260756193">
            <text:p>79.40%</text:p>
          </table:table-cell>
          <table:table-cell office:value-type="float" office:value="616">
            <text:p>616</text:p>
          </table:table-cell>
          <table:table-cell table:style-name="ce3" table:formula="of:=[.G67]/[.E67]" office:value-type="percentage" office:value="0.803129074315515">
            <text:p>80.31%</text:p>
          </table:table-cell>
          <table:table-cell office:value-type="float" office:value="616">
            <text:p>616</text:p>
          </table:table-cell>
          <table:table-cell table:style-name="ce4" table:formula="of:=[.I67]/[.$E67]" office:value-type="percentage" office:value="0.803129074315515">
            <text:p>80.31%</text:p>
          </table:table-cell>
          <table:table-cell office:value-type="float" office:value="616">
            <text:p>616</text:p>
          </table:table-cell>
          <table:table-cell table:style-name="ce4" table:formula="of:=[.K67]/[.$E67]" office:value-type="percentage" office:value="0.803129074315515">
            <text:p>80.31%</text:p>
          </table:table-cell>
          <table:table-cell office:value-type="float" office:value="616">
            <text:p>616</text:p>
          </table:table-cell>
          <table:table-cell table:style-name="ce4" table:formula="of:=[.M67]/[.$E67]" office:value-type="percentage" office:value="0.803129074315515">
            <text:p>80.31%</text:p>
          </table:table-cell>
          <table:table-cell office:value-type="float" office:value="616">
            <text:p>616</text:p>
          </table:table-cell>
          <table:table-cell table:style-name="ce4" table:formula="of:=[.O67]/[.$E67]" office:value-type="percentage" office:value="0.803129074315515">
            <text:p>80.31%</text:p>
          </table:table-cell>
          <table:table-cell office:value-type="float" office:value="616">
            <text:p>616</text:p>
          </table:table-cell>
          <table:table-cell table:style-name="ce4" table:formula="of:=[.Q67]/[.$E67]" office:value-type="percentage" office:value="0.803129074315515">
            <text:p>80.31%</text:p>
          </table:table-cell>
          <table:table-cell office:value-type="float" office:value="616">
            <text:p>616</text:p>
          </table:table-cell>
          <table:table-cell table:style-name="ce4" table:formula="of:=[.S67]/[.$E67]" office:value-type="percentage" office:value="0.803129074315515">
            <text:p>80.31%</text:p>
          </table:table-cell>
          <table:table-cell office:value-type="float" office:value="616">
            <text:p>616</text:p>
          </table:table-cell>
          <table:table-cell table:style-name="ce4" table:formula="of:=[.U67]/[.$E67]" office:value-type="percentage" office:value="0.803129074315515">
            <text:p>80.31%</text:p>
          </table:table-cell>
          <table:table-cell office:value-type="float" office:value="616">
            <text:p>616</text:p>
          </table:table-cell>
          <table:table-cell table:style-name="ce4" table:formula="of:=[.W67]/[.$E67]" office:value-type="percentage" office:value="0.803129074315515">
            <text:p>80.31%</text:p>
          </table:table-cell>
          <table:table-cell office:value-type="float" office:value="616">
            <text:p>616</text:p>
          </table:table-cell>
          <table:table-cell table:style-name="ce4" table:formula="of:=[.Y67]/[.$E67]" office:value-type="percentage" office:value="0.803129074315515">
            <text:p>80.31%</text:p>
          </table:table-cell>
          <table:table-cell office:value-type="float" office:value="620">
            <text:p>620</text:p>
          </table:table-cell>
          <table:table-cell table:style-name="ce4" table:formula="of:=[.AA67]/[.$E67]" office:value-type="percentage" office:value="0.808344198174706">
            <text:p>80.83%</text:p>
          </table:table-cell>
          <table:table-cell office:value-type="float" office:value="620">
            <text:p>620</text:p>
          </table:table-cell>
          <table:table-cell table:style-name="ce4" table:formula="of:=[.AC67]/[.$E67]" office:value-type="percentage" office:value="0.808344198174706">
            <text:p>80.83%</text:p>
          </table:table-cell>
          <table:table-cell office:value-type="float" office:value="620">
            <text:p>620</text:p>
          </table:table-cell>
          <table:table-cell table:style-name="ce4" table:formula="of:=[.AE67]/[.$E67]" office:value-type="percentage" office:value="0.808344198174706">
            <text:p>80.83%</text:p>
          </table:table-cell>
          <table:table-cell office:value-type="float" office:value="620">
            <text:p>620</text:p>
          </table:table-cell>
          <table:table-cell table:style-name="ce4" table:formula="of:=[.AG67]/[.$E67]" office:value-type="percentage" office:value="0.808344198174706">
            <text:p>80.83%</text:p>
          </table:table-cell>
          <table:table-cell office:value-type="float" office:value="620">
            <text:p>620</text:p>
          </table:table-cell>
          <table:table-cell table:style-name="ce4" table:formula="of:=[.AI67]/[.$E67]" office:value-type="percentage" office:value="0.808344198174706">
            <text:p>80.83%</text:p>
          </table:table-cell>
          <table:table-cell office:value-type="float" office:value="620">
            <text:p>620</text:p>
          </table:table-cell>
          <table:table-cell table:style-name="ce4" table:formula="of:=[.AK67]/[.$E67]" office:value-type="percentage" office:value="0.808344198174706">
            <text:p>80.83%</text:p>
          </table:table-cell>
          <table:table-cell office:value-type="float" office:value="620">
            <text:p>620</text:p>
          </table:table-cell>
          <table:table-cell table:style-name="ce4" table:formula="of:=[.AM67]/[.$E67]" office:value-type="percentage" office:value="0.808344198174706">
            <text:p>80.83%</text:p>
          </table:table-cell>
          <table:table-cell office:value-type="float" office:value="620">
            <text:p>620</text:p>
          </table:table-cell>
          <table:table-cell table:style-name="ce4" table:formula="of:=[.AO67]/[.$E67]" office:value-type="percentage" office:value="0.808344198174706">
            <text:p>80.83%</text:p>
          </table:table-cell>
          <table:table-cell office:value-type="float" office:value="620">
            <text:p>620</text:p>
          </table:table-cell>
          <table:table-cell table:style-name="ce4" table:formula="of:=[.AQ67]/[.$E67]" office:value-type="percentage" office:value="0.808344198174706">
            <text:p>80.83%</text:p>
          </table:table-cell>
          <table:table-cell office:value-type="float" office:value="620">
            <text:p>620</text:p>
          </table:table-cell>
          <table:table-cell table:style-name="ce4" table:formula="of:=[.AS67]/[.$E67]" office:value-type="percentage" office:value="0.808344198174706">
            <text:p>80.83%</text:p>
          </table:table-cell>
          <table:table-cell office:value-type="float" office:value="620">
            <text:p>620</text:p>
          </table:table-cell>
          <table:table-cell table:style-name="ce4" table:formula="of:=[.AU67]/[.$E67]" office:value-type="percentage" office:value="0.808344198174706">
            <text:p>80.83%</text:p>
          </table:table-cell>
          <table:table-cell office:value-type="float" office:value="620">
            <text:p>620</text:p>
          </table:table-cell>
          <table:table-cell table:style-name="ce4" table:formula="of:=[.AW67]/[.$E67]" office:value-type="percentage" office:value="0.808344198174706">
            <text:p>80.83%</text:p>
          </table:table-cell>
          <table:table-cell office:value-type="float" office:value="620">
            <text:p>620</text:p>
          </table:table-cell>
          <table:table-cell table:style-name="ce4" table:formula="of:=[.AY67]/[.$E67]" office:value-type="percentage" office:value="0.808344198174706">
            <text:p>80.83%</text:p>
          </table:table-cell>
          <table:table-cell office:value-type="float" office:value="620">
            <text:p>620</text:p>
          </table:table-cell>
          <table:table-cell table:style-name="ce4" table:formula="of:=[.BA67]/[.$E67]" office:value-type="percentage" office:value="0.808344198174706">
            <text:p>80.83%</text:p>
          </table:table-cell>
          <table:table-cell office:value-type="float" office:value="620">
            <text:p>620</text:p>
          </table:table-cell>
          <table:table-cell table:style-name="ce4" table:formula="of:=[.BC67]/[.$E67]" office:value-type="percentage" office:value="0.808344198174706">
            <text:p>80.83%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Högsbo</text:p>
          </table:table-cell>
          <table:table-cell office:value-type="float" office:value="141">
            <text:p>141</text:p>
          </table:table-cell>
          <table:table-cell office:value-type="float" office:value="115">
            <text:p>115</text:p>
          </table:table-cell>
          <table:table-cell office:value-type="float" office:value="359">
            <text:p>359</text:p>
          </table:table-cell>
          <table:table-cell table:style-name="ce2" table:formula="of:=([.C68]+[.D68])/[.E68]" office:value-type="percentage" office:value="0.713091922005571">
            <text:p>71.31%</text:p>
          </table:table-cell>
          <table:table-cell office:value-type="float" office:value="257">
            <text:p>257</text:p>
          </table:table-cell>
          <table:table-cell table:style-name="ce3" table:formula="of:=[.G68]/[.E68]" office:value-type="percentage" office:value="0.715877437325905">
            <text:p>71.59%</text:p>
          </table:table-cell>
          <table:table-cell office:value-type="float" office:value="257">
            <text:p>257</text:p>
          </table:table-cell>
          <table:table-cell table:style-name="ce4" table:formula="of:=[.I68]/[.$E68]" office:value-type="percentage" office:value="0.715877437325905">
            <text:p>71.59%</text:p>
          </table:table-cell>
          <table:table-cell office:value-type="float" office:value="257">
            <text:p>257</text:p>
          </table:table-cell>
          <table:table-cell table:style-name="ce4" table:formula="of:=[.K68]/[.$E68]" office:value-type="percentage" office:value="0.715877437325905">
            <text:p>71.59%</text:p>
          </table:table-cell>
          <table:table-cell office:value-type="float" office:value="257">
            <text:p>257</text:p>
          </table:table-cell>
          <table:table-cell table:style-name="ce4" table:formula="of:=[.M68]/[.$E68]" office:value-type="percentage" office:value="0.715877437325905">
            <text:p>71.59%</text:p>
          </table:table-cell>
          <table:table-cell office:value-type="float" office:value="257">
            <text:p>257</text:p>
          </table:table-cell>
          <table:table-cell table:style-name="ce4" table:formula="of:=[.O68]/[.$E68]" office:value-type="percentage" office:value="0.715877437325905">
            <text:p>71.59%</text:p>
          </table:table-cell>
          <table:table-cell office:value-type="float" office:value="267">
            <text:p>267</text:p>
          </table:table-cell>
          <table:table-cell table:style-name="ce4" table:formula="of:=[.Q68]/[.$E68]" office:value-type="percentage" office:value="0.743732590529248">
            <text:p>74.37%</text:p>
          </table:table-cell>
          <table:table-cell office:value-type="float" office:value="267">
            <text:p>267</text:p>
          </table:table-cell>
          <table:table-cell table:style-name="ce4" table:formula="of:=[.S68]/[.$E68]" office:value-type="percentage" office:value="0.743732590529248">
            <text:p>74.37%</text:p>
          </table:table-cell>
          <table:table-cell office:value-type="float" office:value="267">
            <text:p>267</text:p>
          </table:table-cell>
          <table:table-cell table:style-name="ce4" table:formula="of:=[.U68]/[.$E68]" office:value-type="percentage" office:value="0.743732590529248">
            <text:p>74.37%</text:p>
          </table:table-cell>
          <table:table-cell office:value-type="float" office:value="267">
            <text:p>267</text:p>
          </table:table-cell>
          <table:table-cell table:style-name="ce4" table:formula="of:=[.W68]/[.$E68]" office:value-type="percentage" office:value="0.743732590529248">
            <text:p>74.37%</text:p>
          </table:table-cell>
          <table:table-cell office:value-type="float" office:value="267">
            <text:p>267</text:p>
          </table:table-cell>
          <table:table-cell table:style-name="ce4" table:formula="of:=[.Y68]/[.$E68]" office:value-type="percentage" office:value="0.743732590529248">
            <text:p>74.37%</text:p>
          </table:table-cell>
          <table:table-cell office:value-type="float" office:value="267">
            <text:p>267</text:p>
          </table:table-cell>
          <table:table-cell table:style-name="ce4" table:formula="of:=[.AA68]/[.$E68]" office:value-type="percentage" office:value="0.743732590529248">
            <text:p>74.37%</text:p>
          </table:table-cell>
          <table:table-cell office:value-type="float" office:value="267">
            <text:p>267</text:p>
          </table:table-cell>
          <table:table-cell table:style-name="ce4" table:formula="of:=[.AC68]/[.$E68]" office:value-type="percentage" office:value="0.743732590529248">
            <text:p>74.37%</text:p>
          </table:table-cell>
          <table:table-cell office:value-type="float" office:value="267">
            <text:p>267</text:p>
          </table:table-cell>
          <table:table-cell table:style-name="ce4" table:formula="of:=[.AE68]/[.$E68]" office:value-type="percentage" office:value="0.743732590529248">
            <text:p>74.37%</text:p>
          </table:table-cell>
          <table:table-cell office:value-type="float" office:value="267">
            <text:p>267</text:p>
          </table:table-cell>
          <table:table-cell table:style-name="ce4" table:formula="of:=[.AG68]/[.$E68]" office:value-type="percentage" office:value="0.743732590529248">
            <text:p>74.37%</text:p>
          </table:table-cell>
          <table:table-cell office:value-type="float" office:value="267">
            <text:p>267</text:p>
          </table:table-cell>
          <table:table-cell table:style-name="ce4" table:formula="of:=[.AI68]/[.$E68]" office:value-type="percentage" office:value="0.743732590529248">
            <text:p>74.37%</text:p>
          </table:table-cell>
          <table:table-cell office:value-type="float" office:value="267">
            <text:p>267</text:p>
          </table:table-cell>
          <table:table-cell table:style-name="ce4" table:formula="of:=[.AK68]/[.$E68]" office:value-type="percentage" office:value="0.743732590529248">
            <text:p>74.37%</text:p>
          </table:table-cell>
          <table:table-cell office:value-type="float" office:value="267">
            <text:p>267</text:p>
          </table:table-cell>
          <table:table-cell table:style-name="ce4" table:formula="of:=[.AM68]/[.$E68]" office:value-type="percentage" office:value="0.743732590529248">
            <text:p>74.37%</text:p>
          </table:table-cell>
          <table:table-cell office:value-type="float" office:value="267">
            <text:p>267</text:p>
          </table:table-cell>
          <table:table-cell table:style-name="ce4" table:formula="of:=[.AO68]/[.$E68]" office:value-type="percentage" office:value="0.743732590529248">
            <text:p>74.37%</text:p>
          </table:table-cell>
          <table:table-cell office:value-type="float" office:value="267">
            <text:p>267</text:p>
          </table:table-cell>
          <table:table-cell table:style-name="ce4" table:formula="of:=[.AQ68]/[.$E68]" office:value-type="percentage" office:value="0.743732590529248">
            <text:p>74.37%</text:p>
          </table:table-cell>
          <table:table-cell office:value-type="float" office:value="267">
            <text:p>267</text:p>
          </table:table-cell>
          <table:table-cell table:style-name="ce4" table:formula="of:=[.AS68]/[.$E68]" office:value-type="percentage" office:value="0.743732590529248">
            <text:p>74.37%</text:p>
          </table:table-cell>
          <table:table-cell office:value-type="float" office:value="268">
            <text:p>268</text:p>
          </table:table-cell>
          <table:table-cell table:style-name="ce4" table:formula="of:=[.AU68]/[.$E68]" office:value-type="percentage" office:value="0.746518105849582">
            <text:p>74.65%</text:p>
          </table:table-cell>
          <table:table-cell office:value-type="float" office:value="268">
            <text:p>268</text:p>
          </table:table-cell>
          <table:table-cell table:style-name="ce4" table:formula="of:=[.AW68]/[.$E68]" office:value-type="percentage" office:value="0.746518105849582">
            <text:p>74.65%</text:p>
          </table:table-cell>
          <table:table-cell office:value-type="float" office:value="268">
            <text:p>268</text:p>
          </table:table-cell>
          <table:table-cell table:style-name="ce4" table:formula="of:=[.AY68]/[.$E68]" office:value-type="percentage" office:value="0.746518105849582">
            <text:p>74.65%</text:p>
          </table:table-cell>
          <table:table-cell office:value-type="float" office:value="268">
            <text:p>268</text:p>
          </table:table-cell>
          <table:table-cell table:style-name="ce4" table:formula="of:=[.BA68]/[.$E68]" office:value-type="percentage" office:value="0.746518105849582">
            <text:p>74.65%</text:p>
          </table:table-cell>
          <table:table-cell office:value-type="float" office:value="268">
            <text:p>268</text:p>
          </table:table-cell>
          <table:table-cell table:style-name="ce4" table:formula="of:=[.BC68]/[.$E68]" office:value-type="percentage" office:value="0.746518105849582">
            <text:p>74.65%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Frölunda Torg</text:p>
          </table:table-cell>
          <table:table-cell office:value-type="float" office:value="37">
            <text:p>37</text:p>
          </table:table-cell>
          <table:table-cell office:value-type="float" office:value="197">
            <text:p>197</text:p>
          </table:table-cell>
          <table:table-cell office:value-type="float" office:value="304">
            <text:p>304</text:p>
          </table:table-cell>
          <table:table-cell table:style-name="ce2" table:formula="of:=([.C69]+[.D69])/[.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3" table:formula="of:=[.G69]/[.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I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K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M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O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Q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S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U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W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Y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AA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AC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AE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AG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AI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AK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AM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AO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AQ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AS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AU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AW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AY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BA69]/[.$E69]" office:value-type="percentage" office:value="0.769736842105263">
            <text:p>76.97%</text:p>
          </table:table-cell>
          <table:table-cell office:value-type="float" office:value="234">
            <text:p>234</text:p>
          </table:table-cell>
          <table:table-cell table:style-name="ce4" table:formula="of:=[.BC69]/[.$E69]" office:value-type="percentage" office:value="0.769736842105263">
            <text:p>76.97%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Ängås</text:p>
          </table:table-cell>
          <table:table-cell office:value-type="float" office:value="92">
            <text:p>92</text:p>
          </table:table-cell>
          <table:table-cell office:value-type="float" office:value="476">
            <text:p>476</text:p>
          </table:table-cell>
          <table:table-cell office:value-type="float" office:value="600">
            <text:p>600</text:p>
          </table:table-cell>
          <table:table-cell table:style-name="ce2" table:formula="of:=([.C70]+[.D70])/[.E70]" office:value-type="percentage" office:value="0.946666666666667">
            <text:p>94.67%</text:p>
          </table:table-cell>
          <table:table-cell office:value-type="float" office:value="569">
            <text:p>569</text:p>
          </table:table-cell>
          <table:table-cell table:style-name="ce3" table:formula="of:=[.G70]/[.E70]" office:value-type="percentage" office:value="0.948333333333333">
            <text:p>94.83%</text:p>
          </table:table-cell>
          <table:table-cell office:value-type="float" office:value="569">
            <text:p>569</text:p>
          </table:table-cell>
          <table:table-cell table:style-name="ce4" table:formula="of:=[.I70]/[.$E70]" office:value-type="percentage" office:value="0.948333333333333">
            <text:p>94.83%</text:p>
          </table:table-cell>
          <table:table-cell office:value-type="float" office:value="569">
            <text:p>569</text:p>
          </table:table-cell>
          <table:table-cell table:style-name="ce4" table:formula="of:=[.K70]/[.$E70]" office:value-type="percentage" office:value="0.948333333333333">
            <text:p>94.83%</text:p>
          </table:table-cell>
          <table:table-cell office:value-type="float" office:value="569">
            <text:p>569</text:p>
          </table:table-cell>
          <table:table-cell table:style-name="ce4" table:formula="of:=[.M70]/[.$E70]" office:value-type="percentage" office:value="0.948333333333333">
            <text:p>94.83%</text:p>
          </table:table-cell>
          <table:table-cell office:value-type="float" office:value="569">
            <text:p>569</text:p>
          </table:table-cell>
          <table:table-cell table:style-name="ce4" table:formula="of:=[.O70]/[.$E70]" office:value-type="percentage" office:value="0.948333333333333">
            <text:p>94.83%</text:p>
          </table:table-cell>
          <table:table-cell office:value-type="float" office:value="568">
            <text:p>568</text:p>
          </table:table-cell>
          <table:table-cell table:style-name="ce4" table:formula="of:=[.Q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S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U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W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Y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AA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AC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AE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AG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AI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AK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AM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AO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AQ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AS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AU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AW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AY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BA70]/[.$E70]" office:value-type="percentage" office:value="0.946666666666667">
            <text:p>94.67%</text:p>
          </table:table-cell>
          <table:table-cell office:value-type="float" office:value="568">
            <text:p>568</text:p>
          </table:table-cell>
          <table:table-cell table:style-name="ce4" table:formula="of:=[.BC70]/[.$E70]" office:value-type="percentage" office:value="0.946666666666667">
            <text:p>94.67%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Önnered</text:p>
          </table:table-cell>
          <table:table-cell office:value-type="float" office:value="542">
            <text:p>542</text:p>
          </table:table-cell>
          <table:table-cell office:value-type="float" office:value="869">
            <text:p>869</text:p>
          </table:table-cell>
          <table:table-cell office:value-type="float" office:value="1509">
            <text:p>1509</text:p>
          </table:table-cell>
          <table:table-cell table:style-name="ce2" table:formula="of:=([.C71]+[.D71])/[.E71]" office:value-type="percentage" office:value="0.9350563286945">
            <text:p>93.51%</text:p>
          </table:table-cell>
          <table:table-cell office:value-type="float" office:value="1411">
            <text:p>1411</text:p>
          </table:table-cell>
          <table:table-cell table:style-name="ce3" table:formula="of:=[.G71]/[.E71]" office:value-type="percentage" office:value="0.9350563286945">
            <text:p>93.51%</text:p>
          </table:table-cell>
          <table:table-cell office:value-type="float" office:value="1411">
            <text:p>1411</text:p>
          </table:table-cell>
          <table:table-cell table:style-name="ce4" table:formula="of:=[.I71]/[.$E71]" office:value-type="percentage" office:value="0.9350563286945">
            <text:p>93.51%</text:p>
          </table:table-cell>
          <table:table-cell office:value-type="float" office:value="1411">
            <text:p>1411</text:p>
          </table:table-cell>
          <table:table-cell table:style-name="ce4" table:formula="of:=[.K71]/[.$E71]" office:value-type="percentage" office:value="0.9350563286945">
            <text:p>93.51%</text:p>
          </table:table-cell>
          <table:table-cell office:value-type="float" office:value="1411">
            <text:p>1411</text:p>
          </table:table-cell>
          <table:table-cell table:style-name="ce4" table:formula="of:=[.M71]/[.$E71]" office:value-type="percentage" office:value="0.9350563286945">
            <text:p>93.51%</text:p>
          </table:table-cell>
          <table:table-cell office:value-type="float" office:value="1420">
            <text:p>1420</text:p>
          </table:table-cell>
          <table:table-cell table:style-name="ce4" table:formula="of:=[.O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Q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S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U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W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Y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AA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AC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AE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AG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AI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AK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AM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AO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AQ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AS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AU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AW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AY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BA71]/[.$E71]" office:value-type="percentage" office:value="0.941020543406229">
            <text:p>94.10%</text:p>
          </table:table-cell>
          <table:table-cell office:value-type="float" office:value="1420">
            <text:p>1420</text:p>
          </table:table-cell>
          <table:table-cell table:style-name="ce4" table:formula="of:=[.BC71]/[.$E71]" office:value-type="percentage" office:value="0.941020543406229">
            <text:p>94.10%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Grevegården</text:p>
          </table:table-cell>
          <table:table-cell office:value-type="float" office:value="12">
            <text:p>12</text:p>
          </table:table-cell>
          <table:table-cell office:value-type="float" office:value="203">
            <text:p>203</text:p>
          </table:table-cell>
          <table:table-cell office:value-type="float" office:value="222">
            <text:p>222</text:p>
          </table:table-cell>
          <table:table-cell table:style-name="ce2" table:formula="of:=([.C72]+[.D72])/[.E72]" office:value-type="percentage" office:value="0.968468468468469">
            <text:p>96.85%</text:p>
          </table:table-cell>
          <table:table-cell office:value-type="float" office:value="216">
            <text:p>216</text:p>
          </table:table-cell>
          <table:table-cell table:style-name="ce3" table:formula="of:=[.G72]/[.$E72]" office:value-type="percentage" office:value="0.972972972972973">
            <text:p>97.30%</text:p>
          </table:table-cell>
          <table:table-cell office:value-type="float" office:value="216">
            <text:p>216</text:p>
          </table:table-cell>
          <table:table-cell table:style-name="ce4" table:formula="of:=[.I72]/[.$E72]" office:value-type="percentage" office:value="0.972972972972973">
            <text:p>97.30%</text:p>
          </table:table-cell>
          <table:table-cell office:value-type="float" office:value="216">
            <text:p>216</text:p>
          </table:table-cell>
          <table:table-cell table:style-name="ce4" table:formula="of:=[.K72]/[.$E72]" office:value-type="percentage" office:value="0.972972972972973">
            <text:p>97.30%</text:p>
          </table:table-cell>
          <table:table-cell office:value-type="float" office:value="216">
            <text:p>216</text:p>
          </table:table-cell>
          <table:table-cell table:style-name="ce4" table:formula="of:=[.M72]/[.$E72]" office:value-type="percentage" office:value="0.972972972972973">
            <text:p>97.30%</text:p>
          </table:table-cell>
          <table:table-cell office:value-type="float" office:value="216">
            <text:p>216</text:p>
          </table:table-cell>
          <table:table-cell table:style-name="ce4" table:formula="of:=[.O72]/[.$E72]" office:value-type="percentage" office:value="0.972972972972973">
            <text:p>97.30%</text:p>
          </table:table-cell>
          <table:table-cell office:value-type="float" office:value="214">
            <text:p>214</text:p>
          </table:table-cell>
          <table:table-cell table:style-name="ce4" table:formula="of:=[.Q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S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U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W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Y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AA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AC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AE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AG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AI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AK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AM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AO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AQ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AS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AU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AW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AY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BA72]/[.$E72]" office:value-type="percentage" office:value="0.963963963963964">
            <text:p>96.40%</text:p>
          </table:table-cell>
          <table:table-cell office:value-type="float" office:value="214">
            <text:p>214</text:p>
          </table:table-cell>
          <table:table-cell table:style-name="ce4" table:formula="of:=[.BC72]/[.$E72]" office:value-type="percentage" office:value="0.963963963963964">
            <text:p>96.40%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Näset</text:p>
          </table:table-cell>
          <table:table-cell office:value-type="float" office:value="1614">
            <text:p>1614</text:p>
          </table:table-cell>
          <table:table-cell office:value-type="float" office:value="591">
            <text:p>591</text:p>
          </table:table-cell>
          <table:table-cell office:value-type="float" office:value="2517">
            <text:p>2517</text:p>
          </table:table-cell>
          <table:table-cell table:style-name="ce2" table:formula="of:=([.C73]+[.D73])/[.E73]" office:value-type="percentage" office:value="0.876042908224076">
            <text:p>87.60%</text:p>
          </table:table-cell>
          <table:table-cell office:value-type="float" office:value="2208">
            <text:p>2208</text:p>
          </table:table-cell>
          <table:table-cell table:style-name="ce3" table:formula="of:=[.G73]/[.E73]" office:value-type="percentage" office:value="0.877234803337306">
            <text:p>87.72%</text:p>
          </table:table-cell>
          <table:table-cell office:value-type="float" office:value="2208">
            <text:p>2208</text:p>
          </table:table-cell>
          <table:table-cell table:style-name="ce4" table:formula="of:=[.I73]/[.$E73]" office:value-type="percentage" office:value="0.877234803337306">
            <text:p>87.72%</text:p>
          </table:table-cell>
          <table:table-cell office:value-type="float" office:value="2208">
            <text:p>2208</text:p>
          </table:table-cell>
          <table:table-cell table:style-name="ce4" table:formula="of:=[.K73]/[.$E73]" office:value-type="percentage" office:value="0.877234803337306">
            <text:p>87.72%</text:p>
          </table:table-cell>
          <table:table-cell office:value-type="float" office:value="2208">
            <text:p>2208</text:p>
          </table:table-cell>
          <table:table-cell table:style-name="ce4" table:formula="of:=[.M73]/[.$E73]" office:value-type="percentage" office:value="0.877234803337306">
            <text:p>87.72%</text:p>
          </table:table-cell>
          <table:table-cell office:value-type="float" office:value="2208">
            <text:p>2208</text:p>
          </table:table-cell>
          <table:table-cell table:style-name="ce4" table:formula="of:=[.O73]/[.$E73]" office:value-type="percentage" office:value="0.877234803337306">
            <text:p>87.72%</text:p>
          </table:table-cell>
          <table:table-cell office:value-type="float" office:value="2205">
            <text:p>2205</text:p>
          </table:table-cell>
          <table:table-cell table:style-name="ce4" table:formula="of:=[.Q73]/[.$E73]" office:value-type="percentage" office:value="0.876042908224076">
            <text:p>87.60%</text:p>
          </table:table-cell>
          <table:table-cell office:value-type="float" office:value="2230">
            <text:p>2230</text:p>
          </table:table-cell>
          <table:table-cell table:style-name="ce4" table:formula="of:=[.S73]/[.$E73]" office:value-type="percentage" office:value="0.885975367500993">
            <text:p>88.60%</text:p>
          </table:table-cell>
          <table:table-cell office:value-type="float" office:value="2231">
            <text:p>2231</text:p>
          </table:table-cell>
          <table:table-cell table:style-name="ce4" table:formula="of:=[.U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W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Y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AA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AC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AE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AG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AI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AK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AM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AO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AQ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AS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AU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AW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AY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BA73]/[.$E73]" office:value-type="percentage" office:value="0.88637266587207">
            <text:p>88.64%</text:p>
          </table:table-cell>
          <table:table-cell office:value-type="float" office:value="2231">
            <text:p>2231</text:p>
          </table:table-cell>
          <table:table-cell table:style-name="ce4" table:formula="of:=[.BC73]/[.$E73]" office:value-type="percentage" office:value="0.88637266587207">
            <text:p>88.64%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Kannebäck</text:p>
          </table:table-cell>
          <table:table-cell office:value-type="float" office:value="136">
            <text:p>136</text:p>
          </table:table-cell>
          <table:table-cell office:value-type="float" office:value="251">
            <text:p>251</text:p>
          </table:table-cell>
          <table:table-cell office:value-type="float" office:value="413">
            <text:p>413</text:p>
          </table:table-cell>
          <table:table-cell table:style-name="ce2" table:formula="of:=([.C74]+[.D74])/[.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3" table:formula="of:=[.G74]/[.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I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K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M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O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Q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S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U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W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Y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AA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AC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AE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AG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AI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AK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AM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AO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AQ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AS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AU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AW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AY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BA74]/[.$E74]" office:value-type="percentage" office:value="0.937046004842615">
            <text:p>93.70%</text:p>
          </table:table-cell>
          <table:table-cell office:value-type="float" office:value="387">
            <text:p>387</text:p>
          </table:table-cell>
          <table:table-cell table:style-name="ce4" table:formula="of:=[.BC74]/[.$E74]" office:value-type="percentage" office:value="0.937046004842615">
            <text:p>93.70%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Askim</text:p>
          </table:table-cell>
          <table:table-cell office:value-type="float" office:value="1717">
            <text:p>1717</text:p>
          </table:table-cell>
          <table:table-cell office:value-type="float" office:value="1096">
            <text:p>1096</text:p>
          </table:table-cell>
          <table:table-cell office:value-type="float" office:value="3110">
            <text:p>3110</text:p>
          </table:table-cell>
          <table:table-cell table:style-name="ce2" table:formula="of:=([.C75]+[.D75])/[.E75]" office:value-type="percentage" office:value="0.904501607717042">
            <text:p>90.45%</text:p>
          </table:table-cell>
          <table:table-cell office:value-type="float" office:value="2813">
            <text:p>2813</text:p>
          </table:table-cell>
          <table:table-cell table:style-name="ce3" table:formula="of:=[.G75]/[.E75]" office:value-type="percentage" office:value="0.904501607717042">
            <text:p>90.45%</text:p>
          </table:table-cell>
          <table:table-cell office:value-type="float" office:value="2813">
            <text:p>2813</text:p>
          </table:table-cell>
          <table:table-cell table:style-name="ce4" table:formula="of:=[.I75]/[.$E75]" office:value-type="percentage" office:value="0.904501607717042">
            <text:p>90.45%</text:p>
          </table:table-cell>
          <table:table-cell office:value-type="float" office:value="2813">
            <text:p>2813</text:p>
          </table:table-cell>
          <table:table-cell table:style-name="ce4" table:formula="of:=[.K75]/[.$E75]" office:value-type="percentage" office:value="0.904501607717042">
            <text:p>90.45%</text:p>
          </table:table-cell>
          <table:table-cell office:value-type="float" office:value="2813">
            <text:p>2813</text:p>
          </table:table-cell>
          <table:table-cell table:style-name="ce4" table:formula="of:=[.M75]/[.$E75]" office:value-type="percentage" office:value="0.904501607717042">
            <text:p>90.45%</text:p>
          </table:table-cell>
          <table:table-cell office:value-type="float" office:value="2813">
            <text:p>2813</text:p>
          </table:table-cell>
          <table:table-cell table:style-name="ce4" table:formula="of:=[.O75]/[.$E75]" office:value-type="percentage" office:value="0.904501607717042">
            <text:p>90.45%</text:p>
          </table:table-cell>
          <table:table-cell office:value-type="float" office:value="2813">
            <text:p>2813</text:p>
          </table:table-cell>
          <table:table-cell table:style-name="ce4" table:formula="of:=[.Q75]/[.$E75]" office:value-type="percentage" office:value="0.904501607717042">
            <text:p>90.45%</text:p>
          </table:table-cell>
          <table:table-cell office:value-type="float" office:value="2838">
            <text:p>2838</text:p>
          </table:table-cell>
          <table:table-cell table:style-name="ce4" table:formula="of:=[.S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U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W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Y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AA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AC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AE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AG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AI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AK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AM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AO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AQ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AS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AU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AW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AY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BA75]/[.$E75]" office:value-type="percentage" office:value="0.912540192926045">
            <text:p>91.25%</text:p>
          </table:table-cell>
          <table:table-cell office:value-type="float" office:value="2838">
            <text:p>2838</text:p>
          </table:table-cell>
          <table:table-cell table:style-name="ce4" table:formula="of:=[.BC75]/[.$E75]" office:value-type="percentage" office:value="0.912540192926045">
            <text:p>91.25%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Hovås</text:p>
          </table:table-cell>
          <table:table-cell office:value-type="float" office:value="924">
            <text:p>924</text:p>
          </table:table-cell>
          <table:table-cell office:value-type="float" office:value="81">
            <text:p>81</text:p>
          </table:table-cell>
          <table:table-cell office:value-type="float" office:value="1327">
            <text:p>1327</text:p>
          </table:table-cell>
          <table:table-cell table:style-name="ce2" table:formula="of:=([.C76]+[.D76])/[.E76]" office:value-type="percentage" office:value="0.757347400150716">
            <text:p>75.73%</text:p>
          </table:table-cell>
          <table:table-cell office:value-type="float" office:value="1005">
            <text:p>1005</text:p>
          </table:table-cell>
          <table:table-cell table:style-name="ce3" table:formula="of:=[.G76]/[.E76]" office:value-type="percentage" office:value="0.757347400150716">
            <text:p>75.73%</text:p>
          </table:table-cell>
          <table:table-cell office:value-type="float" office:value="1005">
            <text:p>1005</text:p>
          </table:table-cell>
          <table:table-cell table:style-name="ce4" table:formula="of:=[.I76]/[.$E76]" office:value-type="percentage" office:value="0.757347400150716">
            <text:p>75.73%</text:p>
          </table:table-cell>
          <table:table-cell office:value-type="float" office:value="1005">
            <text:p>1005</text:p>
          </table:table-cell>
          <table:table-cell table:style-name="ce4" table:formula="of:=[.K76]/[.$E76]" office:value-type="percentage" office:value="0.757347400150716">
            <text:p>75.73%</text:p>
          </table:table-cell>
          <table:table-cell office:value-type="float" office:value="1005">
            <text:p>1005</text:p>
          </table:table-cell>
          <table:table-cell table:style-name="ce4" table:formula="of:=[.M76]/[.$E76]" office:value-type="percentage" office:value="0.757347400150716">
            <text:p>75.73%</text:p>
          </table:table-cell>
          <table:table-cell office:value-type="float" office:value="1005">
            <text:p>1005</text:p>
          </table:table-cell>
          <table:table-cell table:style-name="ce4" table:formula="of:=[.O76]/[.$E76]" office:value-type="percentage" office:value="0.757347400150716">
            <text:p>75.73%</text:p>
          </table:table-cell>
          <table:table-cell office:value-type="float" office:value="1005">
            <text:p>1005</text:p>
          </table:table-cell>
          <table:table-cell table:style-name="ce4" table:formula="of:=[.Q76]/[.$E76]" office:value-type="percentage" office:value="0.757347400150716">
            <text:p>75.73%</text:p>
          </table:table-cell>
          <table:table-cell office:value-type="float" office:value="1007">
            <text:p>1007</text:p>
          </table:table-cell>
          <table:table-cell table:style-name="ce4" table:formula="of:=[.S76]/[.$E76]" office:value-type="percentage" office:value="0.758854559155991">
            <text:p>75.89%</text:p>
          </table:table-cell>
          <table:table-cell office:value-type="float" office:value="1106">
            <text:p>1106</text:p>
          </table:table-cell>
          <table:table-cell table:style-name="ce4" table:formula="of:=[.U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W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Y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AA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AC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AE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AG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AI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AK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AM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AO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AQ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AS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AU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AW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AY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BA76]/[.$E76]" office:value-type="percentage" office:value="0.833458929917106">
            <text:p>83.35%</text:p>
          </table:table-cell>
          <table:table-cell office:value-type="float" office:value="1106">
            <text:p>1106</text:p>
          </table:table-cell>
          <table:table-cell table:style-name="ce4" table:formula="of:=[.BC76]/[.$E76]" office:value-type="percentage" office:value="0.833458929917106">
            <text:p>83.35%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Billdal</text:p>
          </table:table-cell>
          <table:table-cell office:value-type="float" office:value="735">
            <text:p>735</text:p>
          </table:table-cell>
          <table:table-cell office:value-type="float" office:value="265">
            <text:p>265</text:p>
          </table:table-cell>
          <table:table-cell office:value-type="float" office:value="3843">
            <text:p>3843</text:p>
          </table:table-cell>
          <table:table-cell table:style-name="ce2" table:formula="of:=([.C77]+[.D77])/[.E77]" office:value-type="percentage" office:value="0.260213374967473">
            <text:p>26.02%</text:p>
          </table:table-cell>
          <table:table-cell office:value-type="float" office:value="1000">
            <text:p>1000</text:p>
          </table:table-cell>
          <table:table-cell table:style-name="ce3" table:formula="of:=[.G77]/[.E77]" office:value-type="percentage" office:value="0.260213374967473">
            <text:p>26.02%</text:p>
          </table:table-cell>
          <table:table-cell office:value-type="float" office:value="1000">
            <text:p>1000</text:p>
          </table:table-cell>
          <table:table-cell table:style-name="ce4" table:formula="of:=[.I77]/[.$E77]" office:value-type="percentage" office:value="0.260213374967473">
            <text:p>26.02%</text:p>
          </table:table-cell>
          <table:table-cell office:value-type="float" office:value="1000">
            <text:p>1000</text:p>
          </table:table-cell>
          <table:table-cell table:style-name="ce4" table:formula="of:=[.K77]/[.$E77]" office:value-type="percentage" office:value="0.260213374967473">
            <text:p>26.02%</text:p>
          </table:table-cell>
          <table:table-cell office:value-type="float" office:value="1000">
            <text:p>1000</text:p>
          </table:table-cell>
          <table:table-cell table:style-name="ce4" table:formula="of:=[.M77]/[.$E77]" office:value-type="percentage" office:value="0.260213374967473">
            <text:p>26.02%</text:p>
          </table:table-cell>
          <table:table-cell office:value-type="float" office:value="1000">
            <text:p>1000</text:p>
          </table:table-cell>
          <table:table-cell table:style-name="ce4" table:formula="of:=[.O77]/[.$E77]" office:value-type="percentage" office:value="0.260213374967473">
            <text:p>26.02%</text:p>
          </table:table-cell>
          <table:table-cell office:value-type="float" office:value="1000">
            <text:p>1000</text:p>
          </table:table-cell>
          <table:table-cell table:style-name="ce4" table:formula="of:=[.Q77]/[.$E77]" office:value-type="percentage" office:value="0.260213374967473">
            <text:p>26.02%</text:p>
          </table:table-cell>
          <table:table-cell office:value-type="float" office:value="1000">
            <text:p>1000</text:p>
          </table:table-cell>
          <table:table-cell table:style-name="ce4" table:formula="of:=[.S77]/[.$E77]" office:value-type="percentage" office:value="0.260213374967473">
            <text:p>26.02%</text:p>
          </table:table-cell>
          <table:table-cell office:value-type="float" office:value="1006">
            <text:p>1006</text:p>
          </table:table-cell>
          <table:table-cell table:style-name="ce4" table:formula="of:=[.U77]/[.$E77]" office:value-type="percentage" office:value="0.261774655217278">
            <text:p>26.18%</text:p>
          </table:table-cell>
          <table:table-cell office:value-type="float" office:value="1006">
            <text:p>1006</text:p>
          </table:table-cell>
          <table:table-cell table:style-name="ce4" table:formula="of:=[.W77]/[.$E77]" office:value-type="percentage" office:value="0.261774655217278">
            <text:p>26.18%</text:p>
          </table:table-cell>
          <table:table-cell office:value-type="float" office:value="1006">
            <text:p>1006</text:p>
          </table:table-cell>
          <table:table-cell table:style-name="ce4" table:formula="of:=[.Y77]/[.$E77]" office:value-type="percentage" office:value="0.261774655217278">
            <text:p>26.18%</text:p>
          </table:table-cell>
          <table:table-cell office:value-type="float" office:value="1006">
            <text:p>1006</text:p>
          </table:table-cell>
          <table:table-cell table:style-name="ce4" table:formula="of:=[.AA77]/[.$E77]" office:value-type="percentage" office:value="0.261774655217278">
            <text:p>26.18%</text:p>
          </table:table-cell>
          <table:table-cell office:value-type="float" office:value="1006">
            <text:p>1006</text:p>
          </table:table-cell>
          <table:table-cell table:style-name="ce4" table:formula="of:=[.AC77]/[.$E77]" office:value-type="percentage" office:value="0.261774655217278">
            <text:p>26.18%</text:p>
          </table:table-cell>
          <table:table-cell office:value-type="float" office:value="1006">
            <text:p>1006</text:p>
          </table:table-cell>
          <table:table-cell table:style-name="ce4" table:formula="of:=[.AE77]/[.$E77]" office:value-type="percentage" office:value="0.261774655217278">
            <text:p>26.18%</text:p>
          </table:table-cell>
          <table:table-cell office:value-type="float" office:value="1006">
            <text:p>1006</text:p>
          </table:table-cell>
          <table:table-cell table:style-name="ce4" table:formula="of:=[.AG77]/[.$E77]" office:value-type="percentage" office:value="0.261774655217278">
            <text:p>26.18%</text:p>
          </table:table-cell>
          <table:table-cell office:value-type="float" office:value="1006">
            <text:p>1006</text:p>
          </table:table-cell>
          <table:table-cell table:style-name="ce4" table:formula="of:=[.AI77]/[.$E77]" office:value-type="percentage" office:value="0.261774655217278">
            <text:p>26.18%</text:p>
          </table:table-cell>
          <table:table-cell office:value-type="float" office:value="1005">
            <text:p>1005</text:p>
          </table:table-cell>
          <table:table-cell table:style-name="ce4" table:formula="of:=[.AK77]/[.$E77]" office:value-type="percentage" office:value="0.261514441842311">
            <text:p>26.15%</text:p>
          </table:table-cell>
          <table:table-cell office:value-type="float" office:value="1005">
            <text:p>1005</text:p>
          </table:table-cell>
          <table:table-cell table:style-name="ce4" table:formula="of:=[.AM77]/[.$E77]" office:value-type="percentage" office:value="0.261514441842311">
            <text:p>26.15%</text:p>
          </table:table-cell>
          <table:table-cell office:value-type="float" office:value="1005">
            <text:p>1005</text:p>
          </table:table-cell>
          <table:table-cell table:style-name="ce4" table:formula="of:=[.AO77]/[.$E77]" office:value-type="percentage" office:value="0.261514441842311">
            <text:p>26.15%</text:p>
          </table:table-cell>
          <table:table-cell office:value-type="float" office:value="1005">
            <text:p>1005</text:p>
          </table:table-cell>
          <table:table-cell table:style-name="ce4" table:formula="of:=[.AQ77]/[.$E77]" office:value-type="percentage" office:value="0.261514441842311">
            <text:p>26.15%</text:p>
          </table:table-cell>
          <table:table-cell office:value-type="float" office:value="1005">
            <text:p>1005</text:p>
          </table:table-cell>
          <table:table-cell table:style-name="ce4" table:formula="of:=[.AS77]/[.$E77]" office:value-type="percentage" office:value="0.261514441842311">
            <text:p>26.15%</text:p>
          </table:table-cell>
          <table:table-cell office:value-type="float" office:value="1005">
            <text:p>1005</text:p>
          </table:table-cell>
          <table:table-cell table:style-name="ce4" table:formula="of:=[.AU77]/[.$E77]" office:value-type="percentage" office:value="0.261514441842311">
            <text:p>26.15%</text:p>
          </table:table-cell>
          <table:table-cell office:value-type="float" office:value="1005">
            <text:p>1005</text:p>
          </table:table-cell>
          <table:table-cell table:style-name="ce4" table:formula="of:=[.AW77]/[.$E77]" office:value-type="percentage" office:value="0.261514441842311">
            <text:p>26.15%</text:p>
          </table:table-cell>
          <table:table-cell office:value-type="float" office:value="1005">
            <text:p>1005</text:p>
          </table:table-cell>
          <table:table-cell table:style-name="ce4" table:formula="of:=[.AY77]/[.$E77]" office:value-type="percentage" office:value="0.261514441842311">
            <text:p>26.15%</text:p>
          </table:table-cell>
          <table:table-cell office:value-type="float" office:value="1005">
            <text:p>1005</text:p>
          </table:table-cell>
          <table:table-cell table:style-name="ce4" table:formula="of:=[.BA77]/[.$E77]" office:value-type="percentage" office:value="0.261514441842311">
            <text:p>26.15%</text:p>
          </table:table-cell>
          <table:table-cell office:value-type="float" office:value="1005">
            <text:p>1005</text:p>
          </table:table-cell>
          <table:table-cell table:style-name="ce4" table:formula="of:=[.BC77]/[.$E77]" office:value-type="percentage" office:value="0.261514441842311">
            <text:p>26.15%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style-name="ce1" office:value-type="string">
            <text:p>Lövgärdet</text:p>
          </table:table-cell>
          <table:table-cell table:number-columns-repeated="2" office:value-type="float" office:value="0">
            <text:p>0</text:p>
          </table:table-cell>
          <table:table-cell office:value-type="float" office:value="845">
            <text:p>845</text:p>
          </table:table-cell>
          <table:table-cell table:style-name="ce2" table:formula="of:=([.C78]+[.D78])/[.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3" table:formula="of:=[.G78]/[.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I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K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M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O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Q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S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U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W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Y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A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C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E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G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I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K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M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O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Q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S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U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W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Y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A78]/[.$E7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C78]/[.$E78]" office:value-type="percentage" office:value="0">
            <text:p>0.00%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Rannebergen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603">
            <text:p>603</text:p>
          </table:table-cell>
          <table:table-cell table:style-name="ce2" table:formula="of:=([.C79]+[.D79])/[.E79]" office:value-type="percentage" office:value="0.0679933665008292">
            <text:p>6.80%</text:p>
          </table:table-cell>
          <table:table-cell office:value-type="float" office:value="41">
            <text:p>41</text:p>
          </table:table-cell>
          <table:table-cell table:style-name="ce3" table:formula="of:=[.G79]/[.E79]" office:value-type="percentage" office:value="0.0679933665008292">
            <text:p>6.80%</text:p>
          </table:table-cell>
          <table:table-cell office:value-type="float" office:value="41">
            <text:p>41</text:p>
          </table:table-cell>
          <table:table-cell table:style-name="ce4" table:formula="of:=[.I79]/[.$E79]" office:value-type="percentage" office:value="0.0679933665008292">
            <text:p>6.80%</text:p>
          </table:table-cell>
          <table:table-cell office:value-type="float" office:value="41">
            <text:p>41</text:p>
          </table:table-cell>
          <table:table-cell table:style-name="ce4" table:formula="of:=[.K79]/[.$E79]" office:value-type="percentage" office:value="0.0679933665008292">
            <text:p>6.80%</text:p>
          </table:table-cell>
          <table:table-cell office:value-type="float" office:value="41">
            <text:p>41</text:p>
          </table:table-cell>
          <table:table-cell table:style-name="ce4" table:formula="of:=[.M79]/[.$E79]" office:value-type="percentage" office:value="0.0679933665008292">
            <text:p>6.80%</text:p>
          </table:table-cell>
          <table:table-cell office:value-type="float" office:value="41">
            <text:p>41</text:p>
          </table:table-cell>
          <table:table-cell table:style-name="ce4" table:formula="of:=[.O79]/[.$E79]" office:value-type="percentage" office:value="0.0679933665008292">
            <text:p>6.80%</text:p>
          </table:table-cell>
          <table:table-cell office:value-type="float" office:value="70">
            <text:p>70</text:p>
          </table:table-cell>
          <table:table-cell table:style-name="ce4" table:formula="of:=[.Q79]/[.$E79]" office:value-type="percentage" office:value="0.116086235489221">
            <text:p>11.61%</text:p>
          </table:table-cell>
          <table:table-cell office:value-type="float" office:value="70">
            <text:p>70</text:p>
          </table:table-cell>
          <table:table-cell table:style-name="ce4" table:formula="of:=[.S79]/[.$E79]" office:value-type="percentage" office:value="0.116086235489221">
            <text:p>11.61%</text:p>
          </table:table-cell>
          <table:table-cell office:value-type="float" office:value="70">
            <text:p>70</text:p>
          </table:table-cell>
          <table:table-cell table:style-name="ce4" table:formula="of:=[.U79]/[.$E79]" office:value-type="percentage" office:value="0.116086235489221">
            <text:p>11.61%</text:p>
          </table:table-cell>
          <table:table-cell office:value-type="float" office:value="70">
            <text:p>70</text:p>
          </table:table-cell>
          <table:table-cell table:style-name="ce4" table:formula="of:=[.W79]/[.$E79]" office:value-type="percentage" office:value="0.116086235489221">
            <text:p>11.61%</text:p>
          </table:table-cell>
          <table:table-cell office:value-type="float" office:value="70">
            <text:p>70</text:p>
          </table:table-cell>
          <table:table-cell table:style-name="ce4" table:formula="of:=[.Y79]/[.$E79]" office:value-type="percentage" office:value="0.116086235489221">
            <text:p>11.61%</text:p>
          </table:table-cell>
          <table:table-cell office:value-type="float" office:value="70">
            <text:p>70</text:p>
          </table:table-cell>
          <table:table-cell table:style-name="ce4" table:formula="of:=[.AA79]/[.$E79]" office:value-type="percentage" office:value="0.116086235489221">
            <text:p>11.61%</text:p>
          </table:table-cell>
          <table:table-cell office:value-type="float" office:value="522">
            <text:p>522</text:p>
          </table:table-cell>
          <table:table-cell table:style-name="ce4" table:formula="of:=[.AC79]/[.$E79]" office:value-type="percentage" office:value="0.865671641791045">
            <text:p>86.57%</text:p>
          </table:table-cell>
          <table:table-cell office:value-type="float" office:value="549">
            <text:p>549</text:p>
          </table:table-cell>
          <table:table-cell table:style-name="ce4" table:formula="of:=[.AE79]/[.$E79]" office:value-type="percentage" office:value="0.91044776119403">
            <text:p>91.04%</text:p>
          </table:table-cell>
          <table:table-cell office:value-type="float" office:value="549">
            <text:p>549</text:p>
          </table:table-cell>
          <table:table-cell table:style-name="ce4" table:formula="of:=[.AG79]/[.$E79]" office:value-type="percentage" office:value="0.91044776119403">
            <text:p>91.04%</text:p>
          </table:table-cell>
          <table:table-cell office:value-type="float" office:value="549">
            <text:p>549</text:p>
          </table:table-cell>
          <table:table-cell table:style-name="ce4" table:formula="of:=[.AI79]/[.$E79]" office:value-type="percentage" office:value="0.91044776119403">
            <text:p>91.04%</text:p>
          </table:table-cell>
          <table:table-cell office:value-type="float" office:value="549">
            <text:p>549</text:p>
          </table:table-cell>
          <table:table-cell table:style-name="ce4" table:formula="of:=[.AK79]/[.$E79]" office:value-type="percentage" office:value="0.91044776119403">
            <text:p>91.04%</text:p>
          </table:table-cell>
          <table:table-cell office:value-type="float" office:value="549">
            <text:p>549</text:p>
          </table:table-cell>
          <table:table-cell table:style-name="ce4" table:formula="of:=[.AM79]/[.$E79]" office:value-type="percentage" office:value="0.91044776119403">
            <text:p>91.04%</text:p>
          </table:table-cell>
          <table:table-cell office:value-type="float" office:value="549">
            <text:p>549</text:p>
          </table:table-cell>
          <table:table-cell table:style-name="ce4" table:formula="of:=[.AO79]/[.$E79]" office:value-type="percentage" office:value="0.91044776119403">
            <text:p>91.04%</text:p>
          </table:table-cell>
          <table:table-cell office:value-type="float" office:value="549">
            <text:p>549</text:p>
          </table:table-cell>
          <table:table-cell table:style-name="ce4" table:formula="of:=[.AQ79]/[.$E79]" office:value-type="percentage" office:value="0.91044776119403">
            <text:p>91.04%</text:p>
          </table:table-cell>
          <table:table-cell office:value-type="float" office:value="549">
            <text:p>549</text:p>
          </table:table-cell>
          <table:table-cell table:style-name="ce4" table:formula="of:=[.AS79]/[.$E79]" office:value-type="percentage" office:value="0.91044776119403">
            <text:p>91.04%</text:p>
          </table:table-cell>
          <table:table-cell office:value-type="float" office:value="549">
            <text:p>549</text:p>
          </table:table-cell>
          <table:table-cell table:style-name="ce4" table:formula="of:=[.AU79]/[.$E79]" office:value-type="percentage" office:value="0.91044776119403">
            <text:p>91.04%</text:p>
          </table:table-cell>
          <table:table-cell office:value-type="float" office:value="549">
            <text:p>549</text:p>
          </table:table-cell>
          <table:table-cell table:style-name="ce4" table:formula="of:=[.AW79]/[.$E79]" office:value-type="percentage" office:value="0.91044776119403">
            <text:p>91.04%</text:p>
          </table:table-cell>
          <table:table-cell office:value-type="float" office:value="549">
            <text:p>549</text:p>
          </table:table-cell>
          <table:table-cell table:style-name="ce4" table:formula="of:=[.AY79]/[.$E79]" office:value-type="percentage" office:value="0.91044776119403">
            <text:p>91.04%</text:p>
          </table:table-cell>
          <table:table-cell office:value-type="float" office:value="549">
            <text:p>549</text:p>
          </table:table-cell>
          <table:table-cell table:style-name="ce4" table:formula="of:=[.BA79]/[.$E79]" office:value-type="percentage" office:value="0.91044776119403">
            <text:p>91.04%</text:p>
          </table:table-cell>
          <table:table-cell office:value-type="float" office:value="549">
            <text:p>549</text:p>
          </table:table-cell>
          <table:table-cell table:style-name="ce4" table:formula="of:=[.BC79]/[.$E79]" office:value-type="percentage" office:value="0.91044776119403">
            <text:p>91.04%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style-name="ce1" office:value-type="string">
            <text:p>Gårdstensberget</text:p>
          </table:table-cell>
          <table:table-cell table:number-columns-repeated="2" office:value-type="float" office:value="0">
            <text:p>0</text:p>
          </table:table-cell>
          <table:table-cell office:value-type="float" office:value="797">
            <text:p>797</text:p>
          </table:table-cell>
          <table:table-cell table:style-name="ce2" table:formula="of:=([.C80]+[.D80])/[.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3" table:formula="of:=[.G80]/[.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I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K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M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O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Q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S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U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W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Y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A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C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E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G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I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K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M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O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Q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S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U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W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Y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A80]/[.$E80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C80]/[.$E80]" office:value-type="percentage" office:value="0">
            <text:p>0.00%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Angereds Centru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7">
            <text:p>1007</text:p>
          </table:table-cell>
          <table:table-cell table:style-name="ce2" table:formula="of:=([.C81]+[.D81])/[.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3" table:formula="of:=[.G81]/[.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I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K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M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O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Q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S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U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W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Y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AA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AC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AE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AG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AI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AK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AM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AO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AQ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AS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AU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AW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AY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BA81]/[.$E81]" office:value-type="percentage" office:value="0.00695134061569017">
            <text:p>0.70%</text:p>
          </table:table-cell>
          <table:table-cell office:value-type="float" office:value="7">
            <text:p>7</text:p>
          </table:table-cell>
          <table:table-cell table:style-name="ce4" table:formula="of:=[.BC81]/[.$E81]" office:value-type="percentage" office:value="0.00695134061569017">
            <text:p>0.70%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style-name="ce1" office:value-type="string">
            <text:p>Agnesberg</text:p>
          </table:table-cell>
          <table:table-cell table:number-columns-repeated="2" office:value-type="float" office:value="0">
            <text:p>0</text:p>
          </table:table-cell>
          <table:table-cell office:value-type="float" office:value="272">
            <text:p>272</text:p>
          </table:table-cell>
          <table:table-cell table:style-name="ce2" table:formula="of:=([.C82]+[.D82])/[.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3" table:formula="of:=[.G82]/[.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I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K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M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O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Q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S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U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W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Y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A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C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E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G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I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K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M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O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Q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S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U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W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Y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A82]/[.$E82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C82]/[.$E82]" office:value-type="percentage" office:value="0">
            <text:p>0.00%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style-name="ce1" office:value-type="string">
            <text:p>Hammarkullen</text:p>
          </table:table-cell>
          <table:table-cell table:number-columns-repeated="2" office:value-type="float" office:value="0">
            <text:p>0</text:p>
          </table:table-cell>
          <table:table-cell office:value-type="float" office:value="863">
            <text:p>863</text:p>
          </table:table-cell>
          <table:table-cell table:style-name="ce2" table:formula="of:=([.C83]+[.D83])/[.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3" table:formula="of:=[.G83]/[.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I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K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M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O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Q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S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U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W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Y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A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C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E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G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I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K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M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O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Q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S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U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W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Y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A83]/[.$E8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C83]/[.$E83]" office:value-type="percentage" office:value="0">
            <text:p>0.00%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table:style-name="ce1" office:value-type="string">
            <text:p>Linnarhult</text:p>
          </table:table-cell>
          <table:table-cell table:number-columns-repeated="2" office:value-type="float" office:value="0">
            <text:p>0</text:p>
          </table:table-cell>
          <table:table-cell office:value-type="float" office:value="307">
            <text:p>307</text:p>
          </table:table-cell>
          <table:table-cell table:style-name="ce2" table:formula="of:=([.C84]+[.D84])/[.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3" table:formula="of:=[.G84]/[.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I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K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M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O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Q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S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U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W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Y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A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C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E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G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I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K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M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O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Q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S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U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W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Y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A84]/[.$E84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C84]/[.$E84]" office:value-type="percentage" office:value="0">
            <text:p>0.00%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style-name="ce1" office:value-type="string">
            <text:p>Gunnilse</text:p>
          </table:table-cell>
          <table:table-cell table:number-columns-repeated="2" office:value-type="float" office:value="0">
            <text:p>0</text:p>
          </table:table-cell>
          <table:table-cell office:value-type="float" office:value="630">
            <text:p>630</text:p>
          </table:table-cell>
          <table:table-cell table:style-name="ce2" table:formula="of:=([.C85]+[.D85])/[.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3" table:formula="of:=[.G85]/[.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I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K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M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O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Q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S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U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W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Y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A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C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E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G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I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K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M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O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Q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S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U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W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Y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A85]/[.$E85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BC85]/[.$E85]" office:value-type="percentage" office:value="0">
            <text:p>0.00%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Bergu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76">
            <text:p>2076</text:p>
          </table:table-cell>
          <table:table-cell table:style-name="ce2" table:formula="of:=([.C86]+[.D86])/[.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3" table:formula="of:=[.G86]/[.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I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K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M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O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Q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S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U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W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Y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AA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AC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AE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AG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AI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AK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AM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AO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AQ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AS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AU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AW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AY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BA86]/[.$E86]" office:value-type="percentage" office:value="0.000963391136801541">
            <text:p>0.10%</text:p>
          </table:table-cell>
          <table:table-cell office:value-type="float" office:value="2">
            <text:p>2</text:p>
          </table:table-cell>
          <table:table-cell table:style-name="ce4" table:formula="of:=[.BC86]/[.$E86]" office:value-type="percentage" office:value="0.000963391136801541">
            <text:p>0.10%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Hjällbo</text:p>
          </table:table-cell>
          <table:table-cell table:number-columns-repeated="2" office:value-type="float" office:value="1">
            <text:p>1</text:p>
          </table:table-cell>
          <table:table-cell office:value-type="float" office:value="518">
            <text:p>518</text:p>
          </table:table-cell>
          <table:table-cell table:style-name="ce2" table:formula="of:=([.C87]+[.D87])/[.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3" table:formula="of:=[.G87]/[.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I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K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M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O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Q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S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U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W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Y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AA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AC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AE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AG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AI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AK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AM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AO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AQ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AS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AU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AW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AY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BA87]/[.$E87]" office:value-type="percentage" office:value="0.00386100386100386">
            <text:p>0.39%</text:p>
          </table:table-cell>
          <table:table-cell office:value-type="float" office:value="2">
            <text:p>2</text:p>
          </table:table-cell>
          <table:table-cell table:style-name="ce4" table:formula="of:=[.BC87]/[.$E87]" office:value-type="percentage" office:value="0.00386100386100386">
            <text:p>0.39%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style-name="ce1" office:value-type="string">
            <text:p>Eriksbo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style-name="ce2" table:formula="of:=([.C88]+[.D88])/[.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3" table:formula="of:=[.G88]/[.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I88]/[.$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K88]/[.$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M88]/[.$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O88]/[.$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Q88]/[.$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S88]/[.$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U88]/[.$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W88]/[.$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Y88]/[.$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A88]/[.$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C88]/[.$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E88]/[.$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G88]/[.$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I88]/[.$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K88]/[.$E88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M88]/[.$E88]" office:value-type="percentage" office:value="0">
            <text:p>0.00%</text:p>
          </table:table-cell>
          <table:table-cell office:value-type="float" office:value="162">
            <text:p>162</text:p>
          </table:table-cell>
          <table:table-cell table:style-name="ce4" table:formula="of:=[.AO88]/[.$E88]" office:value-type="percentage" office:value="0.905027932960894">
            <text:p>90.50%</text:p>
          </table:table-cell>
          <table:table-cell office:value-type="float" office:value="162">
            <text:p>162</text:p>
          </table:table-cell>
          <table:table-cell table:style-name="ce4" table:formula="of:=[.AQ88]/[.$E88]" office:value-type="percentage" office:value="0.905027932960894">
            <text:p>90.50%</text:p>
          </table:table-cell>
          <table:table-cell office:value-type="float" office:value="162">
            <text:p>162</text:p>
          </table:table-cell>
          <table:table-cell table:style-name="ce4" table:formula="of:=[.AS88]/[.$E88]" office:value-type="percentage" office:value="0.905027932960894">
            <text:p>90.50%</text:p>
          </table:table-cell>
          <table:table-cell office:value-type="float" office:value="162">
            <text:p>162</text:p>
          </table:table-cell>
          <table:table-cell table:style-name="ce4" table:formula="of:=[.AU88]/[.$E88]" office:value-type="percentage" office:value="0.905027932960894">
            <text:p>90.50%</text:p>
          </table:table-cell>
          <table:table-cell office:value-type="float" office:value="162">
            <text:p>162</text:p>
          </table:table-cell>
          <table:table-cell table:style-name="ce4" table:formula="of:=[.AW88]/[.$E88]" office:value-type="percentage" office:value="0.905027932960894">
            <text:p>90.50%</text:p>
          </table:table-cell>
          <table:table-cell office:value-type="float" office:value="162">
            <text:p>162</text:p>
          </table:table-cell>
          <table:table-cell table:style-name="ce4" table:formula="of:=[.AY88]/[.$E88]" office:value-type="percentage" office:value="0.905027932960894">
            <text:p>90.50%</text:p>
          </table:table-cell>
          <table:table-cell office:value-type="float" office:value="162">
            <text:p>162</text:p>
          </table:table-cell>
          <table:table-cell table:style-name="ce4" table:formula="of:=[.BA88]/[.$E88]" office:value-type="percentage" office:value="0.905027932960894">
            <text:p>90.50%</text:p>
          </table:table-cell>
          <table:table-cell office:value-type="float" office:value="162">
            <text:p>162</text:p>
          </table:table-cell>
          <table:table-cell table:style-name="ce4" table:formula="of:=[.BC88]/[.$E88]" office:value-type="percentage" office:value="0.905027932960894">
            <text:p>90.50%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Norra Biskopsgården</text:p>
          </table:table-cell>
          <table:table-cell office:value-type="float" office:value="5">
            <text:p>5</text:p>
          </table:table-cell>
          <table:table-cell office:value-type="float" office:value="322">
            <text:p>322</text:p>
          </table:table-cell>
          <table:table-cell office:value-type="float" office:value="414">
            <text:p>414</text:p>
          </table:table-cell>
          <table:table-cell table:style-name="ce2" table:formula="of:=([.C89]+[.D89])/[.E89]" office:value-type="percentage" office:value="0.789855072463768">
            <text:p>78.99%</text:p>
          </table:table-cell>
          <table:table-cell office:value-type="float" office:value="329">
            <text:p>329</text:p>
          </table:table-cell>
          <table:table-cell table:style-name="ce3" table:formula="of:=[.G89]/[.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I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K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M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O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Q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S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U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W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Y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AA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AC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AE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AG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AI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AK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AM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AO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AQ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AS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AU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AW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AY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BA89]/[.$E89]" office:value-type="percentage" office:value="0.794685990338164">
            <text:p>79.47%</text:p>
          </table:table-cell>
          <table:table-cell office:value-type="float" office:value="329">
            <text:p>329</text:p>
          </table:table-cell>
          <table:table-cell table:style-name="ce4" table:formula="of:=[.BC89]/[.$E89]" office:value-type="percentage" office:value="0.794685990338164">
            <text:p>79.47%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Länsmansgård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table:style-name="ce2" table:formula="of:=([.C90]+[.D90])/[.E90]" office:value-type="percentage" office:value="0.00980392156862745">
            <text:p>0.98%</text:p>
          </table:table-cell>
          <table:table-cell office:value-type="float" office:value="3">
            <text:p>3</text:p>
          </table:table-cell>
          <table:table-cell table:style-name="ce3" table:formula="of:=[.G90]/[.E90]" office:value-type="percentage" office:value="0.00980392156862745">
            <text:p>0.98%</text:p>
          </table:table-cell>
          <table:table-cell office:value-type="float" office:value="3">
            <text:p>3</text:p>
          </table:table-cell>
          <table:table-cell table:style-name="ce4" table:formula="of:=[.I90]/[.$E90]" office:value-type="percentage" office:value="0.00980392156862745">
            <text:p>0.98%</text:p>
          </table:table-cell>
          <table:table-cell office:value-type="float" office:value="3">
            <text:p>3</text:p>
          </table:table-cell>
          <table:table-cell table:style-name="ce4" table:formula="of:=[.K90]/[.$E90]" office:value-type="percentage" office:value="0.00980392156862745">
            <text:p>0.98%</text:p>
          </table:table-cell>
          <table:table-cell office:value-type="float" office:value="3">
            <text:p>3</text:p>
          </table:table-cell>
          <table:table-cell table:style-name="ce4" table:formula="of:=[.M90]/[.$E90]" office:value-type="percentage" office:value="0.00980392156862745">
            <text:p>0.98%</text:p>
          </table:table-cell>
          <table:table-cell office:value-type="float" office:value="3">
            <text:p>3</text:p>
          </table:table-cell>
          <table:table-cell table:style-name="ce4" table:formula="of:=[.O90]/[.$E90]" office:value-type="percentage" office:value="0.00980392156862745">
            <text:p>0.98%</text:p>
          </table:table-cell>
          <table:table-cell office:value-type="float" office:value="3">
            <text:p>3</text:p>
          </table:table-cell>
          <table:table-cell table:style-name="ce4" table:formula="of:=[.Q90]/[.$E90]" office:value-type="percentage" office:value="0.00980392156862745">
            <text:p>0.98%</text:p>
          </table:table-cell>
          <table:table-cell office:value-type="float" office:value="3">
            <text:p>3</text:p>
          </table:table-cell>
          <table:table-cell table:style-name="ce4" table:formula="of:=[.S90]/[.$E90]" office:value-type="percentage" office:value="0.00980392156862745">
            <text:p>0.98%</text:p>
          </table:table-cell>
          <table:table-cell office:value-type="float" office:value="3">
            <text:p>3</text:p>
          </table:table-cell>
          <table:table-cell table:style-name="ce4" table:formula="of:=[.U90]/[.$E90]" office:value-type="percentage" office:value="0.00980392156862745">
            <text:p>0.98%</text:p>
          </table:table-cell>
          <table:table-cell office:value-type="float" office:value="3">
            <text:p>3</text:p>
          </table:table-cell>
          <table:table-cell table:style-name="ce4" table:formula="of:=[.W90]/[.$E90]" office:value-type="percentage" office:value="0.00980392156862745">
            <text:p>0.98%</text:p>
          </table:table-cell>
          <table:table-cell office:value-type="float" office:value="3">
            <text:p>3</text:p>
          </table:table-cell>
          <table:table-cell table:style-name="ce4" table:formula="of:=[.Y90]/[.$E90]" office:value-type="percentage" office:value="0.00980392156862745">
            <text:p>0.98%</text:p>
          </table:table-cell>
          <table:table-cell office:value-type="float" office:value="3">
            <text:p>3</text:p>
          </table:table-cell>
          <table:table-cell table:style-name="ce4" table:formula="of:=[.AA90]/[.$E90]" office:value-type="percentage" office:value="0.00980392156862745">
            <text:p>0.98%</text:p>
          </table:table-cell>
          <table:table-cell office:value-type="float" office:value="3">
            <text:p>3</text:p>
          </table:table-cell>
          <table:table-cell table:style-name="ce4" table:formula="of:=[.AC90]/[.$E90]" office:value-type="percentage" office:value="0.00980392156862745">
            <text:p>0.98%</text:p>
          </table:table-cell>
          <table:table-cell office:value-type="float" office:value="237">
            <text:p>237</text:p>
          </table:table-cell>
          <table:table-cell table:style-name="ce4" table:formula="of:=[.AE90]/[.$E90]" office:value-type="percentage" office:value="0.774509803921569">
            <text:p>77.45%</text:p>
          </table:table-cell>
          <table:table-cell office:value-type="float" office:value="273">
            <text:p>273</text:p>
          </table:table-cell>
          <table:table-cell table:style-name="ce4" table:formula="of:=[.AG90]/[.$E90]" office:value-type="percentage" office:value="0.892156862745098">
            <text:p>89.22%</text:p>
          </table:table-cell>
          <table:table-cell office:value-type="float" office:value="278">
            <text:p>278</text:p>
          </table:table-cell>
          <table:table-cell table:style-name="ce4" table:formula="of:=[.AI90]/[.$E90]" office:value-type="percentage" office:value="0.908496732026144">
            <text:p>90.85%</text:p>
          </table:table-cell>
          <table:table-cell office:value-type="float" office:value="278">
            <text:p>278</text:p>
          </table:table-cell>
          <table:table-cell table:style-name="ce4" table:formula="of:=[.AK90]/[.$E90]" office:value-type="percentage" office:value="0.908496732026144">
            <text:p>90.85%</text:p>
          </table:table-cell>
          <table:table-cell office:value-type="float" office:value="278">
            <text:p>278</text:p>
          </table:table-cell>
          <table:table-cell table:style-name="ce4" table:formula="of:=[.AM90]/[.$E90]" office:value-type="percentage" office:value="0.908496732026144">
            <text:p>90.85%</text:p>
          </table:table-cell>
          <table:table-cell office:value-type="float" office:value="278">
            <text:p>278</text:p>
          </table:table-cell>
          <table:table-cell table:style-name="ce4" table:formula="of:=[.AO90]/[.$E90]" office:value-type="percentage" office:value="0.908496732026144">
            <text:p>90.85%</text:p>
          </table:table-cell>
          <table:table-cell office:value-type="float" office:value="278">
            <text:p>278</text:p>
          </table:table-cell>
          <table:table-cell table:style-name="ce4" table:formula="of:=[.AQ90]/[.$E90]" office:value-type="percentage" office:value="0.908496732026144">
            <text:p>90.85%</text:p>
          </table:table-cell>
          <table:table-cell office:value-type="float" office:value="278">
            <text:p>278</text:p>
          </table:table-cell>
          <table:table-cell table:style-name="ce4" table:formula="of:=[.AS90]/[.$E90]" office:value-type="percentage" office:value="0.908496732026144">
            <text:p>90.85%</text:p>
          </table:table-cell>
          <table:table-cell office:value-type="float" office:value="278">
            <text:p>278</text:p>
          </table:table-cell>
          <table:table-cell table:style-name="ce4" table:formula="of:=[.AU90]/[.$E90]" office:value-type="percentage" office:value="0.908496732026144">
            <text:p>90.85%</text:p>
          </table:table-cell>
          <table:table-cell office:value-type="float" office:value="278">
            <text:p>278</text:p>
          </table:table-cell>
          <table:table-cell table:style-name="ce4" table:formula="of:=[.AW90]/[.$E90]" office:value-type="percentage" office:value="0.908496732026144">
            <text:p>90.85%</text:p>
          </table:table-cell>
          <table:table-cell office:value-type="float" office:value="278">
            <text:p>278</text:p>
          </table:table-cell>
          <table:table-cell table:style-name="ce4" table:formula="of:=[.AY90]/[.$E90]" office:value-type="percentage" office:value="0.908496732026144">
            <text:p>90.85%</text:p>
          </table:table-cell>
          <table:table-cell office:value-type="float" office:value="278">
            <text:p>278</text:p>
          </table:table-cell>
          <table:table-cell table:style-name="ce4" table:formula="of:=[.BA90]/[.$E90]" office:value-type="percentage" office:value="0.908496732026144">
            <text:p>90.85%</text:p>
          </table:table-cell>
          <table:table-cell office:value-type="float" office:value="278">
            <text:p>278</text:p>
          </table:table-cell>
          <table:table-cell table:style-name="ce4" table:formula="of:=[.BC90]/[.$E90]" office:value-type="percentage" office:value="0.908496732026144">
            <text:p>90.85%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Svartedalen</text:p>
          </table:table-cell>
          <table:table-cell office:value-type="float" office:value="45">
            <text:p>45</text:p>
          </table:table-cell>
          <table:table-cell office:value-type="float" office:value="127">
            <text:p>127</text:p>
          </table:table-cell>
          <table:table-cell office:value-type="float" office:value="224">
            <text:p>224</text:p>
          </table:table-cell>
          <table:table-cell table:style-name="ce2" table:formula="of:=([.C91]+[.D91])/[.E91]" office:value-type="percentage" office:value="0.767857142857143">
            <text:p>76.79%</text:p>
          </table:table-cell>
          <table:table-cell office:value-type="float" office:value="172">
            <text:p>172</text:p>
          </table:table-cell>
          <table:table-cell table:style-name="ce3" table:formula="of:=[.G91]/[.E91]" office:value-type="percentage" office:value="0.767857142857143">
            <text:p>76.79%</text:p>
          </table:table-cell>
          <table:table-cell office:value-type="float" office:value="172">
            <text:p>172</text:p>
          </table:table-cell>
          <table:table-cell table:style-name="ce4" table:formula="of:=[.I91]/[.$E91]" office:value-type="percentage" office:value="0.767857142857143">
            <text:p>76.79%</text:p>
          </table:table-cell>
          <table:table-cell office:value-type="float" office:value="210">
            <text:p>210</text:p>
          </table:table-cell>
          <table:table-cell table:style-name="ce4" table:formula="of:=[.K91]/[.$E91]" office:value-type="percentage" office:value="0.9375">
            <text:p>93.75%</text:p>
          </table:table-cell>
          <table:table-cell office:value-type="float" office:value="210">
            <text:p>210</text:p>
          </table:table-cell>
          <table:table-cell table:style-name="ce4" table:formula="of:=[.M91]/[.$E91]" office:value-type="percentage" office:value="0.9375">
            <text:p>93.75%</text:p>
          </table:table-cell>
          <table:table-cell office:value-type="float" office:value="210">
            <text:p>210</text:p>
          </table:table-cell>
          <table:table-cell table:style-name="ce4" table:formula="of:=[.O91]/[.$E91]" office:value-type="percentage" office:value="0.9375">
            <text:p>93.75%</text:p>
          </table:table-cell>
          <table:table-cell office:value-type="float" office:value="209">
            <text:p>209</text:p>
          </table:table-cell>
          <table:table-cell table:style-name="ce4" table:formula="of:=[.Q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S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U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W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Y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AA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AC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AE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AG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AI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AK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AM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AO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AQ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AS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AU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AW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AY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BA91]/[.$E91]" office:value-type="percentage" office:value="0.933035714285714">
            <text:p>93.30%</text:p>
          </table:table-cell>
          <table:table-cell office:value-type="float" office:value="209">
            <text:p>209</text:p>
          </table:table-cell>
          <table:table-cell table:style-name="ce4" table:formula="of:=[.BC91]/[.$E91]" office:value-type="percentage" office:value="0.933035714285714">
            <text:p>93.30%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style-name="ce1" office:value-type="string">
            <text:p>Hjuvi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1">
            <text:p>3001</text:p>
          </table:table-cell>
          <table:table-cell table:style-name="ce2" table:formula="of:=([.C92]+[.D92])/[.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3" table:formula="of:=[.G92]/[.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I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K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M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O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Q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S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U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W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Y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AA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AC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AE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AG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AI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AK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AM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AO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AQ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AS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AU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AW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AY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BA92]/[.$E92]" office:value-type="percentage" office:value="0.000333222259246918">
            <text:p>0.03%</text:p>
          </table:table-cell>
          <table:table-cell office:value-type="float" office:value="1">
            <text:p>1</text:p>
          </table:table-cell>
          <table:table-cell table:style-name="ce4" table:formula="of:=[.BC92]/[.$E92]" office:value-type="percentage" office:value="0.000333222259246918">
            <text:p>0.03%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style-name="ce1" office:value-type="string">
            <text:p>Nolered</text:p>
          </table:table-cell>
          <table:table-cell table:number-columns-repeated="2" office:value-type="float" office:value="0">
            <text:p>0</text:p>
          </table:table-cell>
          <table:table-cell office:value-type="float" office:value="3553">
            <text:p>3553</text:p>
          </table:table-cell>
          <table:table-cell table:style-name="ce2" table:formula="of:=([.C93]+[.D93])/[.E9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3" table:formula="of:=[.G93]/[.E9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I93]/[.$E9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K93]/[.$E9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M93]/[.$E9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O93]/[.$E9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Q93]/[.$E9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S93]/[.$E9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U93]/[.$E9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W93]/[.$E9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Y93]/[.$E93]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4" table:formula="of:=[.AA93]/[.$E93]" office:value-type="percentage" office:value="0">
            <text:p>0.00%</text:p>
          </table:table-cell>
          <table:table-cell office:value-type="float" office:value="12">
            <text:p>12</text:p>
          </table:table-cell>
          <table:table-cell table:style-name="ce4" table:formula="of:=[.AC93]/[.$E93]" office:value-type="percentage" office:value="0.00337742752603434">
            <text:p>0.34%</text:p>
          </table:table-cell>
          <table:table-cell office:value-type="float" office:value="12">
            <text:p>12</text:p>
          </table:table-cell>
          <table:table-cell table:style-name="ce4" table:formula="of:=[.AE93]/[.$E93]" office:value-type="percentage" office:value="0.00337742752603434">
            <text:p>0.34%</text:p>
          </table:table-cell>
          <table:table-cell office:value-type="float" office:value="12">
            <text:p>12</text:p>
          </table:table-cell>
          <table:table-cell table:style-name="ce4" table:formula="of:=[.AG93]/[.$E93]" office:value-type="percentage" office:value="0.00337742752603434">
            <text:p>0.34%</text:p>
          </table:table-cell>
          <table:table-cell office:value-type="float" office:value="13">
            <text:p>13</text:p>
          </table:table-cell>
          <table:table-cell table:style-name="ce4" table:formula="of:=[.AI93]/[.$E93]" office:value-type="percentage" office:value="0.00365887981987053">
            <text:p>0.37%</text:p>
          </table:table-cell>
          <table:table-cell office:value-type="float" office:value="13">
            <text:p>13</text:p>
          </table:table-cell>
          <table:table-cell table:style-name="ce4" table:formula="of:=[.AK93]/[.$E93]" office:value-type="percentage" office:value="0.00365887981987053">
            <text:p>0.37%</text:p>
          </table:table-cell>
          <table:table-cell office:value-type="float" office:value="13">
            <text:p>13</text:p>
          </table:table-cell>
          <table:table-cell table:style-name="ce4" table:formula="of:=[.AM93]/[.$E93]" office:value-type="percentage" office:value="0.00365887981987053">
            <text:p>0.37%</text:p>
          </table:table-cell>
          <table:table-cell office:value-type="float" office:value="13">
            <text:p>13</text:p>
          </table:table-cell>
          <table:table-cell table:style-name="ce4" table:formula="of:=[.AO93]/[.$E93]" office:value-type="percentage" office:value="0.00365887981987053">
            <text:p>0.37%</text:p>
          </table:table-cell>
          <table:table-cell office:value-type="float" office:value="13">
            <text:p>13</text:p>
          </table:table-cell>
          <table:table-cell table:style-name="ce4" table:formula="of:=[.AQ93]/[.$E93]" office:value-type="percentage" office:value="0.00365887981987053">
            <text:p>0.37%</text:p>
          </table:table-cell>
          <table:table-cell office:value-type="float" office:value="13">
            <text:p>13</text:p>
          </table:table-cell>
          <table:table-cell table:style-name="ce4" table:formula="of:=[.AS93]/[.$E93]" office:value-type="percentage" office:value="0.00365887981987053">
            <text:p>0.37%</text:p>
          </table:table-cell>
          <table:table-cell office:value-type="float" office:value="13">
            <text:p>13</text:p>
          </table:table-cell>
          <table:table-cell table:style-name="ce4" table:formula="of:=[.AU93]/[.$E93]" office:value-type="percentage" office:value="0.00365887981987053">
            <text:p>0.37%</text:p>
          </table:table-cell>
          <table:table-cell office:value-type="float" office:value="13">
            <text:p>13</text:p>
          </table:table-cell>
          <table:table-cell table:style-name="ce4" table:formula="of:=[.AW93]/[.$E93]" office:value-type="percentage" office:value="0.00365887981987053">
            <text:p>0.37%</text:p>
          </table:table-cell>
          <table:table-cell office:value-type="float" office:value="13">
            <text:p>13</text:p>
          </table:table-cell>
          <table:table-cell table:style-name="ce4" table:formula="of:=[.AY93]/[.$E93]" office:value-type="percentage" office:value="0.00365887981987053">
            <text:p>0.37%</text:p>
          </table:table-cell>
          <table:table-cell office:value-type="float" office:value="13">
            <text:p>13</text:p>
          </table:table-cell>
          <table:table-cell table:style-name="ce4" table:formula="of:=[.BA93]/[.$E93]" office:value-type="percentage" office:value="0.00365887981987053">
            <text:p>0.37%</text:p>
          </table:table-cell>
          <table:table-cell office:value-type="float" office:value="13">
            <text:p>13</text:p>
          </table:table-cell>
          <table:table-cell table:style-name="ce4" table:formula="of:=[.BC93]/[.$E93]" office:value-type="percentage" office:value="0.00365887981987053">
            <text:p>0.37%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Björlanda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3390">
            <text:p>3390</text:p>
          </table:table-cell>
          <table:table-cell table:style-name="ce2" table:formula="of:=([.C94]+[.D94])/[.E94]" office:value-type="percentage" office:value="0.0716814159292035">
            <text:p>7.17%</text:p>
          </table:table-cell>
          <table:table-cell office:value-type="float" office:value="246">
            <text:p>246</text:p>
          </table:table-cell>
          <table:table-cell table:style-name="ce3" table:formula="of:=[.G94]/[.E94]" office:value-type="percentage" office:value="0.0725663716814159">
            <text:p>7.26%</text:p>
          </table:table-cell>
          <table:table-cell office:value-type="float" office:value="246">
            <text:p>246</text:p>
          </table:table-cell>
          <table:table-cell table:style-name="ce4" table:formula="of:=[.I94]/[.$E94]" office:value-type="percentage" office:value="0.0725663716814159">
            <text:p>7.26%</text:p>
          </table:table-cell>
          <table:table-cell office:value-type="float" office:value="246">
            <text:p>246</text:p>
          </table:table-cell>
          <table:table-cell table:style-name="ce4" table:formula="of:=[.K94]/[.$E94]" office:value-type="percentage" office:value="0.0725663716814159">
            <text:p>7.26%</text:p>
          </table:table-cell>
          <table:table-cell office:value-type="float" office:value="246">
            <text:p>246</text:p>
          </table:table-cell>
          <table:table-cell table:style-name="ce4" table:formula="of:=[.M94]/[.$E94]" office:value-type="percentage" office:value="0.0725663716814159">
            <text:p>7.26%</text:p>
          </table:table-cell>
          <table:table-cell office:value-type="float" office:value="246">
            <text:p>246</text:p>
          </table:table-cell>
          <table:table-cell table:style-name="ce4" table:formula="of:=[.O94]/[.$E94]" office:value-type="percentage" office:value="0.0725663716814159">
            <text:p>7.26%</text:p>
          </table:table-cell>
          <table:table-cell office:value-type="float" office:value="243">
            <text:p>243</text:p>
          </table:table-cell>
          <table:table-cell table:style-name="ce4" table:formula="of:=[.Q94]/[.$E94]" office:value-type="percentage" office:value="0.0716814159292035">
            <text:p>7.17%</text:p>
          </table:table-cell>
          <table:table-cell office:value-type="float" office:value="243">
            <text:p>243</text:p>
          </table:table-cell>
          <table:table-cell table:style-name="ce4" table:formula="of:=[.S94]/[.$E94]" office:value-type="percentage" office:value="0.0716814159292035">
            <text:p>7.17%</text:p>
          </table:table-cell>
          <table:table-cell office:value-type="float" office:value="243">
            <text:p>243</text:p>
          </table:table-cell>
          <table:table-cell table:style-name="ce4" table:formula="of:=[.U94]/[.$E94]" office:value-type="percentage" office:value="0.0716814159292035">
            <text:p>7.17%</text:p>
          </table:table-cell>
          <table:table-cell office:value-type="float" office:value="243">
            <text:p>243</text:p>
          </table:table-cell>
          <table:table-cell table:style-name="ce4" table:formula="of:=[.W94]/[.$E94]" office:value-type="percentage" office:value="0.0716814159292035">
            <text:p>7.17%</text:p>
          </table:table-cell>
          <table:table-cell office:value-type="float" office:value="243">
            <text:p>243</text:p>
          </table:table-cell>
          <table:table-cell table:style-name="ce4" table:formula="of:=[.Y94]/[.$E94]" office:value-type="percentage" office:value="0.0716814159292035">
            <text:p>7.17%</text:p>
          </table:table-cell>
          <table:table-cell office:value-type="float" office:value="243">
            <text:p>243</text:p>
          </table:table-cell>
          <table:table-cell table:style-name="ce4" table:formula="of:=[.AA94]/[.$E94]" office:value-type="percentage" office:value="0.0716814159292035">
            <text:p>7.17%</text:p>
          </table:table-cell>
          <table:table-cell office:value-type="float" office:value="307">
            <text:p>307</text:p>
          </table:table-cell>
          <table:table-cell table:style-name="ce4" table:formula="of:=[.AC94]/[.$E94]" office:value-type="percentage" office:value="0.0905604719764012">
            <text:p>9.06%</text:p>
          </table:table-cell>
          <table:table-cell office:value-type="float" office:value="307">
            <text:p>307</text:p>
          </table:table-cell>
          <table:table-cell table:style-name="ce4" table:formula="of:=[.AE94]/[.$E94]" office:value-type="percentage" office:value="0.0905604719764012">
            <text:p>9.06%</text:p>
          </table:table-cell>
          <table:table-cell office:value-type="float" office:value="307">
            <text:p>307</text:p>
          </table:table-cell>
          <table:table-cell table:style-name="ce4" table:formula="of:=[.AG94]/[.$E94]" office:value-type="percentage" office:value="0.0905604719764012">
            <text:p>9.06%</text:p>
          </table:table-cell>
          <table:table-cell office:value-type="float" office:value="307">
            <text:p>307</text:p>
          </table:table-cell>
          <table:table-cell table:style-name="ce4" table:formula="of:=[.AI94]/[.$E94]" office:value-type="percentage" office:value="0.0905604719764012">
            <text:p>9.06%</text:p>
          </table:table-cell>
          <table:table-cell office:value-type="float" office:value="307">
            <text:p>307</text:p>
          </table:table-cell>
          <table:table-cell table:style-name="ce4" table:formula="of:=[.AK94]/[.$E94]" office:value-type="percentage" office:value="0.0905604719764012">
            <text:p>9.06%</text:p>
          </table:table-cell>
          <table:table-cell office:value-type="float" office:value="307">
            <text:p>307</text:p>
          </table:table-cell>
          <table:table-cell table:style-name="ce4" table:formula="of:=[.AM94]/[.$E94]" office:value-type="percentage" office:value="0.0905604719764012">
            <text:p>9.06%</text:p>
          </table:table-cell>
          <table:table-cell office:value-type="float" office:value="307">
            <text:p>307</text:p>
          </table:table-cell>
          <table:table-cell table:style-name="ce4" table:formula="of:=[.AO94]/[.$E94]" office:value-type="percentage" office:value="0.0905604719764012">
            <text:p>9.06%</text:p>
          </table:table-cell>
          <table:table-cell office:value-type="float" office:value="307">
            <text:p>307</text:p>
          </table:table-cell>
          <table:table-cell table:style-name="ce4" table:formula="of:=[.AQ94]/[.$E94]" office:value-type="percentage" office:value="0.0905604719764012">
            <text:p>9.06%</text:p>
          </table:table-cell>
          <table:table-cell office:value-type="float" office:value="307">
            <text:p>307</text:p>
          </table:table-cell>
          <table:table-cell table:style-name="ce4" table:formula="of:=[.AS94]/[.$E94]" office:value-type="percentage" office:value="0.0905604719764012">
            <text:p>9.06%</text:p>
          </table:table-cell>
          <table:table-cell office:value-type="float" office:value="307">
            <text:p>307</text:p>
          </table:table-cell>
          <table:table-cell table:style-name="ce4" table:formula="of:=[.AU94]/[.$E94]" office:value-type="percentage" office:value="0.0905604719764012">
            <text:p>9.06%</text:p>
          </table:table-cell>
          <table:table-cell office:value-type="float" office:value="307">
            <text:p>307</text:p>
          </table:table-cell>
          <table:table-cell table:style-name="ce4" table:formula="of:=[.AW94]/[.$E94]" office:value-type="percentage" office:value="0.0905604719764012">
            <text:p>9.06%</text:p>
          </table:table-cell>
          <table:table-cell office:value-type="float" office:value="307">
            <text:p>307</text:p>
          </table:table-cell>
          <table:table-cell table:style-name="ce4" table:formula="of:=[.AY94]/[.$E94]" office:value-type="percentage" office:value="0.0905604719764012">
            <text:p>9.06%</text:p>
          </table:table-cell>
          <table:table-cell office:value-type="float" office:value="307">
            <text:p>307</text:p>
          </table:table-cell>
          <table:table-cell table:style-name="ce4" table:formula="of:=[.BA94]/[.$E94]" office:value-type="percentage" office:value="0.0905604719764012">
            <text:p>9.06%</text:p>
          </table:table-cell>
          <table:table-cell office:value-type="float" office:value="307">
            <text:p>307</text:p>
          </table:table-cell>
          <table:table-cell table:style-name="ce4" table:formula="of:=[.BC94]/[.$E94]" office:value-type="percentage" office:value="0.0905604719764012">
            <text:p>9.06%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Arenda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table:style-name="ce2" table:formula="of:=([.C95]+[.D95])/[.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3" table:formula="of:=[.G95]/[.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I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K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M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O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Q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S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U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W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Y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AA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AC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AE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AG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AI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AK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AM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AO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AQ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AS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AU95]/[.$E95]" office:value-type="percentage" office:value="0.00819672131147541">
            <text:p>0.82%</text:p>
          </table:table-cell>
          <table:table-cell office:value-type="float" office:value="5">
            <text:p>5</text:p>
          </table:table-cell>
          <table:table-cell table:style-name="ce4" table:formula="of:=[.AW95]/[.$E95]" office:value-type="percentage" office:value="0.00819672131147541">
            <text:p>0.82%</text:p>
          </table:table-cell>
          <table:table-cell office:value-type="float" office:value="6">
            <text:p>6</text:p>
          </table:table-cell>
          <table:table-cell table:style-name="ce4" table:formula="of:=[.AY95]/[.$E95]" office:value-type="percentage" office:value="0.00983606557377049">
            <text:p>0.98%</text:p>
          </table:table-cell>
          <table:table-cell office:value-type="float" office:value="6">
            <text:p>6</text:p>
          </table:table-cell>
          <table:table-cell table:style-name="ce4" table:formula="of:=[.BA95]/[.$E95]" office:value-type="percentage" office:value="0.00983606557377049">
            <text:p>0.98%</text:p>
          </table:table-cell>
          <table:table-cell office:value-type="float" office:value="6">
            <text:p>6</text:p>
          </table:table-cell>
          <table:table-cell table:style-name="ce4" table:formula="of:=[.BC95]/[.$E95]" office:value-type="percentage" office:value="0.00983606557377049">
            <text:p>0.98%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Södra Biskopsgården</text:p>
          </table:table-cell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  <table:table-cell office:value-type="float" office:value="554">
            <text:p>554</text:p>
          </table:table-cell>
          <table:table-cell table:style-name="ce2" table:formula="of:=([.C96]+[.D96])/[.E96]" office:value-type="percentage" office:value="0.279783393501805">
            <text:p>27.98%</text:p>
          </table:table-cell>
          <table:table-cell office:value-type="float" office:value="155">
            <text:p>155</text:p>
          </table:table-cell>
          <table:table-cell table:style-name="ce3" table:formula="of:=[.G96]/[.E96]" office:value-type="percentage" office:value="0.279783393501805">
            <text:p>27.98%</text:p>
          </table:table-cell>
          <table:table-cell office:value-type="float" office:value="155">
            <text:p>155</text:p>
          </table:table-cell>
          <table:table-cell table:style-name="ce4" table:formula="of:=[.I96]/[.$E96]" office:value-type="percentage" office:value="0.279783393501805">
            <text:p>27.98%</text:p>
          </table:table-cell>
          <table:table-cell office:value-type="float" office:value="155">
            <text:p>155</text:p>
          </table:table-cell>
          <table:table-cell table:style-name="ce4" table:formula="of:=[.K96]/[.$E96]" office:value-type="percentage" office:value="0.279783393501805">
            <text:p>27.98%</text:p>
          </table:table-cell>
          <table:table-cell office:value-type="float" office:value="155">
            <text:p>155</text:p>
          </table:table-cell>
          <table:table-cell table:style-name="ce4" table:formula="of:=[.M96]/[.$E96]" office:value-type="percentage" office:value="0.279783393501805">
            <text:p>27.98%</text:p>
          </table:table-cell>
          <table:table-cell office:value-type="float" office:value="155">
            <text:p>155</text:p>
          </table:table-cell>
          <table:table-cell table:style-name="ce4" table:formula="of:=[.O96]/[.$E96]" office:value-type="percentage" office:value="0.279783393501805">
            <text:p>27.98%</text:p>
          </table:table-cell>
          <table:table-cell office:value-type="float" office:value="155">
            <text:p>155</text:p>
          </table:table-cell>
          <table:table-cell table:style-name="ce4" table:formula="of:=[.Q96]/[.$E96]" office:value-type="percentage" office:value="0.279783393501805">
            <text:p>27.98%</text:p>
          </table:table-cell>
          <table:table-cell office:value-type="float" office:value="155">
            <text:p>155</text:p>
          </table:table-cell>
          <table:table-cell table:style-name="ce4" table:formula="of:=[.S96]/[.$E96]" office:value-type="percentage" office:value="0.279783393501805">
            <text:p>27.98%</text:p>
          </table:table-cell>
          <table:table-cell office:value-type="float" office:value="301">
            <text:p>301</text:p>
          </table:table-cell>
          <table:table-cell table:style-name="ce4" table:formula="of:=[.U96]/[.$E96]" office:value-type="percentage" office:value="0.543321299638989">
            <text:p>54.33%</text:p>
          </table:table-cell>
          <table:table-cell office:value-type="float" office:value="451">
            <text:p>451</text:p>
          </table:table-cell>
          <table:table-cell table:style-name="ce4" table:formula="of:=[.W96]/[.$E96]" office:value-type="percentage" office:value="0.814079422382672">
            <text:p>81.41%</text:p>
          </table:table-cell>
          <table:table-cell office:value-type="float" office:value="451">
            <text:p>451</text:p>
          </table:table-cell>
          <table:table-cell table:style-name="ce4" table:formula="of:=[.Y96]/[.$E96]" office:value-type="percentage" office:value="0.814079422382672">
            <text:p>81.41%</text:p>
          </table:table-cell>
          <table:table-cell office:value-type="float" office:value="451">
            <text:p>451</text:p>
          </table:table-cell>
          <table:table-cell table:style-name="ce4" table:formula="of:=[.AA96]/[.$E96]" office:value-type="percentage" office:value="0.814079422382672">
            <text:p>81.41%</text:p>
          </table:table-cell>
          <table:table-cell office:value-type="float" office:value="451">
            <text:p>451</text:p>
          </table:table-cell>
          <table:table-cell table:style-name="ce4" table:formula="of:=[.AC96]/[.$E96]" office:value-type="percentage" office:value="0.814079422382672">
            <text:p>81.41%</text:p>
          </table:table-cell>
          <table:table-cell office:value-type="float" office:value="451">
            <text:p>451</text:p>
          </table:table-cell>
          <table:table-cell table:style-name="ce4" table:formula="of:=[.AE96]/[.$E96]" office:value-type="percentage" office:value="0.814079422382672">
            <text:p>81.41%</text:p>
          </table:table-cell>
          <table:table-cell office:value-type="float" office:value="451">
            <text:p>451</text:p>
          </table:table-cell>
          <table:table-cell table:style-name="ce4" table:formula="of:=[.AG96]/[.$E96]" office:value-type="percentage" office:value="0.814079422382672">
            <text:p>81.41%</text:p>
          </table:table-cell>
          <table:table-cell office:value-type="float" office:value="451">
            <text:p>451</text:p>
          </table:table-cell>
          <table:table-cell table:style-name="ce4" table:formula="of:=[.AI96]/[.$E96]" office:value-type="percentage" office:value="0.814079422382672">
            <text:p>81.41%</text:p>
          </table:table-cell>
          <table:table-cell office:value-type="float" office:value="451">
            <text:p>451</text:p>
          </table:table-cell>
          <table:table-cell table:style-name="ce4" table:formula="of:=[.AK96]/[.$E96]" office:value-type="percentage" office:value="0.814079422382672">
            <text:p>81.41%</text:p>
          </table:table-cell>
          <table:table-cell office:value-type="float" office:value="451">
            <text:p>451</text:p>
          </table:table-cell>
          <table:table-cell table:style-name="ce4" table:formula="of:=[.AM96]/[.$E96]" office:value-type="percentage" office:value="0.814079422382672">
            <text:p>81.41%</text:p>
          </table:table-cell>
          <table:table-cell office:value-type="float" office:value="494">
            <text:p>494</text:p>
          </table:table-cell>
          <table:table-cell table:style-name="ce4" table:formula="of:=[.AO96]/[.$E96]" office:value-type="percentage" office:value="0.891696750902527">
            <text:p>89.17%</text:p>
          </table:table-cell>
          <table:table-cell office:value-type="float" office:value="494">
            <text:p>494</text:p>
          </table:table-cell>
          <table:table-cell table:style-name="ce4" table:formula="of:=[.AQ96]/[.$E96]" office:value-type="percentage" office:value="0.891696750902527">
            <text:p>89.17%</text:p>
          </table:table-cell>
          <table:table-cell office:value-type="float" office:value="494">
            <text:p>494</text:p>
          </table:table-cell>
          <table:table-cell table:style-name="ce4" table:formula="of:=[.AS96]/[.$E96]" office:value-type="percentage" office:value="0.891696750902527">
            <text:p>89.17%</text:p>
          </table:table-cell>
          <table:table-cell office:value-type="float" office:value="494">
            <text:p>494</text:p>
          </table:table-cell>
          <table:table-cell table:style-name="ce4" table:formula="of:=[.AU96]/[.$E96]" office:value-type="percentage" office:value="0.891696750902527">
            <text:p>89.17%</text:p>
          </table:table-cell>
          <table:table-cell office:value-type="float" office:value="494">
            <text:p>494</text:p>
          </table:table-cell>
          <table:table-cell table:style-name="ce4" table:formula="of:=[.AW96]/[.$E96]" office:value-type="percentage" office:value="0.891696750902527">
            <text:p>89.17%</text:p>
          </table:table-cell>
          <table:table-cell office:value-type="float" office:value="494">
            <text:p>494</text:p>
          </table:table-cell>
          <table:table-cell table:style-name="ce4" table:formula="of:=[.AY96]/[.$E96]" office:value-type="percentage" office:value="0.891696750902527">
            <text:p>89.17%</text:p>
          </table:table-cell>
          <table:table-cell office:value-type="float" office:value="494">
            <text:p>494</text:p>
          </table:table-cell>
          <table:table-cell table:style-name="ce4" table:formula="of:=[.BA96]/[.$E96]" office:value-type="percentage" office:value="0.891696750902527">
            <text:p>89.17%</text:p>
          </table:table-cell>
          <table:table-cell office:value-type="float" office:value="494">
            <text:p>494</text:p>
          </table:table-cell>
          <table:table-cell table:style-name="ce4" table:formula="of:=[.BC96]/[.$E96]" office:value-type="percentage" office:value="0.891696750902527">
            <text:p>89.17%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Jättesten</text:p>
          </table:table-cell>
          <table:table-cell office:value-type="float" office:value="547">
            <text:p>547</text:p>
          </table:table-cell>
          <table:table-cell office:value-type="float" office:value="591">
            <text:p>591</text:p>
          </table:table-cell>
          <table:table-cell office:value-type="float" office:value="1300">
            <text:p>1300</text:p>
          </table:table-cell>
          <table:table-cell table:style-name="ce2" table:formula="of:=([.C97]+[.D97])/[.E97]" office:value-type="percentage" office:value="0.875384615384615">
            <text:p>87.54%</text:p>
          </table:table-cell>
          <table:table-cell office:value-type="float" office:value="1171">
            <text:p>1171</text:p>
          </table:table-cell>
          <table:table-cell table:style-name="ce3" table:formula="of:=[.G97]/[.E97]" office:value-type="percentage" office:value="0.900769230769231">
            <text:p>90.08%</text:p>
          </table:table-cell>
          <table:table-cell office:value-type="float" office:value="1171">
            <text:p>1171</text:p>
          </table:table-cell>
          <table:table-cell table:style-name="ce4" table:formula="of:=[.I97]/[.$E97]" office:value-type="percentage" office:value="0.900769230769231">
            <text:p>90.08%</text:p>
          </table:table-cell>
          <table:table-cell office:value-type="float" office:value="1245">
            <text:p>1245</text:p>
          </table:table-cell>
          <table:table-cell table:style-name="ce4" table:formula="of:=[.K97]/[.$E97]" office:value-type="percentage" office:value="0.957692307692308">
            <text:p>95.77%</text:p>
          </table:table-cell>
          <table:table-cell office:value-type="float" office:value="1245">
            <text:p>1245</text:p>
          </table:table-cell>
          <table:table-cell table:style-name="ce4" table:formula="of:=[.M97]/[.$E97]" office:value-type="percentage" office:value="0.957692307692308">
            <text:p>95.77%</text:p>
          </table:table-cell>
          <table:table-cell office:value-type="float" office:value="1245">
            <text:p>1245</text:p>
          </table:table-cell>
          <table:table-cell table:style-name="ce4" table:formula="of:=[.O97]/[.$E97]" office:value-type="percentage" office:value="0.957692307692308">
            <text:p>95.77%</text:p>
          </table:table-cell>
          <table:table-cell office:value-type="float" office:value="1242">
            <text:p>1242</text:p>
          </table:table-cell>
          <table:table-cell table:style-name="ce4" table:formula="of:=[.Q97]/[.$E97]" office:value-type="percentage" office:value="0.955384615384615">
            <text:p>95.54%</text:p>
          </table:table-cell>
          <table:table-cell office:value-type="float" office:value="1242">
            <text:p>1242</text:p>
          </table:table-cell>
          <table:table-cell table:style-name="ce4" table:formula="of:=[.S97]/[.$E97]" office:value-type="percentage" office:value="0.955384615384615">
            <text:p>95.54%</text:p>
          </table:table-cell>
          <table:table-cell office:value-type="float" office:value="1242">
            <text:p>1242</text:p>
          </table:table-cell>
          <table:table-cell table:style-name="ce4" table:formula="of:=[.U97]/[.$E97]" office:value-type="percentage" office:value="0.955384615384615">
            <text:p>95.54%</text:p>
          </table:table-cell>
          <table:table-cell office:value-type="float" office:value="1242">
            <text:p>1242</text:p>
          </table:table-cell>
          <table:table-cell table:style-name="ce4" table:formula="of:=[.W97]/[.$E97]" office:value-type="percentage" office:value="0.955384615384615">
            <text:p>95.54%</text:p>
          </table:table-cell>
          <table:table-cell office:value-type="float" office:value="1242">
            <text:p>1242</text:p>
          </table:table-cell>
          <table:table-cell table:style-name="ce4" table:formula="of:=[.Y97]/[.$E97]" office:value-type="percentage" office:value="0.955384615384615">
            <text:p>95.54%</text:p>
          </table:table-cell>
          <table:table-cell office:value-type="float" office:value="1242">
            <text:p>1242</text:p>
          </table:table-cell>
          <table:table-cell table:style-name="ce4" table:formula="of:=[.AA97]/[.$E97]" office:value-type="percentage" office:value="0.955384615384615">
            <text:p>95.54%</text:p>
          </table:table-cell>
          <table:table-cell office:value-type="float" office:value="1242">
            <text:p>1242</text:p>
          </table:table-cell>
          <table:table-cell table:style-name="ce4" table:formula="of:=[.AC97]/[.$E97]" office:value-type="percentage" office:value="0.955384615384615">
            <text:p>95.54%</text:p>
          </table:table-cell>
          <table:table-cell office:value-type="float" office:value="1249">
            <text:p>1249</text:p>
          </table:table-cell>
          <table:table-cell table:style-name="ce4" table:formula="of:=[.AE97]/[.$E97]" office:value-type="percentage" office:value="0.960769230769231">
            <text:p>96.08%</text:p>
          </table:table-cell>
          <table:table-cell office:value-type="float" office:value="1249">
            <text:p>1249</text:p>
          </table:table-cell>
          <table:table-cell table:style-name="ce4" table:formula="of:=[.AG97]/[.$E97]" office:value-type="percentage" office:value="0.960769230769231">
            <text:p>96.08%</text:p>
          </table:table-cell>
          <table:table-cell office:value-type="float" office:value="1249">
            <text:p>1249</text:p>
          </table:table-cell>
          <table:table-cell table:style-name="ce4" table:formula="of:=[.AI97]/[.$E97]" office:value-type="percentage" office:value="0.960769230769231">
            <text:p>96.08%</text:p>
          </table:table-cell>
          <table:table-cell office:value-type="float" office:value="1249">
            <text:p>1249</text:p>
          </table:table-cell>
          <table:table-cell table:style-name="ce4" table:formula="of:=[.AK97]/[.$E97]" office:value-type="percentage" office:value="0.960769230769231">
            <text:p>96.08%</text:p>
          </table:table-cell>
          <table:table-cell office:value-type="float" office:value="1249">
            <text:p>1249</text:p>
          </table:table-cell>
          <table:table-cell table:style-name="ce4" table:formula="of:=[.AM97]/[.$E97]" office:value-type="percentage" office:value="0.960769230769231">
            <text:p>96.08%</text:p>
          </table:table-cell>
          <table:table-cell office:value-type="float" office:value="1249">
            <text:p>1249</text:p>
          </table:table-cell>
          <table:table-cell table:style-name="ce4" table:formula="of:=[.AO97]/[.$E97]" office:value-type="percentage" office:value="0.960769230769231">
            <text:p>96.08%</text:p>
          </table:table-cell>
          <table:table-cell office:value-type="float" office:value="1249">
            <text:p>1249</text:p>
          </table:table-cell>
          <table:table-cell table:style-name="ce4" table:formula="of:=[.AQ97]/[.$E97]" office:value-type="percentage" office:value="0.960769230769231">
            <text:p>96.08%</text:p>
          </table:table-cell>
          <table:table-cell office:value-type="float" office:value="1249">
            <text:p>1249</text:p>
          </table:table-cell>
          <table:table-cell table:style-name="ce4" table:formula="of:=[.AS97]/[.$E97]" office:value-type="percentage" office:value="0.960769230769231">
            <text:p>96.08%</text:p>
          </table:table-cell>
          <table:table-cell office:value-type="float" office:value="1249">
            <text:p>1249</text:p>
          </table:table-cell>
          <table:table-cell table:style-name="ce4" table:formula="of:=[.AU97]/[.$E97]" office:value-type="percentage" office:value="0.960769230769231">
            <text:p>96.08%</text:p>
          </table:table-cell>
          <table:table-cell office:value-type="float" office:value="1249">
            <text:p>1249</text:p>
          </table:table-cell>
          <table:table-cell table:style-name="ce4" table:formula="of:=[.AW97]/[.$E97]" office:value-type="percentage" office:value="0.960769230769231">
            <text:p>96.08%</text:p>
          </table:table-cell>
          <table:table-cell office:value-type="float" office:value="1249">
            <text:p>1249</text:p>
          </table:table-cell>
          <table:table-cell table:style-name="ce4" table:formula="of:=[.AY97]/[.$E97]" office:value-type="percentage" office:value="0.960769230769231">
            <text:p>96.08%</text:p>
          </table:table-cell>
          <table:table-cell office:value-type="float" office:value="1249">
            <text:p>1249</text:p>
          </table:table-cell>
          <table:table-cell table:style-name="ce4" table:formula="of:=[.BA97]/[.$E97]" office:value-type="percentage" office:value="0.960769230769231">
            <text:p>96.08%</text:p>
          </table:table-cell>
          <table:table-cell office:value-type="float" office:value="1249">
            <text:p>1249</text:p>
          </table:table-cell>
          <table:table-cell table:style-name="ce4" table:formula="of:=[.BC97]/[.$E97]" office:value-type="percentage" office:value="0.960769230769231">
            <text:p>96.08%</text:p>
          </table:table-cell>
        </table:table-row>
        <table:table-row table:style-name="ro2">
          <table:table-cell table:number-columns-repeated="2"/>
          <table:table-cell table:formula="of:=SUM([.C1:.C97])" office:value-type="float" office:value="15104">
            <text:p>15104</text:p>
          </table:table-cell>
          <table:table-cell table:formula="of:=SUM([.D1:.D97])" office:value-type="float" office:value="15282">
            <text:p>15282</text:p>
          </table:table-cell>
          <table:table-cell table:formula="of:=SUM([.E1:.E97])" office:value-type="float" office:value="101019">
            <text:p>101019</text:p>
          </table:table-cell>
          <table:table-cell table:style-name="ce2" table:formula="of:=([.C98]+[.D98])/[.E98]" office:value-type="percentage" office:value="0.300794899969313">
            <text:p>30.08%</text:p>
          </table:table-cell>
          <table:table-cell table:formula="of:=SUM([.G2:.G97])" office:value-type="float" office:value="31149">
            <text:p>31149</text:p>
          </table:table-cell>
          <table:table-cell table:style-name="ce2" table:formula="of:=[.G98]/[.$E98]" office:value-type="percentage" office:value="0.308347934546966">
            <text:p>30.83%</text:p>
          </table:table-cell>
          <table:table-cell table:formula="of:=SUM([.I2:.I97])" office:value-type="float" office:value="31321">
            <text:p>31321</text:p>
          </table:table-cell>
          <table:table-cell table:style-name="ce2" table:formula="of:=[.I98]/[.$E98]" office:value-type="percentage" office:value="0.310050584543502">
            <text:p>31.01%</text:p>
          </table:table-cell>
          <table:table-cell table:formula="of:=SUM([.K2:.K97])" office:value-type="float" office:value="32201">
            <text:p>32201</text:p>
          </table:table-cell>
          <table:table-cell table:style-name="ce2" table:formula="of:=[.K98]/[.$E98]" office:value-type="percentage" office:value="0.318761817083915">
            <text:p>31.88%</text:p>
          </table:table-cell>
          <table:table-cell table:formula="of:=SUM([.M2:.M97])" office:value-type="float" office:value="32202">
            <text:p>32202</text:p>
          </table:table-cell>
          <table:table-cell table:style-name="ce2" table:formula="of:=[.M98]/[.$E98]" office:value-type="percentage" office:value="0.318771716211802">
            <text:p>31.88%</text:p>
          </table:table-cell>
          <table:table-cell table:formula="of:=SUM([.O2:.O97])" office:value-type="float" office:value="32348">
            <text:p>32348</text:p>
          </table:table-cell>
          <table:table-cell table:style-name="ce2" table:formula="of:=[.O98]/[.$E98]" office:value-type="percentage" office:value="0.320216988883279">
            <text:p>32.02%</text:p>
          </table:table-cell>
          <table:table-cell table:formula="of:=SUM([.Q2:.Q97])" office:value-type="float" office:value="32374">
            <text:p>32374</text:p>
          </table:table-cell>
          <table:table-cell table:style-name="ce2" table:formula="of:=[.Q98]/[.$E98]" office:value-type="percentage" office:value="0.320474366208337">
            <text:p>32.05%</text:p>
          </table:table-cell>
          <table:table-cell table:formula="of:=SUM([.S2:.S97])" office:value-type="float" office:value="32484">
            <text:p>32484</text:p>
          </table:table-cell>
          <table:table-cell table:style-name="ce2" table:formula="of:=[.S98]/[.$E98]" office:value-type="percentage" office:value="0.321563270275889">
            <text:p>32.16%</text:p>
          </table:table-cell>
          <table:table-cell table:formula="of:=SUM([.U2:.U97])" office:value-type="float" office:value="32825">
            <text:p>32825</text:p>
          </table:table-cell>
          <table:table-cell table:style-name="ce2" table:formula="of:=[.U98]/[.$E98]" office:value-type="percentage" office:value="0.324938872885299">
            <text:p>32.49%</text:p>
          </table:table-cell>
          <table:table-cell table:formula="of:=SUM([.W2:.W97])" office:value-type="float" office:value="33051">
            <text:p>33051</text:p>
          </table:table-cell>
          <table:table-cell table:style-name="ce2" table:formula="of:=[.W98]/[.$E98]" office:value-type="percentage" office:value="0.327176075787723">
            <text:p>32.72%</text:p>
          </table:table-cell>
          <table:table-cell table:formula="of:=SUM([.Y2:.Y97])" office:value-type="float" office:value="33180">
            <text:p>33180</text:p>
          </table:table-cell>
          <table:table-cell table:style-name="ce2" table:formula="of:=[.Y98]/[.$E98]" office:value-type="percentage" office:value="0.328453063285125">
            <text:p>32.85%</text:p>
          </table:table-cell>
          <table:table-cell table:formula="of:=SUM([.AA2:.AA97])" office:value-type="float" office:value="33360">
            <text:p>33360</text:p>
          </table:table-cell>
          <table:table-cell table:style-name="ce2" table:formula="of:=[.AA98]/[.$E98]" office:value-type="percentage" office:value="0.330234906304755">
            <text:p>33.02%</text:p>
          </table:table-cell>
          <table:table-cell table:formula="of:=SUM([.AC2:.AC97])" office:value-type="float" office:value="33970">
            <text:p>33970</text:p>
          </table:table-cell>
          <table:table-cell table:style-name="ce2" table:formula="of:=[.AC98]/[.$E98]" office:value-type="percentage" office:value="0.336273374315723">
            <text:p>33.63%</text:p>
          </table:table-cell>
          <table:table-cell table:formula="of:=SUM([.AE2:.AE97])" office:value-type="float" office:value="35033">
            <text:p>35033</text:p>
          </table:table-cell>
          <table:table-cell table:style-name="ce2" table:formula="of:=[.AE98]/[.$E98]" office:value-type="percentage" office:value="0.346796147259426">
            <text:p>34.68%</text:p>
          </table:table-cell>
          <table:table-cell table:formula="of:=SUM([.AG2:.AG97])" office:value-type="float" office:value="35096">
            <text:p>35096</text:p>
          </table:table-cell>
          <table:table-cell table:style-name="ce2" table:formula="of:=[.AG98]/[.$E98]" office:value-type="percentage" office:value="0.347419792316297">
            <text:p>34.74%</text:p>
          </table:table-cell>
          <table:table-cell table:formula="of:=SUM([.AI2:.AI97])" office:value-type="float" office:value="35300">
            <text:p>35300</text:p>
          </table:table-cell>
          <table:table-cell table:style-name="ce2" table:formula="of:=[.AI98]/[.$E98]" office:value-type="percentage" office:value="0.349439214405211">
            <text:p>34.94%</text:p>
          </table:table-cell>
          <table:table-cell table:formula="of:=SUM([.AK2:.AK97])" office:value-type="float" office:value="35637">
            <text:p>35637</text:p>
          </table:table-cell>
          <table:table-cell table:style-name="ce2" table:formula="of:=[.AK98]/[.$E98]" office:value-type="percentage" office:value="0.352775220503074">
            <text:p>35.28%</text:p>
          </table:table-cell>
          <table:table-cell table:formula="of:=SUM([.AM2:.AM97])" office:value-type="float" office:value="36207">
            <text:p>36207</text:p>
          </table:table-cell>
          <table:table-cell table:style-name="ce2" table:formula="of:=[.AM98]/[.$E98]" office:value-type="percentage" office:value="0.358417723398569">
            <text:p>35.84%</text:p>
          </table:table-cell>
          <table:table-cell table:formula="of:=SUM([.AO2:.AO97])" office:value-type="float" office:value="36451">
            <text:p>36451</text:p>
          </table:table-cell>
          <table:table-cell table:style-name="ce2" table:formula="of:=[.AO98]/[.$E98]" office:value-type="percentage" office:value="0.360833110602956">
            <text:p>36.08%</text:p>
          </table:table-cell>
          <table:table-cell table:formula="of:=SUM([.AQ2:.AQ97])" office:value-type="float" office:value="36475">
            <text:p>36475</text:p>
          </table:table-cell>
          <table:table-cell table:style-name="ce2" table:formula="of:=[.AQ98]/[.$E98]" office:value-type="percentage" office:value="0.36107068967224">
            <text:p>36.11%</text:p>
          </table:table-cell>
          <table:table-cell table:formula="of:=SUM([.AS2:.AS97])" office:value-type="float" office:value="36795">
            <text:p>36795</text:p>
          </table:table-cell>
          <table:table-cell table:style-name="ce2" table:formula="of:=[.AS98]/[.$E98]" office:value-type="percentage" office:value="0.364238410596026">
            <text:p>36.42%</text:p>
          </table:table-cell>
          <table:table-cell table:formula="of:=SUM([.AU2:.AU97])" office:value-type="float" office:value="37088">
            <text:p>37088</text:p>
          </table:table-cell>
          <table:table-cell table:style-name="ce2" table:formula="of:=[.AU98]/[.$E98]" office:value-type="percentage" office:value="0.367138855066869">
            <text:p>36.71%</text:p>
          </table:table-cell>
          <table:table-cell table:formula="of:=SUM([.AW2:.AW97])" office:value-type="float" office:value="37096">
            <text:p>37096</text:p>
          </table:table-cell>
          <table:table-cell table:style-name="ce2" table:formula="of:=[.AW98]/[.$E98]" office:value-type="percentage" office:value="0.367218048089963">
            <text:p>36.72%</text:p>
          </table:table-cell>
          <table:table-cell table:formula="of:=SUM([.AY2:.AY97])" office:value-type="float" office:value="37205">
            <text:p>37205</text:p>
          </table:table-cell>
          <table:table-cell table:style-name="ce2" table:formula="of:=[.AY98]/[.$E98]" office:value-type="percentage" office:value="0.368297053029628">
            <text:p>36.83%</text:p>
          </table:table-cell>
          <table:table-cell table:formula="of:=SUM([.BA2:.BA97])" office:value-type="float" office:value="37253">
            <text:p>37253</text:p>
          </table:table-cell>
          <table:table-cell table:style-name="ce2" table:formula="of:=[.BA98]/[.$E98]" office:value-type="percentage" office:value="0.368772211168196">
            <text:p>36.88%</text:p>
          </table:table-cell>
          <table:table-cell table:formula="of:=SUM([.BC2:.BC97])" office:value-type="float" office:value="37391">
            <text:p>37391</text:p>
          </table:table-cell>
          <table:table-cell table:style-name="ce2" table:formula="of:=[.BC98]/[.$E98]" office:value-type="percentage" office:value="0.370138290816579">
            <text:p>37.01%</text:p>
          </table:table-cell>
        </table:table-row>
        <table:table-row table:style-name="ro2" table:number-rows-repeated="1048477">
          <table:table-cell table:number-columns-repeated="56"/>
        </table:table-row>
        <table:table-row table:style-name="ro2">
          <table:table-cell table:number-columns-repeated="56"/>
        </table:table-row>
      </table:table>
      <table:named-expressions/>
      <table:database-ranges>
        <table:database-range table:name="__Anonymous_Sheet_DB__0" table:target-range-address="Beräkning.A1:Beräkning.AH9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GB">
      <number:number number:decimal-places="0" number:min-integer-digits="1" number:grouping="true"/>
    </number:number-style>
    <number:number-style style:name="N5116" number:language="en" number:country="GB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0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GB">
      <number:number number:decimal-places="2" number:min-integer-digits="1" number:grouping="true"/>
    </number:number-style>
    <number:number-style style:name="N5118" number:language="en" number:country="GB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GB">
      <number:number number:decimal-places="2" number:min-integer-digits="1" number:grouping="true"/>
    </number:number-style>
    <number:number-style style:name="N5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 number:country="GB"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7P2" style:volatile="true" number:language="en" number:country="GB">
      <number:text> £-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5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5" number:language="en" number:country="GB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en" number:country="GB">
      <number:minutes number:style="long"/>
      <number:text>:</number:text>
      <number:seconds number:style="long"/>
    </number:time-style>
    <number:time-style style:name="N5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en" number:country="GB">
      <number:minutes number:style="long"/>
      <number:text>:</number:text>
      <number:seconds number:style="long" number:decimal-places="1"/>
    </number:time-style>
    <number:number-style style:name="N5139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ange" style:family="table-cell" style:parent-style-name="Default">
      <style:table-cell-properties fo:background-color="#ffff00"/>
    </style:style>
    <style:style style:name="Lite_20_förändrad" style:display-name="Lite förändrad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8T12:03:36</dc:date>
    <dc:creator>Tobias Johansson</dc:creator>
    <meta:generator>LibreOffice/3.5$Linux_x86 LibreOffice_project/350m1$Build-2</meta:generator>
    <meta:editing-duration>P6DT14H7M54S</meta:editing-duration>
    <meta:editing-cycles>48</meta:editing-cycles>
    <meta:document-statistic meta:table-count="1" meta:cell-count="5486" meta:object-count="0"/>
  </office:meta>
</office:document-meta>
</file>